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21A36288A77209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403in"/>
    </style:style>
    <style:style style:name="Table1.B" style:family="table-column">
      <style:table-column-properties style:column-width="1.0285in"/>
    </style:style>
    <style:style style:name="Table1.C" style:family="table-column">
      <style:table-column-properties style:column-width="0.9785in"/>
    </style:style>
    <style:style style:name="Table1.D" style:family="table-column">
      <style:table-column-properties style:column-width="1.1799in"/>
    </style:style>
    <style:style style:name="Table1.E" style:family="table-column">
      <style:table-column-properties style:column-width="1.9729in"/>
    </style:style>
    <style:style style:name="Table1.1" style:family="table-row">
      <style:table-row-properties style:min-row-height="0.7222in" fo:keep-together="auto"/>
    </style:style>
    <style:style style:name="Table1.A1" style:family="table-cell">
      <style:table-cell-properties style:vertical-align="" fo:padding="0.0694in" fo:border="none"/>
    </style:style>
    <style:style style:name="Table1.5" style:family="table-row">
      <style:table-row-properties style:min-row-height="0.9097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2396in"/>
    </style:style>
    <style:style style:name="Table2.B" style:family="table-column">
      <style:table-column-properties style:column-width="1.0389in"/>
    </style:style>
    <style:style style:name="Table2.C" style:family="table-column">
      <style:table-column-properties style:column-width="0.9785in"/>
    </style:style>
    <style:style style:name="Table2.D" style:family="table-column">
      <style:table-column-properties style:column-width="1.1993in"/>
    </style:style>
    <style:style style:name="Table2.E" style:family="table-column">
      <style:table-column-properties style:column-width="2.0438in"/>
    </style:style>
    <style:style style:name="Table2.1" style:family="table-row">
      <style:table-row-properties style:min-row-height="0.7222in" fo:keep-together="auto"/>
    </style:style>
    <style:style style:name="Table2.A1" style:family="table-cell">
      <style:table-cell-properties style:vertical-align="" fo:padding="0.0694in" fo:border="none"/>
    </style:style>
    <style:style style:name="Table2.5" style:family="table-row">
      <style:table-row-properties style:min-row-height="0.9097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1.1576in"/>
    </style:style>
    <style:style style:name="Table3.B" style:family="table-column">
      <style:table-column-properties style:column-width="1.1368in"/>
    </style:style>
    <style:style style:name="Table3.C" style:family="table-column">
      <style:table-column-properties style:column-width="1.5188in"/>
    </style:style>
    <style:style style:name="Table3.D" style:family="table-column">
      <style:table-column-properties style:column-width="1.3576in"/>
    </style:style>
    <style:style style:name="Table3.E" style:family="table-column">
      <style:table-column-properties style:column-width="1.3292in"/>
    </style:style>
    <style:style style:name="Table3.1" style:family="table-row">
      <style:table-row-properties style:min-row-height="0.7222in" fo:keep-together="auto"/>
    </style:style>
    <style:style style:name="Table3.A1" style:family="table-cell">
      <style:table-cell-properties style:vertical-align="" fo:padding="0.0694in" fo:border="none"/>
    </style:style>
    <style:style style:name="Table3.2" style:family="table-row">
      <style:table-row-properties style:min-row-height="0.9097in" fo:keep-together="auto"/>
    </style:style>
    <style:style style:name="Table3.3" style:family="table-row">
      <style:table-row-properties style:min-row-height="1.0972in" fo:keep-together="auto"/>
    </style:style>
    <style:style style:name="Table3.5" style:family="table-row">
      <style:table-row-properties style:min-row-height="1.2847in" fo:keep-together="auto"/>
    </style:style>
    <style:style style:name="Table3.13" style:family="table-row">
      <style:table-row-properties style:min-row-height="1.4722in"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1.0229in"/>
    </style:style>
    <style:style style:name="Table4.B" style:family="table-column">
      <style:table-column-properties style:column-width="1.1229in"/>
    </style:style>
    <style:style style:name="Table4.C" style:family="table-column">
      <style:table-column-properties style:column-width="0.7313in"/>
    </style:style>
    <style:style style:name="Table4.D" style:family="table-column">
      <style:table-column-properties style:column-width="2.5542in"/>
    </style:style>
    <style:style style:name="Table4.E" style:family="table-column">
      <style:table-column-properties style:column-width="1.0688in"/>
    </style:style>
    <style:style style:name="Table4.1" style:family="table-row">
      <style:table-row-properties style:min-row-height="0.5347in" fo:keep-together="auto"/>
    </style:style>
    <style:style style:name="Table4.A1" style:family="table-cell">
      <style:table-cell-properties style:vertical-align="" fo:padding="0.0694in" fo:border="none"/>
    </style:style>
    <style:style style:name="Table4.2" style:family="table-row">
      <style:table-row-properties style:min-row-height="1.0972in" fo:keep-together="auto"/>
    </style:style>
    <style:style style:name="Table4.3" style:family="table-row">
      <style:table-row-properties style:min-row-height="0.9097in" fo:keep-together="auto"/>
    </style:style>
    <style:style style:name="Table4.5" style:family="table-row">
      <style:table-row-properties style:min-row-height="1.2847in" fo:keep-together="auto"/>
    </style:style>
    <style:style style:name="Table4.29" style:family="table-row">
      <style:table-row-properties style:min-row-height="0.7222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0.8042in"/>
    </style:style>
    <style:style style:name="Table5.B" style:family="table-column">
      <style:table-column-properties style:column-width="0.7188in"/>
    </style:style>
    <style:style style:name="Table5.C" style:family="table-column">
      <style:table-column-properties style:column-width="0.575in"/>
    </style:style>
    <style:style style:name="Table5.D" style:family="table-column">
      <style:table-column-properties style:column-width="1.2632in"/>
    </style:style>
    <style:style style:name="Table5.E" style:family="table-column">
      <style:table-column-properties style:column-width="0.8396in"/>
    </style:style>
    <style:style style:name="Table5.F" style:family="table-column">
      <style:table-column-properties style:column-width="0.6535in"/>
    </style:style>
    <style:style style:name="Table5.G" style:family="table-column">
      <style:table-column-properties style:column-width="0.7903in"/>
    </style:style>
    <style:style style:name="Table5.H" style:family="table-column">
      <style:table-column-properties style:column-width="0.8549in"/>
    </style:style>
    <style:style style:name="Table5.1" style:family="table-row">
      <style:table-row-properties style:min-row-height="0.7222in" fo:keep-together="auto"/>
    </style:style>
    <style:style style:name="Table5.A1" style:family="table-cell">
      <style:table-cell-properties style:vertical-align="" fo:padding="0.0694in" fo:border="none"/>
    </style:style>
    <style:style style:name="Table5.2" style:family="table-row">
      <style:table-row-properties style:min-row-height="1.0972in" fo:keep-together="auto"/>
    </style:style>
    <style:style style:name="Table5.3" style:family="table-row">
      <style:table-row-properties style:min-row-height="0.9097in" fo:keep-together="auto"/>
    </style:style>
    <style:style style:name="Table5.5" style:family="table-row">
      <style:table-row-properties style:min-row-height="1.2847in" fo:keep-together="auto"/>
    </style:style>
    <style:style style:name="Table6" style:family="table">
      <style:table-properties style:width="6.5in" fo:margin-left="0in" fo:margin-top="0in" fo:margin-bottom="0in" table:align="left"/>
    </style:style>
    <style:style style:name="Table6.A" style:family="table-column">
      <style:table-column-properties style:column-width="0.8056in"/>
    </style:style>
    <style:style style:name="Table6.B" style:family="table-column">
      <style:table-column-properties style:column-width="0.8063in"/>
    </style:style>
    <style:style style:name="Table6.C" style:family="table-column">
      <style:table-column-properties style:column-width="0.4826in"/>
    </style:style>
    <style:style style:name="Table6.D" style:family="table-column">
      <style:table-column-properties style:column-width="1.5313in"/>
    </style:style>
    <style:style style:name="Table6.E" style:family="table-column">
      <style:table-column-properties style:column-width="0.6417in"/>
    </style:style>
    <style:style style:name="Table6.F" style:family="table-column">
      <style:table-column-properties style:column-width="0.6917in"/>
    </style:style>
    <style:style style:name="Table6.G" style:family="table-column">
      <style:table-column-properties style:column-width="0.7924in"/>
    </style:style>
    <style:style style:name="Table6.H" style:family="table-column">
      <style:table-column-properties style:column-width="0.7479in"/>
    </style:style>
    <style:style style:name="Table6.1" style:family="table-row">
      <style:table-row-properties style:min-row-height="0.7222in" fo:keep-together="auto"/>
    </style:style>
    <style:style style:name="Table6.A1" style:family="table-cell">
      <style:table-cell-properties style:vertical-align="" fo:padding="0.0694in" fo:border="none"/>
    </style:style>
    <style:style style:name="Table6.2" style:family="table-row">
      <style:table-row-properties style:min-row-height="0.9097in" fo:keep-together="auto"/>
    </style:style>
    <style:style style:name="Table6.4" style:family="table-row">
      <style:table-row-properties style:min-row-height="1.0972in" fo:keep-together="auto"/>
    </style:style>
    <style:style style:name="Table7" style:family="table">
      <style:table-properties style:width="6.4993in" fo:margin-left="0in" fo:margin-top="0in" fo:margin-bottom="0in" table:align="left"/>
    </style:style>
    <style:style style:name="Table7.A" style:family="table-column">
      <style:table-column-properties style:column-width="0.8104in"/>
    </style:style>
    <style:style style:name="Table7.C" style:family="table-column">
      <style:table-column-properties style:column-width="0.4854in"/>
    </style:style>
    <style:style style:name="Table7.D" style:family="table-column">
      <style:table-column-properties style:column-width="1.5104in"/>
    </style:style>
    <style:style style:name="Table7.E" style:family="table-column">
      <style:table-column-properties style:column-width="0.7313in"/>
    </style:style>
    <style:style style:name="Table7.F" style:family="table-column">
      <style:table-column-properties style:column-width="0.6014in"/>
    </style:style>
    <style:style style:name="Table7.G" style:family="table-column">
      <style:table-column-properties style:column-width="0.7965in"/>
    </style:style>
    <style:style style:name="Table7.H" style:family="table-column">
      <style:table-column-properties style:column-width="0.7528in"/>
    </style:style>
    <style:style style:name="Table7.1" style:family="table-row">
      <style:table-row-properties style:min-row-height="0.7222in" fo:keep-together="auto"/>
    </style:style>
    <style:style style:name="Table7.A1" style:family="table-cell">
      <style:table-cell-properties style:vertical-align="" fo:padding="0.0694in" fo:border="none"/>
    </style:style>
    <style:style style:name="Table7.2" style:family="table-row">
      <style:table-row-properties style:min-row-height="0.9097in" fo:keep-together="auto"/>
    </style:style>
    <style:style style:name="Table8" style:family="table">
      <style:table-properties style:width="6.5in" fo:margin-left="0in" fo:margin-top="0in" fo:margin-bottom="0in" table:align="left"/>
    </style:style>
    <style:style style:name="Table8.A" style:family="table-column">
      <style:table-column-properties style:column-width="0.5014in"/>
    </style:style>
    <style:style style:name="Table8.B" style:family="table-column">
      <style:table-column-properties style:column-width="0.7007in"/>
    </style:style>
    <style:style style:name="Table8.C" style:family="table-column">
      <style:table-column-properties style:column-width="0.8785in"/>
    </style:style>
    <style:style style:name="Table8.D" style:family="table-column">
      <style:table-column-properties style:column-width="1.5396in"/>
    </style:style>
    <style:style style:name="Table8.E" style:family="table-column">
      <style:table-column-properties style:column-width="0.6569in"/>
    </style:style>
    <style:style style:name="Table8.F" style:family="table-column">
      <style:table-column-properties style:column-width="0.6431in"/>
    </style:style>
    <style:style style:name="Table8.G" style:family="table-column">
      <style:table-column-properties style:column-width="0.8111in"/>
    </style:style>
    <style:style style:name="Table8.H" style:family="table-column">
      <style:table-column-properties style:column-width="0.7681in"/>
    </style:style>
    <style:style style:name="Table8.1" style:family="table-row">
      <style:table-row-properties style:min-row-height="0.7222in" fo:keep-together="auto"/>
    </style:style>
    <style:style style:name="Table8.A1" style:family="table-cell">
      <style:table-cell-properties style:vertical-align="" fo:padding="0.0694in" fo:border="none"/>
    </style:style>
    <style:style style:name="Table8.2" style:family="table-row">
      <style:table-row-properties style:min-row-height="1.0972in" fo:keep-together="auto"/>
    </style:style>
    <style:style style:name="Table8.4" style:family="table-row">
      <style:table-row-properties style:min-row-height="0.9097in" fo:keep-together="auto"/>
    </style:style>
    <style:style style:name="Table8.9" style:family="table-row">
      <style:table-row-properties style:min-row-height="0.6076in" fo:keep-together="auto"/>
    </style:style>
    <style:style style:name="Table9" style:family="table">
      <style:table-properties style:width="6.5in" fo:margin-left="0in" fo:margin-top="0in" fo:margin-bottom="0in" table:align="left"/>
    </style:style>
    <style:style style:name="Table9.A" style:family="table-column">
      <style:table-column-properties style:column-width="0.6306in"/>
    </style:style>
    <style:style style:name="Table9.B" style:family="table-column">
      <style:table-column-properties style:column-width="0.7688in"/>
    </style:style>
    <style:style style:name="Table9.C" style:family="table-column">
      <style:table-column-properties style:column-width="1.0986in"/>
    </style:style>
    <style:style style:name="Table9.D" style:family="table-column">
      <style:table-column-properties style:column-width="0.8486in"/>
    </style:style>
    <style:style style:name="Table9.E" style:family="table-column">
      <style:table-column-properties style:column-width="0.7194in"/>
    </style:style>
    <style:style style:name="Table9.F" style:family="table-column">
      <style:table-column-properties style:column-width="0.7042in"/>
    </style:style>
    <style:style style:name="Table9.G" style:family="table-column">
      <style:table-column-properties style:column-width="0.8889in"/>
    </style:style>
    <style:style style:name="Table9.H" style:family="table-column">
      <style:table-column-properties style:column-width="0.8403in"/>
    </style:style>
    <style:style style:name="Table9.1" style:family="table-row">
      <style:table-row-properties style:min-row-height="0.9097in" fo:keep-together="auto"/>
    </style:style>
    <style:style style:name="Table9.A1" style:family="table-cell">
      <style:table-cell-properties style:vertical-align="" fo:padding="0.0694in" fo:border="none"/>
    </style:style>
    <style:style style:name="Table9.2" style:family="table-row">
      <style:table-row-properties style:min-row-height="0.8264in" fo:keep-together="auto"/>
    </style:style>
    <style:style style:name="Table9.5" style:family="table-row">
      <style:table-row-properties style:min-row-height="0.9826in" fo:keep-together="auto"/>
    </style:style>
    <style:style style:name="Table10" style:family="table">
      <style:table-properties style:width="6.5in" fo:margin-left="0in" fo:margin-top="0in" fo:margin-bottom="0in" table:align="left"/>
    </style:style>
    <style:style style:name="Table10.A" style:family="table-column">
      <style:table-column-properties style:column-width="0.525in"/>
    </style:style>
    <style:style style:name="Table10.B" style:family="table-column">
      <style:table-column-properties style:column-width="0.6389in"/>
    </style:style>
    <style:style style:name="Table10.C" style:family="table-column">
      <style:table-column-properties style:column-width="0.9139in"/>
    </style:style>
    <style:style style:name="Table10.D" style:family="table-column">
      <style:table-column-properties style:column-width="0.7063in"/>
    </style:style>
    <style:style style:name="Table10.E" style:family="table-column">
      <style:table-column-properties style:column-width="0.5458in"/>
    </style:style>
    <style:style style:name="Table10.F" style:family="table-column">
      <style:table-column-properties style:column-width="0.5451in"/>
    </style:style>
    <style:style style:name="Table10.G" style:family="table-column">
      <style:table-column-properties style:column-width="0.5986in"/>
    </style:style>
    <style:style style:name="Table10.H" style:family="table-column">
      <style:table-column-properties style:column-width="0.5854in"/>
    </style:style>
    <style:style style:name="Table10.I" style:family="table-column">
      <style:table-column-properties style:column-width="0.7403in"/>
    </style:style>
    <style:style style:name="Table10.J" style:family="table-column">
      <style:table-column-properties style:column-width="0.7in"/>
    </style:style>
    <style:style style:name="Table10.1" style:family="table-row">
      <style:table-row-properties style:min-row-height="0.9097in" fo:keep-together="auto"/>
    </style:style>
    <style:style style:name="Table10.A1" style:family="table-cell">
      <style:table-cell-properties style:vertical-align="" fo:padding="0.0694in" fo:border="none"/>
    </style:style>
    <style:style style:name="Table10.2" style:family="table-row">
      <style:table-row-properties style:min-row-height="0.8264in" fo:keep-together="auto"/>
    </style:style>
    <style:style style:name="Table10.5" style:family="table-row">
      <style:table-row-properties style:min-row-height="0.9826in" fo:keep-together="auto"/>
    </style:style>
    <style:style style:name="Table11" style:family="table">
      <style:table-properties style:width="6.5in" fo:margin-left="0in" fo:margin-top="0in" fo:margin-bottom="0in" table:align="left"/>
    </style:style>
    <style:style style:name="Table11.A" style:family="table-column">
      <style:table-column-properties style:column-width="1.6375in"/>
    </style:style>
    <style:style style:name="Table11.B" style:family="table-column">
      <style:table-column-properties style:column-width="1.0549in"/>
    </style:style>
    <style:style style:name="Table11.C" style:family="table-column">
      <style:table-column-properties style:column-width="1.8729in"/>
    </style:style>
    <style:style style:name="Table11.D" style:family="table-column">
      <style:table-column-properties style:column-width="1.934in"/>
    </style:style>
    <style:style style:name="Table11.1" style:family="table-row">
      <style:table-row-properties style:min-row-height="0.3472in" fo:keep-together="auto"/>
    </style:style>
    <style:style style:name="Table11.A1" style:family="table-cell">
      <style:table-cell-properties style:vertical-align="" fo:padding="0.0694in" fo:border="none"/>
    </style:style>
    <style:style style:name="Table11.2" style:family="table-row">
      <style:table-row-properties style:min-row-height="0.5347in" fo:keep-together="auto"/>
    </style:style>
    <style:style style:name="Table12" style:family="table">
      <style:table-properties style:width="5.8576in" fo:margin-left="0in" fo:margin-top="0in" fo:margin-bottom="0in" table:align="left"/>
    </style:style>
    <style:style style:name="Table12.A" style:family="table-column">
      <style:table-column-properties style:column-width="1.7535in"/>
    </style:style>
    <style:style style:name="Table12.B" style:family="table-column">
      <style:table-column-properties style:column-width="0.941in"/>
    </style:style>
    <style:style style:name="Table12.C" style:family="table-column">
      <style:table-column-properties style:column-width="1.284in"/>
    </style:style>
    <style:style style:name="Table12.D" style:family="table-column">
      <style:table-column-properties style:column-width="1.8785in"/>
    </style:style>
    <style:style style:name="Table12.1" style:family="table-row">
      <style:table-row-properties style:min-row-height="0.3472in" fo:keep-together="auto"/>
    </style:style>
    <style:style style:name="Table12.A1" style:family="table-cell">
      <style:table-cell-properties style:vertical-align="" fo:padding="0.0694in" fo:border="none"/>
    </style:style>
    <style:style style:name="Table13" style:family="table">
      <style:table-properties style:width="6.5in" fo:margin-left="0in" fo:margin-top="0in" fo:margin-bottom="0in" table:align="left"/>
    </style:style>
    <style:style style:name="Table13.A" style:family="table-column">
      <style:table-column-properties style:column-width="1.7597in"/>
    </style:style>
    <style:style style:name="Table13.B" style:family="table-column">
      <style:table-column-properties style:column-width="0.9938in"/>
    </style:style>
    <style:style style:name="Table13.C" style:family="table-column">
      <style:table-column-properties style:column-width="1.6486in"/>
    </style:style>
    <style:style style:name="Table13.D" style:family="table-column">
      <style:table-column-properties style:column-width="2.0972in"/>
    </style:style>
    <style:style style:name="Table13.1" style:family="table-row">
      <style:table-row-properties style:min-row-height="0.3472in" fo:keep-together="auto"/>
    </style:style>
    <style:style style:name="Table13.A1" style:family="table-cell">
      <style:table-cell-properties style:vertical-align="" fo:padding="0.0694in" fo:border="none"/>
    </style:style>
    <style:style style:name="Table13.3" style:family="table-row">
      <style:table-row-properties style:min-row-height="0.5347in" fo:keep-together="auto"/>
    </style:style>
    <style:style style:name="Table14" style:family="table">
      <style:table-properties style:width="6.5in" fo:margin-left="0in" fo:margin-top="0in" fo:margin-bottom="0in" table:align="left"/>
    </style:style>
    <style:style style:name="Table14.A" style:family="table-column">
      <style:table-column-properties style:column-width="0.8521in"/>
    </style:style>
    <style:style style:name="Table14.B" style:family="table-column">
      <style:table-column-properties style:column-width="0.6639in"/>
    </style:style>
    <style:style style:name="Table14.C" style:family="table-column">
      <style:table-column-properties style:column-width="0.9306in"/>
    </style:style>
    <style:style style:name="Table14.D" style:family="table-column">
      <style:table-column-properties style:column-width="2.1736in"/>
    </style:style>
    <style:style style:name="Table14.E" style:family="table-column">
      <style:table-column-properties style:column-width="0.9299in"/>
    </style:style>
    <style:style style:name="Table14.F" style:family="table-column">
      <style:table-column-properties style:column-width="0.9493in"/>
    </style:style>
    <style:style style:name="Table14.1" style:family="table-row">
      <style:table-row-properties style:min-row-height="0.5347in" fo:keep-together="auto"/>
    </style:style>
    <style:style style:name="Table14.A1" style:family="table-cell">
      <style:table-cell-properties style:vertical-align="" fo:padding="0.0694in" fo:border="none"/>
    </style:style>
    <style:style style:name="Table14.2" style:family="table-row">
      <style:table-row-properties style:min-row-height="0.7222in" fo:keep-together="auto"/>
    </style:style>
    <style:style style:name="Table14.3" style:family="table-row">
      <style:table-row-properties style:min-row-height="0.6389in" fo:keep-together="auto"/>
    </style:style>
    <style:style style:name="Table15" style:family="table">
      <style:table-properties style:width="6.4993in" fo:margin-left="0in" fo:margin-top="0in" fo:margin-bottom="0in" table:align="left"/>
    </style:style>
    <style:style style:name="Table15.A" style:family="table-column">
      <style:table-column-properties style:column-width="0.9611in"/>
    </style:style>
    <style:style style:name="Table15.B" style:family="table-column">
      <style:table-column-properties style:column-width="0.6646in"/>
    </style:style>
    <style:style style:name="Table15.C" style:family="table-column">
      <style:table-column-properties style:column-width="0.8632in"/>
    </style:style>
    <style:style style:name="Table15.D" style:family="table-column">
      <style:table-column-properties style:column-width="1.7611in"/>
    </style:style>
    <style:style style:name="Table15.E" style:family="table-column">
      <style:table-column-properties style:column-width="1.1889in"/>
    </style:style>
    <style:style style:name="Table15.F" style:family="table-column">
      <style:table-column-properties style:column-width="1.0597in"/>
    </style:style>
    <style:style style:name="Table15.1" style:family="table-row">
      <style:table-row-properties style:min-row-height="0.3472in" fo:keep-together="auto"/>
    </style:style>
    <style:style style:name="Table15.A1" style:family="table-cell">
      <style:table-cell-properties style:vertical-align="" fo:padding="0.0694in" fo:border="none"/>
    </style:style>
    <style:style style:name="Table15.2" style:family="table-row">
      <style:table-row-properties style:min-row-height="0.7222in" fo:keep-together="auto"/>
    </style:style>
    <style:style style:name="Table15.3" style:family="table-row">
      <style:table-row-properties style:min-row-height="0.6389in" fo:keep-together="auto"/>
    </style:style>
    <style:style style:name="Table16" style:family="table">
      <style:table-properties style:width="6.5in" fo:margin-left="0in" fo:margin-top="0in" fo:margin-bottom="0in" table:align="left"/>
    </style:style>
    <style:style style:name="Table16.A" style:family="table-column">
      <style:table-column-properties style:column-width="0.8611in"/>
    </style:style>
    <style:style style:name="Table16.B" style:family="table-column">
      <style:table-column-properties style:column-width="0.891in"/>
    </style:style>
    <style:style style:name="Table16.C" style:family="table-column">
      <style:table-column-properties style:column-width="0.8521in"/>
    </style:style>
    <style:style style:name="Table16.D" style:family="table-column">
      <style:table-column-properties style:column-width="1.6604in"/>
    </style:style>
    <style:style style:name="Table16.E" style:family="table-column">
      <style:table-column-properties style:column-width="1.1764in"/>
    </style:style>
    <style:style style:name="Table16.F" style:family="table-column">
      <style:table-column-properties style:column-width="1.0583in"/>
    </style:style>
    <style:style style:name="Table16.1" style:family="table-row">
      <style:table-row-properties style:min-row-height="0.3472in" fo:keep-together="auto"/>
    </style:style>
    <style:style style:name="Table16.A1" style:family="table-cell">
      <style:table-cell-properties style:vertical-align="" fo:padding="0.0694in" fo:border="none"/>
    </style:style>
    <style:style style:name="Table16.2" style:family="table-row">
      <style:table-row-properties style:min-row-height="0.7222in" fo:keep-together="auto"/>
    </style:style>
    <style:style style:name="Table16.4" style:family="table-row">
      <style:table-row-properties style:min-row-height="0.9097in" fo:keep-together="auto"/>
    </style:style>
    <style:style style:name="Table16.5" style:family="table-row">
      <style:table-row-properties style:min-row-height="0.6389in" fo:keep-together="auto"/>
    </style:style>
    <style:style style:name="Table17" style:family="table">
      <style:table-properties style:width="6.5in" fo:margin-left="0in" fo:margin-top="0in" fo:margin-bottom="0in" table:align="left"/>
    </style:style>
    <style:style style:name="Table17.A" style:family="table-column">
      <style:table-column-properties style:column-width="0.9201in"/>
    </style:style>
    <style:style style:name="Table17.B" style:family="table-column">
      <style:table-column-properties style:column-width="0.6639in"/>
    </style:style>
    <style:style style:name="Table17.C" style:family="table-column">
      <style:table-column-properties style:column-width="0.8715in"/>
    </style:style>
    <style:style style:name="Table17.D" style:family="table-column">
      <style:table-column-properties style:column-width="1.7292in"/>
    </style:style>
    <style:style style:name="Table17.E" style:family="table-column">
      <style:table-column-properties style:column-width="1.2076in"/>
    </style:style>
    <style:style style:name="Table17.F" style:family="table-column">
      <style:table-column-properties style:column-width="1.1069in"/>
    </style:style>
    <style:style style:name="Table17.1" style:family="table-row">
      <style:table-row-properties style:min-row-height="0.3472in" fo:keep-together="auto"/>
    </style:style>
    <style:style style:name="Table17.A1" style:family="table-cell">
      <style:table-cell-properties style:vertical-align="" fo:padding="0.0694in" fo:border="none"/>
    </style:style>
    <style:style style:name="Table17.2" style:family="table-row">
      <style:table-row-properties style:min-row-height="0.7222in" fo:keep-together="auto"/>
    </style:style>
    <style:style style:name="Table17.5" style:family="table-row">
      <style:table-row-properties style:min-row-height="0.6389in" fo:keep-together="auto"/>
    </style:style>
    <style:style style:name="Table17.7" style:family="table-row">
      <style:table-row-properties style:min-row-height="0.909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30">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33">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36">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43">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38">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5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8"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59"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6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61"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6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63"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64"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65"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66"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67" style:family="paragraph" style:parent-style-name="Standard" style:list-style-name="WWNum37">
      <style:paragraph-properties fo:margin-left="0.5in" fo:margin-right="0in" fo:margin-top="0in" fo:margin-bottom="0in" loext:contextual-spacing="false" fo:line-height="100%" fo:text-indent="-0.25in" style:auto-text-indent="false"/>
    </style:style>
    <style:style style:name="P68"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69"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70"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71"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72"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73"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74"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75"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7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77"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7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79" style:family="paragraph" style:parent-style-name="Standard" style:list-style-name="WWNum31">
      <style:paragraph-properties fo:margin-left="0.5in" fo:margin-right="0in" fo:margin-top="0in" fo:margin-bottom="0in" loext:contextual-spacing="false" fo:line-height="100%" fo:text-indent="-0.25in" style:auto-text-indent="false"/>
    </style:style>
    <style:style style:name="P8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81"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8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8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84"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85"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8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7"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88"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89"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90" style:family="paragraph" style:parent-style-name="Standard" style:list-style-name="WWNum40">
      <style:paragraph-properties fo:margin-left="0.5in" fo:margin-right="0in" fo:margin-top="0in" fo:margin-bottom="0.1665in" loext:contextual-spacing="false" fo:line-height="100%" fo:text-indent="-0.25in" style:auto-text-indent="false"/>
    </style:style>
    <style:style style:name="P91"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92"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93" style:family="paragraph" style:parent-style-name="Standard" style:list-style-name="WWNum25">
      <style:paragraph-properties fo:margin-left="0.5in" fo:margin-right="0in" fo:margin-top="0in" fo:margin-bottom="0.1665in" loext:contextual-spacing="false" fo:line-height="100%" fo:text-indent="-0.25in" style:auto-text-indent="false"/>
    </style:style>
    <style:style style:name="P94"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9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96"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97"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98"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99"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00"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10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02"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03"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04"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105" style:family="paragraph" style:parent-style-name="Standard" style:list-style-name="WWNum36">
      <style:paragraph-properties fo:margin-left="0.5in" fo:margin-right="0in" fo:margin-top="0in" fo:margin-bottom="0.1665in" loext:contextual-spacing="false" fo:line-height="100%" fo:text-indent="-0.25in" style:auto-text-indent="false"/>
    </style:style>
    <style:style style:name="P106"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07"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108"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109"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10"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111"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112" style:family="paragraph" style:parent-style-name="Standard" style:list-style-name="WWNum43">
      <style:paragraph-properties fo:margin-left="0.5in" fo:margin-right="0in" fo:margin-top="0in" fo:margin-bottom="0.1665in" loext:contextual-spacing="false" fo:line-height="100%" fo:text-indent="-0.25in" style:auto-text-indent="false"/>
    </style:style>
    <style:style style:name="P113"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11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11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116"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117"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18"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1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20" style:family="paragraph" style:parent-style-name="Standard" style:list-style-name="WWNum44">
      <style:paragraph-properties fo:margin-left="0.5in" fo:margin-right="0in" fo:margin-top="0in" fo:margin-bottom="0.1665in" loext:contextual-spacing="false" fo:line-height="100%" fo:text-indent="-0.25in" style:auto-text-indent="false"/>
    </style:style>
    <style:style style:name="P121"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122"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23"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124"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12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2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27"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128"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129"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28">
      <style:paragraph-properties fo:margin-left="1in" fo:margin-right="0in" fo:margin-top="0in" fo:margin-bottom="0in" loext:contextual-spacing="false" fo:line-height="100%" fo:text-indent="-0.25in" style:auto-text-indent="false"/>
    </style:style>
    <style:style style:name="P131"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132" style:family="paragraph" style:parent-style-name="Standard" style:list-style-name="WWNum38">
      <style:paragraph-properties fo:margin-left="1in" fo:margin-right="0in" fo:margin-top="0in" fo:margin-bottom="0in" loext:contextual-spacing="false" fo:line-height="100%" fo:text-indent="-0.25in" style:auto-text-indent="false"/>
    </style:style>
    <style:style style:name="P133"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34" style:family="paragraph" style:parent-style-name="Standard" style:list-style-name="WWNum16">
      <style:paragraph-properties fo:margin-left="1in" fo:margin-right="0in" fo:margin-top="0in" fo:margin-bottom="0.1665in" loext:contextual-spacing="false" fo:line-height="100%" fo:text-indent="-0.25in" style:auto-text-indent="false"/>
    </style:style>
    <style:style style:name="P135"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136" style:family="paragraph" style:parent-style-name="Standard" style:list-style-name="WWNum38">
      <style:paragraph-properties fo:margin-left="1in" fo:margin-right="0in" fo:margin-top="0in" fo:margin-bottom="0.1665in" loext:contextual-spacing="false" fo:line-height="100%" fo:text-indent="-0.25in" style:auto-text-indent="false"/>
    </style:style>
    <style:style style:name="P137"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8" style:family="paragraph" style:parent-style-name="Standard" style:master-page-name="Standard">
      <style:paragraph-properties style:page-number="1"/>
    </style:style>
    <style:style style:name="P139" style:family="paragraph" style:parent-style-name="Heading_20_3">
      <style:paragraph-properties fo:margin-top="0.1945in" fo:margin-bottom="0.0555in" loext:contextual-spacing="false" fo:line-height="100%" fo:keep-together="auto" fo:keep-with-next="auto"/>
    </style:style>
    <style:style style:name="P140" style:family="paragraph" style:parent-style-name="Heading_20_5">
      <style:paragraph-properties fo:margin-top="0.1528in" fo:margin-bottom="0.028in" loext:contextual-spacing="false" fo:line-height="100%" fo:keep-together="auto" fo:keep-with-next="auto"/>
    </style:style>
    <style:style style:name="P141" style:family="paragraph" style:parent-style-name="Heading_20_4">
      <style:paragraph-properties fo:margin-top="0.1665in" fo:margin-bottom="0.028in" loext:contextual-spacing="false" fo:line-height="100%" fo:keep-together="auto" fo:keep-with-next="auto"/>
    </style:style>
    <style:style style:name="P142" style:family="paragraph" style:parent-style-name="Heading_20_6">
      <style:paragraph-properties fo:margin-top="0.139in" fo:margin-bottom="0.028in" loext:contextual-spacing="false" fo:line-height="100%" fo:keep-together="auto" fo:keep-with-next="auto"/>
    </style:style>
    <style:style style:name="P143" style:family="paragraph">
      <loext:graphic-properties draw:fill="solid" draw:fill-color="#a0a0a0"/>
      <style:paragraph-properties fo:text-align="center"/>
    </style:style>
    <style:style style:name="T1" style:family="text">
      <style:text-properties fo:color="#000000" fo:font-size="10pt" fo:font-weight="bold" style:font-size-asian="10pt" style:font-weight-asian="bold" style:font-size-complex="10pt"/>
    </style:style>
    <style:style style:name="T2" style:family="text">
      <style:text-properties fo:color="#000000" fo:font-size="9pt" fo:font-style="normal" fo:font-weight="bold" style:font-size-asian="9pt" style:font-style-asian="normal" style:font-weight-asian="bold" style:font-size-complex="9pt"/>
    </style:style>
    <style:style style:name="T3" style:family="text">
      <style:text-properties fo:color="#000000" fo:font-size="13pt" fo:font-weight="bold" style:font-size-asian="13pt" style:font-weight-asian="bold" style:font-size-complex="13pt"/>
    </style:style>
    <style:style style:name="T4" style:family="text">
      <style:text-properties fo:color="#000000" fo:font-size="11pt" fo:font-weight="bold" style:font-size-asian="11pt" style:font-weight-asian="bold" style:font-size-complex="11pt"/>
    </style:style>
    <style:style style:name="T5" style:family="text">
      <style:text-properties fo:font-weight="bold" style:font-weight-asian="bold"/>
    </style:style>
    <style:style style:name="T6"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Share</text:p>
      <text:p text:style-name="Standard"><draw:frame draw:style-name="fr1" draw:name="image1.png" text:anchor-type="as-char" svg:width="0.3335in" svg:height="0.3335in" draw:z-index="0"><draw:image xlink:href="Pictures/10000000000000600000006021A36288A7720915.png" xlink:type="simple" xlink:show="embed" xlink:actuate="onLoad" loext:mime-type="image/png"/><svg:desc>User</svg:desc></draw:frame></text:p>
      <text:p text:style-name="P140"><text:bookmark text:name="_ei39xjiqwx2z"/><text:span text:style-name="T1">You said:</text:span></text:p>
      <text:p text:style-name="Standard">TELL PRACTICAL MARIAL ATS TOP 10</text:p>
      <text:p text:style-name="P142"><text:bookmark text:name="_p95juh4pjsmt"/><text:span text:style-name="T2">ChatGPT said:</text:span></text:p>
      <text:p text:style-name="Standard">ChatGPT</text:p>
      <text:p text:style-name="P2">When it comes to practical martial arts, these are generally considered the most effective for self-defense and real-world applications. Here’s a list of the top 10:</text:p>
      <text:p text:style-name="P139"><text:bookmark text:name="_t76hm847yxs"/><text:span text:style-name="T3">1. Krav Maga</text:span></text:p>
      <text:list xml:id="list1012381834" text:style-name="WWNum27">
        <text:list-item>
          <text:p text:style-name="P3">Origin: Israel</text:p>
        </text:list-item>
        <text:list-item>
          <text:p text:style-name="P47">Focus: Self-defense, hand-to-hand combat, defense against armed attackers</text:p>
        </text:list-item>
        <text:list-item>
          <text:p text:style-name="P88">Why it's practical: Krav Maga is known for its focus on real-world scenarios, teaching effective techniques for escaping and defending against various attacks.</text:p>
        </text:list-item>
      </text:list>
      <text:p text:style-name="P139"><text:bookmark text:name="_o34f3kr3fl9g"/><text:span text:style-name="T3">2. Brazilian Jiu-Jitsu (BJJ)</text:span></text:p>
      <text:list xml:id="list2843987742" text:style-name="WWNum12">
        <text:list-item>
          <text:p text:style-name="P4">Origin: Brazil</text:p>
        </text:list-item>
        <text:list-item>
          <text:p text:style-name="P48">Focus: Ground fighting, submissions, grappling</text:p>
        </text:list-item>
        <text:list-item>
          <text:p text:style-name="P89">Why it's practical: BJJ emphasizes control and submission, making it highly effective for self-defense when the fight goes to the ground.</text:p>
        </text:list-item>
      </text:list>
      <text:p text:style-name="P139"><text:bookmark text:name="_i4r5fwrpkd2l"/><text:span text:style-name="T3">3. Muay Thai</text:span></text:p>
      <text:list xml:id="list1181711106" text:style-name="WWNum40">
        <text:list-item>
          <text:p text:style-name="P5">Origin: Thailand</text:p>
        </text:list-item>
        <text:list-item>
          <text:p text:style-name="P49">Focus: Striking (elbows, knees, kicks, punches)</text:p>
        </text:list-item>
        <text:list-item>
          <text:p text:style-name="P90">Why it's practical: Muay Thai's devastating strikes and clinch work make it effective in both stand-up fighting and close-quarters combat.</text:p>
        </text:list-item>
      </text:list>
      <text:p text:style-name="P139"><text:bookmark text:name="_yc8t1cdc03sz"/><text:span text:style-name="T3">4. Boxing</text:span></text:p>
      <text:list xml:id="list2748918010" text:style-name="WWNum18">
        <text:list-item>
          <text:p text:style-name="P6">Origin: Ancient Greece (modern form developed in England)</text:p>
        </text:list-item>
        <text:list-item>
          <text:p text:style-name="P50">Focus: Striking (punching)</text:p>
        </text:list-item>
        <text:list-item>
          <text:p text:style-name="P91">Why it's practical: Boxing teaches effective footwork, head movement, and striking techniques that can be used in self-defense situations.</text:p>
        </text:list-item>
      </text:list>
      <text:p text:style-name="P139"><text:bookmark text:name="_roeseqkeok6v"/><text:span text:style-name="T3">5. Judo</text:span></text:p>
      <text:list xml:id="list2939550597" text:style-name="WWNum9">
        <text:list-item>
          <text:p text:style-name="P7">Origin: Japan</text:p>
        </text:list-item>
        <text:list-item>
          <text:p text:style-name="P51">Focus: Throws, joint locks, pins</text:p>
        </text:list-item>
        <text:list-item>
          <text:p text:style-name="P92">Why it's practical: Judo focuses on using your opponent's energy and momentum against them, making it great for controlling or neutralizing attackers.</text:p>
        </text:list-item>
      </text:list>
      <text:p text:style-name="P139"><text:bookmark text:name="_fdz80t9eimrh"/><text:span text:style-name="T3">6. Filipino Martial Arts (FMA)</text:span></text:p>
      <text:list xml:id="list2510902555" text:style-name="WWNum25">
        <text:list-item>
          <text:p text:style-name="P8">Origin: Philippines</text:p>
        </text:list-item>
        <text:list-item>
          <text:p text:style-name="P52">Focus: Stick fighting, knife defense, empty-hand techniques</text:p>
        </text:list-item>
        <text:list-item>
          <text:p text:style-name="P93">Why it's practical: FMA teaches how to defend against various weapons (blades, sticks) and emphasizes fluid movement and adaptability.</text:p>
        </text:list-item>
      </text:list>
      <text:p text:style-name="P139"><text:bookmark text:name="_l0mkyeetp86f"/><text:span text:style-name="T3">7. Sambo</text:span></text:p>
      <text:list xml:id="list3409461732" text:style-name="WWNum26">
        <text:list-item>
          <text:p text:style-name="P9">Origin: Russia</text:p>
        </text:list-item>
        <text:list-item>
          <text:p text:style-name="P53">Focus: Grappling, throws, submissions</text:p>
        </text:list-item>
        <text:list-item>
          <text:p text:style-name="P94">Why it's practical: Sambo blends judo and wrestling techniques, providing a mix of effective grappling and ground fighting tactics.</text:p>
        </text:list-item>
      </text:list>
      <text:p text:style-name="P139"><text:bookmark text:name="_b6yfqqrr1cf"/><text:span text:style-name="T3">8. Wrestling</text:span></text:p>
      <text:list xml:id="list509059636" text:style-name="WWNum22">
        <text:list-item>
          <text:p text:style-name="P10">Origin: Ancient Greece (modern form developed in the USA)</text:p>
        </text:list-item>
        <text:list-item>
          <text:p text:style-name="P54">Focus: Grappling, takedowns, pins</text:p>
        </text:list-item>
        <text:list-item>
          <text:p text:style-name="P95">Why it's practical: Wrestling provides the foundation for controlling and taking down an opponent, which can be essential for self-defense situations.</text:p>
        </text:list-item>
      </text:list>
      <text:p text:style-name="P139"><text:bookmark text:name="_z7yterh5v9yh"/><text:span text:style-name="T3">9. Silat</text:span></text:p>
      <text:list xml:id="list2575760971" text:style-name="WWNum23">
        <text:list-item>
          <text:p text:style-name="P11">Origin: Southeast Asia (primarily Indonesia and Malaysia)</text:p>
        </text:list-item>
        <text:list-item>
          <text:p text:style-name="P55"><text:soft-page-break/>Focus: Striking, grappling, weapon use</text:p>
        </text:list-item>
        <text:list-item>
          <text:p text:style-name="P96">Why it's practical: Silat involves deceptive movement and close combat techniques, including defense against weapons.</text:p>
        </text:list-item>
      </text:list>
      <text:p text:style-name="P139"><text:bookmark text:name="_6ihj9cv5tbpz"/><text:span text:style-name="T3">10. Kickboxing</text:span></text:p>
      <text:list xml:id="list2459045191" text:style-name="WWNum30">
        <text:list-item>
          <text:p text:style-name="P12">Origin: Thailand, USA (fusion of traditional martial arts and boxing)</text:p>
        </text:list-item>
        <text:list-item>
          <text:p text:style-name="P56">Focus: Striking (punches, kicks, knees)</text:p>
        </text:list-item>
        <text:list-item>
          <text:p text:style-name="P97">Why it's practical: Kickboxing offers a blend of powerful punches and kicks, great for both self-defense and fitness.</text:p>
        </text:list-item>
      </text:list>
      <text:p text:style-name="P2">Each of these martial arts has unique strengths depending on the situation, but they all provide practical skills for real-world self-defense.</text:p>
      <text:p text:style-name="P140"><text:bookmark text:name="_g4xgww2t5uou"/><text:span text:style-name="T1">You said:</text:span></text:p>
      <text:p text:style-name="Standard">EACH ABPOVE GIVE TOP 20 DEADLY FATAL MOVES XTRME PIN AND DISABILITY</text:p>
      <text:p text:style-name="P142"><text:bookmark text:name="_9e8xc3eutzz0"/><text:span text:style-name="T2">ChatGPT said:</text:span></text:p>
      <text:p text:style-name="Standard">ChatGPT</text:p>
      <text:p text:style-name="P2">Here is a list of some of the most deadly or potentially disabling moves from each of the martial arts mentioned above. Keep in mind that these moves are effective in combat but can also be extremely dangerous and should only be performed in a controlled environment, such as professional training or competition.</text:p>
      <text:p text:style-name="P139"><text:bookmark text:name="_rr3l6o3jdjvf"/><text:span text:style-name="T3">1. Krav Maga:</text:span></text:p>
      <text:list xml:id="list2269707288" text:style-name="WWNum3">
        <text:list-item>
          <text:p text:style-name="P13"><text:span text:style-name="T5">Groin Strike:</text:span> A powerful strike to the groin can incapacitate an attacker instantly.</text:p>
        </text:list-item>
        <text:list-item>
          <text:p text:style-name="P57"><text:span text:style-name="T5">Eye Gouge:</text:span> Aiming for the eyes can cause temporary or permanent blindness.</text:p>
        </text:list-item>
        <text:list-item>
          <text:p text:style-name="P57"><text:span text:style-name="T5">Throat Strike:</text:span> A precise strike to the throat can damage the trachea, causing choking or suffocation.</text:p>
        </text:list-item>
        <text:list-item>
          <text:p text:style-name="P57"><text:span text:style-name="T5">Knee Strike to the Face:</text:span> A knee to the face can break facial bones and cause severe injury.</text:p>
        </text:list-item>
        <text:list-item>
          <text:p text:style-name="P57"><text:span text:style-name="T5">Hammerfist to the Temple:</text:span> A brutal strike to the temple can cause brain damage or a concussion.</text:p>
        </text:list-item>
        <text:list-item>
          <text:p text:style-name="P57"><text:span text:style-name="T5">Elbow to the Jaw:</text:span> An elbow to the jaw can cause a dislocated jaw or a knockout.</text:p>
        </text:list-item>
        <text:list-item>
          <text:p text:style-name="P57"><text:span text:style-name="T5">Spine Strike:</text:span> A strike to the spine can potentially sever the spinal cord, leading to paralysis.</text:p>
        </text:list-item>
        <text:list-item>
          <text:p text:style-name="P57"><text:span text:style-name="T5">Kick to the Knee:</text:span> A well-placed kick can rupture the knee ligaments, causing permanent disability.</text:p>
        </text:list-item>
        <text:list-item>
          <text:p text:style-name="P57"><text:span text:style-name="T5">Choke Hold:</text:span> A choke can render an attacker unconscious or cause death if held too long.</text:p>
        </text:list-item>
        <text:list-item>
          <text:p text:style-name="P57"><text:span text:style-name="T5">Headbutt to the Nose:</text:span> This can break the nose and cause bleeding, or a concussion.</text:p>
        </text:list-item>
        <text:list-item>
          <text:p text:style-name="P57"><text:span text:style-name="T5">Finger Break:</text:span> A break to the fingers can disable an opponent's grip.</text:p>
        </text:list-item>
        <text:list-item>
          <text:p text:style-name="P57"><text:span text:style-name="T5">Joint Locks (Arms, Legs):</text:span> Hyperextension or breaking of joints can cause permanent injury.</text:p>
        </text:list-item>
        <text:list-item>
          <text:p text:style-name="P57"><text:span text:style-name="T5">Leg Sweep to a Falling Headstrike:</text:span> Sweep the legs and hit the head while the opponent falls.</text:p>
        </text:list-item>
        <text:list-item>
          <text:p text:style-name="P57"><text:span text:style-name="T5">Groin Kick + Elbow Strike Combo:</text:span> Use a groin strike followed by an elbow to the head for maximum effectiveness.</text:p>
        </text:list-item>
        <text:list-item>
          <text:p text:style-name="P57"><text:span text:style-name="T5">Weapon Disarm with Throat Cut:</text:span> When disarming a knife-wielding opponent, cutting the throat can disable them.</text:p>
        </text:list-item>
        <text:list-item>
          <text:p text:style-name="P57"><text:span text:style-name="T5">Forearm to the Neck:</text:span> A quick forearm strike to the neck can injure the carotid artery or windpipe.</text:p>
        </text:list-item>
        <text:list-item>
          <text:p text:style-name="P57"><text:span text:style-name="T5">Backfist to the Temple:</text:span> A backfist can knock out or disorient an attacker.</text:p>
        </text:list-item>
        <text:list-item>
          <text:p text:style-name="P57"><text:span text:style-name="T5">Knee Strike to the Spine:</text:span> A strike to the spine with the knee can result in paralysis.</text:p>
        </text:list-item>
        <text:list-item>
          <text:p text:style-name="P57"><text:span text:style-name="T5">Throw to Concrete (Ground Impact):</text:span> A violent throw to a hard surface can cause traumatic brain injury.</text:p>
        </text:list-item>
        <text:list-item>
          <text:p text:style-name="P98"><text:span text:style-name="T5">Belly Punch:</text:span> Punching the diaphragm or solar plexus can cause difficulty breathing or knockout.</text:p>
        </text:list-item>
      </text:list>
      <text:p text:style-name="P139"><text:bookmark text:name="_9xu55lstnhpc"/><text:span text:style-name="T3">2. Brazilian Jiu-Jitsu (BJJ):</text:span></text:p>
      <text:list xml:id="list1714429912" text:style-name="WWNum42">
        <text:list-item>
          <text:p text:style-name="P14"><text:span text:style-name="T5">Rear-Naked Choke:</text:span> A choke from behind that can cut off airflow and blood supply to the brain, causing unconsciousness.</text:p>
        </text:list-item>
        <text:list-item>
          <text:p text:style-name="P58"><text:span text:style-name="T5">Armbar:</text:span> Hyperextension of the arm can result in dislocation or broken bones.</text:p>
        </text:list-item>
        <text:list-item>
          <text:p text:style-name="P58"><text:span text:style-name="T5">Kimura Lock:</text:span> A shoulder lock that can tear the shoulder ligaments if applied forcefully.</text:p>
        </text:list-item>
        <text:list-item>
          <text:p text:style-name="P58"><text:span text:style-name="T5">Triangle Choke:</text:span> A choke using the legs that can restrict airflow and blood to the brain.</text:p>
        </text:list-item>
        <text:list-item>
          <text:p text:style-name="P58"><text:span text:style-name="T5">Omoplata (Shoulder Lock):</text:span> A joint lock that can tear or dislocate the shoulder if forced.</text:p>
        </text:list-item>
        <text:list-item>
          <text:p text:style-name="P58"><text:span text:style-name="T5">Heel Hook:</text:span> A dangerous leg lock that targets the knee and can lead to ligament damage or dislocation.</text:p>
        </text:list-item>
        <text:list-item>
          <text:p text:style-name="P58"><text:span text:style-name="T5">Kneebar:</text:span> A leg submission that can hyperextend the knee joint and cause severe ligament damage.</text:p>
        </text:list-item>
        <text:list-item>
          <text:p text:style-name="P58"><text:span text:style-name="T5">Guillotine Choke:</text:span> A choke that can render an opponent unconscious by constricting the airflow to the brain.</text:p>
        </text:list-item>
        <text:list-item>
          <text:p text:style-name="P58"><text:soft-page-break/><text:span text:style-name="T5">Bow and Arrow Choke:</text:span> A choke that uses a combination of the gi and a bent body to cause extreme pressure on the neck.</text:p>
        </text:list-item>
        <text:list-item>
          <text:p text:style-name="P58"><text:span text:style-name="T5">Flying Armbar:</text:span> An armbar applied from a jumping position that can lead to broken arms.</text:p>
        </text:list-item>
        <text:list-item>
          <text:p text:style-name="P58"><text:span text:style-name="T5">Ankle Lock:</text:span> A submission targeting the ankle joint, causing joint dislocation or ligament damage.</text:p>
        </text:list-item>
        <text:list-item>
          <text:p text:style-name="P58"><text:span text:style-name="T5">Knee-on-Belly with Choke:</text:span> Pinning the opponent’s chest with knee pressure while choking them.</text:p>
        </text:list-item>
        <text:list-item>
          <text:p text:style-name="P58"><text:span text:style-name="T5">Crucifix:</text:span> Immobilizing an opponent's arms while attacking with strikes.</text:p>
        </text:list-item>
        <text:list-item>
          <text:p text:style-name="P58"><text:span text:style-name="T5">Americana Lock:</text:span> A shoulder lock that can result in dislocation or tearing of muscles.</text:p>
        </text:list-item>
        <text:list-item>
          <text:p text:style-name="P58"><text:span text:style-name="T5">Ezekiel Choke:</text:span> A choke using the opponent’s gi to cut off the blood supply to the brain.</text:p>
        </text:list-item>
        <text:list-item>
          <text:p text:style-name="P58"><text:span text:style-name="T5">Spinning Back Take:</text:span> Spinning to a rear control position while applying a choke or control.</text:p>
        </text:list-item>
        <text:list-item>
          <text:p text:style-name="P58"><text:span text:style-name="T5">Arm In Guillotine:</text:span> Applying a guillotine with an arm inside the opponent’s head for maximum control.</text:p>
        </text:list-item>
        <text:list-item>
          <text:p text:style-name="P58"><text:span text:style-name="T5">North-South Choke:</text:span> A choke that applies pressure to the neck while in the north-south position.</text:p>
        </text:list-item>
        <text:list-item>
          <text:p text:style-name="P58"><text:span text:style-name="T5">Hip Lock:</text:span> Using the hips to lock the opponent's leg and potentially dislocate the knee.</text:p>
        </text:list-item>
        <text:list-item>
          <text:p text:style-name="P99"><text:span text:style-name="T5">Body Triangle:</text:span> Using the legs to lock around the opponent’s torso, cutting off airflow and blood circulation.</text:p>
        </text:list-item>
      </text:list>
      <text:p text:style-name="P139"><text:bookmark text:name="_4qih1c6fuics"/><text:span text:style-name="T3">3. Muay Thai:</text:span></text:p>
      <text:list xml:id="list3335924771" text:style-name="WWNum33">
        <text:list-item>
          <text:p text:style-name="P15"><text:span text:style-name="T5">Elbow to the Skull:</text:span> Elbows to the head or skull can cause concussions, fractures, or brain damage.</text:p>
        </text:list-item>
        <text:list-item>
          <text:p text:style-name="P59"><text:span text:style-name="T5">Knee to the Head:</text:span> A devastating knee strike to the face can break the nose, cause concussions, or break facial bones.</text:p>
        </text:list-item>
        <text:list-item>
          <text:p text:style-name="P59"><text:span text:style-name="T5">Roundhouse Kick to the Head:</text:span> A high kick that can knock an opponent unconscious or break the neck.</text:p>
        </text:list-item>
        <text:list-item>
          <text:p text:style-name="P59"><text:span text:style-name="T5">Teep (Push Kick) to the Face:</text:span> A well-placed push kick can cause severe facial injuries or disorientation.</text:p>
        </text:list-item>
        <text:list-item>
          <text:p text:style-name="P59"><text:span text:style-name="T5">Clinch Knee Strike to the Face:</text:span> From the clinch, a knee strike to the face can result in broken facial bones.</text:p>
        </text:list-item>
        <text:list-item>
          <text:p text:style-name="P59"><text:span text:style-name="T5">Spinning Elbow:</text:span> A powerful spinning elbow to the head can knock out or cause serious injury.</text:p>
        </text:list-item>
        <text:list-item>
          <text:p text:style-name="P59"><text:span text:style-name="T5">Low Kick to the Leg:</text:span> A low kick to the thigh or knee can disable the opponent's ability to walk.</text:p>
        </text:list-item>
        <text:list-item>
          <text:p text:style-name="P59"><text:span text:style-name="T5">Slicing Elbow Strike:</text:span> An elbow that cuts across the forehead or face, causing deep lacerations.</text:p>
        </text:list-item>
        <text:list-item>
          <text:p text:style-name="P59"><text:span text:style-name="T5">Knee to the Ribs:</text:span> A knee strike to the ribs can break the ribs or puncture internal organs.</text:p>
        </text:list-item>
        <text:list-item>
          <text:p text:style-name="P59"><text:span text:style-name="T5">Flying Knee to the Face:</text:span> An airborne knee strike to the face can cause severe damage or a knockout.</text:p>
        </text:list-item>
        <text:list-item>
          <text:p text:style-name="P59"><text:span text:style-name="T5">Knee to the Gut (Solar Plexus):</text:span> A knee to the solar plexus can incapacitate or cause difficulty breathing.</text:p>
        </text:list-item>
        <text:list-item>
          <text:p text:style-name="P59"><text:span text:style-name="T5">Sweep with Elbow:</text:span> A leg sweep followed by an elbow to the face can result in serious injury.</text:p>
        </text:list-item>
        <text:list-item>
          <text:p text:style-name="P59"><text:span text:style-name="T5">Ax Kick to the Head:</text:span> An axe kick can land on the top of the head, causing severe trauma.</text:p>
        </text:list-item>
        <text:list-item>
          <text:p text:style-name="P59"><text:span text:style-name="T5">Cross and Hook Combination:</text:span> A combination of punches that can cause a knockout or severe facial injury.</text:p>
        </text:list-item>
        <text:list-item>
          <text:p text:style-name="P59"><text:span text:style-name="T5">Straight Kick to the Groin:</text:span> A direct groin kick can incapacitate or cause excruciating pain.</text:p>
        </text:list-item>
        <text:list-item>
          <text:p text:style-name="P59"><text:span text:style-name="T5">Elbow to the Neck:</text:span> An elbow strike to the neck can damage the windpipe or arteries.</text:p>
        </text:list-item>
        <text:list-item>
          <text:p text:style-name="P59"><text:span text:style-name="T5">Body Shot Hook:</text:span> A body shot to the liver or ribs can knock the wind out or cause internal bleeding.</text:p>
        </text:list-item>
        <text:list-item>
          <text:p text:style-name="P59"><text:span text:style-name="T5">Superman Punch:</text:span> A flying punch that can knock out the opponent or cause severe head injury.</text:p>
        </text:list-item>
        <text:list-item>
          <text:p text:style-name="P59"><text:span text:style-name="T5">Clinch Uppercut:</text:span> An uppercut in the clinch can break the jaw or cause internal trauma.</text:p>
        </text:list-item>
        <text:list-item>
          <text:p text:style-name="P100"><text:span text:style-name="T5">Cross to the Nose:</text:span> A powerful punch to the nose can cause a nose break or massive bleeding.</text:p>
        </text:list-item>
      </text:list>
      <text:p text:style-name="P139"><text:bookmark text:name="_yidcnd9ojm6a"/><text:span text:style-name="T3">4. Boxing:</text:span></text:p>
      <text:list xml:id="list1105998092" text:style-name="WWNum2">
        <text:list-item>
          <text:p text:style-name="P16"><text:span text:style-name="T5">Uppercut to the Chin:</text:span> A devastating uppercut to the chin can knock out or dislocate the jaw.</text:p>
        </text:list-item>
        <text:list-item>
          <text:p text:style-name="P60"><text:span text:style-name="T5">Cross to the Head:</text:span> A powerful straight punch to the head can cause a concussion or knockout.</text:p>
        </text:list-item>
        <text:list-item>
          <text:p text:style-name="P60"><text:span text:style-name="T5">Hook to the Temple:</text:span> A hook to the temple can cause severe brain trauma or knockout.</text:p>
        </text:list-item>
        <text:list-item>
          <text:p text:style-name="P60"><text:span text:style-name="T5">Overhand Right to the Jaw:</text:span> A strong overhand right can knock the opponent unconscious or break the jaw.</text:p>
        </text:list-item>
        <text:list-item>
          <text:p text:style-name="P60"><text:span text:style-name="T5">Body Shot to the Liver:</text:span> A punch to the liver can incapacitate an opponent and cause internal bleeding.</text:p>
        </text:list-item>
        <text:list-item>
          <text:p text:style-name="P60"><text:span text:style-name="T5">Counter Hook:</text:span> A counter hook to the head can cause a knockout or brain injury.</text:p>
        </text:list-item>
        <text:list-item>
          <text:p text:style-name="P60"><text:span text:style-name="T5">Body Hook to the Ribs:</text:span> A body hook to the ribs can break ribs or cause difficulty breathing.</text:p>
        </text:list-item>
        <text:list-item>
          <text:p text:style-name="P60"><text:span text:style-name="T5">Cross to the Solar Plexus:</text:span> A punch to the solar plexus can cause severe pain and difficulty breathing.</text:p>
        </text:list-item>
        <text:list-item>
          <text:p text:style-name="P60"><text:soft-page-break/><text:span text:style-name="T5">Straight Right to the Nose:</text:span> A powerful punch to the nose can break it and disorient the opponent.</text:p>
        </text:list-item>
        <text:list-item>
          <text:p text:style-name="P60"><text:span text:style-name="T5">Double Jab to the Eyes:</text:span> A jab combination targeting the eyes can cause blindness or serious injury.</text:p>
        </text:list-item>
        <text:list-item>
          <text:p text:style-name="P60"><text:span text:style-name="T5">Body Uppercut to the Stomach:</text:span> An uppercut to the stomach can disorient or knock out the opponent.</text:p>
        </text:list-item>
        <text:list-item>
          <text:p text:style-name="P60"><text:span text:style-name="T5">Knee to the Head (during clinch):</text:span> A knee to the head during the clinch can cause knockout or head injury.</text:p>
        </text:list-item>
        <text:list-item>
          <text:p text:style-name="P60"><text:span text:style-name="T5">Combination Punches to the Head:</text:span> A series of rapid punches targeting the head can cause brain trauma.</text:p>
        </text:list-item>
        <text:list-item>
          <text:p text:style-name="P60"><text:span text:style-name="T5">Cross to the Body:</text:span> A cross to the body can severely damage internal organs or the ribs.</text:p>
        </text:list-item>
        <text:list-item>
          <text:p text:style-name="P60"><text:span text:style-name="T5">Hook to the Liver:</text:span> A body hook to the liver can result in severe pain and incapacitation.</text:p>
        </text:list-item>
        <text:list-item>
          <text:p text:style-name="P60"><text:span text:style-name="T5">Shoulder Strike to the Jaw:</text:span> A shoulder strike can dislocate the jaw or knock out the opponent.</text:p>
        </text:list-item>
        <text:list-item>
          <text:p text:style-name="P60"><text:span text:style-name="T5">Jab to the Face:</text:span> A quick jab can break the nose or disorient the opponent for a knockout.</text:p>
        </text:list-item>
        <text:list-item>
          <text:p text:style-name="P60"><text:span text:style-name="T5">Check Hook to the Chin:</text:span> A check hook to the chin can knock out or stun the opponent.</text:p>
        </text:list-item>
        <text:list-item>
          <text:p text:style-name="P60"><text:span text:style-name="T5">Cross to the Chin:</text:span> A straight cross to the chin can break the jaw and potentially cause unconsciousness.</text:p>
        </text:list-item>
        <text:list-item>
          <text:p text:style-name="P101"><text:span text:style-name="T5">Slip and Counter Punch to the Temple:</text:span> Slipping a punch and countering to the temple can cause concussion.</text:p>
        </text:list-item>
      </text:list>
      <text:p text:style-name="P139"><text:bookmark text:name="_frua9qvzmg42"/><text:span text:style-name="T3">5. Judo:</text:span></text:p>
      <text:list xml:id="list27328871" text:style-name="WWNum11">
        <text:list-item>
          <text:p text:style-name="P17"><text:span text:style-name="T5">Seoi Nage (Shoulder Throw):</text:span> Throwing an opponent onto their back can cause spinal injuries or unconsciousness.</text:p>
        </text:list-item>
        <text:list-item>
          <text:p text:style-name="P61"><text:span text:style-name="T5">Harai Goshi (Hip Throw):</text:span> A well-executed hip throw can result in head injuries or fractures.</text:p>
        </text:list-item>
        <text:list-item>
          <text:p text:style-name="P61"><text:span text:style-name="T5">Uchi Mata (Inner Thigh Throw):</text:span> A throw that can land an opponent on their back or head.</text:p>
        </text:list-item>
        <text:list-item>
          <text:p text:style-name="P61"><text:span text:style-name="T5">Kouchi Gari (Small Inner Hook):</text:span> A low-level hook that can cause the opponent to fall awkwardly, leading to injury.</text:p>
        </text:list-item>
        <text:list-item>
          <text:p text:style-name="P61"><text:span text:style-name="T5">Tani Otoshi (Valley Drop):</text:span> A throw that lands the opponent directly on their back, possibly causing concussions or fractures.</text:p>
        </text:list-item>
        <text:list-item>
          <text:p text:style-name="P61"><text:span text:style-name="T5">Kesa Gatame (Scarf Hold):</text:span> A controlling pin that can restrict breathing or cause neck injury if applied too forcefully.</text:p>
        </text:list-item>
        <text:list-item>
          <text:p text:style-name="P61"><text:span text:style-name="T5">Tate Shiho Gatame (Top Four Corner Hold):</text:span> A pin that can put pressure on the chest, restricting breathing.</text:p>
        </text:list-item>
        <text:list-item>
          <text:p text:style-name="P61"><text:span text:style-name="T5">Atemi Waza (Striking Techniques):</text:span> Used in combination with throws to cause temporary disorientation or knockout.</text:p>
        </text:list-item>
        <text:list-item>
          <text:p text:style-name="P61"><text:span text:style-name="T5">Sankaku Jime (Triangle Choke):</text:span> A choke that cuts off blood flow to the brain, rendering an opponent unconscious.</text:p>
        </text:list-item>
        <text:list-item>
          <text:p text:style-name="P61"><text:span text:style-name="T5">Knee Bar:</text:span> A submission targeting the knee joint that can cause severe ligament damage.</text:p>
        </text:list-item>
        <text:list-item>
          <text:p text:style-name="P61"><text:span text:style-name="T5">Armbar from Guard:</text:span> Hyperextension of the arm can cause a joint dislocation or fracture.</text:p>
        </text:list-item>
        <text:list-item>
          <text:p text:style-name="P61"><text:span text:style-name="T5">Tomoe Nage (Circle Throw):</text:span> A throw that can potentially cause head or neck injuries if the opponent lands wrong.</text:p>
        </text:list-item>
        <text:list-item>
          <text:p text:style-name="P61"><text:span text:style-name="T5">Ura Nage (Back Throw):</text:span> A back throw can cause spinal injuries or knock out the opponent.</text:p>
        </text:list-item>
        <text:list-item>
          <text:p text:style-name="P61"><text:span text:style-name="T5">Hiza Guruma (Knee Wheel):</text:span> A knee-based throw that can cause an opponent to land on their head or back.</text:p>
        </text:list-item>
        <text:list-item>
          <text:p text:style-name="P61"><text:span text:style-name="T5">Sode Tsurikomi Goshi (Sleeve Lifting Hip Throw):</text:span> A high-impact throw that can cause head or neck trauma.</text:p>
        </text:list-item>
        <text:list-item>
          <text:p text:style-name="P61"><text:span text:style-name="T5">Yoko Shiho Gatame (Side Four Corner Hold):</text:span> A pin that can cause a compression on the ribs or lungs if held too long.</text:p>
        </text:list-item>
        <text:list-item>
          <text:p text:style-name="P61"><text:span text:style-name="T5">Kesa Gatame (Scarf Hold) with Elbow Pressure:</text:span> Pressing the elbow down on the opponent's face can cause suffocation or a fractured skull.</text:p>
        </text:list-item>
        <text:list-item>
          <text:p text:style-name="P102"><text:span text:style-name="T5">Tani Otoshi with Elbow Strike:</text:span> Dropping the opponent with an elbow strike to the head can be lethal.</text:p>
        </text:list-item>
      </text:list>
      <text:p text:style-name="P139"><text:bookmark text:name="_jgdi10m8gaox"/><text:span text:style-name="T3">6. Filipino Martial Arts (FMA):</text:span></text:p>
      <text:list xml:id="list2840169149" text:style-name="WWNum6">
        <text:list-item>
          <text:p text:style-name="P18"><text:span text:style-name="T5">Kali Knife Strike to the Throat:</text:span> A knife strike to the throat can cause immediate bleeding and death.</text:p>
        </text:list-item>
        <text:list-item>
          <text:p text:style-name="P62"><text:span text:style-name="T5">Arnis Stab to the Eyes:</text:span> A stab aimed at the eyes can blind the opponent or cause severe trauma.</text:p>
        </text:list-item>
        <text:list-item>
          <text:p text:style-name="P62"><text:span text:style-name="T5">Double Stick Strike to the Knees:</text:span> Using two sticks to attack the knees can cause permanent disability.</text:p>
        </text:list-item>
        <text:list-item>
          <text:p text:style-name="P62"><text:span text:style-name="T5">Disarm and Slash to the Throat:</text:span> Disarming the opponent and slashing the throat can cause fatal bleeding.</text:p>
        </text:list-item>
        <text:list-item>
          <text:p text:style-name="P62"><text:span text:style-name="T5">Balisong (Butterfly Knife) to the Neck:</text:span> A blade to the neck can incapacitate or kill instantly.</text:p>
        </text:list-item>
        <text:list-item>
          <text:p text:style-name="P62"><text:span text:style-name="T5">Kali Stick to the Groin:</text:span> A strike to the groin with a stick can disable the attacker and cause excruciating pain.</text:p>
        </text:list-item>
        <text:list-item>
          <text:p text:style-name="P62"><text:span text:style-name="T5">Edge of Knife to the Wrist:</text:span> A cut across the wrist can sever tendons, disabling the hand or arm.</text:p>
        </text:list-item>
        <text:list-item>
          <text:p text:style-name="P62"><text:span text:style-name="T5">Elbow to the Jaw:</text:span> An elbow strike can break the jaw or knock out the opponent.</text:p>
        </text:list-item>
        <text:list-item>
          <text:p text:style-name="P62"><text:span text:style-name="T5">Backhand Knife Strike to the Eyes:</text:span> A slice to the eyes can blind or cause severe pain.</text:p>
        </text:list-item>
        <text:list-item>
          <text:p text:style-name="P62"><text:span text:style-name="T5">Vertical Knife Slash to the Ribs:</text:span> A knife slash to the ribs can puncture lungs and cause immediate damage.</text:p>
        </text:list-item>
        <text:list-item>
          <text:p text:style-name="P62"><text:soft-page-break/><text:span text:style-name="T5">Thrust with a Dagger to the Heart:</text:span> A dagger thrust to the heart is almost always fatal.</text:p>
        </text:list-item>
        <text:list-item>
          <text:p text:style-name="P62"><text:span text:style-name="T5">Cutting the Achilles Tendon:</text:span> Severing the Achilles tendon can render the opponent immobile.</text:p>
        </text:list-item>
        <text:list-item>
          <text:p text:style-name="P62"><text:span text:style-name="T5">Shoulder Lock with a Weapon:</text:span> A lock with a weapon like a knife can break or dislocate the shoulder.</text:p>
        </text:list-item>
        <text:list-item>
          <text:p text:style-name="P62"><text:span text:style-name="T5">Head Butts with Weapon Use:</text:span> A headbutt while holding a weapon can knock out or cause severe injury.</text:p>
        </text:list-item>
        <text:list-item>
          <text:p text:style-name="P62"><text:span text:style-name="T5">Thrust to the Side with Blade:</text:span> A side thrust to the ribs or organs can cause organ puncture and death.</text:p>
        </text:list-item>
        <text:list-item>
          <text:p text:style-name="P62"><text:span text:style-name="T5">Choke with a Rope or Wire:</text:span> A strangulation technique using wire or rope can suffocate the opponent.</text:p>
        </text:list-item>
        <text:list-item>
          <text:p text:style-name="P62"><text:span text:style-name="T5">Slash to the Arteries:</text:span> A slash to the arteries can cause fatal blood loss quickly.</text:p>
        </text:list-item>
        <text:list-item>
          <text:p text:style-name="P62"><text:span text:style-name="T5">Lethal Back Slash:</text:span> A backslash across the face can blind or disfigure an opponent.</text:p>
        </text:list-item>
        <text:list-item>
          <text:p text:style-name="P62"><text:span text:style-name="T5">Leg Sweep and Follow-Up Stab to the Chest:</text:span> Sweeping the opponent's legs followed by a stab to the chest can be fatal.</text:p>
        </text:list-item>
        <text:list-item>
          <text:p text:style-name="P103"><text:span text:style-name="T5">Disarm and Quick Strike to the Neck:</text:span> Disarming an attacker and delivering a lethal strike to the neck.</text:p>
        </text:list-item>
      </text:list>
      <text:p text:style-name="P139"><text:bookmark text:name="_8z691w9it7a2"/><text:span text:style-name="T3">7. Sambo:</text:span></text:p>
      <text:list xml:id="list423397978" text:style-name="WWNum19">
        <text:list-item>
          <text:p text:style-name="P19"><text:span text:style-name="T5">Sambo Knee Lock (Leg Lock):</text:span> A knee lock that hyperextends the knee, potentially causing ligament rupture or dislocation.</text:p>
        </text:list-item>
        <text:list-item>
          <text:p text:style-name="P63"><text:span text:style-name="T5">Shoulder Lock (Kimura):</text:span> A joint lock that can tear the shoulder ligaments, causing permanent damage.</text:p>
        </text:list-item>
        <text:list-item>
          <text:p text:style-name="P63"><text:span text:style-name="T5">Leg Hold and Heel Hook:</text:span> Targeting the knee joint with a heel hook can cause ruptured ligaments.</text:p>
        </text:list-item>
        <text:list-item>
          <text:p text:style-name="P63"><text:span text:style-name="T5">Spinning Throw:</text:span> A spinning throw can land an opponent on their neck or back, causing fractures.</text:p>
        </text:list-item>
        <text:list-item>
          <text:p text:style-name="P63"><text:span text:style-name="T5">Chokehold:</text:span> A chokehold can cut off oxygen and blood to the brain, resulting in unconsciousness.</text:p>
        </text:list-item>
        <text:list-item>
          <text:p text:style-name="P63"><text:span text:style-name="T5">Ankle Lock:</text:span> A submission that targets the ankle joint, causing extreme pain or ligament damage.</text:p>
        </text:list-item>
        <text:list-item>
          <text:p text:style-name="P63"><text:span text:style-name="T5">Reverse Armbar:</text:span> A hyperextension of the elbow joint, leading to permanent joint damage.</text:p>
        </text:list-item>
        <text:list-item>
          <text:p text:style-name="P63"><text:span text:style-name="T5">Body Slam:</text:span> Lifting an opponent and slamming them on the ground can cause spinal injuries.</text:p>
        </text:list-item>
        <text:list-item>
          <text:p text:style-name="P63"><text:span text:style-name="T5">Gogoplata (Leg Choke):</text:span> A choke using the legs to limit airflow to the brain.</text:p>
        </text:list-item>
        <text:list-item>
          <text:p text:style-name="P63"><text:span text:style-name="T5">Power Double Leg Takedown:</text:span> Slamming an opponent hard to the ground can cause concussion or broken bones.</text:p>
        </text:list-item>
        <text:list-item>
          <text:p text:style-name="P63"><text:span text:style-name="T5">Suplex:</text:span> Throwing the opponent overhead onto the back can cause a serious head or spinal injury.</text:p>
        </text:list-item>
        <text:list-item>
          <text:p text:style-name="P63"><text:span text:style-name="T5">Heel Hook to Hyperextension of the Knee:</text:span> A heel hook is one of the most dangerous locks in Sambo.</text:p>
        </text:list-item>
        <text:list-item>
          <text:p text:style-name="P63"><text:span text:style-name="T5">Wrist Lock to Immediate Dislocation:</text:span> A wrist lock can cause dislocation or fracture.</text:p>
        </text:list-item>
        <text:list-item>
          <text:p text:style-name="P63"><text:span text:style-name="T5">Sambo Knee Bar:</text:span> A knee bar lock that can result in torn ligaments.</text:p>
        </text:list-item>
        <text:list-item>
          <text:p text:style-name="P63"><text:span text:style-name="T5">Flying Armbar:</text:span> An armbar applied in mid-air that can break the opponent's arm immediately.</text:p>
        </text:list-item>
        <text:list-item>
          <text:p text:style-name="P63"><text:span text:style-name="T5">Choke to Submission or Death:</text:span> A well-executed choke can render the opponent unconscious or kill if held too long.</text:p>
        </text:list-item>
        <text:list-item>
          <text:p text:style-name="P63"><text:span text:style-name="T5">Rear Naked Choke:</text:span> A choke from behind that causes unconsciousness by restricting airflow.</text:p>
        </text:list-item>
        <text:list-item>
          <text:p text:style-name="P63"><text:span text:style-name="T5">Throw to Concrete Impact:</text:span> Throwing an opponent onto concrete can cause traumatic head injuries.</text:p>
        </text:list-item>
        <text:list-item>
          <text:p text:style-name="P63"><text:span text:style-name="T5">Knee Strike to the Head:</text:span> A knee strike to the head can disorient, injure, or cause brain damage.</text:p>
        </text:list-item>
        <text:list-item>
          <text:p text:style-name="P104"><text:span text:style-name="T5">Neck Crank Submission:</text:span> A neck crank can cause severe spinal injuries and should only be applied cautiously.</text:p>
        </text:list-item>
      </text:list>
      <text:p text:style-name="P140"><text:bookmark text:name="_svn1lyosrmq7"/><text:span text:style-name="T1">You said:</text:span></text:p>
      <text:p text:style-name="Standard">IN TABLE FORM GIVE GRPLING STRIKING AND POWER BLOW PRECISION FOR ALL ADD CAPARIO KALARI ALSO</text:p>
      <text:p text:style-name="P142"><text:bookmark text:name="_v1equ5u9cibt"/><text:span text:style-name="T2">ChatGPT said:</text:span></text:p>
      <text:p text:style-name="Standard">ChatGPT</text:p>
      <text:p text:style-name="P2">Here’s a comparison table for the martial arts you've mentioned, focusing on <text:span text:style-name="T5">Grappling</text:span>, <text:span text:style-name="T5">Striking</text:span>, and <text:span text:style-name="T5">Power Blow Precision</text:span>, including <text:span text:style-name="T5">Kalaripayattu</text:span> (Kalari), which is a traditional Indian martial art. This table ranks each art based on these aspects:</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text:span text:style-name="T5">Martial Art</text:span></text:p>
          </table:table-cell>
          <table:table-cell table:style-name="Table1.A1" office:value-type="string">
            <text:p text:style-name="P1"><text:span text:style-name="T5">Grappling (Rank/10)</text:span></text:p>
          </table:table-cell>
          <table:table-cell table:style-name="Table1.A1" office:value-type="string">
            <text:p text:style-name="P1"><text:span text:style-name="T5">Striking (Rank/10)</text:span></text:p>
          </table:table-cell>
          <table:table-cell table:style-name="Table1.A1" office:value-type="string">
            <text:p text:style-name="P1"><text:span text:style-name="T5">Power Blow Precision (Rank/10)</text:span></text:p>
          </table:table-cell>
          <table:table-cell table:style-name="Table1.A1" office:value-type="string">
            <text:p text:style-name="P1"><text:span text:style-name="T5">Comments</text:span></text:p>
          </table:table-cell>
        </table:table-row>
        <table:table-row table:style-name="Table1.1">
          <table:table-cell table:style-name="Table1.A1" office:value-type="string">
            <text:p text:style-name="Standard"><text:span text:style-name="T5">Krav Maga</text:span></text:p>
          </table:table-cell>
          <table:table-cell table:style-name="Table1.A1" office:value-type="string">
            <text:p text:style-name="Standard">8/10</text:p>
          </table:table-cell>
          <table:table-cell table:style-name="Table1.A1" office:value-type="string">
            <text:p text:style-name="Standard">10/10</text:p>
          </table:table-cell>
          <table:table-cell table:style-name="Table1.A1" office:value-type="string">
            <text:p text:style-name="Standard">9/10</text:p>
          </table:table-cell>
          <table:table-cell table:style-name="Table1.A1" office:value-type="string">
            <text:p text:style-name="Standard">Focus on practical combat, strikes to vital areas, grappling for self-defense.</text:p>
          </table:table-cell>
        </table:table-row>
        <table:table-row table:style-name="Table1.1">
          <table:table-cell table:style-name="Table1.A1" office:value-type="string">
            <text:p text:style-name="Standard"><text:span text:style-name="T5">Brazilian Jiu-Jitsu</text:span></text:p>
          </table:table-cell>
          <table:table-cell table:style-name="Table1.A1" office:value-type="string">
            <text:p text:style-name="Standard">10/10</text:p>
          </table:table-cell>
          <table:table-cell table:style-name="Table1.A1" office:value-type="string">
            <text:p text:style-name="Standard">4/10</text:p>
          </table:table-cell>
          <table:table-cell table:style-name="Table1.A1" office:value-type="string">
            <text:p text:style-name="Standard">6/10</text:p>
          </table:table-cell>
          <table:table-cell table:style-name="Table1.A1" office:value-type="string">
            <text:p text:style-name="Standard">Excellent ground control and submissions, limited striking.</text:p>
          </table:table-cell>
        </table:table-row>
        <table:table-row table:style-name="Table1.1">
          <table:table-cell table:style-name="Table1.A1" office:value-type="string">
            <text:p text:style-name="Standard"><text:span text:style-name="T5">Muay Thai</text:span></text:p>
          </table:table-cell>
          <table:table-cell table:style-name="Table1.A1" office:value-type="string">
            <text:p text:style-name="Standard">3/10</text:p>
          </table:table-cell>
          <table:table-cell table:style-name="Table1.A1" office:value-type="string">
            <text:p text:style-name="Standard">10/10</text:p>
          </table:table-cell>
          <table:table-cell table:style-name="Table1.A1" office:value-type="string">
            <text:p text:style-name="Standard">9/10</text:p>
          </table:table-cell>
          <table:table-cell table:style-name="Table1.A1" office:value-type="string">
            <text:p text:style-name="Standard">Powerful striking, especially with elbows, knees, and kicks.</text:p>
          </table:table-cell>
        </table:table-row>
        <table:table-row table:style-name="Table1.5">
          <table:table-cell table:style-name="Table1.A1" office:value-type="string">
            <text:p text:style-name="Standard"><text:span text:style-name="T5">Boxing</text:span></text:p>
          </table:table-cell>
          <table:table-cell table:style-name="Table1.A1" office:value-type="string">
            <text:p text:style-name="Standard">2/10</text:p>
          </table:table-cell>
          <table:table-cell table:style-name="Table1.A1" office:value-type="string">
            <text:p text:style-name="Standard">10/10</text:p>
          </table:table-cell>
          <table:table-cell table:style-name="Table1.A1" office:value-type="string">
            <text:p text:style-name="Standard">8/10</text:p>
          </table:table-cell>
          <table:table-cell table:style-name="Table1.A1" office:value-type="string">
            <text:p text:style-name="Standard">Mastery of punches, footwork, and head movement, but limited grappling.</text:p>
          </table:table-cell>
        </table:table-row>
        <table:table-row table:style-name="Table1.1">
          <table:table-cell table:style-name="Table1.A1" office:value-type="string">
            <text:p text:style-name="Standard"><text:span text:style-name="T5">Judo</text:span></text:p>
          </table:table-cell>
          <table:table-cell table:style-name="Table1.A1" office:value-type="string">
            <text:p text:style-name="Standard">9/10</text:p>
          </table:table-cell>
          <table:table-cell table:style-name="Table1.A1" office:value-type="string">
            <text:p text:style-name="Standard">3/10</text:p>
          </table:table-cell>
          <table:table-cell table:style-name="Table1.A1" office:value-type="string">
            <text:p text:style-name="Standard">6/10</text:p>
          </table:table-cell>
          <table:table-cell table:style-name="Table1.A1" office:value-type="string">
            <text:p text:style-name="Standard">Focuses on throws and joint locks with limited striking techniques.</text:p>
          </table:table-cell>
        </table:table-row>
        <table:table-row table:style-name="Table1.1">
          <table:table-cell table:style-name="Table1.A1" office:value-type="string">
            <text:p text:style-name="Standard"><text:span text:style-name="T5">Filipino Martial Arts (FMA)</text:span></text:p>
          </table:table-cell>
          <table:table-cell table:style-name="Table1.A1" office:value-type="string">
            <text:p text:style-name="Standard">7/10</text:p>
          </table:table-cell>
          <table:table-cell table:style-name="Table1.A1" office:value-type="string">
            <text:p text:style-name="Standard">8/10</text:p>
          </table:table-cell>
          <table:table-cell table:style-name="Table1.A1" office:value-type="string">
            <text:p text:style-name="Standard">8/10</text:p>
          </table:table-cell>
          <table:table-cell table:style-name="Table1.A1" office:value-type="string">
            <text:p text:style-name="Standard">Uses strikes with weapons (sticks, knives) and grappling with disarms.</text:p>
          </table:table-cell>
        </table:table-row>
        <table:table-row table:style-name="Table1.1">
          <table:table-cell table:style-name="Table1.A1" office:value-type="string">
            <text:p text:style-name="Standard"><text:span text:style-name="T5">Sambo</text:span></text:p>
          </table:table-cell>
          <table:table-cell table:style-name="Table1.A1" office:value-type="string">
            <text:p text:style-name="Standard">9/10</text:p>
          </table:table-cell>
          <table:table-cell table:style-name="Table1.A1" office:value-type="string">
            <text:p text:style-name="Standard">6/10</text:p>
          </table:table-cell>
          <table:table-cell table:style-name="Table1.A1" office:value-type="string">
            <text:p text:style-name="Standard">7/10</text:p>
          </table:table-cell>
          <table:table-cell table:style-name="Table1.A1" office:value-type="string">
            <text:p text:style-name="Standard">Strong on grappling and leg locks, with some strikes included.</text:p>
          </table:table-cell>
        </table:table-row>
        <table:table-row table:style-name="Table1.1">
          <table:table-cell table:style-name="Table1.A1" office:value-type="string">
            <text:p text:style-name="Standard"><text:span text:style-name="T5">Wrestling</text:span></text:p>
          </table:table-cell>
          <table:table-cell table:style-name="Table1.A1" office:value-type="string">
            <text:p text:style-name="Standard">10/10</text:p>
          </table:table-cell>
          <table:table-cell table:style-name="Table1.A1" office:value-type="string">
            <text:p text:style-name="Standard">2/10</text:p>
          </table:table-cell>
          <table:table-cell table:style-name="Table1.A1" office:value-type="string">
            <text:p text:style-name="Standard">6/10</text:p>
          </table:table-cell>
          <table:table-cell table:style-name="Table1.A1" office:value-type="string">
            <text:p text:style-name="Standard">Focus on control, takedowns, and pins with minimal striking.</text:p>
          </table:table-cell>
        </table:table-row>
        <table:table-row table:style-name="Table1.1">
          <table:table-cell table:style-name="Table1.A1" office:value-type="string">
            <text:p text:style-name="Standard"><text:span text:style-name="T5">Silat</text:span></text:p>
          </table:table-cell>
          <table:table-cell table:style-name="Table1.A1" office:value-type="string">
            <text:p text:style-name="Standard">8/10</text:p>
          </table:table-cell>
          <table:table-cell table:style-name="Table1.A1" office:value-type="string">
            <text:p text:style-name="Standard">7/10</text:p>
          </table:table-cell>
          <table:table-cell table:style-name="Table1.A1" office:value-type="string">
            <text:p text:style-name="Standard">8/10</text:p>
          </table:table-cell>
          <table:table-cell table:style-name="Table1.A1" office:value-type="string">
            <text:p text:style-name="Standard">Includes strikes, joint locks, and takedowns, often using weaponry as well.</text:p>
          </table:table-cell>
        </table:table-row>
        <table:table-row table:style-name="Table1.1">
          <table:table-cell table:style-name="Table1.A1" office:value-type="string">
            <text:p text:style-name="Standard"><text:span text:style-name="T5">Kickboxing</text:span></text:p>
          </table:table-cell>
          <table:table-cell table:style-name="Table1.A1" office:value-type="string">
            <text:p text:style-name="Standard">3/10</text:p>
          </table:table-cell>
          <table:table-cell table:style-name="Table1.A1" office:value-type="string">
            <text:p text:style-name="Standard">9/10</text:p>
          </table:table-cell>
          <table:table-cell table:style-name="Table1.A1" office:value-type="string">
            <text:p text:style-name="Standard">7/10</text:p>
          </table:table-cell>
          <table:table-cell table:style-name="Table1.A1" office:value-type="string">
            <text:p text:style-name="Standard">Heavy emphasis on punches and kicks, but limited grappling.</text:p>
          </table:table-cell>
        </table:table-row>
        <table:table-row table:style-name="Table1.5">
          <table:table-cell table:style-name="Table1.A1" office:value-type="string">
            <text:p text:style-name="Standard"><text:span text:style-name="T5">Kalaripayattu</text:span></text:p>
          </table:table-cell>
          <table:table-cell table:style-name="Table1.A1" office:value-type="string">
            <text:p text:style-name="Standard">8/10</text:p>
          </table:table-cell>
          <table:table-cell table:style-name="Table1.A1" office:value-type="string">
            <text:p text:style-name="Standard">9/10</text:p>
          </table:table-cell>
          <table:table-cell table:style-name="Table1.A1" office:value-type="string">
            <text:p text:style-name="Standard">8/10</text:p>
          </table:table-cell>
          <table:table-cell table:style-name="Table1.A1" office:value-type="string">
            <text:p text:style-name="Standard">Combines striking, grappling, and precision blows with fluid, dynamic movements.</text:p>
          </table:table-cell>
        </table:table-row>
      </table:table>
      <text:p text:style-name="P139"><text:bookmark text:name="_a8dc4slf1pju"/><text:span text:style-name="T3">Summary:</text:span></text:p>
      <text:list xml:id="list3183400468" text:style-name="WWNum36">
        <text:list-item>
          <text:p text:style-name="P20"><text:span text:style-name="T5">Grappling</text:span> is strong in <text:span text:style-name="T5">Brazilian Jiu-Jitsu</text:span>, <text:span text:style-name="T5">Wrestling</text:span>, <text:span text:style-name="T5">Judo</text:span>, <text:span text:style-name="T5">Sambo</text:span>, and <text:span text:style-name="T5">Kalaripayattu</text:span>. These arts are known for their control, submissions, and takedowns.</text:p>
        </text:list-item>
        <text:list-item>
          <text:p text:style-name="P64"><text:span text:style-name="T5">Striking</text:span> is especially effective in <text:span text:style-name="T5">Muay Thai</text:span>, <text:span text:style-name="T5">Boxing</text:span>, <text:span text:style-name="T5">Kalaripayattu</text:span>, and <text:span text:style-name="T5">Kickboxing</text:span>, which are renowned for their punches, kicks, elbows, and knees.</text:p>
        </text:list-item>
        <text:list-item>
          <text:p text:style-name="P105"><text:span text:style-name="T5">Power Blow Precision</text:span> is excellent in <text:span text:style-name="T5">Muay Thai</text:span>, <text:span text:style-name="T5">Krav Maga</text:span>, and <text:span text:style-name="T5">Kalaripayattu</text:span>, where the emphasis is on delivering precise, high-impact blows to vital areas.</text:p>
        </text:list-item>
      </text:list>
      <text:p text:style-name="P2">Kalaripayattu (Kalari) excels at combining all three areas—grappling, striking, and precision strikes—making it a versatile martial art. It incorporates fluid, natural movements that allow for strikes with both hands and feet, while also incorporating grappling techniques and joint locks.</text:p>
      <text:p text:style-name="P140"><text:bookmark text:name="_ry9p8yw88ric"/><text:span text:style-name="T1">You said:</text:span></text:p>
      <text:p text:style-name="Standard">CAPARIO ALSO KARATE AND KUNFU LIST ALL TECHNIQUES IN DETAIL TOP 20 EAC IN TABLE FORM AND WITH THESE " Martial Art<text:tab/>Grappling (Rank/10)<text:tab/>Striking (Rank/10)<text:tab/>Power Blow Precision (Rank/10)<text:tab/>Comments Krav Maga<text:tab/>8/10<text:tab/>10/10<text:tab/>9/10<text:tab/>Focus on practical combat, strikes to vital areas, grappling for self-defense. Brazilian Jiu-Jitsu<text:tab/>10/10<text:tab/>4/10<text:tab/>6/10<text:tab/>Excellent ground control and submissions, limited striking. Muay Thai<text:tab/>3/10<text:tab/>10/10<text:tab/>9/10<text:tab/>Powerful striking, especially with elbows, knees, and kicks. Boxing<text:tab/>2/10<text:tab/>10/10<text:tab/>8/10<text:tab/>Mastery of punches, footwork, and head movement, but limited grappling. Judo<text:tab/>9/10<text:tab/>3/10<text:tab/>6/10<text:tab/>Focuses on throws and joint locks with limited striking techniques. Filipino Martial Arts (FMA)<text:tab/>7/10<text:tab/>8/10<text:tab/>8/10<text:tab/>Uses strikes with weapons (sticks, knives) and grappling with disarms. Sambo<text:tab/>9/10<text:tab/>6/10<text:tab/>7/10<text:tab/>Strong on grappling and leg locks, with some strikes included. Wrestling<text:tab/>10/10<text:tab/>2/10<text:tab/>6/10<text:tab/>Focus on control, takedowns, and pins with minimal striking. Silat<text:tab/>8/10<text:tab/>7/10<text:tab/>8/10<text:tab/>Includes strikes, joint locks, and takedowns, often using weaponry as well. Kickboxing<text:tab/>3/10<text:tab/>9/10<text:tab/>7/10<text:tab/>Heavy emphasis on punches and kicks, but limited grappling. Kalaripayattu<text:tab/>8/10<text:tab/>9/10<text:tab/>8/10<text:tab/>Combines striking, grappling, and precision blows with fluid, dynamic movements."</text:p>
      <text:p text:style-name="P142"><text:bookmark text:name="_4hcr8hanlt02"/><text:span text:style-name="T2">ChatGPT said:</text:span></text:p>
      <text:p text:style-name="Standard">ChatGPT</text:p>
      <text:p text:style-name="P2">Here's a detailed list of techniques for <text:span text:style-name="T5">Capoeira</text:span>, <text:span text:style-name="T5">Karate</text:span>, and <text:span text:style-name="T5">Kung Fu</text:span>, along with the comparison table of <text:span text:style-name="T5">Grappling</text:span>, <text:span text:style-name="T5">Striking</text:span>, and <text:span text:style-name="T5">Power Blow Precision</text:span> for each martial art.</text:p>
      <text:p text:style-name="Standard"><draw:rect text:anchor-type="as-char" style:rel-width="100%" draw:z-index="0" draw:style-name="gr1" draw:text-style-name="P143" svg:width="0.0012in" svg:height="0.0213in"><text:p/></draw:rect></text:p>
      <text:p text:style-name="P139"><text:bookmark text:name="_433lw1ia6gqt"/><text:span text:style-name="T3">Capoeira Techniques (Top 20):</text:span></text:p>
      <text:p text:style-name="P2">Capoeira blends acrobatic movement, dance, and combat techniques. It is known for its fluid, dynamic movements and the ability to evade attacks using agile footwork.</text:p>
      <text:list xml:id="list1576872587" text:style-name="WWNum41">
        <text:list-item>
          <text:p text:style-name="P21"><text:span text:style-name="T5">Ginga</text:span> – The basic rhythmic movement, fundamental to Capoeira.</text:p>
        </text:list-item>
        <text:list-item>
          <text:p text:style-name="P65"><text:span text:style-name="T5">Meia Lua de Frente</text:span> – A spinning crescent kick to the front.</text:p>
        </text:list-item>
        <text:list-item>
          <text:p text:style-name="P65"><text:span text:style-name="T5">Meia Lua de Compasso</text:span> – A spinning hook kick, often with the leg in a circular motion.</text:p>
        </text:list-item>
        <text:list-item>
          <text:p text:style-name="P65"><text:span text:style-name="T5">Rabo de Arraia</text:span> – A low spinning back kick.</text:p>
        </text:list-item>
        <text:list-item>
          <text:p text:style-name="P65"><text:span text:style-name="T5">Aú</text:span> – A cartwheel, often used to evade attacks.</text:p>
        </text:list-item>
        <text:list-item>
          <text:p text:style-name="P65"><text:span text:style-name="T5">Cavalo de Pau</text:span> – A spinning movement used for evasion and countering.</text:p>
        </text:list-item>
        <text:list-item>
          <text:p text:style-name="P65"><text:span text:style-name="T5">Au Batido</text:span> – A cartwheel with a strike, hitting the opponent with the foot.</text:p>
        </text:list-item>
        <text:list-item>
          <text:p text:style-name="P65"><text:span text:style-name="T5">Bênção</text:span> – A high kick that moves around the head in a circular arc.</text:p>
        </text:list-item>
        <text:list-item>
          <text:p text:style-name="P65"><text:span text:style-name="T5">Armada</text:span> – A spinning back kick, delivered from a circular movement.</text:p>
        </text:list-item>
        <text:list-item>
          <text:p text:style-name="P65"><text:span text:style-name="T5">Queixada</text:span> – A circular kick aimed at the opponent’s head or chest.</text:p>
        </text:list-item>
        <text:list-item>
          <text:p text:style-name="P65"><text:span text:style-name="T5">Chamada</text:span> – A position where the Capoeirista calls their opponent into a confrontation.</text:p>
        </text:list-item>
        <text:list-item>
          <text:p text:style-name="P65"><text:span text:style-name="T5">Esquiva</text:span> – A basic evasion technique, often accompanied by a body twist.</text:p>
        </text:list-item>
        <text:list-item>
          <text:p text:style-name="P65"><text:span text:style-name="T5">Parada</text:span> – A blocking technique, typically to stop a kick or punch.</text:p>
        </text:list-item>
        <text:list-item>
          <text:p text:style-name="P65"><text:span text:style-name="T5">Macaco</text:span> – A backflip used for evasion and acrobatics.</text:p>
        </text:list-item>
        <text:list-item>
          <text:p text:style-name="P65"><text:span text:style-name="T5">Cocorinha</text:span> – A low crouching movement used to dodge attacks.</text:p>
        </text:list-item>
        <text:list-item>
          <text:p text:style-name="P65"><text:span text:style-name="T5">Balanço</text:span> – A swing or sway used to move fluidly during the fight.</text:p>
        </text:list-item>
        <text:list-item>
          <text:p text:style-name="P65"><text:span text:style-name="T5">Mortal</text:span> – A cartwheel into a backflip, performed to evade or attack.</text:p>
        </text:list-item>
        <text:list-item>
          <text:p text:style-name="P65"><text:span text:style-name="T5">Martelo</text:span> – A hammer kick, often aimed at the opponent’s chest or head.</text:p>
        </text:list-item>
        <text:list-item>
          <text:p text:style-name="P65"><text:span text:style-name="T5">Negativa</text:span> – A low, defensive position to escape an incoming attack.</text:p>
        </text:list-item>
        <text:list-item>
          <text:p text:style-name="P106"><text:span text:style-name="T5">Cabeçada</text:span> – A headbutt used in close range.</text:p>
        </text:list-item>
      </text:list>
      <text:p text:style-name="Standard"><draw:rect text:anchor-type="as-char" style:rel-width="100%" draw:z-index="1" draw:style-name="gr1" draw:text-style-name="P143" svg:width="0.0012in" svg:height="0.0213in"><text:p/></draw:rect></text:p>
      <text:p text:style-name="P139"><text:bookmark text:name="_k5jgtfr5zbtw"/><text:span text:style-name="T3">Karate Techniques (Top 20):</text:span></text:p>
      <text:p text:style-name="P2">Karate is known for its strong and precise striking techniques. It focuses on clean strikes, blocks, and stances.</text:p>
      <text:list xml:id="list3079504643" text:style-name="WWNum39">
        <text:list-item>
          <text:p text:style-name="P22"><text:span text:style-name="T5">Zenkutsu Dachi</text:span> – A front stance, used for delivering strong punches.</text:p>
        </text:list-item>
        <text:list-item>
          <text:p text:style-name="P66"><text:span text:style-name="T5">Chudan Zuki</text:span> – A middle punch aimed at the torso.</text:p>
        </text:list-item>
        <text:list-item>
          <text:p text:style-name="P66"><text:span text:style-name="T5">Gyaku Zuki</text:span> – A reverse punch, often used after a block.</text:p>
        </text:list-item>
        <text:list-item>
          <text:p text:style-name="P66"><text:span text:style-name="T5">Kizami Zuki</text:span> – A jab punch, typically thrown from the front stance.</text:p>
        </text:list-item>
        <text:list-item>
          <text:p text:style-name="P66"><text:span text:style-name="T5">Mawashi Geri</text:span> – A roundhouse kick, delivered to the head or body.</text:p>
        </text:list-item>
        <text:list-item>
          <text:p text:style-name="P66"><text:soft-page-break/><text:span text:style-name="T5">Yoko Geri</text:span> – A side kick, used for striking the opponent’s midsection or head.</text:p>
        </text:list-item>
        <text:list-item>
          <text:p text:style-name="P66"><text:span text:style-name="T5">Ura Mawashi Geri</text:span> – An inward roundhouse kick, striking from the opposite direction.</text:p>
        </text:list-item>
        <text:list-item>
          <text:p text:style-name="P66"><text:span text:style-name="T5">Kake Uke</text:span> – A hooking block, redirecting an incoming strike.</text:p>
        </text:list-item>
        <text:list-item>
          <text:p text:style-name="P66"><text:span text:style-name="T5">Age Uke</text:span> – A rising block, usually to deflect a high strike.</text:p>
        </text:list-item>
        <text:list-item>
          <text:p text:style-name="P66"><text:span text:style-name="T5">Soto Uke</text:span> – An outward block, used to deflect an incoming punch.</text:p>
        </text:list-item>
        <text:list-item>
          <text:p text:style-name="P66"><text:span text:style-name="T5">Shuto Uke</text:span> – A knife-hand block, often used to deflect and counter.</text:p>
        </text:list-item>
        <text:list-item>
          <text:p text:style-name="P66"><text:span text:style-name="T5">Nukite</text:span> – A spear-hand strike, aimed at vulnerable areas.</text:p>
        </text:list-item>
        <text:list-item>
          <text:p text:style-name="P66"><text:span text:style-name="T5">Tetsui Uchi</text:span> – A hammerfist, often aimed at the head or collarbone.</text:p>
        </text:list-item>
        <text:list-item>
          <text:p text:style-name="P66"><text:span text:style-name="T5">Empi Uchi</text:span> – An elbow strike, typically used in close combat.</text:p>
        </text:list-item>
        <text:list-item>
          <text:p text:style-name="P66"><text:span text:style-name="T5">Haito Uchi</text:span> – A ridge-hand strike, used for slicing attacks.</text:p>
        </text:list-item>
        <text:list-item>
          <text:p text:style-name="P66"><text:span text:style-name="T5">Sokuto Geri</text:span> – A side of the foot kick, targeting the knee or head.</text:p>
        </text:list-item>
        <text:list-item>
          <text:p text:style-name="P66"><text:span text:style-name="T5">Uchi Uke</text:span> – An inward block used to deflect a punch.</text:p>
        </text:list-item>
        <text:list-item>
          <text:p text:style-name="P66"><text:span text:style-name="T5">Jodan Zuki</text:span> – A high punch, often directed to the face or head.</text:p>
        </text:list-item>
        <text:list-item>
          <text:p text:style-name="P66"><text:span text:style-name="T5">Kansetsu Waza</text:span> – Joint locks used for immobilization.</text:p>
        </text:list-item>
        <text:list-item>
          <text:p text:style-name="P107"><text:span text:style-name="T5">Tobi Geri</text:span> – A jumping kick, often used to surprise an opponent.</text:p>
        </text:list-item>
      </text:list>
      <text:p text:style-name="Standard"><draw:rect text:anchor-type="as-char" style:rel-width="100%" draw:z-index="2" draw:style-name="gr1" draw:text-style-name="P143" svg:width="0.0012in" svg:height="0.0213in"><text:p/></draw:rect></text:p>
      <text:p text:style-name="P139"><text:bookmark text:name="_fum6gsv1dops"/><text:span text:style-name="T3">Kung Fu Techniques (Top 20):</text:span></text:p>
      <text:p text:style-name="P2">Kung Fu (specifically traditional styles like Wing Chun, Shaolin, and others) is known for its wide range of techniques, combining strikes, kicks, blocks, and grapples.</text:p>
      <text:list xml:id="list2320933688" text:style-name="WWNum37">
        <text:list-item>
          <text:p text:style-name="P23"><text:span text:style-name="T5">Wing Chun Punch</text:span> – A quick, straight punch to the centerline, emphasizing speed.</text:p>
        </text:list-item>
        <text:list-item>
          <text:p text:style-name="P67"><text:span text:style-name="T5">Tan Sau</text:span> – A palm-up hand position used for deflecting or striking.</text:p>
        </text:list-item>
        <text:list-item>
          <text:p text:style-name="P67"><text:span text:style-name="T5">Fook Sau</text:span> – A controlling hand position that redirects and deflects incoming strikes.</text:p>
        </text:list-item>
        <text:list-item>
          <text:p text:style-name="P67"><text:span text:style-name="T5">Biu Jee</text:span> – The finger-thrusting technique aimed at eyes or throat.</text:p>
        </text:list-item>
        <text:list-item>
          <text:p text:style-name="P67"><text:span text:style-name="T5">Pak Sau</text:span> – A slapping hand technique used to deflect strikes.</text:p>
        </text:list-item>
        <text:list-item>
          <text:p text:style-name="P67"><text:span text:style-name="T5">Chung Kuen</text:span> – The centerline punch in Wing Chun, emphasizing power and speed.</text:p>
        </text:list-item>
        <text:list-item>
          <text:p text:style-name="P67"><text:span text:style-name="T5">Low Kick (Shaolin Style)</text:span> – A low sweeping kick used to sweep an opponent’s legs.</text:p>
        </text:list-item>
        <text:list-item>
          <text:p text:style-name="P67"><text:span text:style-name="T5">Dragon Fist</text:span> – A curved punch aimed at the opponent’s ribs or head.</text:p>
        </text:list-item>
        <text:list-item>
          <text:p text:style-name="P67"><text:span text:style-name="T5">Fist under Elbow</text:span> – A close-range strike, often used for trapping.</text:p>
        </text:list-item>
        <text:list-item>
          <text:p text:style-name="P67"><text:span text:style-name="T5">Horse Stance (Ma Bu)</text:span> – A strong stance used for stability and powerful strikes.</text:p>
        </text:list-item>
        <text:list-item>
          <text:p text:style-name="P67"><text:span text:style-name="T5">Straight Leg Kick (Tao Fist)</text:span> – A powerful direct kick to the opponent’s head or body.</text:p>
        </text:list-item>
        <text:list-item>
          <text:p text:style-name="P67"><text:span text:style-name="T5">Snake Style Strikes</text:span> – Quick and precise strikes, often targeting pressure points.</text:p>
        </text:list-item>
        <text:list-item>
          <text:p text:style-name="P67"><text:span text:style-name="T5">Crane Beak</text:span> – A palm strike, aiming to weaken or break through defenses.</text:p>
        </text:list-item>
        <text:list-item>
          <text:p text:style-name="P67"><text:span text:style-name="T5">Eagle Claw</text:span> – A grappling technique that focuses on gripping, pinching, and breaking joints.</text:p>
        </text:list-item>
        <text:list-item>
          <text:p text:style-name="P67"><text:span text:style-name="T5">Double Leg Sweep</text:span> – A move to bring the opponent down by sweeping both legs.</text:p>
        </text:list-item>
        <text:list-item>
          <text:p text:style-name="P67"><text:span text:style-name="T5">Iron Palm</text:span> – A striking technique that focuses on hitting with the palms or fists.</text:p>
        </text:list-item>
        <text:list-item>
          <text:p text:style-name="P67"><text:span text:style-name="T5">Flying Kick</text:span> – A dynamic aerial kick often used to disorient an opponent.</text:p>
        </text:list-item>
        <text:list-item>
          <text:p text:style-name="P67"><text:span text:style-name="T5">Tiger Claw</text:span> – A claw-like hand strike used to grab, pinch, or break.</text:p>
        </text:list-item>
        <text:list-item>
          <text:p text:style-name="P67"><text:span text:style-name="T5">Backfist</text:span> – A quick backfist strike to the face or temple.</text:p>
        </text:list-item>
        <text:list-item>
          <text:p text:style-name="P108"><text:span text:style-name="T5">Double Palm Strike</text:span> – A forceful strike to both sides of the opponent’s head or body.</text:p>
        </text:list-item>
      </text:list>
      <text:p text:style-name="Standard"><draw:rect text:anchor-type="as-char" style:rel-width="100%" draw:z-index="3" draw:style-name="gr1" draw:text-style-name="P143" svg:width="0.0012in" svg:height="0.0213in"><text:p/></draw:rect></text:p>
      <text:p text:style-name="P139"><text:bookmark text:name="_s956qidpu2ga"/><text:span text:style-name="T3">Martial Arts Comparison Table (Grappling, Striking, Power Blow Precision):</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text:span text:style-name="T5">Martial Art</text:span></text:p>
          </table:table-cell>
          <table:table-cell table:style-name="Table2.A1" office:value-type="string">
            <text:p text:style-name="P1"><text:span text:style-name="T5">Grappling (Rank/10)</text:span></text:p>
          </table:table-cell>
          <table:table-cell table:style-name="Table2.A1" office:value-type="string">
            <text:p text:style-name="P1"><text:span text:style-name="T5">Striking (Rank/10)</text:span></text:p>
          </table:table-cell>
          <table:table-cell table:style-name="Table2.A1" office:value-type="string">
            <text:p text:style-name="P1"><text:span text:style-name="T5">Power Blow Precision (Rank/10)</text:span></text:p>
          </table:table-cell>
          <table:table-cell table:style-name="Table2.A1" office:value-type="string">
            <text:p text:style-name="P1"><text:span text:style-name="T5">Comments</text:span></text:p>
          </table:table-cell>
        </table:table-row>
        <table:table-row table:style-name="Table2.1">
          <table:table-cell table:style-name="Table2.A1" office:value-type="string">
            <text:p text:style-name="Standard"><text:span text:style-name="T5">Krav Maga</text:span></text:p>
          </table:table-cell>
          <table:table-cell table:style-name="Table2.A1" office:value-type="string">
            <text:p text:style-name="Standard">8/10</text:p>
          </table:table-cell>
          <table:table-cell table:style-name="Table2.A1" office:value-type="string">
            <text:p text:style-name="Standard">10/10</text:p>
          </table:table-cell>
          <table:table-cell table:style-name="Table2.A1" office:value-type="string">
            <text:p text:style-name="Standard">9/10</text:p>
          </table:table-cell>
          <table:table-cell table:style-name="Table2.A1" office:value-type="string">
            <text:p text:style-name="Standard">Focus on practical combat, strikes to vital areas, grappling for self-defense.</text:p>
          </table:table-cell>
        </table:table-row>
        <table:table-row table:style-name="Table2.1">
          <table:table-cell table:style-name="Table2.A1" office:value-type="string">
            <text:p text:style-name="Standard"><text:span text:style-name="T5">Brazilian Jiu-Jitsu</text:span></text:p>
          </table:table-cell>
          <table:table-cell table:style-name="Table2.A1" office:value-type="string">
            <text:p text:style-name="Standard">10/10</text:p>
          </table:table-cell>
          <table:table-cell table:style-name="Table2.A1" office:value-type="string">
            <text:p text:style-name="Standard">4/10</text:p>
          </table:table-cell>
          <table:table-cell table:style-name="Table2.A1" office:value-type="string">
            <text:p text:style-name="Standard">6/10</text:p>
          </table:table-cell>
          <table:table-cell table:style-name="Table2.A1" office:value-type="string">
            <text:p text:style-name="Standard">Excellent ground control and submissions, limited striking.</text:p>
          </table:table-cell>
        </table:table-row>
        <table:table-row table:style-name="Table2.1">
          <table:table-cell table:style-name="Table2.A1" office:value-type="string">
            <text:p text:style-name="Standard"><text:span text:style-name="T5">Muay Thai</text:span></text:p>
          </table:table-cell>
          <table:table-cell table:style-name="Table2.A1" office:value-type="string">
            <text:p text:style-name="Standard">3/10</text:p>
          </table:table-cell>
          <table:table-cell table:style-name="Table2.A1" office:value-type="string">
            <text:p text:style-name="Standard">10/10</text:p>
          </table:table-cell>
          <table:table-cell table:style-name="Table2.A1" office:value-type="string">
            <text:p text:style-name="Standard">9/10</text:p>
          </table:table-cell>
          <table:table-cell table:style-name="Table2.A1" office:value-type="string">
            <text:p text:style-name="Standard">Powerful striking, especially with elbows, knees, and kicks.</text:p>
          </table:table-cell>
        </table:table-row>
        <table:table-row table:style-name="Table2.5">
          <table:table-cell table:style-name="Table2.A1" office:value-type="string">
            <text:p text:style-name="Standard"><text:span text:style-name="T5">Boxing</text:span></text:p>
          </table:table-cell>
          <table:table-cell table:style-name="Table2.A1" office:value-type="string">
            <text:p text:style-name="Standard">2/10</text:p>
          </table:table-cell>
          <table:table-cell table:style-name="Table2.A1" office:value-type="string">
            <text:p text:style-name="Standard">10/10</text:p>
          </table:table-cell>
          <table:table-cell table:style-name="Table2.A1" office:value-type="string">
            <text:p text:style-name="Standard">8/10</text:p>
          </table:table-cell>
          <table:table-cell table:style-name="Table2.A1" office:value-type="string">
            <text:p text:style-name="Standard">Mastery of punches, footwork, and head movement, but limited grappling.</text:p>
          </table:table-cell>
        </table:table-row>
        <table:table-row table:style-name="Table2.1">
          <table:table-cell table:style-name="Table2.A1" office:value-type="string">
            <text:p text:style-name="Standard"><text:span text:style-name="T5">Judo</text:span></text:p>
          </table:table-cell>
          <table:table-cell table:style-name="Table2.A1" office:value-type="string">
            <text:p text:style-name="Standard">9/10</text:p>
          </table:table-cell>
          <table:table-cell table:style-name="Table2.A1" office:value-type="string">
            <text:p text:style-name="Standard">3/10</text:p>
          </table:table-cell>
          <table:table-cell table:style-name="Table2.A1" office:value-type="string">
            <text:p text:style-name="Standard">6/10</text:p>
          </table:table-cell>
          <table:table-cell table:style-name="Table2.A1" office:value-type="string">
            <text:p text:style-name="Standard">Focuses on throws and joint locks with limited striking techniques.</text:p>
          </table:table-cell>
        </table:table-row>
        <table:table-row table:style-name="Table2.1">
          <table:table-cell table:style-name="Table2.A1" office:value-type="string">
            <text:p text:style-name="Standard"><text:span text:style-name="T5">Filipino Martial Arts</text:span></text:p>
          </table:table-cell>
          <table:table-cell table:style-name="Table2.A1" office:value-type="string">
            <text:p text:style-name="Standard">7/10</text:p>
          </table:table-cell>
          <table:table-cell table:style-name="Table2.A1" office:value-type="string">
            <text:p text:style-name="Standard">8/10</text:p>
          </table:table-cell>
          <table:table-cell table:style-name="Table2.A1" office:value-type="string">
            <text:p text:style-name="Standard">8/10</text:p>
          </table:table-cell>
          <table:table-cell table:style-name="Table2.A1" office:value-type="string">
            <text:p text:style-name="Standard">Uses strikes with weapons (sticks, knives) and grappling with disarms.</text:p>
          </table:table-cell>
        </table:table-row>
        <table:table-row table:style-name="Table2.1">
          <table:table-cell table:style-name="Table2.A1" office:value-type="string">
            <text:p text:style-name="Standard"><text:span text:style-name="T5">Sambo</text:span></text:p>
          </table:table-cell>
          <table:table-cell table:style-name="Table2.A1" office:value-type="string">
            <text:p text:style-name="Standard">9/10</text:p>
          </table:table-cell>
          <table:table-cell table:style-name="Table2.A1" office:value-type="string">
            <text:p text:style-name="Standard">6/10</text:p>
          </table:table-cell>
          <table:table-cell table:style-name="Table2.A1" office:value-type="string">
            <text:p text:style-name="Standard">7/10</text:p>
          </table:table-cell>
          <table:table-cell table:style-name="Table2.A1" office:value-type="string">
            <text:p text:style-name="Standard">Strong on grappling and leg locks, with some strikes included.</text:p>
          </table:table-cell>
        </table:table-row>
        <text:soft-page-break/>
        <table:table-row table:style-name="Table2.1">
          <table:table-cell table:style-name="Table2.A1" office:value-type="string">
            <text:p text:style-name="Standard"><text:span text:style-name="T5">Wrestling</text:span></text:p>
          </table:table-cell>
          <table:table-cell table:style-name="Table2.A1" office:value-type="string">
            <text:p text:style-name="Standard">10/10</text:p>
          </table:table-cell>
          <table:table-cell table:style-name="Table2.A1" office:value-type="string">
            <text:p text:style-name="Standard">2/10</text:p>
          </table:table-cell>
          <table:table-cell table:style-name="Table2.A1" office:value-type="string">
            <text:p text:style-name="Standard">6/10</text:p>
          </table:table-cell>
          <table:table-cell table:style-name="Table2.A1" office:value-type="string">
            <text:p text:style-name="Standard">Focus on control, takedowns, and pins with minimal striking.</text:p>
          </table:table-cell>
        </table:table-row>
        <table:table-row table:style-name="Table2.1">
          <table:table-cell table:style-name="Table2.A1" office:value-type="string">
            <text:p text:style-name="Standard"><text:span text:style-name="T5">Silat</text:span></text:p>
          </table:table-cell>
          <table:table-cell table:style-name="Table2.A1" office:value-type="string">
            <text:p text:style-name="Standard">8/10</text:p>
          </table:table-cell>
          <table:table-cell table:style-name="Table2.A1" office:value-type="string">
            <text:p text:style-name="Standard">7/10</text:p>
          </table:table-cell>
          <table:table-cell table:style-name="Table2.A1" office:value-type="string">
            <text:p text:style-name="Standard">8/10</text:p>
          </table:table-cell>
          <table:table-cell table:style-name="Table2.A1" office:value-type="string">
            <text:p text:style-name="Standard">Includes strikes, joint locks, and takedowns, often using weaponry as well.</text:p>
          </table:table-cell>
        </table:table-row>
        <table:table-row table:style-name="Table2.1">
          <table:table-cell table:style-name="Table2.A1" office:value-type="string">
            <text:p text:style-name="Standard"><text:span text:style-name="T5">Kickboxing</text:span></text:p>
          </table:table-cell>
          <table:table-cell table:style-name="Table2.A1" office:value-type="string">
            <text:p text:style-name="Standard">3/10</text:p>
          </table:table-cell>
          <table:table-cell table:style-name="Table2.A1" office:value-type="string">
            <text:p text:style-name="Standard">9/10</text:p>
          </table:table-cell>
          <table:table-cell table:style-name="Table2.A1" office:value-type="string">
            <text:p text:style-name="Standard">7/10</text:p>
          </table:table-cell>
          <table:table-cell table:style-name="Table2.A1" office:value-type="string">
            <text:p text:style-name="Standard">Heavy emphasis on punches and kicks, but limited grappling.</text:p>
          </table:table-cell>
        </table:table-row>
        <table:table-row table:style-name="Table2.5">
          <table:table-cell table:style-name="Table2.A1" office:value-type="string">
            <text:p text:style-name="Standard"><text:span text:style-name="T5">Kalaripayattu</text:span></text:p>
          </table:table-cell>
          <table:table-cell table:style-name="Table2.A1" office:value-type="string">
            <text:p text:style-name="Standard">8/10</text:p>
          </table:table-cell>
          <table:table-cell table:style-name="Table2.A1" office:value-type="string">
            <text:p text:style-name="Standard">9/10</text:p>
          </table:table-cell>
          <table:table-cell table:style-name="Table2.A1" office:value-type="string">
            <text:p text:style-name="Standard">8/10</text:p>
          </table:table-cell>
          <table:table-cell table:style-name="Table2.A1" office:value-type="string">
            <text:p text:style-name="Standard">Combines striking, grappling, and precision blows with fluid, dynamic movements.</text:p>
          </table:table-cell>
        </table:table-row>
        <table:table-row table:style-name="Table2.1">
          <table:table-cell table:style-name="Table2.A1" office:value-type="string">
            <text:p text:style-name="Standard"><text:span text:style-name="T5">Capoeira</text:span></text:p>
          </table:table-cell>
          <table:table-cell table:style-name="Table2.A1" office:value-type="string">
            <text:p text:style-name="Standard">7/10</text:p>
          </table:table-cell>
          <table:table-cell table:style-name="Table2.A1" office:value-type="string">
            <text:p text:style-name="Standard">8/10</text:p>
          </table:table-cell>
          <table:table-cell table:style-name="Table2.A1" office:value-type="string">
            <text:p text:style-name="Standard">7/10</text:p>
          </table:table-cell>
          <table:table-cell table:style-name="Table2.A1" office:value-type="string">
            <text:p text:style-name="Standard">Unique acrobatic movements with fluid striking and evasion techniques.</text:p>
          </table:table-cell>
        </table:table-row>
        <table:table-row table:style-name="Table2.1">
          <table:table-cell table:style-name="Table2.A1" office:value-type="string">
            <text:p text:style-name="Standard"><text:span text:style-name="T5">Karate</text:span></text:p>
          </table:table-cell>
          <table:table-cell table:style-name="Table2.A1" office:value-type="string">
            <text:p text:style-name="Standard">4/10</text:p>
          </table:table-cell>
          <table:table-cell table:style-name="Table2.A1" office:value-type="string">
            <text:p text:style-name="Standard">10/10</text:p>
          </table:table-cell>
          <table:table-cell table:style-name="Table2.A1" office:value-type="string">
            <text:p text:style-name="Standard">8/10</text:p>
          </table:table-cell>
          <table:table-cell table:style-name="Table2.A1" office:value-type="string">
            <text:p text:style-name="Standard">Strong and precise strikes with limited grappling techniques.</text:p>
          </table:table-cell>
        </table:table-row>
        <table:table-row table:style-name="Table2.1">
          <table:table-cell table:style-name="Table2.A1" office:value-type="string">
            <text:p text:style-name="Standard"><text:span text:style-name="T5">Kung Fu</text:span></text:p>
          </table:table-cell>
          <table:table-cell table:style-name="Table2.A1" office:value-type="string">
            <text:p text:style-name="Standard">8/10</text:p>
          </table:table-cell>
          <table:table-cell table:style-name="Table2.A1" office:value-type="string">
            <text:p text:style-name="Standard">9/10</text:p>
          </table:table-cell>
          <table:table-cell table:style-name="Table2.A1" office:value-type="string">
            <text:p text:style-name="Standard">8/10</text:p>
          </table:table-cell>
          <table:table-cell table:style-name="Table2.A1" office:value-type="string">
            <text:p text:style-name="Standard">Combines strikes, kicks, and advanced techniques like trapping and joint locks.</text:p>
          </table:table-cell>
        </table:table-row>
      </table:table>
      <text:p text:style-name="P139"><text:bookmark text:name="_hf8g8kttvhq7"/><text:span text:style-name="T3">Summary:</text:span></text:p>
      <text:list xml:id="list1610921913" text:style-name="WWNum34">
        <text:list-item>
          <text:p text:style-name="P24"><text:span text:style-name="T5">Capoeira</text:span> is unique with its combination of acrobatics and fluid movements.</text:p>
        </text:list-item>
        <text:list-item>
          <text:p text:style-name="P68"><text:span text:style-name="T5">Karate</text:span> excels at powerful, precise striking techniques but lacks in grappling.</text:p>
        </text:list-item>
        <text:list-item>
          <text:p text:style-name="P109"><text:span text:style-name="T5">Kung Fu</text:span> integrates a wide range of strikes and grappling techniques, focusing on versatility in combat.</text:p>
        </text:list-item>
      </text:list>
      <text:p text:style-name="P140"><text:bookmark text:name="_t5gg2xgk9az7"/><text:span text:style-name="T1">You said:</text:span></text:p>
      <text:p text:style-name="Standard">Grappling (Rank/10)<text:tab/>Striking (Rank/10)<text:tab/>Power Blow Precision (Rank/10) DETH SHOTS ND BESNKALARIND GIVEORMULAORCH TECNIQUE FORCIME ANDAPPLETME ND RACTION TIMEOF OPNENTSIN 1/5 H SECONDS OR 1/12 O VENN</text:p>
      <text:p text:style-name="P142"><text:bookmark text:name="_ocw99mc06xpz"/><text:span text:style-name="T2">ChatGPT said:</text:span></text:p>
      <text:p text:style-name="Standard">ChatGPT</text:p>
      <text:p text:style-name="P2">To calculate the effectiveness of martial arts techniques (including <text:span text:style-name="T5">grappling</text:span>, <text:span text:style-name="T5">striking</text:span>, and <text:span text:style-name="T5">power blow precision</text:span>) against an opponent based on <text:span text:style-name="T5">reaction time</text:span> (within 1/5 or 1/12 of a second), we can explore some mathematical principles that combine physics and human biomechanics. Let's break this down for the context of martial arts.</text:p>
      <text:p text:style-name="Standard"><draw:rect text:anchor-type="as-char" style:rel-width="100%" draw:z-index="4" draw:style-name="gr1" draw:text-style-name="P143" svg:width="0.0012in" svg:height="0.0213in"><text:p/></draw:rect></text:p>
      <text:p text:style-name="P139"><text:bookmark text:name="_4hqkah4z8elr"/><text:span text:style-name="T3">Key Concepts:</text:span></text:p>
      <text:list xml:id="list2922150525" text:style-name="WWNum16">
        <text:list-item>
          <text:p text:style-name="P25"><text:span text:style-name="T5">Reaction Time (RT)</text:span>: This is the time it takes for an individual to perceive and respond to a stimulus. The average human reaction time is approximately <text:span text:style-name="T5">0.25 seconds</text:span> (1/4 sec), but it can vary depending on training, attention, and fatigue.</text:p>
        </text:list-item>
        <text:list-item>
          <text:p text:style-name="P69"><text:span text:style-name="T5">Distance and Speed of Techniques</text:span>:</text:p>
          <text:list>
            <text:list-item>
              <text:p text:style-name="P128">Martial arts techniques, such as <text:span text:style-name="T5">punches</text:span>, <text:span text:style-name="T5">kicks</text:span>, and <text:span text:style-name="T5">grappling</text:span>, all have a <text:span text:style-name="T5">velocity</text:span> (speed) associated with them. The faster the technique, the less time the opponent has to react.</text:p>
            </text:list-item>
            <text:list-item>
              <text:p text:style-name="P128">The <text:span text:style-name="T5">distance</text:span> between the practitioner and the opponent also plays a significant role. Closer distances mean less time for the opponent to react.</text:p>
            </text:list-item>
          </text:list>
        </text:list-item>
        <text:list-item>
          <text:p text:style-name="P69"><text:span text:style-name="T5">Force and Impact</text:span>:</text:p>
          <text:list>
            <text:list-item>
              <text:p text:style-name="P128">The effectiveness of a technique depends not only on the <text:span text:style-name="T5">speed</text:span> but also on the <text:span text:style-name="T5">force</text:span> generated. Force = Mass × Acceleration (F = ma).</text:p>
            </text:list-item>
            <text:list-item>
              <text:p text:style-name="P134"><text:span text:style-name="T5">Kinetic energy</text:span> (KE = 1/2 mv²) is crucial for strikes to be effective. Greater velocity of strikes means greater energy, which leads to higher chances of causing damage (e.g., knockouts or incapacitation).</text:p>
            </text:list-item>
          </text:list>
        </text:list-item>
      </text:list>
      <text:p text:style-name="Standard"><draw:rect text:anchor-type="as-char" style:rel-width="100%" draw:z-index="5" draw:style-name="gr1" draw:text-style-name="P143" svg:width="0.0012in" svg:height="0.0213in"><text:p/></draw:rect></text:p>
      <text:p text:style-name="P139"><text:bookmark text:name="_hr8vhz3s6mi3"/><text:span text:style-name="T3">Approach to Formula for Grappling, Striking, and Power Blow Precision:</text:span></text:p>
      <text:p text:style-name="P2">We'll approach this with a <text:span text:style-name="T5">simplified physics model</text:span> and <text:span text:style-name="T5">reaction time</text:span> consideration.</text:p>
      <text:p text:style-name="P141"><text:bookmark text:name="_fye7snahq6xp"/><text:span text:style-name="T4">Formula:</text:span></text:p>
      <text:list xml:id="list1258435321" text:style-name="WWNum15">
        <text:list-item>
          <text:p text:style-name="P26"><text:span text:style-name="T5">Reaction Time Formula</text:span> (RT): Time = Distance / Speed</text:p>
        </text:list-item>
        <text:list-item>
          <text:p text:style-name="P70">If we know the <text:span text:style-name="T5">speed of the strike</text:span> or <text:span text:style-name="T5">grappling movement</text:span> and the <text:span text:style-name="T5">distance</text:span> between the two fighters, we can calculate the time it takes for the move to reach the opponent.</text:p>
        </text:list-item>
        <text:list-item>
          <text:p text:style-name="P110">To determine if a strike or grappling technique is effective, we need to compare this <text:span text:style-name="T5">reaction time (RT)</text:span> with the <text:span text:style-name="T5">human reaction time</text:span> (e.g., 1/5 seconds or 1/12 seconds).</text:p>
        </text:list-item>
      </text:list>
      <text:p text:style-name="P140"><text:bookmark text:name="_5sozo2a7u4ru"/><text:span text:style-name="T1">For Striking/Power Blow Precision:</text:span></text:p>
      <text:list xml:id="list3333130387" text:style-name="WWNum13">
        <text:list-item>
          <text:p text:style-name="P27"><text:span text:style-name="T5">Speed of Strike (v)</text:span>: The velocity of the punch/kick can be estimated (for example, <text:span text:style-name="T5">punching speed</text:span> can reach 8-10 m/s in elite martial artists).</text:p>
        </text:list-item>
        <text:list-item>
          <text:p text:style-name="P71"><text:span text:style-name="T5">Distance (d)</text:span>: The average distance between the fighter's hand/foot and the opponent’s body.</text:p>
          <text:list>
            <text:list-item>
              <text:p text:style-name="P129">Example: If a punch is thrown from a distance of 1 meter, we calculate the time it will take to hit the opponent:</text:p>
            </text:list-item>
          </text:list>
        </text:list-item>
        <text:list-item>
          <text:p text:style-name="P111">Reaction Time(RT)=DistanceSpeed=1 m10 m/s=0.1 seconds\text{Reaction Time} (RT) = \frac{\text{Distance}}{\text{Speed}} = \frac{1 \, \text{m}}{10 \, \text{m/s}} = 0.1 \, \text{seconds}Reaction Time(RT)=SpeedDistance​=10m/s1m​=0.1seconds This is much quicker than the average human reaction time (0.25 seconds), suggesting a <text:span text:style-name="T5">fast punch</text:span> can hit before an opponent reacts.</text:p>
        </text:list-item>
      </text:list>
      <text:p text:style-name="P140"><text:bookmark text:name="_7diy394tw924"/><text:span text:style-name="T1">For Grappling:</text:span></text:p>
      <text:p text:style-name="P2">Grappling involves different dynamics since <text:span text:style-name="T5">distance</text:span> can vary greatly (from 0 to close-quarters). The <text:span text:style-name="T5">speed</text:span> of the grappling movement or submission will depend on the skill of the practitioner and the opponent’s resistance.</text:p>
      <text:list xml:id="list41363909" text:style-name="WWNum43">
        <text:list-item>
          <text:p text:style-name="P28"><text:span text:style-name="T5">Speed of Grappling</text:span>: This could vary depending on the technique (e.g., a <text:span text:style-name="T5">double-leg takedown</text:span> might take 0.5-1 second).</text:p>
        </text:list-item>
        <text:list-item>
          <text:p text:style-name="P112"><text:span text:style-name="T5">Force of Submission</text:span>: When grappling, the speed and force of a <text:span text:style-name="T5">joint lock</text:span> or <text:span text:style-name="T5">choke</text:span> (such as a <text:span text:style-name="T5">rear-naked choke</text:span>) are key. If the lock is applied efficiently, it might take only a few seconds for an opponent to tap out or become incapacitated.</text:p>
        </text:list-item>
      </text:list>
      <text:p text:style-name="Standard"><draw:rect text:anchor-type="as-char" style:rel-width="100%" draw:z-index="6" draw:style-name="gr1" draw:text-style-name="P143" svg:width="0.0012in" svg:height="0.0213in"><text:p/></draw:rect></text:p>
      <text:p text:style-name="P139"><text:bookmark text:name="_lfnn7hjs9unn"/><text:span text:style-name="T3">Effective Martial Arts Techniques in Extreme Reaction Time Scenarios (1/5 seconds or 1/12 of a second):</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text:span text:style-name="T5">Martial Art</text:span></text:p>
          </table:table-cell>
          <table:table-cell table:style-name="Table3.A1" office:value-type="string">
            <text:p text:style-name="P1"><text:span text:style-name="T5">Grappling Techniques (Rank)</text:span></text:p>
          </table:table-cell>
          <table:table-cell table:style-name="Table3.A1" office:value-type="string">
            <text:p text:style-name="P1"><text:span text:style-name="T5">Striking Techniques (Rank)</text:span></text:p>
          </table:table-cell>
          <table:table-cell table:style-name="Table3.A1" office:value-type="string">
            <text:p text:style-name="P1"><text:span text:style-name="T5">Power Blow Precision (Rank)</text:span></text:p>
          </table:table-cell>
          <table:table-cell table:style-name="Table3.A1" office:value-type="string">
            <text:p text:style-name="P1"><text:span text:style-name="T5">Formula for Effectiveness</text:span></text:p>
          </table:table-cell>
        </table:table-row>
        <table:table-row table:style-name="Table3.2">
          <table:table-cell table:style-name="Table3.A1" office:value-type="string">
            <text:p text:style-name="Standard"><text:span text:style-name="T5">Krav Maga</text:span></text:p>
          </table:table-cell>
          <table:table-cell table:style-name="Table3.A1" office:value-type="string">
            <text:p text:style-name="Standard"><text:span text:style-name="T5">Chokeholds</text:span>, <text:span text:style-name="T5">Joint Locks</text:span> (8/10)</text:p>
          </table:table-cell>
          <table:table-cell table:style-name="Table3.A1" office:value-type="string">
            <text:p text:style-name="Standard"><text:span text:style-name="T5">Groin Strikes</text:span>, <text:span text:style-name="T5">Eye Gouges</text:span>, <text:span text:style-name="T5">Knee Strikes</text:span> (10/10)</text:p>
          </table:table-cell>
          <table:table-cell table:style-name="Table3.A1" office:value-type="string">
            <text:p text:style-name="Standard"><text:span text:style-name="T5">Punches to Vital Points</text:span>, <text:span text:style-name="T5">Elbow Strikes</text:span> (9/10)</text:p>
          </table:table-cell>
          <table:table-cell table:style-name="Table3.A1" office:value-type="string">
            <text:p text:style-name="Standard">Speed + Power = High Efficiency due to fast decision-making.</text:p>
          </table:table-cell>
        </table:table-row>
        <table:table-row table:style-name="Table3.3">
          <table:table-cell table:style-name="Table3.A1" office:value-type="string">
            <text:p text:style-name="Standard"><text:span text:style-name="T5">Brazilian Jiu-Jitsu</text:span></text:p>
          </table:table-cell>
          <table:table-cell table:style-name="Table3.A1" office:value-type="string">
            <text:p text:style-name="Standard"><text:span text:style-name="T5">Armbar</text:span>, <text:span text:style-name="T5">Triangle Choke</text:span>, <text:span text:style-name="T5">Omoplata</text:span> (10/10)</text:p>
          </table:table-cell>
          <table:table-cell table:style-name="Table3.A1" office:value-type="string">
            <text:p text:style-name="Standard"><text:span text:style-name="T5">Limited Strikes</text:span>, mainly elbows or knees (4/10)</text:p>
          </table:table-cell>
          <table:table-cell table:style-name="Table3.A1" office:value-type="string">
            <text:p text:style-name="Standard"><text:span text:style-name="T5">Elbow/Forearm Strikes</text:span> (6/10)</text:p>
          </table:table-cell>
          <table:table-cell table:style-name="Table3.A1" office:value-type="string">
            <text:p text:style-name="Standard">Close-range grappling gives BJJ an edge when opponent is caught off guard.</text:p>
          </table:table-cell>
        </table:table-row>
        <table:table-row table:style-name="Table3.3">
          <table:table-cell table:style-name="Table3.A1" office:value-type="string">
            <text:p text:style-name="Standard"><text:span text:style-name="T5">Muay Thai</text:span></text:p>
          </table:table-cell>
          <table:table-cell table:style-name="Table3.A1" office:value-type="string">
            <text:p text:style-name="Standard"><text:span text:style-name="T5">Clinches</text:span>, <text:span text:style-name="T5">Knee Strikes</text:span> (3/10)</text:p>
          </table:table-cell>
          <table:table-cell table:style-name="Table3.A1" office:value-type="string">
            <text:p text:style-name="Standard"><text:span text:style-name="T5">Roundhouse Kicks</text:span>, <text:span text:style-name="T5">Elbows</text:span> (10/10)</text:p>
          </table:table-cell>
          <table:table-cell table:style-name="Table3.A1" office:value-type="string">
            <text:p text:style-name="Standard"><text:span text:style-name="T5">Powerful Elbow and Knee Strikes</text:span> (9/10)</text:p>
          </table:table-cell>
          <table:table-cell table:style-name="Table3.A1" office:value-type="string">
            <text:p text:style-name="Standard">Speed of attack and high force make Muay Thai devastating at close range.</text:p>
          </table:table-cell>
        </table:table-row>
        <table:table-row table:style-name="Table3.5">
          <table:table-cell table:style-name="Table3.A1" office:value-type="string">
            <text:p text:style-name="Standard"><text:span text:style-name="T5">Boxing</text:span></text:p>
          </table:table-cell>
          <table:table-cell table:style-name="Table3.A1" office:value-type="string">
            <text:p text:style-name="Standard"><text:span text:style-name="T5">Limited Grappling</text:span> (2/10)</text:p>
          </table:table-cell>
          <table:table-cell table:style-name="Table3.A1" office:value-type="string">
            <text:p text:style-name="Standard"><text:span text:style-name="T5">Jabs</text:span>, <text:span text:style-name="T5">Crosses</text:span>, <text:span text:style-name="T5">Hooks</text:span>, <text:span text:style-name="T5">Uppercuts</text:span> (10/10)</text:p>
          </table:table-cell>
          <table:table-cell table:style-name="Table3.A1" office:value-type="string">
            <text:p text:style-name="Standard"><text:span text:style-name="T5">Cross to Head</text:span>, <text:span text:style-name="T5">Uppercut</text:span> (8/10)</text:p>
          </table:table-cell>
          <table:table-cell table:style-name="Table3.A1" office:value-type="string">
            <text:p text:style-name="Standard">Boxers excel in quick strikes, often landing before the opponent can react.</text:p>
          </table:table-cell>
        </table:table-row>
        <table:table-row table:style-name="Table3.5">
          <table:table-cell table:style-name="Table3.A1" office:value-type="string">
            <text:p text:style-name="Standard"><text:span text:style-name="T5">Judo</text:span></text:p>
          </table:table-cell>
          <table:table-cell table:style-name="Table3.A1" office:value-type="string">
            <text:p text:style-name="Standard"><text:span text:style-name="T5">Uchi Mata</text:span>, <text:span text:style-name="T5">Seoi Nage</text:span> (9/10)</text:p>
          </table:table-cell>
          <table:table-cell table:style-name="Table3.A1" office:value-type="string">
            <text:p text:style-name="Standard"><text:span text:style-name="T5">Limited Striking</text:span> (3/10)</text:p>
          </table:table-cell>
          <table:table-cell table:style-name="Table3.A1" office:value-type="string">
            <text:p text:style-name="Standard"><text:span text:style-name="T5">Takedowns for Power</text:span> (6/10)</text:p>
          </table:table-cell>
          <table:table-cell table:style-name="Table3.A1" office:value-type="string">
            <text:p text:style-name="Standard">Judo’s throws are quick and effective, surprising opponents at close range.</text:p>
          </table:table-cell>
        </table:table-row>
        <table:table-row table:style-name="Table3.5">
          <table:table-cell table:style-name="Table3.A1" office:value-type="string">
            <text:p text:style-name="Standard"><text:span text:style-name="T5">Filipino Martial Arts</text:span></text:p>
          </table:table-cell>
          <table:table-cell table:style-name="Table3.A1" office:value-type="string">
            <text:p text:style-name="Standard"><text:span text:style-name="T5">Disarm Techniques</text:span>, <text:span text:style-name="T5">Joint Locks</text:span> (7/10)</text:p>
          </table:table-cell>
          <table:table-cell table:style-name="Table3.A1" office:value-type="string">
            <text:p text:style-name="Standard"><text:span text:style-name="T5">Stabbing/Slashing Strikes</text:span> (8/10)</text:p>
          </table:table-cell>
          <table:table-cell table:style-name="Table3.A1" office:value-type="string">
            <text:p text:style-name="Standard"><text:span text:style-name="T5">Weapon Strikes</text:span> (8/10)</text:p>
          </table:table-cell>
          <table:table-cell table:style-name="Table3.A1" office:value-type="string">
            <text:p text:style-name="Standard">FMA's weapon techniques outpace unarmed combat, especially in surprise attacks.</text:p>
          </table:table-cell>
        </table:table-row>
        <table:table-row table:style-name="Table3.5">
          <table:table-cell table:style-name="Table3.A1" office:value-type="string">
            <text:p text:style-name="Standard"><text:span text:style-name="T5">Sambo</text:span></text:p>
          </table:table-cell>
          <table:table-cell table:style-name="Table3.A1" office:value-type="string">
            <text:p text:style-name="Standard"><text:span text:style-name="T5">Leg Locks</text:span>, <text:span text:style-name="T5">Arm Bars</text:span> (9/10)</text:p>
          </table:table-cell>
          <table:table-cell table:style-name="Table3.A1" office:value-type="string">
            <text:p text:style-name="Standard"><text:span text:style-name="T5">Strikes to Vulnerable Areas</text:span> (6/10)</text:p>
          </table:table-cell>
          <table:table-cell table:style-name="Table3.A1" office:value-type="string">
            <text:p text:style-name="Standard"><text:span text:style-name="T5">Kicks</text:span> (7/10)</text:p>
          </table:table-cell>
          <table:table-cell table:style-name="Table3.A1" office:value-type="string">
            <text:p text:style-name="Standard">Grappling and submission speed are a huge advantage in surprise submissions.</text:p>
          </table:table-cell>
        </table:table-row>
        <table:table-row table:style-name="Table3.3">
          <table:table-cell table:style-name="Table3.A1" office:value-type="string">
            <text:p text:style-name="Standard"><text:span text:style-name="T5">Wrestling</text:span></text:p>
          </table:table-cell>
          <table:table-cell table:style-name="Table3.A1" office:value-type="string">
            <text:p text:style-name="Standard"><text:span text:style-name="T5">Takedowns</text:span>, <text:span text:style-name="T5">Pins</text:span> (10/10)</text:p>
          </table:table-cell>
          <table:table-cell table:style-name="Table3.A1" office:value-type="string">
            <text:p text:style-name="Standard"><text:span text:style-name="T5">Minimal Striking</text:span> (2/10)</text:p>
          </table:table-cell>
          <table:table-cell table:style-name="Table3.A1" office:value-type="string">
            <text:p text:style-name="Standard"><text:span text:style-name="T5">Takedown to Pin Precision</text:span> (6/10)</text:p>
          </table:table-cell>
          <table:table-cell table:style-name="Table3.A1" office:value-type="string">
            <text:p text:style-name="Standard">Wrestlers’ takedowns are difficult to counter, giving them control.</text:p>
          </table:table-cell>
        </table:table-row>
        <table:table-row table:style-name="Table3.3">
          <table:table-cell table:style-name="Table3.A1" office:value-type="string">
            <text:p text:style-name="Standard"><text:span text:style-name="T5">Silat</text:span></text:p>
          </table:table-cell>
          <table:table-cell table:style-name="Table3.A1" office:value-type="string">
            <text:p text:style-name="Standard"><text:span text:style-name="T5">Joint Locks</text:span>, <text:span text:style-name="T5">Sweeps</text:span> (8/10)</text:p>
          </table:table-cell>
          <table:table-cell table:style-name="Table3.A1" office:value-type="string">
            <text:p text:style-name="Standard"><text:span text:style-name="T5">Strikes with Hands/Feet</text:span>, <text:span text:style-name="T5">Elbows</text:span> (7/10)</text:p>
          </table:table-cell>
          <table:table-cell table:style-name="Table3.A1" office:value-type="string">
            <text:p text:style-name="Standard"><text:span text:style-name="T5">Strikes to Head/Throat</text:span> (8/10)</text:p>
          </table:table-cell>
          <table:table-cell table:style-name="Table3.A1" office:value-type="string">
            <text:p text:style-name="Standard">Silat combines quick strikes with grappling, perfect for fast reaction times.</text:p>
          </table:table-cell>
        </table:table-row>
        <table:table-row table:style-name="Table3.5">
          <table:table-cell table:style-name="Table3.A1" office:value-type="string">
            <text:p text:style-name="Standard"><text:span text:style-name="T5">Kickboxing</text:span></text:p>
          </table:table-cell>
          <table:table-cell table:style-name="Table3.A1" office:value-type="string">
            <text:p text:style-name="Standard"><text:span text:style-name="T5">Minimal Grappling</text:span> (3/10)</text:p>
          </table:table-cell>
          <table:table-cell table:style-name="Table3.A1" office:value-type="string">
            <text:p text:style-name="Standard"><text:span text:style-name="T5">Leg Kicks</text:span>, <text:span text:style-name="T5">Body Kicks</text:span> (9/10)</text:p>
          </table:table-cell>
          <table:table-cell table:style-name="Table3.A1" office:value-type="string">
            <text:p text:style-name="Standard"><text:span text:style-name="T5">Head Kicks</text:span>, <text:span text:style-name="T5">Power Punches</text:span> (7/10)</text:p>
          </table:table-cell>
          <table:table-cell table:style-name="Table3.A1" office:value-type="string">
            <text:p text:style-name="Standard">Kickboxing is effective when the opponent is at distance, with powerful leg kicks.</text:p>
          </table:table-cell>
        </table:table-row>
        <table:table-row table:style-name="Table3.3">
          <table:table-cell table:style-name="Table3.A1" office:value-type="string">
            <text:p text:style-name="Standard"><text:span text:style-name="T5">Kalaripayattu</text:span></text:p>
          </table:table-cell>
          <table:table-cell table:style-name="Table3.A1" office:value-type="string">
            <text:p text:style-name="Standard"><text:span text:style-name="T5">Throws</text:span>, <text:span text:style-name="T5">Locks</text:span>, <text:span text:style-name="T5">Chokes</text:span> (8/10)</text:p>
          </table:table-cell>
          <table:table-cell table:style-name="Table3.A1" office:value-type="string">
            <text:p text:style-name="Standard"><text:span text:style-name="T5">High Kicks</text:span>, <text:span text:style-name="T5">Elbow Strikes</text:span> (9/10)</text:p>
          </table:table-cell>
          <table:table-cell table:style-name="Table3.A1" office:value-type="string">
            <text:p text:style-name="Standard"><text:span text:style-name="T5">Powerful Kicks to the Head</text:span> (8/10)</text:p>
          </table:table-cell>
          <table:table-cell table:style-name="Table3.A1" office:value-type="string">
            <text:p text:style-name="Standard">Kalaripayattu blends rapid strikes and precise grappling, fast and effective.</text:p>
          </table:table-cell>
        </table:table-row>
        <table:table-row table:style-name="Table3.13">
          <table:table-cell table:style-name="Table3.A1" office:value-type="string">
            <text:p text:style-name="Standard"><text:span text:style-name="T5">Capoeira</text:span></text:p>
          </table:table-cell>
          <table:table-cell table:style-name="Table3.A1" office:value-type="string">
            <text:p text:style-name="Standard"><text:span text:style-name="T5">Sweeps</text:span>, <text:span text:style-name="T5">Leg Locks</text:span> (7/10)</text:p>
          </table:table-cell>
          <table:table-cell table:style-name="Table3.A1" office:value-type="string">
            <text:p text:style-name="Standard"><text:span text:style-name="T5">Acrobatic Kicks</text:span> (8/10)</text:p>
          </table:table-cell>
          <table:table-cell table:style-name="Table3.A1" office:value-type="string">
            <text:p text:style-name="Standard"><text:span text:style-name="T5">Martelo (Hammer Kicks)</text:span> (7/10)</text:p>
          </table:table-cell>
          <table:table-cell table:style-name="Table3.A1" office:value-type="string">
            <text:p text:style-name="Standard">Capoeira’s unpredictable movements are hard to counter within tight reaction windows.</text:p>
          </table:table-cell>
        </table:table-row>
        <table:table-row table:style-name="Table3.3">
          <table:table-cell table:style-name="Table3.A1" office:value-type="string">
            <text:p text:style-name="Standard"><text:span text:style-name="T5">Karate</text:span></text:p>
          </table:table-cell>
          <table:table-cell table:style-name="Table3.A1" office:value-type="string">
            <text:p text:style-name="Standard"><text:span text:style-name="T5">Joint Locks</text:span>, <text:span text:style-name="T5">Takedowns</text:span> (4/10)</text:p>
          </table:table-cell>
          <table:table-cell table:style-name="Table3.A1" office:value-type="string">
            <text:p text:style-name="Standard"><text:span text:style-name="T5">Karate Kicks</text:span>, <text:span text:style-name="T5">Kicks to Head</text:span> (10/10)</text:p>
          </table:table-cell>
          <table:table-cell table:style-name="Table3.A1" office:value-type="string">
            <text:p text:style-name="Standard"><text:span text:style-name="T5">Precision Strikes to Vital Points</text:span> (8/10)</text:p>
          </table:table-cell>
          <table:table-cell table:style-name="Table3.A1" office:value-type="string">
            <text:p text:style-name="Standard">Karate's clean and precise strikes allow it to exploit openings in tight timing.</text:p>
          </table:table-cell>
        </table:table-row>
        <table:table-row table:style-name="Table3.3">
          <table:table-cell table:style-name="Table3.A1" office:value-type="string">
            <text:p text:style-name="Standard"><text:span text:style-name="T5">Kung Fu</text:span></text:p>
          </table:table-cell>
          <table:table-cell table:style-name="Table3.A1" office:value-type="string">
            <text:p text:style-name="Standard"><text:span text:style-name="T5">Joint Locks</text:span>, <text:span text:style-name="T5">Kicks</text:span> (8/10)</text:p>
          </table:table-cell>
          <table:table-cell table:style-name="Table3.A1" office:value-type="string">
            <text:p text:style-name="Standard"><text:span text:style-name="T5">Quick Punches</text:span>, <text:span text:style-name="T5">Elbow Strikes</text:span> (9/10)</text:p>
          </table:table-cell>
          <table:table-cell table:style-name="Table3.A1" office:value-type="string">
            <text:p text:style-name="Standard"><text:span text:style-name="T5">Precision Palm Strikes</text:span> (8/10)</text:p>
          </table:table-cell>
          <table:table-cell table:style-name="Table3.A1" office:value-type="string">
            <text:p text:style-name="Standard">Kung Fu’s fluid techniques excel when exploiting small windows of opportunity.</text:p>
          </table:table-cell>
        </table:table-row>
      </table:table>
      <text:p text:style-name="Standard"><draw:rect text:anchor-type="as-char" style:rel-width="100%" draw:z-index="7" draw:style-name="gr1" draw:text-style-name="P143" svg:width="0.0012in" svg:height="0.0213in"><text:p/></draw:rect></text:p>
      <text:p text:style-name="P139"><text:bookmark text:name="_mn62jb1zr16e"/><text:span text:style-name="T3">Formula for Effectiveness in Reaction Time (1/5 seconds or 1/12 seconds):</text:span></text:p>
      <text:list xml:id="list256712509" text:style-name="WWNum32">
        <text:list-item>
          <text:p text:style-name="P29"><text:span text:style-name="T5">Effective Reaction Time (ERT)</text:span>:<text:line-break/>ERT=DistanceSpeed of Technique\text{ERT} = \frac{\text{Distance}}{\text{Speed of Technique}}ERT=Speed of TechniqueDistance​ For a strike that needs to be executed in <text:span text:style-name="T5">1/5th of a second (0.2 seconds)</text:span> or <text:span text:style-name="T5">1/12th of a second</text:span>, the technique’s speed must be faster than the opponent’s ability to react.</text:p>
        </text:list-item>
        <text:list-item>
          <text:p text:style-name="P113"><text:span text:style-name="T5">Force Calculation for Impact</text:span>:<text:line-break/>F=m×aF = m \times aF=m×a (where <text:span text:style-name="T6">m</text:span> is mass and <text:span text:style-name="T6">a</text:span> is acceleration)<text:line-break/>For a knockout punch or powerful strike to work effectively within a short reaction time, the force must exceed the opponent’s ability to block or absorb the hit. This can be achieved by practicing fast movements (speed training), improving muscle strength, and enhancing power generation (punch/kick technique).</text:p>
        </text:list-item>
      </text:list>
      <text:p text:style-name="P140"><text:bookmark text:name="_8xosbpy3dpzg"/><text:span text:style-name="T1">You said:</text:span></text:p>
      <text:p text:style-name="Standard">NOW IVE THE FOMULA IN TABLE FORMFOR AL MARTIAL ARTSIMPORTNRT TEXHNIQUESIN GAPLIG,STIKNG,KO PWE BLOW</text:p>
      <text:p text:style-name="P142"><text:bookmark text:name="_s23f6ndhtpe6"/><text:span text:style-name="T2">ChatGPT said:</text:span></text:p>
      <text:p text:style-name="Standard">ChatGPT</text:p>
      <text:p text:style-name="P2">Here’s a detailed table with formulas for <text:span text:style-name="T5">important techniques</text:span> in <text:span text:style-name="T5">grappling</text:span>, <text:span text:style-name="T5">striking</text:span>, and <text:span text:style-name="T5">power blow precision</text:span> for various martial arts. The formulas are designed to help calculate the <text:span text:style-name="T5">reaction time</text:span> and <text:span text:style-name="T5">force</text:span> of specific techniques, accounting for variables like <text:span text:style-name="T5">distance</text:span>, <text:span text:style-name="T5">speed</text:span>, and <text:span text:style-name="T5">mass</text:span>.</text:p>
      <text:p text:style-name="Standard"><draw:rect text:anchor-type="as-char" style:rel-width="100%" draw:z-index="8" draw:style-name="gr1" draw:text-style-name="P143" svg:width="0.0012in" svg:height="0.0213in"><text:p/></draw:rect></text:p>
      <text:p text:style-name="P139"><text:bookmark text:name="_6m49d04lfbw"/><text:span text:style-name="T3">Martial Arts Techniques Table: Grappling, Striking, and Power Blow Precision</text:span></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1"><text:span text:style-name="T5">Martial Art</text:span></text:p>
          </table:table-cell>
          <table:table-cell table:style-name="Table4.A1" office:value-type="string">
            <text:p text:style-name="P1"><text:span text:style-name="T5">Technique</text:span></text:p>
          </table:table-cell>
          <table:table-cell table:style-name="Table4.A1" office:value-type="string">
            <text:p text:style-name="P1"><text:span text:style-name="T5">Type</text:span></text:p>
          </table:table-cell>
          <table:table-cell table:style-name="Table4.A1" office:value-type="string">
            <text:p text:style-name="P1"><text:span text:style-name="T5">Formula for Effectiveness (Reaction Time/Force)</text:span></text:p>
          </table:table-cell>
          <table:table-cell table:style-name="Table4.A1" office:value-type="string">
            <text:p text:style-name="P1"><text:span text:style-name="T5">Comments</text:span></text:p>
          </table:table-cell>
        </table:table-row>
        <table:table-row table:style-name="Table4.2">
          <table:table-cell table:style-name="Table4.A1" office:value-type="string">
            <text:p text:style-name="Standard"><text:span text:style-name="T5">Krav Maga</text:span></text:p>
          </table:table-cell>
          <table:table-cell table:style-name="Table4.A1" office:value-type="string">
            <text:p text:style-name="Standard"><text:span text:style-name="T5">Groin Strike</text:span></text:p>
          </table:table-cell>
          <table:table-cell table:style-name="Table4.A1" office:value-type="string">
            <text:p text:style-name="Standard">Striking</text:p>
          </table:table-cell>
          <table:table-cell table:style-name="Table4.A1" office:value-type="string">
            <text:p text:style-name="Standard">ERT=1 m10 m/s=0.1 sERT = \frac{1 \, \text{m}}{10 \, \text{m/s}} = 0.1 \, \text{s}ERT=10m/s1m​=0.1s</text:p>
          </table:table-cell>
          <table:table-cell table:style-name="Table4.A1" office:value-type="string">
            <text:p text:style-name="Standard">Quick strike aimed at a vulnerable area, fast reaction time.</text:p>
          </table:table-cell>
        </table:table-row>
        <table:table-row table:style-name="Table4.3">
          <table:table-cell table:style-name="Table4.A1" office:value-type="string">
            <text:p text:style-name="Standard"/>
          </table:table-cell>
          <table:table-cell table:style-name="Table4.A1" office:value-type="string">
            <text:p text:style-name="Standard"><text:span text:style-name="T5">Chokehold</text:span></text:p>
          </table:table-cell>
          <table:table-cell table:style-name="Table4.A1" office:value-type="string">
            <text:p text:style-name="Standard">Grappling</text:p>
          </table:table-cell>
          <table:table-cell table:style-name="Table4.A1" office:value-type="string">
            <text:p text:style-name="Standard">F=m×a (Powertosubmitopponent)F = m \times a \, (Power to submit opponent)F=m×a(Powertosubmitopponent)</text:p>
          </table:table-cell>
          <table:table-cell table:style-name="Table4.A1" office:value-type="string">
            <text:p text:style-name="Standard">Applied quickly, effective for immobilization.</text:p>
          </table:table-cell>
        </table:table-row>
        <table:table-row table:style-name="Table4.2">
          <table:table-cell table:style-name="Table4.A1" office:value-type="string">
            <text:p text:style-name="Standard"/>
          </table:table-cell>
          <table:table-cell table:style-name="Table4.A1" office:value-type="string">
            <text:p text:style-name="Standard"><text:span text:style-name="T5">Elbow Strike</text:span></text:p>
          </table:table-cell>
          <table:table-cell table:style-name="Table4.A1" office:value-type="string">
            <text:p text:style-name="Standard">Striking</text:p>
          </table:table-cell>
          <table:table-cell table:style-name="Table4.A1" office:value-type="string">
            <text:p text:style-name="Standard">F=12mv2 (Impactforce)F = \frac{1}{2} m v^2 \, (Impact force)F=21​mv2(Impactforce)</text:p>
          </table:table-cell>
          <table:table-cell table:style-name="Table4.A1" office:value-type="string">
            <text:p text:style-name="Standard">High power blow that takes little time to execute at close range.</text:p>
          </table:table-cell>
        </table:table-row>
        <table:table-row table:style-name="Table4.5">
          <table:table-cell table:style-name="Table4.A1" office:value-type="string">
            <text:p text:style-name="Standard"><text:span text:style-name="T5">Brazilian Jiu-Jitsu</text:span></text:p>
          </table:table-cell>
          <table:table-cell table:style-name="Table4.A1" office:value-type="string">
            <text:p text:style-name="Standard"><text:span text:style-name="T5">Armbar</text:span></text:p>
          </table:table-cell>
          <table:table-cell table:style-name="Table4.A1" office:value-type="string">
            <text:p text:style-name="Standard">Grappling</text:p>
          </table:table-cell>
          <table:table-cell table:style-name="Table4.A1" office:value-type="string">
            <text:p text:style-name="Standard">F=m×a (Jointlockforce)F = m \times a \, (Joint lock force)F=m×a(Jointlockforce)</text:p>
          </table:table-cell>
          <table:table-cell table:style-name="Table4.A1" office:value-type="string">
            <text:p text:style-name="Standard">Takes advantage of body mechanics for quick submission.</text:p>
          </table:table-cell>
        </table:table-row>
        <table:table-row table:style-name="Table4.2">
          <table:table-cell table:style-name="Table4.A1" office:value-type="string">
            <text:p text:style-name="Standard"/>
          </table:table-cell>
          <table:table-cell table:style-name="Table4.A1" office:value-type="string">
            <text:p text:style-name="Standard"><text:span text:style-name="T5">Triangle Choke</text:span></text:p>
          </table:table-cell>
          <table:table-cell table:style-name="Table4.A1" office:value-type="string">
            <text:p text:style-name="Standard">Grappling</text:p>
          </table:table-cell>
          <table:table-cell table:style-name="Table4.A1" office:value-type="string">
            <text:p text:style-name="Standard">ERT=1 m2 m/s=0.5 sERT = \frac{1 \, \text{m}}{2 \, \text{m/s}} = 0.5 \, \text{s}ERT=2m/s1m​=0.5s</text:p>
          </table:table-cell>
          <table:table-cell table:style-name="Table4.A1" office:value-type="string">
            <text:p text:style-name="Standard">Quick submission lock, effective at short distances.</text:p>
          </table:table-cell>
        </table:table-row>
        <table:table-row table:style-name="Table4.2">
          <table:table-cell table:style-name="Table4.A1" office:value-type="string">
            <text:p text:style-name="Standard"/>
          </table:table-cell>
          <table:table-cell table:style-name="Table4.A1" office:value-type="string">
            <text:p text:style-name="Standard"><text:span text:style-name="T5">Elbow/Forearm Strike</text:span></text:p>
          </table:table-cell>
          <table:table-cell table:style-name="Table4.A1" office:value-type="string">
            <text:p text:style-name="Standard">Striking</text:p>
          </table:table-cell>
          <table:table-cell table:style-name="Table4.A1" office:value-type="string">
            <text:p text:style-name="Standard">F=12mv2F = \frac{1}{2} m v^2F=21​mv2</text:p>
          </table:table-cell>
          <table:table-cell table:style-name="Table4.A1" office:value-type="string">
            <text:p text:style-name="Standard">Precision and power blow, hitting vital areas like the temple.</text:p>
          </table:table-cell>
        </table:table-row>
        <table:table-row table:style-name="Table4.5">
          <table:table-cell table:style-name="Table4.A1" office:value-type="string">
            <text:p text:style-name="Standard"><text:span text:style-name="T5">Muay Thai</text:span></text:p>
          </table:table-cell>
          <table:table-cell table:style-name="Table4.A1" office:value-type="string">
            <text:p text:style-name="Standard"><text:span text:style-name="T5">Roundhouse Kick</text:span></text:p>
          </table:table-cell>
          <table:table-cell table:style-name="Table4.A1" office:value-type="string">
            <text:p text:style-name="Standard">Striking</text:p>
          </table:table-cell>
          <table:table-cell table:style-name="Table4.A1" office:value-type="string">
            <text:p text:style-name="Standard">ERT=2 m15 m/s=0.133 sERT = \frac{2 \, \text{m}}{15 \, \text{m/s}} = 0.133 \, \text{s}ERT=15m/s2m​=0.133s</text:p>
          </table:table-cell>
          <table:table-cell table:style-name="Table4.A1" office:value-type="string">
            <text:p text:style-name="Standard">Powerful kick, fast execution and capable of knocking opponents down.</text:p>
          </table:table-cell>
        </table:table-row>
        <table:table-row table:style-name="Table4.5">
          <table:table-cell table:style-name="Table4.A1" office:value-type="string">
            <text:p text:style-name="Standard"/>
          </table:table-cell>
          <table:table-cell table:style-name="Table4.A1" office:value-type="string">
            <text:p text:style-name="Standard"><text:span text:style-name="T5">Knee Strike</text:span></text:p>
          </table:table-cell>
          <table:table-cell table:style-name="Table4.A1" office:value-type="string">
            <text:p text:style-name="Standard">Striking</text:p>
          </table:table-cell>
          <table:table-cell table:style-name="Table4.A1" office:value-type="string">
            <text:p text:style-name="Standard">F=m×aF = m \times aF=m×a</text:p>
          </table:table-cell>
          <table:table-cell table:style-name="Table4.A1" office:value-type="string">
            <text:p text:style-name="Standard">Effective for close-range combat, especially with elbow strikes combined.</text:p>
          </table:table-cell>
        </table:table-row>
        <table:table-row table:style-name="Table4.2">
          <table:table-cell table:style-name="Table4.A1" office:value-type="string">
            <text:p text:style-name="Standard"><text:span text:style-name="T5">Boxing</text:span></text:p>
          </table:table-cell>
          <table:table-cell table:style-name="Table4.A1" office:value-type="string">
            <text:p text:style-name="Standard"><text:span text:style-name="T5">Cross</text:span></text:p>
          </table:table-cell>
          <table:table-cell table:style-name="Table4.A1" office:value-type="string">
            <text:p text:style-name="Standard">Striking</text:p>
          </table:table-cell>
          <table:table-cell table:style-name="Table4.A1" office:value-type="string">
            <text:p text:style-name="Standard">ERT=1.5 m10 m/s=0.15 sERT = \frac{1.5 \, \text{m}}{10 \, \text{m/s}} = 0.15 \, \text{s}ERT=10m/s1.5m​=0.15s</text:p>
          </table:table-cell>
          <table:table-cell table:style-name="Table4.A1" office:value-type="string">
            <text:p text:style-name="Standard">Fast, powerful punch, can hit before the opponent reacts.</text:p>
          </table:table-cell>
        </table:table-row>
        <table:table-row table:style-name="Table4.3">
          <table:table-cell table:style-name="Table4.A1" office:value-type="string">
            <text:p text:style-name="Standard"/>
          </table:table-cell>
          <table:table-cell table:style-name="Table4.A1" office:value-type="string">
            <text:p text:style-name="Standard"><text:span text:style-name="T5">Uppercut</text:span></text:p>
          </table:table-cell>
          <table:table-cell table:style-name="Table4.A1" office:value-type="string">
            <text:p text:style-name="Standard">Striking</text:p>
          </table:table-cell>
          <table:table-cell table:style-name="Table4.A1" office:value-type="string">
            <text:p text:style-name="Standard">F=m×vF = m \times vF=m×v</text:p>
          </table:table-cell>
          <table:table-cell table:style-name="Table4.A1" office:value-type="string">
            <text:p text:style-name="Standard">Devastating punch aimed at the chin or stomach.</text:p>
          </table:table-cell>
        </table:table-row>
        <table:table-row table:style-name="Table4.2">
          <table:table-cell table:style-name="Table4.A1" office:value-type="string">
            <text:p text:style-name="Standard"><text:span text:style-name="T5">Judo</text:span></text:p>
          </table:table-cell>
          <table:table-cell table:style-name="Table4.A1" office:value-type="string">
            <text:p text:style-name="Standard"><text:span text:style-name="T5">Seoi Nage (Shoulder Throw)</text:span></text:p>
          </table:table-cell>
          <table:table-cell table:style-name="Table4.A1" office:value-type="string">
            <text:p text:style-name="Standard">Grappling</text:p>
          </table:table-cell>
          <table:table-cell table:style-name="Table4.A1" office:value-type="string">
            <text:p text:style-name="Standard">ERT=0.5 m2 m/s=0.25 sERT = \frac{0.5 \, \text{m}}{2 \, \text{m/s}} = 0.25 \, \text{s}ERT=2m/s0.5m​=0.25s</text:p>
          </table:table-cell>
          <table:table-cell table:style-name="Table4.A1" office:value-type="string">
            <text:p text:style-name="Standard">Fast throw, uses the opponent’s weight to gain leverage.</text:p>
          </table:table-cell>
        </table:table-row>
        <table:table-row table:style-name="Table4.2">
          <table:table-cell table:style-name="Table4.A1" office:value-type="string">
            <text:p text:style-name="Standard"/>
          </table:table-cell>
          <table:table-cell table:style-name="Table4.A1" office:value-type="string">
            <text:p text:style-name="Standard"><text:span text:style-name="T5">Ouchi Gari (Inner Reap)</text:span></text:p>
          </table:table-cell>
          <table:table-cell table:style-name="Table4.A1" office:value-type="string">
            <text:p text:style-name="Standard">Grappling</text:p>
          </table:table-cell>
          <table:table-cell table:style-name="Table4.A1" office:value-type="string">
            <text:p text:style-name="Standard">F=m×a (Throwingforce)F = m \times a \, (Throwing force)F=m×a(Throwingforce)</text:p>
          </table:table-cell>
          <table:table-cell table:style-name="Table4.A1" office:value-type="string">
            <text:p text:style-name="Standard">Fast leg sweep, effective at quickly destabilizing the opponent.</text:p>
          </table:table-cell>
        </table:table-row>
        <table:table-row table:style-name="Table4.2">
          <table:table-cell table:style-name="Table4.A1" office:value-type="string">
            <text:p text:style-name="Standard"><text:span text:style-name="T5">Filipino Martial Arts</text:span></text:p>
          </table:table-cell>
          <table:table-cell table:style-name="Table4.A1" office:value-type="string">
            <text:p text:style-name="Standard"><text:span text:style-name="T5">Weapon Strikes</text:span></text:p>
          </table:table-cell>
          <table:table-cell table:style-name="Table4.A1" office:value-type="string">
            <text:p text:style-name="Standard">Striking</text:p>
          </table:table-cell>
          <table:table-cell table:style-name="Table4.A1" office:value-type="string">
            <text:p text:style-name="Standard">ERT=1 m10 m/s=0.1 sERT = \frac{1 \, \text{m}}{10 \, \text{m/s}} = 0.1 \, \text{s}ERT=10m/s1m​=0.1s</text:p>
          </table:table-cell>
          <table:table-cell table:style-name="Table4.A1" office:value-type="string">
            <text:p text:style-name="Standard">Quick strikes with blades or sticks, cutting through defenses.</text:p>
          </table:table-cell>
        </table:table-row>
        <table:table-row table:style-name="Table4.3">
          <table:table-cell table:style-name="Table4.A1" office:value-type="string">
            <text:p text:style-name="Standard"/>
          </table:table-cell>
          <table:table-cell table:style-name="Table4.A1" office:value-type="string">
            <text:p text:style-name="Standard"><text:span text:style-name="T5">Joint Locks</text:span></text:p>
          </table:table-cell>
          <table:table-cell table:style-name="Table4.A1" office:value-type="string">
            <text:p text:style-name="Standard">Grappling</text:p>
          </table:table-cell>
          <table:table-cell table:style-name="Table4.A1" office:value-type="string">
            <text:p text:style-name="Standard">F=m×a (Leveragingthejoint)F = m \times a \, (Leveraging the joint)F=m×a(Leveragingthejoint)</text:p>
          </table:table-cell>
          <table:table-cell table:style-name="Table4.A1" office:value-type="string">
            <text:p text:style-name="Standard">Fast joint manipulation to incapacitate the opponent.</text:p>
          </table:table-cell>
        </table:table-row>
        <table:table-row table:style-name="Table4.2">
          <table:table-cell table:style-name="Table4.A1" office:value-type="string">
            <text:p text:style-name="Standard"><text:span text:style-name="T5">Sambo</text:span></text:p>
          </table:table-cell>
          <table:table-cell table:style-name="Table4.A1" office:value-type="string">
            <text:p text:style-name="Standard"><text:span text:style-name="T5">Leg Locks</text:span></text:p>
          </table:table-cell>
          <table:table-cell table:style-name="Table4.A1" office:value-type="string">
            <text:p text:style-name="Standard">Grappling</text:p>
          </table:table-cell>
          <table:table-cell table:style-name="Table4.A1" office:value-type="string">
            <text:p text:style-name="Standard">F=m×a (Forcetosubmit)F = m \times a \, (Force to submit)F=m×a(Forcetosubmit)</text:p>
          </table:table-cell>
          <table:table-cell table:style-name="Table4.A1" office:value-type="string">
            <text:p text:style-name="Standard">Effective leg locks that work in a short time, forcing submission.</text:p>
          </table:table-cell>
        </table:table-row>
        <table:table-row table:style-name="Table4.5">
          <table:table-cell table:style-name="Table4.A1" office:value-type="string">
            <text:p text:style-name="Standard"/>
          </table:table-cell>
          <table:table-cell table:style-name="Table4.A1" office:value-type="string">
            <text:p text:style-name="Standard"><text:span text:style-name="T5">Strikes to Vulnerable Areas</text:span></text:p>
          </table:table-cell>
          <table:table-cell table:style-name="Table4.A1" office:value-type="string">
            <text:p text:style-name="Standard">Striking</text:p>
          </table:table-cell>
          <table:table-cell table:style-name="Table4.A1" office:value-type="string">
            <text:p text:style-name="Standard">F=12mv2F = \frac{1}{2} m v^2F=21​mv2</text:p>
          </table:table-cell>
          <table:table-cell table:style-name="Table4.A1" office:value-type="string">
            <text:p text:style-name="Standard">Impact strikes to the face, throat, and knees, delivered quickly.</text:p>
          </table:table-cell>
        </table:table-row>
        <table:table-row table:style-name="Table4.3">
          <table:table-cell table:style-name="Table4.A1" office:value-type="string">
            <text:p text:style-name="Standard"><text:span text:style-name="T5">Wrestling</text:span></text:p>
          </table:table-cell>
          <table:table-cell table:style-name="Table4.A1" office:value-type="string">
            <text:p text:style-name="Standard"><text:span text:style-name="T5">Double-Leg Takedown</text:span></text:p>
          </table:table-cell>
          <table:table-cell table:style-name="Table4.A1" office:value-type="string">
            <text:p text:style-name="Standard">Grappling</text:p>
          </table:table-cell>
          <table:table-cell table:style-name="Table4.A1" office:value-type="string">
            <text:p text:style-name="Standard">ERT=0.8 m1.5 m/s=0.53 sERT = \frac{0.8 \, \text{m}}{1.5 \, \text{m/s}} = 0.53 \, \text{s}ERT=1.5m/s0.8m​=0.53s</text:p>
          </table:table-cell>
          <table:table-cell table:style-name="Table4.A1" office:value-type="string">
            <text:p text:style-name="Standard">Fast takedown using leverage, effective at close range.</text:p>
          </table:table-cell>
        </table:table-row>
        <table:table-row table:style-name="Table4.3">
          <table:table-cell table:style-name="Table4.A1" office:value-type="string">
            <text:p text:style-name="Standard"/>
          </table:table-cell>
          <table:table-cell table:style-name="Table4.A1" office:value-type="string">
            <text:p text:style-name="Standard"><text:span text:style-name="T5">Pin</text:span></text:p>
          </table:table-cell>
          <table:table-cell table:style-name="Table4.A1" office:value-type="string">
            <text:p text:style-name="Standard">Grappling</text:p>
          </table:table-cell>
          <table:table-cell table:style-name="Table4.A1" office:value-type="string">
            <text:p text:style-name="Standard">F=m×a (Pinningpressure)F = m \times a \, (Pinning pressure)F=m×a(Pinningpressure)</text:p>
          </table:table-cell>
          <table:table-cell table:style-name="Table4.A1" office:value-type="string">
            <text:p text:style-name="Standard">Immobilizing the opponent with weight control.</text:p>
          </table:table-cell>
        </table:table-row>
        <table:table-row table:style-name="Table4.5">
          <table:table-cell table:style-name="Table4.A1" office:value-type="string">
            <text:p text:style-name="Standard"><text:span text:style-name="T5">Silat</text:span></text:p>
          </table:table-cell>
          <table:table-cell table:style-name="Table4.A1" office:value-type="string">
            <text:p text:style-name="Standard"><text:span text:style-name="T5">Joint Locks</text:span></text:p>
          </table:table-cell>
          <table:table-cell table:style-name="Table4.A1" office:value-type="string">
            <text:p text:style-name="Standard">Grappling</text:p>
          </table:table-cell>
          <table:table-cell table:style-name="Table4.A1" office:value-type="string">
            <text:p text:style-name="Standard">F=m×aF = m \times aF=m×a</text:p>
          </table:table-cell>
          <table:table-cell table:style-name="Table4.A1" office:value-type="string">
            <text:p text:style-name="Standard">Effective grappling through joint manipulation, quick submission.</text:p>
          </table:table-cell>
        </table:table-row>
        <table:table-row table:style-name="Table4.2">
          <table:table-cell table:style-name="Table4.A1" office:value-type="string">
            <text:p text:style-name="Standard"/>
          </table:table-cell>
          <table:table-cell table:style-name="Table4.A1" office:value-type="string">
            <text:p text:style-name="Standard"><text:span text:style-name="T5">Elbow Strike</text:span></text:p>
          </table:table-cell>
          <table:table-cell table:style-name="Table4.A1" office:value-type="string">
            <text:p text:style-name="Standard">Striking</text:p>
          </table:table-cell>
          <table:table-cell table:style-name="Table4.A1" office:value-type="string">
            <text:p text:style-name="Standard">F=12mv2F = \frac{1}{2} m v^2F=21​mv2</text:p>
          </table:table-cell>
          <table:table-cell table:style-name="Table4.A1" office:value-type="string">
            <text:p text:style-name="Standard">Fast strikes to the head or ribs, causing maximum impact.</text:p>
          </table:table-cell>
        </table:table-row>
        <table:table-row table:style-name="Table4.3">
          <table:table-cell table:style-name="Table4.A1" office:value-type="string">
            <text:p text:style-name="Standard"><text:span text:style-name="T5">Kickboxing</text:span></text:p>
          </table:table-cell>
          <table:table-cell table:style-name="Table4.A1" office:value-type="string">
            <text:p text:style-name="Standard"><text:span text:style-name="T5">Head Kick</text:span></text:p>
          </table:table-cell>
          <table:table-cell table:style-name="Table4.A1" office:value-type="string">
            <text:p text:style-name="Standard">Striking</text:p>
          </table:table-cell>
          <table:table-cell table:style-name="Table4.A1" office:value-type="string">
            <text:p text:style-name="Standard">ERT=2 m15 m/s=0.133 sERT = \frac{2 \, \text{m}}{15 \, \text{m/s}} = 0.133 \, \text{s}ERT=15m/s2m​=0.133s</text:p>
          </table:table-cell>
          <table:table-cell table:style-name="Table4.A1" office:value-type="string">
            <text:p text:style-name="Standard">Quick kick to the head, often decisive in the fight.</text:p>
          </table:table-cell>
        </table:table-row>
        <table:table-row table:style-name="Table4.5">
          <table:table-cell table:style-name="Table4.A1" office:value-type="string">
            <text:p text:style-name="Standard"/>
          </table:table-cell>
          <table:table-cell table:style-name="Table4.A1" office:value-type="string">
            <text:p text:style-name="Standard"><text:span text:style-name="T5">Body Kick</text:span></text:p>
          </table:table-cell>
          <table:table-cell table:style-name="Table4.A1" office:value-type="string">
            <text:p text:style-name="Standard">Striking</text:p>
          </table:table-cell>
          <table:table-cell table:style-name="Table4.A1" office:value-type="string">
            <text:p text:style-name="Standard">F=m×vF = m \times vF=m×v</text:p>
          </table:table-cell>
          <table:table-cell table:style-name="Table4.A1" office:value-type="string">
            <text:p text:style-name="Standard">Strong kick aimed at the torso, can knock out opponents with power.</text:p>
          </table:table-cell>
        </table:table-row>
        <table:table-row table:style-name="Table4.3">
          <table:table-cell table:style-name="Table4.A1" office:value-type="string">
            <text:p text:style-name="Standard"><text:span text:style-name="T5">Kalaripayattu</text:span></text:p>
          </table:table-cell>
          <table:table-cell table:style-name="Table4.A1" office:value-type="string">
            <text:p text:style-name="Standard"><text:span text:style-name="T5">Hammer Strike (Martelo)</text:span></text:p>
          </table:table-cell>
          <table:table-cell table:style-name="Table4.A1" office:value-type="string">
            <text:p text:style-name="Standard">Striking</text:p>
          </table:table-cell>
          <table:table-cell table:style-name="Table4.A1" office:value-type="string">
            <text:p text:style-name="Standard">ERT=0.5 m8 m/s=0.0625 sERT = \frac{0.5 \, \text{m}}{8 \, \text{m/s}} = 0.0625 \, \text{s}ERT=8m/s0.5m​=0.0625s</text:p>
          </table:table-cell>
          <table:table-cell table:style-name="Table4.A1" office:value-type="string">
            <text:p text:style-name="Standard">Fast strike with high impact, often causing knockouts.</text:p>
          </table:table-cell>
        </table:table-row>
        <table:table-row table:style-name="Table4.3">
          <table:table-cell table:style-name="Table4.A1" office:value-type="string">
            <text:p text:style-name="Standard"/>
          </table:table-cell>
          <table:table-cell table:style-name="Table4.A1" office:value-type="string">
            <text:p text:style-name="Standard"><text:span text:style-name="T5">Sweeps</text:span></text:p>
          </table:table-cell>
          <table:table-cell table:style-name="Table4.A1" office:value-type="string">
            <text:p text:style-name="Standard">Grappling</text:p>
          </table:table-cell>
          <table:table-cell table:style-name="Table4.A1" office:value-type="string">
            <text:p text:style-name="Standard">F=m×a (Forceofsweep)F = m \times a \, (Force of sweep)F=m×a(Forceofsweep)</text:p>
          </table:table-cell>
          <table:table-cell table:style-name="Table4.A1" office:value-type="string">
            <text:p text:style-name="Standard">Effective for destabilizing the opponent quickly.</text:p>
          </table:table-cell>
        </table:table-row>
        <table:table-row table:style-name="Table4.2">
          <table:table-cell table:style-name="Table4.A1" office:value-type="string">
            <text:p text:style-name="Standard"><text:span text:style-name="T5">Capoeira</text:span></text:p>
          </table:table-cell>
          <table:table-cell table:style-name="Table4.A1" office:value-type="string">
            <text:p text:style-name="Standard"><text:span text:style-name="T5">Martelo (Hammer Kick)</text:span></text:p>
          </table:table-cell>
          <table:table-cell table:style-name="Table4.A1" office:value-type="string">
            <text:p text:style-name="Standard">Striking</text:p>
          </table:table-cell>
          <table:table-cell table:style-name="Table4.A1" office:value-type="string">
            <text:p text:style-name="Standard">ERT=1 m10 m/s=0.1 sERT = \frac{1 \, \text{m}}{10 \, \text{m/s}} = 0.1 \, \text{s}ERT=10m/s1m​=0.1s</text:p>
          </table:table-cell>
          <table:table-cell table:style-name="Table4.A1" office:value-type="string">
            <text:p text:style-name="Standard">Powerful strike, often delivered from a spinning motion.</text:p>
          </table:table-cell>
        </table:table-row>
        <table:table-row table:style-name="Table4.2">
          <table:table-cell table:style-name="Table4.A1" office:value-type="string">
            <text:p text:style-name="Standard"/>
          </table:table-cell>
          <table:table-cell table:style-name="Table4.A1" office:value-type="string">
            <text:p text:style-name="Standard"><text:span text:style-name="T5">Negativa</text:span></text:p>
          </table:table-cell>
          <table:table-cell table:style-name="Table4.A1" office:value-type="string">
            <text:p text:style-name="Standard">Grappling</text:p>
          </table:table-cell>
          <table:table-cell table:style-name="Table4.A1" office:value-type="string">
            <text:p text:style-name="Standard">F=m×a (Forcetoescape)F = m \times a \, (Force to escape)F=m×a(Forcetoescape)</text:p>
          </table:table-cell>
          <table:table-cell table:style-name="Table4.A1" office:value-type="string">
            <text:p text:style-name="Standard">A movement to avoid strikes, allowing counter grapples.</text:p>
          </table:table-cell>
        </table:table-row>
        <table:table-row table:style-name="Table4.3">
          <table:table-cell table:style-name="Table4.A1" office:value-type="string">
            <text:p text:style-name="Standard"><text:span text:style-name="T5">Karate</text:span></text:p>
          </table:table-cell>
          <table:table-cell table:style-name="Table4.A1" office:value-type="string">
            <text:p text:style-name="Standard"><text:span text:style-name="T5">Roundhouse Kick</text:span></text:p>
          </table:table-cell>
          <table:table-cell table:style-name="Table4.A1" office:value-type="string">
            <text:p text:style-name="Standard">Striking</text:p>
          </table:table-cell>
          <table:table-cell table:style-name="Table4.A1" office:value-type="string">
            <text:p text:style-name="Standard">ERT=1.5 m8 m/s=0.1875 sERT = \frac{1.5 \, \text{m}}{8 \, \text{m/s}} = 0.1875 \, \text{s}ERT=8m/s1.5m​=0.1875s</text:p>
          </table:table-cell>
          <table:table-cell table:style-name="Table4.A1" office:value-type="string">
            <text:p text:style-name="Standard">Powerful kick, effective for both offense and defense.</text:p>
          </table:table-cell>
        </table:table-row>
        <table:table-row table:style-name="Table4.29">
          <table:table-cell table:style-name="Table4.A1" office:value-type="string">
            <text:p text:style-name="Standard"/>
          </table:table-cell>
          <table:table-cell table:style-name="Table4.A1" office:value-type="string">
            <text:p text:style-name="Standard"><text:span text:style-name="T5">Punch (Chudan Zuki)</text:span></text:p>
          </table:table-cell>
          <table:table-cell table:style-name="Table4.A1" office:value-type="string">
            <text:p text:style-name="Standard">Striking</text:p>
          </table:table-cell>
          <table:table-cell table:style-name="Table4.A1" office:value-type="string">
            <text:p text:style-name="Standard">F=12mv2F = \frac{1}{2} m v^2F=21​mv2</text:p>
          </table:table-cell>
          <table:table-cell table:style-name="Table4.A1" office:value-type="string">
            <text:p text:style-name="Standard">Quick, precise punch with a solid impact.</text:p>
          </table:table-cell>
        </table:table-row>
        <table:table-row table:style-name="Table4.29">
          <table:table-cell table:style-name="Table4.A1" office:value-type="string">
            <text:p text:style-name="Standard"><text:span text:style-name="T5">Kung Fu</text:span></text:p>
          </table:table-cell>
          <table:table-cell table:style-name="Table4.A1" office:value-type="string">
            <text:p text:style-name="Standard"><text:span text:style-name="T5">Straight Punch (Chung Kuen)</text:span></text:p>
          </table:table-cell>
          <table:table-cell table:style-name="Table4.A1" office:value-type="string">
            <text:p text:style-name="Standard">Striking</text:p>
          </table:table-cell>
          <table:table-cell table:style-name="Table4.A1" office:value-type="string">
            <text:p text:style-name="Standard">ERT=1.2 m8 m/s=0.15 sERT = \frac{1.2 \, \text{m}}{8 \, \text{m/s}} = 0.15 \, \text{s}ERT=8m/s1.2m​=0.15s</text:p>
          </table:table-cell>
          <table:table-cell table:style-name="Table4.A1" office:value-type="string">
            <text:p text:style-name="Standard">Fast, straight punch targeting vital points.</text:p>
          </table:table-cell>
        </table:table-row>
        <table:table-row table:style-name="Table4.5">
          <table:table-cell table:style-name="Table4.A1" office:value-type="string">
            <text:p text:style-name="Standard"/>
          </table:table-cell>
          <table:table-cell table:style-name="Table4.A1" office:value-type="string">
            <text:p text:style-name="Standard"><text:span text:style-name="T5">Tiger Claw</text:span></text:p>
          </table:table-cell>
          <table:table-cell table:style-name="Table4.A1" office:value-type="string">
            <text:p text:style-name="Standard">Grappling</text:p>
          </table:table-cell>
          <table:table-cell table:style-name="Table4.A1" office:value-type="string">
            <text:p text:style-name="Standard">F=m×a (Grippingforce)F = m \times a \, (Gripping force)F=m×a(Grippingforce)</text:p>
          </table:table-cell>
          <table:table-cell table:style-name="Table4.A1" office:value-type="string">
            <text:p text:style-name="Standard">Quick grappling technique to control the opponent's movement.</text:p>
          </table:table-cell>
        </table:table-row>
      </table:table>
      <text:p text:style-name="Standard"><draw:rect text:anchor-type="as-char" style:rel-width="100%" draw:z-index="9" draw:style-name="gr1" draw:text-style-name="P143" svg:width="0.0012in" svg:height="0.0213in"><text:p/></draw:rect></text:p>
      <text:p text:style-name="P139"><text:bookmark text:name="_low7rnd0mb6u"/><text:span text:style-name="T3">Explanation of the Formulas:</text:span></text:p>
      <text:list xml:id="list2179875288" text:style-name="WWNum28">
        <text:list-item>
          <text:p text:style-name="P30"><text:span text:style-name="T5">Reaction Time (ERT)</text:span>:<text:line-break/>ERT=DistanceSpeed of TechniqueERT = \frac{\text{Distance}}{\text{Speed of Technique}}ERT=Speed of TechniqueDistance​<text:line-break/>This formula calculates how quickly a technique can reach an opponent, given the distance and the speed of the movement.</text:p>
        </text:list-item>
        <text:list-item>
          <text:p text:style-name="P72"><text:span text:style-name="T5">Force (F)</text:span>:<text:line-break/>F=m×aF = m \times aF=m×a<text:line-break/>or<text:line-break/>F=12mv2F = \frac{1}{2} m v^2F=21​mv2<text:line-break/>This calculates the force of the strike or grappling technique, where:</text:p>
          <text:list>
            <text:list-item>
              <text:p text:style-name="P130">mmm is mass,</text:p>
            </text:list-item>
            <text:list-item>
              <text:p text:style-name="P130">aaa is acceleration,</text:p>
            </text:list-item>
            <text:list-item>
              <text:p text:style-name="P130">vvv is velocity.</text:p>
            </text:list-item>
          </text:list>
        </text:list-item>
        <text:list-item>
          <text:p text:style-name="P114">The <text:span text:style-name="T5">kinetic energy formula</text:span> 12mv2\frac{1}{2} m v^221​mv2 is used for calculating the impact of high-speed strikes.</text:p>
        </text:list-item>
      </text:list>
      <text:p text:style-name="P139"><text:bookmark text:name="_r3fop0b8q6fu"/><text:span text:style-name="T3">Summary:</text:span></text:p>
      <text:list xml:id="list327782511" text:style-name="WWNum7">
        <text:list-item>
          <text:p text:style-name="P31"><text:span text:style-name="T5">Reaction Time</text:span> helps estimate the likelihood of a technique landing before the opponent can react.</text:p>
        </text:list-item>
        <text:list-item>
          <text:p text:style-name="P115"><text:span text:style-name="T5">Force</text:span> is critical for understanding how much damage or control a technique can exert over a short period.</text:p>
        </text:list-item>
      </text:list>
      <text:p text:style-name="P140"><text:bookmark text:name="_9ohuy598cf6s"/><text:span text:style-name="T1">You said:</text:span></text:p>
      <text:p text:style-name="Standard">ADD KALRI KUHU VIWITH HE "Martial Art<text:tab/>Technique<text:tab/>Type<text:tab/>Formula for Effectiveness (Reaction Time/Force)<text:tab/>Comments Krav Maga<text:tab/>Groin Strike<text:tab/>Striking<text:tab/> 𝐸 𝑅 𝑇 = 1   m 10   m/s = 0.1   s ERT= 10m/s 1m ​ =0.1s<text:tab/>Quick strike aimed at a vulnerable area, fast reaction time. Chokehold<text:tab/>Grappling<text:tab/> 𝐹 = 𝑚 × 𝑎   ( 𝑃 𝑜 𝑤 𝑒 𝑟 𝑡 𝑜 𝑠 𝑢 𝑏 𝑚 𝑖 𝑡 𝑜 𝑝 𝑝 𝑜 𝑛 𝑒 𝑛 𝑡 ) F=m×a(Powertosubmitopponent)<text:tab/>Applied quickly, effective for immobilization. Elbow Strike<text:tab/>Striking<text:tab/> 𝐹 = 1 2 𝑚 𝑣 2   ( 𝐼 𝑚 𝑝 𝑎 𝑐 𝑡 𝑓 𝑜 𝑟 𝑐 𝑒 ) F= 2 1 ​ mv 2 (Impactforce)<text:tab/>High power blow that takes little time to execute at close range. Brazilian Jiu-Jitsu<text:tab/>Armbar<text:tab/>Grappling<text:tab/> 𝐹 = 𝑚 × 𝑎   ( 𝐽 𝑜 𝑖 𝑛 𝑡 𝑙 𝑜 𝑐 𝑘 𝑓 𝑜 𝑟 𝑐 𝑒 ) F=m×a(Jointlockforce)<text:tab/>Takes advantage of body mechanics for quick submission. Triangle Choke<text:tab/>Grappling<text:tab/> 𝐸 𝑅 𝑇 = 1   m 2   m/s = 0.5   s ERT= 2m/s 1m ​ =0.5s<text:tab/>Quick submission lock, effective at short distances. Elbow/Forearm Strike<text:tab/>Striking<text:tab/> 𝐹 = 1 2 𝑚 𝑣 2 F= 2 1 ​ mv 2 <text:tab/>Precision and power blow, hitting vital areas like the temple. Muay Thai<text:tab/>Roundhouse Kick<text:tab/>Striking<text:tab/> 𝐸 𝑅 𝑇 = 2   m 15   m/s = 0.133   s ERT= 15m/s 2m ​ =0.133s<text:tab/>Powerful kick, fast execution and capable of knocking opponents down. Knee Strike<text:tab/>Striking<text:tab/> 𝐹 = 𝑚 × 𝑎 F=m×a<text:tab/>Effective for close-range combat, especially with elbow strikes combined. Boxing<text:tab/>Cross<text:tab/>Striking<text:tab/> 𝐸 𝑅 𝑇 = 1.5   m 10   m/s = 0.15   s ERT= 10m/s 1.5m ​ =0.15s<text:tab/>Fast, powerful punch, can hit before the opponent reacts. Uppercut<text:tab/>Striking<text:tab/> 𝐹 = 𝑚 × 𝑣 F=m×v<text:tab/>Devastating punch aimed at the chin or stomach. Judo<text:tab/>Seoi Nage (Shoulder Throw)<text:tab/>Grappling<text:tab/> 𝐸 𝑅 𝑇 = 0.5   m 2   m/s = 0.25   s ERT= 2m/s 0.5m ​ =0.25s<text:tab/>Fast throw, uses the opponent’s weight to gain leverage. Ouchi Gari (Inner Reap)<text:tab/>Grappling<text:tab/> 𝐹 = 𝑚 × 𝑎   ( 𝑇 ℎ 𝑟 𝑜 𝑤 𝑖 𝑛 𝑔 𝑓 𝑜 𝑟 𝑐 𝑒 ) F=m×a(Throwingforce)<text:tab/>Fast leg sweep, effective at quickly destabilizing the opponent. Filipino Martial Arts<text:tab/>Weapon Strikes<text:tab/>Striking<text:tab/> 𝐸 𝑅 𝑇 = 1   m 10   m/s = 0.1   s ERT= 10m/s 1m ​ =0.1s<text:tab/>Quick strikes with blades or sticks, cutting through defenses. Joint Locks<text:tab/>Grappling<text:tab/> 𝐹 = 𝑚 × 𝑎   ( 𝐿 𝑒 𝑣 𝑒 𝑟 𝑎 𝑔 𝑖 𝑛 𝑔 𝑡 ℎ 𝑒 𝑗 𝑜 𝑖 𝑛 𝑡 ) F=m×a(Leveragingthejoint)<text:tab/>Fast joint manipulation to incapacitate the opponent. Sambo<text:tab/>Leg Locks<text:tab/>Grappling<text:tab/> 𝐹 = 𝑚 × 𝑎   ( 𝐹 𝑜 𝑟 𝑐 𝑒 𝑡 𝑜 𝑠 𝑢 𝑏 𝑚 𝑖 𝑡 ) F=m×a(Forcetosubmit)<text:tab/>Effective leg locks that work in a short time, forcing submission. Strikes to Vulnerable Areas<text:tab/>Striking<text:tab/> 𝐹 = 1 2 𝑚 𝑣 2 F= 2 1 ​ mv 2 <text:tab/>Impact strikes to the face, throat, and knees, delivered quickly. Wrestling<text:tab/>Double-Leg Takedown<text:tab/>Grappling<text:tab/> 𝐸 𝑅 𝑇 = 0.8   m 1.5   m/s = 0.53   s ERT= 1.5m/s 0.8m ​ =0.53s<text:tab/>Fast takedown using leverage, effective at close range. Pin<text:tab/>Grappling<text:tab/> 𝐹 = 𝑚 × 𝑎   ( 𝑃 𝑖 𝑛 𝑛 𝑖 𝑛 𝑔 𝑝 𝑟 𝑒 𝑠 𝑠 𝑢 𝑟 𝑒 ) F=m×a(Pinningpressure)<text:tab/>Immobilizing the opponent with weight control. Silat<text:tab/>Joint Locks<text:tab/>Grappling<text:tab/> 𝐹 = 𝑚 × 𝑎 F=m×a<text:tab/>Effective grappling through joint manipulation, quick submission. Elbow Strike<text:tab/>Striking<text:tab/> 𝐹 = 1 2 𝑚 𝑣 2 F= 2 1 ​ mv 2 <text:tab/>Fast strikes to the head or ribs, causing maximum impact. Kickboxing<text:tab/>Head Kick<text:tab/>Striking<text:tab/> 𝐸 𝑅 𝑇 = 2   m 15   m/s = 0.133   s ERT= 15m/s 2m ​ =0.133s<text:tab/>Quick kick to the head, often decisive in the fight. Body Kick<text:tab/>Striking<text:tab/> 𝐹 = 𝑚 × 𝑣 F=m×v<text:tab/>Strong kick aimed at the torso, can knock out opponents with power. Kalaripayattu<text:tab/>Hammer Strike (Martelo)<text:tab/>Striking<text:tab/> 𝐸 𝑅 𝑇 = 0.5   m 8   m/s = 0.0625   s ERT= 8m/s 0.5m ​ =0.0625s<text:tab/>Fast strike with high impact, often causing knockouts. Sweeps<text:tab/>Grappling<text:tab/> 𝐹 = 𝑚 × 𝑎   ( 𝐹 𝑜 𝑟 𝑐 𝑒 𝑜 𝑓 𝑠 𝑤 𝑒 𝑒 𝑝 ) F=m×a(Forceofsweep)<text:tab/>Effective for destabilizing the opponent quickly. Capoeira<text:tab/>Martelo (Hammer Kick)<text:tab/>Striking<text:tab/> 𝐸 𝑅 𝑇 = 1   m 10   m/s = 0.1   s ERT= 10m/s 1m ​ =0.1s<text:tab/>Powerful strike, often delivered from a spinning motion. Negativa<text:tab/>Grappling<text:tab/> 𝐹 = 𝑚 × 𝑎   ( 𝐹 𝑜 𝑟 𝑐 𝑒 𝑡 𝑜 𝑒 𝑠 𝑐 𝑎 𝑝 𝑒 ) F=m×a(Forcetoescape)<text:tab/>A movement to avoid strikes, allowing counter grapples. Karate<text:tab/>Roundhouse Kick<text:tab/>Striking<text:tab/> 𝐸 𝑅 𝑇 = 1.5   m 8   m/s = 0.1875   s ERT= 8m/s 1.5m ​ =0.1875s<text:tab/>Powerful kick, effective for both offense and defense. Punch (Chudan Zuki)<text:tab/>Striking<text:tab/> 𝐹 = 1 2 𝑚 𝑣 2 F= 2 1 ​ mv 2 <text:tab/>Quick, precise punch with a solid impact. Kung Fu<text:tab/>Straight Punch (Chung Kuen)<text:tab/>Striking<text:tab/> 𝐸 𝑅 𝑇 = 1.2   m 8   m/s = 0.15   s ERT= 8m/s 1.2m ​ =0.15s<text:tab/>Fast, straight punch targeting vital points. Tiger Claw<text:tab/>Grappling<text:tab/> 𝐹 = 𝑚 × 𝑎   ( 𝐺 𝑟 𝑖 𝑝 𝑝 𝑖 𝑛 𝑔 𝑓 𝑜 𝑟 𝑐 𝑒 ) F=m×a(Grippingforce)<text:tab/>Quick grappling technique to control the opponent's movement."EACH TOP 25 METOD GIEIGLEMULIPE MR TAN THR OR GANG ANDOB N MPOSILE FOR BET,BENE,NTEIDIATE</text:p>
      <text:p text:style-name="P142"><text:bookmark text:name="_uepnb0qgyeos"/><text:span text:style-name="T2">ChatGPT said:</text:span></text:p>
      <text:p text:style-name="Standard">ChatGPT</text:p>
      <text:p text:style-name="P2">Here's a table that incorporates <text:span text:style-name="T5">Kalaripayattu</text:span> and other martial arts with their <text:span text:style-name="T5">important techniques</text:span> along with the <text:span text:style-name="T5">formulas for effectiveness</text:span>. I have added <text:span text:style-name="T5">calculation methods</text:span> for reaction time and force in the context of martial arts, as well as highlighting methods for <text:span text:style-name="T5">beginners, intermediates</text:span>, and <text:span text:style-name="T5">advanced practitioners</text:span>.</text:p>
      <text:p text:style-name="Standard"><draw:rect text:anchor-type="as-char" style:rel-width="100%" draw:z-index="10" draw:style-name="gr1" draw:text-style-name="P143" svg:width="0.0012in" svg:height="0.0213in"><text:p/></draw:rect></text:p>
      <text:p text:style-name="P139"><text:bookmark text:name="_smudl775xs5a"/><text:span text:style-name="T3">Top Martial Arts Techniques with Effectiveness Formula</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ext:soft-page-break/>
        <table:table-row table:style-name="Table5.1">
          <table:table-cell table:style-name="Table5.A1" office:value-type="string">
            <text:p text:style-name="P1"><text:span text:style-name="T5">Martial Art</text:span></text:p>
          </table:table-cell>
          <table:table-cell table:style-name="Table5.A1" office:value-type="string">
            <text:p text:style-name="P1"><text:span text:style-name="T5">Technique</text:span></text:p>
          </table:table-cell>
          <table:table-cell table:style-name="Table5.A1" office:value-type="string">
            <text:p text:style-name="P1"><text:span text:style-name="T5">Type</text:span></text:p>
          </table:table-cell>
          <table:table-cell table:style-name="Table5.A1" office:value-type="string">
            <text:p text:style-name="P1"><text:span text:style-name="T5">Formula for Effectiveness (Reaction Time/Force)</text:span></text:p>
          </table:table-cell>
          <table:table-cell table:style-name="Table5.A1" office:value-type="string">
            <text:p text:style-name="P1"><text:span text:style-name="T5">Comments</text:span></text:p>
          </table:table-cell>
          <table:table-cell table:style-name="Table5.A1" office:value-type="string">
            <text:p text:style-name="P1"><text:span text:style-name="T5">For Beginners</text:span></text:p>
          </table:table-cell>
          <table:table-cell table:style-name="Table5.A1" office:value-type="string">
            <text:p text:style-name="P1"><text:span text:style-name="T5">For Intermediates</text:span></text:p>
          </table:table-cell>
          <table:table-cell table:style-name="Table5.A1" office:value-type="string">
            <text:p text:style-name="P1"><text:span text:style-name="T5">For Advanced Practitioners</text:span></text:p>
          </table:table-cell>
        </table:table-row>
        <table:table-row table:style-name="Table5.2">
          <table:table-cell table:style-name="Table5.A1" office:value-type="string">
            <text:p text:style-name="Standard"><text:span text:style-name="T5">Krav Maga</text:span></text:p>
          </table:table-cell>
          <table:table-cell table:style-name="Table5.A1" office:value-type="string">
            <text:p text:style-name="Standard"><text:span text:style-name="T5">Groin Strike</text:span></text:p>
          </table:table-cell>
          <table:table-cell table:style-name="Table5.A1" office:value-type="string">
            <text:p text:style-name="Standard">Striking</text:p>
          </table:table-cell>
          <table:table-cell table:style-name="Table5.A1" office:value-type="string">
            <text:p text:style-name="Standard">ERT=1 m10 m/s=0.1 sERT = \frac{1 \, \text{m}}{10 \, \text{m/s}} = 0.1 \, \text{s}ERT=10m/s1m​=0.1s</text:p>
          </table:table-cell>
          <table:table-cell table:style-name="Table5.A1" office:value-type="string">
            <text:p text:style-name="Standard">Quick strike aimed at a vulnerable area, fast reaction time.</text:p>
          </table:table-cell>
          <table:table-cell table:style-name="Table5.A1" office:value-type="string">
            <text:p text:style-name="Standard">Focus on targeting accuracy.</text:p>
          </table:table-cell>
          <table:table-cell table:style-name="Table5.A1" office:value-type="string">
            <text:p text:style-name="Standard">Increase speed and power.</text:p>
          </table:table-cell>
          <table:table-cell table:style-name="Table5.A1" office:value-type="string">
            <text:p text:style-name="Standard">Use in combination with other techniques.</text:p>
          </table:table-cell>
        </table:table-row>
        <table:table-row table:style-name="Table5.3">
          <table:table-cell table:style-name="Table5.A1" office:value-type="string">
            <text:p text:style-name="Standard"/>
          </table:table-cell>
          <table:table-cell table:style-name="Table5.A1" office:value-type="string">
            <text:p text:style-name="Standard"><text:span text:style-name="T5">Chokehold</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Applied quickly, effective for immobilization.</text:p>
          </table:table-cell>
          <table:table-cell table:style-name="Table5.A1" office:value-type="string">
            <text:p text:style-name="Standard">Focus on technique and leverage.</text:p>
          </table:table-cell>
          <table:table-cell table:style-name="Table5.A1" office:value-type="string">
            <text:p text:style-name="Standard">Increase control and pressure.</text:p>
          </table:table-cell>
          <table:table-cell table:style-name="Table5.A1" office:value-type="string">
            <text:p text:style-name="Standard">Use at close distance for quick control.</text:p>
          </table:table-cell>
        </table:table-row>
        <table:table-row table:style-name="Table5.2">
          <table:table-cell table:style-name="Table5.A1" office:value-type="string">
            <text:p text:style-name="Standard"/>
          </table:table-cell>
          <table:table-cell table:style-name="Table5.A1" office:value-type="string">
            <text:p text:style-name="Standard"><text:span text:style-name="T5">Elbow Strike</text:span></text:p>
          </table:table-cell>
          <table:table-cell table:style-name="Table5.A1" office:value-type="string">
            <text:p text:style-name="Standard">Striking</text:p>
          </table:table-cell>
          <table:table-cell table:style-name="Table5.A1" office:value-type="string">
            <text:p text:style-name="Standard">F=12mv2F = \frac{1}{2} m v^2F=21​mv2</text:p>
          </table:table-cell>
          <table:table-cell table:style-name="Table5.A1" office:value-type="string">
            <text:p text:style-name="Standard">High power blow that takes little time to execute at close range.</text:p>
          </table:table-cell>
          <table:table-cell table:style-name="Table5.A1" office:value-type="string">
            <text:p text:style-name="Standard">Practice at low speed for control.</text:p>
          </table:table-cell>
          <table:table-cell table:style-name="Table5.A1" office:value-type="string">
            <text:p text:style-name="Standard">Increase velocity and target precision.</text:p>
          </table:table-cell>
          <table:table-cell table:style-name="Table5.A1" office:value-type="string">
            <text:p text:style-name="Standard">Combine with other strikes for knockout.</text:p>
          </table:table-cell>
        </table:table-row>
        <table:table-row table:style-name="Table5.5">
          <table:table-cell table:style-name="Table5.A1" office:value-type="string">
            <text:p text:style-name="Standard"><text:span text:style-name="T5">Brazilian Jiu-Jitsu</text:span></text:p>
          </table:table-cell>
          <table:table-cell table:style-name="Table5.A1" office:value-type="string">
            <text:p text:style-name="Standard"><text:span text:style-name="T5">Armbar</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Takes advantage of body mechanics for quick submission.</text:p>
          </table:table-cell>
          <table:table-cell table:style-name="Table5.A1" office:value-type="string">
            <text:p text:style-name="Standard">Start with slow movements for precision.</text:p>
          </table:table-cell>
          <table:table-cell table:style-name="Table5.A1" office:value-type="string">
            <text:p text:style-name="Standard">Add resistance training for strength.</text:p>
          </table:table-cell>
          <table:table-cell table:style-name="Table5.A1" office:value-type="string">
            <text:p text:style-name="Standard">Master leverage for swift submission.</text:p>
          </table:table-cell>
        </table:table-row>
        <table:table-row table:style-name="Table5.2">
          <table:table-cell table:style-name="Table5.A1" office:value-type="string">
            <text:p text:style-name="Standard"/>
          </table:table-cell>
          <table:table-cell table:style-name="Table5.A1" office:value-type="string">
            <text:p text:style-name="Standard"><text:span text:style-name="T5">Triangle Choke</text:span></text:p>
          </table:table-cell>
          <table:table-cell table:style-name="Table5.A1" office:value-type="string">
            <text:p text:style-name="Standard">Grappling</text:p>
          </table:table-cell>
          <table:table-cell table:style-name="Table5.A1" office:value-type="string">
            <text:p text:style-name="Standard">ERT=1 m2 m/s=0.5 sERT = \frac{1 \, \text{m}}{2 \, \text{m/s}} = 0.5 \, \text{s}ERT=2m/s1m​=0.5s</text:p>
          </table:table-cell>
          <table:table-cell table:style-name="Table5.A1" office:value-type="string">
            <text:p text:style-name="Standard">Quick submission lock, effective at short distances.</text:p>
          </table:table-cell>
          <table:table-cell table:style-name="Table5.A1" office:value-type="string">
            <text:p text:style-name="Standard">Practice technique with controlled motions.</text:p>
          </table:table-cell>
          <table:table-cell table:style-name="Table5.A1" office:value-type="string">
            <text:p text:style-name="Standard">Work on increasing timing and tightness.</text:p>
          </table:table-cell>
          <table:table-cell table:style-name="Table5.A1" office:value-type="string">
            <text:p text:style-name="Standard">Perfect angle and pressure for fast execution.</text:p>
          </table:table-cell>
        </table:table-row>
        <table:table-row table:style-name="Table5.5">
          <table:table-cell table:style-name="Table5.A1" office:value-type="string">
            <text:p text:style-name="Standard"><text:span text:style-name="T5">Muay Thai</text:span></text:p>
          </table:table-cell>
          <table:table-cell table:style-name="Table5.A1" office:value-type="string">
            <text:p text:style-name="Standard"><text:span text:style-name="T5">Roundhouse Kick</text:span></text:p>
          </table:table-cell>
          <table:table-cell table:style-name="Table5.A1" office:value-type="string">
            <text:p text:style-name="Standard">Striking</text:p>
          </table:table-cell>
          <table:table-cell table:style-name="Table5.A1" office:value-type="string">
            <text:p text:style-name="Standard">ERT=2 m15 m/s=0.133 sERT = \frac{2 \, \text{m}}{15 \, \text{m/s}} = 0.133 \, \text{s}ERT=15m/s2m​=0.133s</text:p>
          </table:table-cell>
          <table:table-cell table:style-name="Table5.A1" office:value-type="string">
            <text:p text:style-name="Standard">Powerful kick, fast execution and capable of knocking opponents down.</text:p>
          </table:table-cell>
          <table:table-cell table:style-name="Table5.A1" office:value-type="string">
            <text:p text:style-name="Standard">Work on form and flexibility.</text:p>
          </table:table-cell>
          <table:table-cell table:style-name="Table5.A1" office:value-type="string">
            <text:p text:style-name="Standard">Practice at high speed and power.</text:p>
          </table:table-cell>
          <table:table-cell table:style-name="Table5.A1" office:value-type="string">
            <text:p text:style-name="Standard">Use for knockout techniques at full power.</text:p>
          </table:table-cell>
        </table:table-row>
        <table:table-row table:style-name="Table5.5">
          <table:table-cell table:style-name="Table5.A1" office:value-type="string">
            <text:p text:style-name="Standard"/>
          </table:table-cell>
          <table:table-cell table:style-name="Table5.A1" office:value-type="string">
            <text:p text:style-name="Standard"><text:span text:style-name="T5">Knee Strike</text:span></text:p>
          </table:table-cell>
          <table:table-cell table:style-name="Table5.A1" office:value-type="string">
            <text:p text:style-name="Standard">Striking</text:p>
          </table:table-cell>
          <table:table-cell table:style-name="Table5.A1" office:value-type="string">
            <text:p text:style-name="Standard">F=m×aF = m \times aF=m×a</text:p>
          </table:table-cell>
          <table:table-cell table:style-name="Table5.A1" office:value-type="string">
            <text:p text:style-name="Standard">Effective for close-range combat, especially with elbow strikes combined.</text:p>
          </table:table-cell>
          <table:table-cell table:style-name="Table5.A1" office:value-type="string">
            <text:p text:style-name="Standard">Focus on knee placement.</text:p>
          </table:table-cell>
          <table:table-cell table:style-name="Table5.A1" office:value-type="string">
            <text:p text:style-name="Standard">Combine with clinch for added power.</text:p>
          </table:table-cell>
          <table:table-cell table:style-name="Table5.A1" office:value-type="string">
            <text:p text:style-name="Standard">Control distance for best application.</text:p>
          </table:table-cell>
        </table:table-row>
        <table:table-row table:style-name="Table5.2">
          <table:table-cell table:style-name="Table5.A1" office:value-type="string">
            <text:p text:style-name="Standard"><text:span text:style-name="T5">Boxing</text:span></text:p>
          </table:table-cell>
          <table:table-cell table:style-name="Table5.A1" office:value-type="string">
            <text:p text:style-name="Standard"><text:span text:style-name="T5">Cross</text:span></text:p>
          </table:table-cell>
          <table:table-cell table:style-name="Table5.A1" office:value-type="string">
            <text:p text:style-name="Standard">Striking</text:p>
          </table:table-cell>
          <table:table-cell table:style-name="Table5.A1" office:value-type="string">
            <text:p text:style-name="Standard">ERT=1.5 m10 m/s=0.15 sERT = \frac{1.5 \, \text{m}}{10 \, \text{m/s}} = 0.15 \, \text{s}ERT=10m/s1.5m​=0.15s</text:p>
          </table:table-cell>
          <table:table-cell table:style-name="Table5.A1" office:value-type="string">
            <text:p text:style-name="Standard">Fast, powerful punch, can hit before the opponent reacts.</text:p>
          </table:table-cell>
          <table:table-cell table:style-name="Table5.A1" office:value-type="string">
            <text:p text:style-name="Standard">Focus on accuracy over power.</text:p>
          </table:table-cell>
          <table:table-cell table:style-name="Table5.A1" office:value-type="string">
            <text:p text:style-name="Standard">Increase punch speed and precision.</text:p>
          </table:table-cell>
          <table:table-cell table:style-name="Table5.A1" office:value-type="string">
            <text:p text:style-name="Standard">Work on combo punches and unpredictability.</text:p>
          </table:table-cell>
        </table:table-row>
        <table:table-row table:style-name="Table5.3">
          <table:table-cell table:style-name="Table5.A1" office:value-type="string">
            <text:p text:style-name="Standard"/>
          </table:table-cell>
          <table:table-cell table:style-name="Table5.A1" office:value-type="string">
            <text:p text:style-name="Standard"><text:span text:style-name="T5">Uppercut</text:span></text:p>
          </table:table-cell>
          <table:table-cell table:style-name="Table5.A1" office:value-type="string">
            <text:p text:style-name="Standard">Striking</text:p>
          </table:table-cell>
          <table:table-cell table:style-name="Table5.A1" office:value-type="string">
            <text:p text:style-name="Standard">F=m×vF = m \times vF=m×v</text:p>
          </table:table-cell>
          <table:table-cell table:style-name="Table5.A1" office:value-type="string">
            <text:p text:style-name="Standard">Devastating punch aimed at the chin or stomach.</text:p>
          </table:table-cell>
          <table:table-cell table:style-name="Table5.A1" office:value-type="string">
            <text:p text:style-name="Standard">Start with proper foot positioning.</text:p>
          </table:table-cell>
          <table:table-cell table:style-name="Table5.A1" office:value-type="string">
            <text:p text:style-name="Standard">Increase velocity for knockout power.</text:p>
          </table:table-cell>
          <table:table-cell table:style-name="Table5.A1" office:value-type="string">
            <text:p text:style-name="Standard">Master in combo sets with movement.</text:p>
          </table:table-cell>
        </table:table-row>
        <table:table-row table:style-name="Table5.2">
          <table:table-cell table:style-name="Table5.A1" office:value-type="string">
            <text:p text:style-name="Standard"><text:span text:style-name="T5">Judo</text:span></text:p>
          </table:table-cell>
          <table:table-cell table:style-name="Table5.A1" office:value-type="string">
            <text:p text:style-name="Standard"><text:span text:style-name="T5">Seoi Nage (Shoulder Throw)</text:span></text:p>
          </table:table-cell>
          <table:table-cell table:style-name="Table5.A1" office:value-type="string">
            <text:p text:style-name="Standard">Grappling</text:p>
          </table:table-cell>
          <table:table-cell table:style-name="Table5.A1" office:value-type="string">
            <text:p text:style-name="Standard">ERT=0.5 m2 m/s=0.25 sERT = \frac{0.5 \, \text{m}}{2 \, \text{m/s}} = 0.25 \, \text{s}ERT=2m/s0.5m​=0.25s</text:p>
          </table:table-cell>
          <table:table-cell table:style-name="Table5.A1" office:value-type="string">
            <text:p text:style-name="Standard">Fast throw, uses the opponent’s weight to gain leverage.</text:p>
          </table:table-cell>
          <table:table-cell table:style-name="Table5.A1" office:value-type="string">
            <text:p text:style-name="Standard">Practice balance and form.</text:p>
          </table:table-cell>
          <table:table-cell table:style-name="Table5.A1" office:value-type="string">
            <text:p text:style-name="Standard">Increase resistance with partner.</text:p>
          </table:table-cell>
          <table:table-cell table:style-name="Table5.A1" office:value-type="string">
            <text:p text:style-name="Standard">Master timing and leverage for quick execution.</text:p>
          </table:table-cell>
        </table:table-row>
        <table:table-row table:style-name="Table5.2">
          <table:table-cell table:style-name="Table5.A1" office:value-type="string">
            <text:p text:style-name="Standard"/>
          </table:table-cell>
          <table:table-cell table:style-name="Table5.A1" office:value-type="string">
            <text:p text:style-name="Standard"><text:span text:style-name="T5">Ouchi Gari (Inner Reap)</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Fast leg sweep, effective at quickly destabilizing the opponent.</text:p>
          </table:table-cell>
          <table:table-cell table:style-name="Table5.A1" office:value-type="string">
            <text:p text:style-name="Standard">Focus on the mechanics of the sweep.</text:p>
          </table:table-cell>
          <table:table-cell table:style-name="Table5.A1" office:value-type="string">
            <text:p text:style-name="Standard">Increase speed and use in combination.</text:p>
          </table:table-cell>
          <table:table-cell table:style-name="Table5.A1" office:value-type="string">
            <text:p text:style-name="Standard">Master sweeping combinations with takedowns.</text:p>
          </table:table-cell>
        </table:table-row>
        <table:table-row table:style-name="Table5.2">
          <table:table-cell table:style-name="Table5.A1" office:value-type="string">
            <text:p text:style-name="Standard"><text:span text:style-name="T5">Filipino Martial Arts</text:span></text:p>
          </table:table-cell>
          <table:table-cell table:style-name="Table5.A1" office:value-type="string">
            <text:p text:style-name="Standard"><text:span text:style-name="T5">Weapon Strikes</text:span></text:p>
          </table:table-cell>
          <table:table-cell table:style-name="Table5.A1" office:value-type="string">
            <text:p text:style-name="Standard">Striking</text:p>
          </table:table-cell>
          <table:table-cell table:style-name="Table5.A1" office:value-type="string">
            <text:p text:style-name="Standard">ERT=1 m10 m/s=0.1 sERT = \frac{1 \, \text{m}}{10 \, \text{m/s}} = 0.1 \, \text{s}ERT=10m/s1m​=0.1s</text:p>
          </table:table-cell>
          <table:table-cell table:style-name="Table5.A1" office:value-type="string">
            <text:p text:style-name="Standard">Quick strikes with blades or sticks, cutting through defenses.</text:p>
          </table:table-cell>
          <table:table-cell table:style-name="Table5.A1" office:value-type="string">
            <text:p text:style-name="Standard">Practice precision with basic tools.</text:p>
          </table:table-cell>
          <table:table-cell table:style-name="Table5.A1" office:value-type="string">
            <text:p text:style-name="Standard">Work on fluidity and speed of strike.</text:p>
          </table:table-cell>
          <table:table-cell table:style-name="Table5.A1" office:value-type="string">
            <text:p text:style-name="Standard">Master multiple weapon combinations.</text:p>
          </table:table-cell>
        </table:table-row>
        <table:table-row table:style-name="Table5.3">
          <table:table-cell table:style-name="Table5.A1" office:value-type="string">
            <text:p text:style-name="Standard"/>
          </table:table-cell>
          <table:table-cell table:style-name="Table5.A1" office:value-type="string">
            <text:p text:style-name="Standard"><text:span text:style-name="T5">Joint Locks</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Fast joint manipulation to incapacitate the opponent.</text:p>
          </table:table-cell>
          <table:table-cell table:style-name="Table5.A1" office:value-type="string">
            <text:p text:style-name="Standard">Focus on correct angle and pressure.</text:p>
          </table:table-cell>
          <table:table-cell table:style-name="Table5.A1" office:value-type="string">
            <text:p text:style-name="Standard">Add resistance drills for strength.</text:p>
          </table:table-cell>
          <table:table-cell table:style-name="Table5.A1" office:value-type="string">
            <text:p text:style-name="Standard">Use at full speed with high precision.</text:p>
          </table:table-cell>
        </table:table-row>
        <table:table-row table:style-name="Table5.2">
          <table:table-cell table:style-name="Table5.A1" office:value-type="string">
            <text:p text:style-name="Standard"><text:span text:style-name="T5">Sambo</text:span></text:p>
          </table:table-cell>
          <table:table-cell table:style-name="Table5.A1" office:value-type="string">
            <text:p text:style-name="Standard"><text:span text:style-name="T5">Leg Locks</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Effective leg locks that work in a short time, forcing submission.</text:p>
          </table:table-cell>
          <table:table-cell table:style-name="Table5.A1" office:value-type="string">
            <text:p text:style-name="Standard">Start slow with control.</text:p>
          </table:table-cell>
          <table:table-cell table:style-name="Table5.A1" office:value-type="string">
            <text:p text:style-name="Standard">Increase speed for swift execution.</text:p>
          </table:table-cell>
          <table:table-cell table:style-name="Table5.A1" office:value-type="string">
            <text:p text:style-name="Standard">Use with minimal movement for maximum control.</text:p>
          </table:table-cell>
        </table:table-row>
        <table:table-row table:style-name="Table5.5">
          <table:table-cell table:style-name="Table5.A1" office:value-type="string">
            <text:p text:style-name="Standard"/>
          </table:table-cell>
          <table:table-cell table:style-name="Table5.A1" office:value-type="string">
            <text:p text:style-name="Standard"><text:span text:style-name="T5">Strikes to Vulnerable Areas</text:span></text:p>
          </table:table-cell>
          <table:table-cell table:style-name="Table5.A1" office:value-type="string">
            <text:p text:style-name="Standard">Striking</text:p>
          </table:table-cell>
          <table:table-cell table:style-name="Table5.A1" office:value-type="string">
            <text:p text:style-name="Standard">F=12mv2F = \frac{1}{2} m v^2F=21​mv2</text:p>
          </table:table-cell>
          <table:table-cell table:style-name="Table5.A1" office:value-type="string">
            <text:p text:style-name="Standard">Impact strikes to the face, throat, and knees, delivered quickly.</text:p>
          </table:table-cell>
          <table:table-cell table:style-name="Table5.A1" office:value-type="string">
            <text:p text:style-name="Standard">Focus on basic target areas.</text:p>
          </table:table-cell>
          <table:table-cell table:style-name="Table5.A1" office:value-type="string">
            <text:p text:style-name="Standard">Combine strikes with grappling.</text:p>
          </table:table-cell>
          <table:table-cell table:style-name="Table5.A1" office:value-type="string">
            <text:p text:style-name="Standard">Develop timing for knockout effectiveness.</text:p>
          </table:table-cell>
        </table:table-row>
        <table:table-row table:style-name="Table5.3">
          <table:table-cell table:style-name="Table5.A1" office:value-type="string">
            <text:p text:style-name="Standard"><text:span text:style-name="T5">Wrestling</text:span></text:p>
          </table:table-cell>
          <table:table-cell table:style-name="Table5.A1" office:value-type="string">
            <text:p text:style-name="Standard"><text:span text:style-name="T5">Double-Leg Takedown</text:span></text:p>
          </table:table-cell>
          <table:table-cell table:style-name="Table5.A1" office:value-type="string">
            <text:p text:style-name="Standard">Grappling</text:p>
          </table:table-cell>
          <table:table-cell table:style-name="Table5.A1" office:value-type="string">
            <text:p text:style-name="Standard">ERT=0.8 m1.5 m/s=0.53 sERT = \frac{0.8 \, \text{m}}{1.5 \, \text{m/s}} = 0.53 \, \text{s}ERT=1.5m/s0.8m​=0.53s</text:p>
          </table:table-cell>
          <table:table-cell table:style-name="Table5.A1" office:value-type="string">
            <text:p text:style-name="Standard">Fast takedown using leverage, effective at close range.</text:p>
          </table:table-cell>
          <table:table-cell table:style-name="Table5.A1" office:value-type="string">
            <text:p text:style-name="Standard">Work on lower body strength.</text:p>
          </table:table-cell>
          <table:table-cell table:style-name="Table5.A1" office:value-type="string">
            <text:p text:style-name="Standard">Increase speed and timing.</text:p>
          </table:table-cell>
          <table:table-cell table:style-name="Table5.A1" office:value-type="string">
            <text:p text:style-name="Standard">Master in live scenarios with full control.</text:p>
          </table:table-cell>
        </table:table-row>
        <table:table-row table:style-name="Table5.3">
          <table:table-cell table:style-name="Table5.A1" office:value-type="string">
            <text:p text:style-name="Standard"/>
          </table:table-cell>
          <table:table-cell table:style-name="Table5.A1" office:value-type="string">
            <text:p text:style-name="Standard"><text:span text:style-name="T5">Pin</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Immobilizing the opponent with weight control.</text:p>
          </table:table-cell>
          <table:table-cell table:style-name="Table5.A1" office:value-type="string">
            <text:p text:style-name="Standard">Focus on balance and positioning.</text:p>
          </table:table-cell>
          <table:table-cell table:style-name="Table5.A1" office:value-type="string">
            <text:p text:style-name="Standard">Increase pressure for control.</text:p>
          </table:table-cell>
          <table:table-cell table:style-name="Table5.A1" office:value-type="string">
            <text:p text:style-name="Standard">Use in combination with escapes.</text:p>
          </table:table-cell>
        </table:table-row>
        <table:table-row table:style-name="Table5.5">
          <table:table-cell table:style-name="Table5.A1" office:value-type="string">
            <text:p text:style-name="Standard"><text:span text:style-name="T5">Silat</text:span></text:p>
          </table:table-cell>
          <table:table-cell table:style-name="Table5.A1" office:value-type="string">
            <text:p text:style-name="Standard"><text:span text:style-name="T5">Joint Locks</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Effective grappling through joint manipulation, quick submission.</text:p>
          </table:table-cell>
          <table:table-cell table:style-name="Table5.A1" office:value-type="string">
            <text:p text:style-name="Standard">Focus on precise joint control.</text:p>
          </table:table-cell>
          <table:table-cell table:style-name="Table5.A1" office:value-type="string">
            <text:p text:style-name="Standard">Increase the resistance in training.</text:p>
          </table:table-cell>
          <table:table-cell table:style-name="Table5.A1" office:value-type="string">
            <text:p text:style-name="Standard">Master swift and multiple joint locks.</text:p>
          </table:table-cell>
        </table:table-row>
        <table:table-row table:style-name="Table5.2">
          <table:table-cell table:style-name="Table5.A1" office:value-type="string">
            <text:p text:style-name="Standard"/>
          </table:table-cell>
          <table:table-cell table:style-name="Table5.A1" office:value-type="string">
            <text:p text:style-name="Standard"><text:span text:style-name="T5">Elbow Strike</text:span></text:p>
          </table:table-cell>
          <table:table-cell table:style-name="Table5.A1" office:value-type="string">
            <text:p text:style-name="Standard">Striking</text:p>
          </table:table-cell>
          <table:table-cell table:style-name="Table5.A1" office:value-type="string">
            <text:p text:style-name="Standard">F=12mv2F = \frac{1}{2} m v^2F=21​mv2</text:p>
          </table:table-cell>
          <table:table-cell table:style-name="Table5.A1" office:value-type="string">
            <text:p text:style-name="Standard">Fast strikes to the head or ribs, causing maximum impact.</text:p>
          </table:table-cell>
          <table:table-cell table:style-name="Table5.A1" office:value-type="string">
            <text:p text:style-name="Standard">Focus on form and target areas.</text:p>
          </table:table-cell>
          <table:table-cell table:style-name="Table5.A1" office:value-type="string">
            <text:p text:style-name="Standard">Increase power with speed.</text:p>
          </table:table-cell>
          <table:table-cell table:style-name="Table5.A1" office:value-type="string">
            <text:p text:style-name="Standard">Use in rapid-fire combinations.</text:p>
          </table:table-cell>
        </table:table-row>
        <table:table-row table:style-name="Table5.3">
          <table:table-cell table:style-name="Table5.A1" office:value-type="string">
            <text:p text:style-name="Standard"><text:span text:style-name="T5">Kickboxing</text:span></text:p>
          </table:table-cell>
          <table:table-cell table:style-name="Table5.A1" office:value-type="string">
            <text:p text:style-name="Standard"><text:span text:style-name="T5">Head Kick</text:span></text:p>
          </table:table-cell>
          <table:table-cell table:style-name="Table5.A1" office:value-type="string">
            <text:p text:style-name="Standard">Striking</text:p>
          </table:table-cell>
          <table:table-cell table:style-name="Table5.A1" office:value-type="string">
            <text:p text:style-name="Standard">ERT=2 m15 m/s=0.133 sERT = \frac{2 \, \text{m}}{15 \, \text{m/s}} = 0.133 \, \text{s}ERT=15m/s2m​=0.133s</text:p>
          </table:table-cell>
          <table:table-cell table:style-name="Table5.A1" office:value-type="string">
            <text:p text:style-name="Standard">Quick kick to the head, often decisive in the fight.</text:p>
          </table:table-cell>
          <table:table-cell table:style-name="Table5.A1" office:value-type="string">
            <text:p text:style-name="Standard">Focus on flexibility and target precision.</text:p>
          </table:table-cell>
          <table:table-cell table:style-name="Table5.A1" office:value-type="string">
            <text:p text:style-name="Standard">Increase speed and accuracy.</text:p>
          </table:table-cell>
          <table:table-cell table:style-name="Table5.A1" office:value-type="string">
            <text:p text:style-name="Standard">Master quick head shots with combinations.</text:p>
          </table:table-cell>
        </table:table-row>
        <table:table-row table:style-name="Table5.5">
          <table:table-cell table:style-name="Table5.A1" office:value-type="string">
            <text:p text:style-name="Standard"/>
          </table:table-cell>
          <table:table-cell table:style-name="Table5.A1" office:value-type="string">
            <text:p text:style-name="Standard"><text:span text:style-name="T5">Body Kick</text:span></text:p>
          </table:table-cell>
          <table:table-cell table:style-name="Table5.A1" office:value-type="string">
            <text:p text:style-name="Standard">Striking</text:p>
          </table:table-cell>
          <table:table-cell table:style-name="Table5.A1" office:value-type="string">
            <text:p text:style-name="Standard">F=m×vF = m \times vF=m×v</text:p>
          </table:table-cell>
          <table:table-cell table:style-name="Table5.A1" office:value-type="string">
            <text:p text:style-name="Standard">Strong kick aimed at the torso, can knock out opponents with power.</text:p>
          </table:table-cell>
          <table:table-cell table:style-name="Table5.A1" office:value-type="string">
            <text:p text:style-name="Standard">Focus on proper form and strength.</text:p>
          </table:table-cell>
          <table:table-cell table:style-name="Table5.A1" office:value-type="string">
            <text:p text:style-name="Standard">Increase speed and add clinch for power.</text:p>
          </table:table-cell>
          <table:table-cell table:style-name="Table5.A1" office:value-type="string">
            <text:p text:style-name="Standard">Use for knockout setups with body strikes.</text:p>
          </table:table-cell>
        </table:table-row>
        <table:table-row table:style-name="Table5.3">
          <table:table-cell table:style-name="Table5.A1" office:value-type="string">
            <text:p text:style-name="Standard"><text:span text:style-name="T5">Kalaripayattu</text:span></text:p>
          </table:table-cell>
          <table:table-cell table:style-name="Table5.A1" office:value-type="string">
            <text:p text:style-name="Standard"><text:span text:style-name="T5">Hammer Strike (Martelo)</text:span></text:p>
          </table:table-cell>
          <table:table-cell table:style-name="Table5.A1" office:value-type="string">
            <text:p text:style-name="Standard">Striking</text:p>
          </table:table-cell>
          <table:table-cell table:style-name="Table5.A1" office:value-type="string">
            <text:p text:style-name="Standard">ERT=0.5 m8 m/s=0.0625 sERT = \frac{0.5 \, \text{m}}{8 \, \text{m/s}} = 0.0625 \, \text{s}ERT=8m/s0.5m​=0.0625s</text:p>
          </table:table-cell>
          <table:table-cell table:style-name="Table5.A1" office:value-type="string">
            <text:p text:style-name="Standard">Fast strike with high impact, often causing knockouts.</text:p>
          </table:table-cell>
          <table:table-cell table:style-name="Table5.A1" office:value-type="string">
            <text:p text:style-name="Standard">Start slow for form and control.</text:p>
          </table:table-cell>
          <table:table-cell table:style-name="Table5.A1" office:value-type="string">
            <text:p text:style-name="Standard">Increase speed and power.</text:p>
          </table:table-cell>
          <table:table-cell table:style-name="Table5.A1" office:value-type="string">
            <text:p text:style-name="Standard">Combine with other fluid strikes for knockout.</text:p>
          </table:table-cell>
        </table:table-row>
        <table:table-row table:style-name="Table5.3">
          <table:table-cell table:style-name="Table5.A1" office:value-type="string">
            <text:p text:style-name="Standard"/>
          </table:table-cell>
          <table:table-cell table:style-name="Table5.A1" office:value-type="string">
            <text:p text:style-name="Standard"><text:span text:style-name="T5">Sweeps</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Effective for destabilizing the opponent quickly.</text:p>
          </table:table-cell>
          <table:table-cell table:style-name="Table5.A1" office:value-type="string">
            <text:p text:style-name="Standard">Focus on technique over power.</text:p>
          </table:table-cell>
          <table:table-cell table:style-name="Table5.A1" office:value-type="string">
            <text:p text:style-name="Standard">Increase speed and use in combinations.</text:p>
          </table:table-cell>
          <table:table-cell table:style-name="Table5.A1" office:value-type="string">
            <text:p text:style-name="Standard">Master multiple sweep techniques.</text:p>
          </table:table-cell>
        </table:table-row>
        <table:table-row table:style-name="Table5.2">
          <table:table-cell table:style-name="Table5.A1" office:value-type="string">
            <text:p text:style-name="Standard"><text:span text:style-name="T5">Capoeira</text:span></text:p>
          </table:table-cell>
          <table:table-cell table:style-name="Table5.A1" office:value-type="string">
            <text:p text:style-name="Standard"><text:span text:style-name="T5">Martelo (Hammer Kick)</text:span></text:p>
          </table:table-cell>
          <table:table-cell table:style-name="Table5.A1" office:value-type="string">
            <text:p text:style-name="Standard">Striking</text:p>
          </table:table-cell>
          <table:table-cell table:style-name="Table5.A1" office:value-type="string">
            <text:p text:style-name="Standard">ERT=1 m10 m/s=0.1 sERT = \frac{1 \, \text{m}}{10 \, \text{m/s}} = 0.1 \, \text{s}ERT=10m/s1m​=0.1s</text:p>
          </table:table-cell>
          <table:table-cell table:style-name="Table5.A1" office:value-type="string">
            <text:p text:style-name="Standard">Powerful strike, often delivered from a spinning motion.</text:p>
          </table:table-cell>
          <table:table-cell table:style-name="Table5.A1" office:value-type="string">
            <text:p text:style-name="Standard">Focus on form and flexibility.</text:p>
          </table:table-cell>
          <table:table-cell table:style-name="Table5.A1" office:value-type="string">
            <text:p text:style-name="Standard">Increase speed and fluidity.</text:p>
          </table:table-cell>
          <table:table-cell table:style-name="Table5.A1" office:value-type="string">
            <text:p text:style-name="Standard">Perfect control of spinning motion for impact.</text:p>
          </table:table-cell>
        </table:table-row>
        <table:table-row table:style-name="Table5.2">
          <table:table-cell table:style-name="Table5.A1" office:value-type="string">
            <text:p text:style-name="Standard"/>
          </table:table-cell>
          <table:table-cell table:style-name="Table5.A1" office:value-type="string">
            <text:p text:style-name="Standard"><text:span text:style-name="T5">Negativa</text:span></text:p>
          </table:table-cell>
          <table:table-cell table:style-name="Table5.A1" office:value-type="string">
            <text:p text:style-name="Standard">Grappling</text:p>
          </table:table-cell>
          <table:table-cell table:style-name="Table5.A1" office:value-type="string">
            <text:p text:style-name="Standard">F=m×aF = m \times aF=m×a</text:p>
          </table:table-cell>
          <table:table-cell table:style-name="Table5.A1" office:value-type="string">
            <text:p text:style-name="Standard">A movement to avoid strikes, allowing counter grapples.</text:p>
          </table:table-cell>
          <table:table-cell table:style-name="Table5.A1" office:value-type="string">
            <text:p text:style-name="Standard">Focus on low movement for stability.</text:p>
          </table:table-cell>
          <table:table-cell table:style-name="Table5.A1" office:value-type="string">
            <text:p text:style-name="Standard">Increase speed for fast escapes.</text:p>
          </table:table-cell>
          <table:table-cell table:style-name="Table5.A1" office:value-type="string">
            <text:p text:style-name="Standard">Master transition from negative to offensive.</text:p>
          </table:table-cell>
        </table:table-row>
        <table:table-row table:style-name="Table5.3">
          <table:table-cell table:style-name="Table5.A1" office:value-type="string">
            <text:p text:style-name="Standard"><text:span text:style-name="T5">Karate</text:span></text:p>
          </table:table-cell>
          <table:table-cell table:style-name="Table5.A1" office:value-type="string">
            <text:p text:style-name="Standard"><text:span text:style-name="T5">Roundhouse Kick</text:span></text:p>
          </table:table-cell>
          <table:table-cell table:style-name="Table5.A1" office:value-type="string">
            <text:p text:style-name="Standard">Striking</text:p>
          </table:table-cell>
          <table:table-cell table:style-name="Table5.A1" office:value-type="string">
            <text:p text:style-name="Standard">ERT=1.5 m8 m/s=0.1875 sERT = \frac{1.5 \, \text{m}}{8 \, \text{m/s}} = 0.1875 \, \text{s}ERT=8m/s1.5m​=0.1875s</text:p>
          </table:table-cell>
          <table:table-cell table:style-name="Table5.A1" office:value-type="string">
            <text:p text:style-name="Standard">Powerful kick, effective for both offense and defense.</text:p>
          </table:table-cell>
          <table:table-cell table:style-name="Table5.A1" office:value-type="string">
            <text:p text:style-name="Standard">Focus on accuracy and target zones.</text:p>
          </table:table-cell>
          <table:table-cell table:style-name="Table5.A1" office:value-type="string">
            <text:p text:style-name="Standard">Increase speed and power.</text:p>
          </table:table-cell>
          <table:table-cell table:style-name="Table5.A1" office:value-type="string">
            <text:p text:style-name="Standard">Use in combination with punches and blocks.</text:p>
          </table:table-cell>
        </table:table-row>
      </table:table>
      <text:p text:style-name="Standard"><draw:rect text:anchor-type="as-char" style:rel-width="100%" draw:z-index="11" draw:style-name="gr1" draw:text-style-name="P143" svg:width="0.0012in" svg:height="0.0213in"><text:p/></draw:rect></text:p>
      <text:p text:style-name="P2">Each technique is broken down by reaction time (ERT) or force formula (F) with specific guidance for different skill levels.</text:p>
      <text:p text:style-name="P140"><text:bookmark text:name="_5rzy2cqhq6eb"/><text:span text:style-name="T1">You said:</text:span></text:p>
      <text:p text:style-name="Standard">EACH ONE ABOVE GIVE 40 TECHNIQUES</text:p>
      <text:p text:style-name="P142"><text:bookmark text:name="_yylswbo37grs"/><text:span text:style-name="T2">ChatGPT said:</text:span></text:p>
      <text:p text:style-name="Standard">ChatGPT</text:p>
      <text:p text:style-name="P2">To expand the list to 40 techniques for each martial art, I will provide a broader variety of techniques within <text:span text:style-name="T5">Krav Maga</text:span>, <text:span text:style-name="T5">Brazilian Jiu-Jitsu</text:span>, <text:span text:style-name="T5">Muay Thai</text:span>, <text:span text:style-name="T5">Boxing</text:span>, <text:span text:style-name="T5">Judo</text:span>, <text:span text:style-name="T5">Filipino Martial Arts</text:span>, <text:span text:style-name="T5">Sambo</text:span>, <text:span text:style-name="T5">Wrestling</text:span>, <text:span text:style-name="T5">Silat</text:span>, <text:span text:style-name="T5">Kickboxing</text:span>, <text:span text:style-name="T5">Kalaripayattu</text:span>, <text:span text:style-name="T5">Capoeira</text:span>, <text:span text:style-name="T5">Karate</text:span>, and <text:span text:style-name="T5">Kung Fu</text:span>. These techniques will cover <text:span text:style-name="T5">striking</text:span>, <text:span text:style-name="T5">grappling</text:span>, <text:span text:style-name="T5">joint locks</text:span>, <text:span text:style-name="T5">kicks</text:span>, and <text:span text:style-name="T5">sweeps</text:span>, with each technique contributing to <text:span text:style-name="T5">effectiveness formulas</text:span> for <text:span text:style-name="T5">reaction time</text:span> and <text:span text:style-name="T5">force</text:span>.</text:p>
      <text:p text:style-name="Standard"><draw:rect text:anchor-type="as-char" style:rel-width="100%" draw:z-index="12" draw:style-name="gr1" draw:text-style-name="P143" svg:width="0.0012in" svg:height="0.0213in"><text:p/></draw:rect></text:p>
      <text:p text:style-name="P139"><text:bookmark text:name="_9so99zp8l445"/><text:span text:style-name="T3">Krav Maga</text:span></text:p>
      <text:list xml:id="list1082971076" text:style-name="WWNum29">
        <text:list-item>
          <text:p text:style-name="P32">Groin Strike</text:p>
        </text:list-item>
        <text:list-item>
          <text:p text:style-name="P73">Elbow Strike</text:p>
        </text:list-item>
        <text:list-item>
          <text:p text:style-name="P73">Knee Strike</text:p>
        </text:list-item>
        <text:list-item>
          <text:p text:style-name="P73">Chokehold</text:p>
        </text:list-item>
        <text:list-item>
          <text:p text:style-name="P73">Palm Strike</text:p>
        </text:list-item>
        <text:list-item>
          <text:p text:style-name="P73">Hammerfist</text:p>
        </text:list-item>
        <text:list-item>
          <text:p text:style-name="P73">Headbutt</text:p>
        </text:list-item>
        <text:list-item>
          <text:p text:style-name="P73">Kick to the knee</text:p>
        </text:list-item>
        <text:list-item>
          <text:p text:style-name="P73">Rear Naked Choke</text:p>
        </text:list-item>
        <text:list-item>
          <text:p text:style-name="P73">Low Kick</text:p>
        </text:list-item>
        <text:list-item>
          <text:p text:style-name="P73">Eye Gouge</text:p>
        </text:list-item>
        <text:list-item>
          <text:p text:style-name="P73">Forearm Smash</text:p>
        </text:list-item>
        <text:list-item>
          <text:p text:style-name="P73">Knee to the face</text:p>
        </text:list-item>
        <text:list-item>
          <text:p text:style-name="P73">Defense against a gun</text:p>
        </text:list-item>
        <text:list-item>
          <text:p text:style-name="P73">Knife Defense</text:p>
        </text:list-item>
        <text:list-item>
          <text:p text:style-name="P73">Elbow to the temple</text:p>
        </text:list-item>
        <text:list-item>
          <text:p text:style-name="P73">Spinning Backfist</text:p>
        </text:list-item>
        <text:list-item>
          <text:p text:style-name="P73">Pistol Disarm</text:p>
        </text:list-item>
        <text:list-item>
          <text:p text:style-name="P73">Vertical Elbow Strike</text:p>
        </text:list-item>
        <text:list-item>
          <text:p text:style-name="P73">Side Kick</text:p>
        </text:list-item>
        <text:list-item>
          <text:p text:style-name="P73">Front Kick</text:p>
        </text:list-item>
        <text:list-item>
          <text:p text:style-name="P73">Hammerfist to the temple</text:p>
        </text:list-item>
        <text:list-item>
          <text:p text:style-name="P73">Uppercut</text:p>
        </text:list-item>
        <text:list-item>
          <text:p text:style-name="P73">Double Wrist Lock</text:p>
        </text:list-item>
        <text:list-item>
          <text:p text:style-name="P73">Ankle Kick</text:p>
        </text:list-item>
        <text:list-item>
          <text:p text:style-name="P73">Open Palm to Throat</text:p>
        </text:list-item>
        <text:list-item>
          <text:p text:style-name="P73">Spinning Elbow</text:p>
        </text:list-item>
        <text:list-item>
          <text:p text:style-name="P73">Choke from behind</text:p>
        </text:list-item>
        <text:list-item>
          <text:p text:style-name="P73">Headlock Escape</text:p>
        </text:list-item>
        <text:list-item>
          <text:p text:style-name="P73">Groin Grab</text:p>
        </text:list-item>
        <text:list-item>
          <text:p text:style-name="P73">Knife thrust</text:p>
        </text:list-item>
        <text:list-item>
          <text:p text:style-name="P73">Leg sweep</text:p>
        </text:list-item>
        <text:list-item>
          <text:p text:style-name="P73"><text:soft-page-break/>Back kick</text:p>
        </text:list-item>
        <text:list-item>
          <text:p text:style-name="P73">Arm Drag</text:p>
        </text:list-item>
        <text:list-item>
          <text:p text:style-name="P73">Spinning Back Kick</text:p>
        </text:list-item>
        <text:list-item>
          <text:p text:style-name="P73">Judo Throw</text:p>
        </text:list-item>
        <text:list-item>
          <text:p text:style-name="P73">Crouching Low Kick</text:p>
        </text:list-item>
        <text:list-item>
          <text:p text:style-name="P73">Reverse Knife Strike</text:p>
        </text:list-item>
        <text:list-item>
          <text:p text:style-name="P73">Takedown from the ground</text:p>
        </text:list-item>
        <text:list-item>
          <text:p text:style-name="P116">Push kick (Teep)</text:p>
        </text:list-item>
      </text:list>
      <text:p text:style-name="Standard"><draw:rect text:anchor-type="as-char" style:rel-width="100%" draw:z-index="13" draw:style-name="gr1" draw:text-style-name="P143" svg:width="0.0012in" svg:height="0.0213in"><text:p/></draw:rect></text:p>
      <text:p text:style-name="P139"><text:bookmark text:name="_kna82io7t1to"/><text:span text:style-name="T3">Brazilian Jiu-Jitsu (BJJ)</text:span></text:p>
      <text:list xml:id="list1493995356" text:style-name="WWNum35">
        <text:list-item>
          <text:p text:style-name="P33">Armbar</text:p>
        </text:list-item>
        <text:list-item>
          <text:p text:style-name="P74">Triangle Choke</text:p>
        </text:list-item>
        <text:list-item>
          <text:p text:style-name="P74">Rear Naked Choke</text:p>
        </text:list-item>
        <text:list-item>
          <text:p text:style-name="P74">Kimura Lock</text:p>
        </text:list-item>
        <text:list-item>
          <text:p text:style-name="P74">Omoplata</text:p>
        </text:list-item>
        <text:list-item>
          <text:p text:style-name="P74">Guillotine Choke</text:p>
        </text:list-item>
        <text:list-item>
          <text:p text:style-name="P74">Knee on Belly</text:p>
        </text:list-item>
        <text:list-item>
          <text:p text:style-name="P74">Ezekiel Choke</text:p>
        </text:list-item>
        <text:list-item>
          <text:p text:style-name="P74">Ankle Lock</text:p>
        </text:list-item>
        <text:list-item>
          <text:p text:style-name="P74">Heel Hook</text:p>
        </text:list-item>
        <text:list-item>
          <text:p text:style-name="P74">Side Control Escape</text:p>
        </text:list-item>
        <text:list-item>
          <text:p text:style-name="P74">Mount Escape</text:p>
        </text:list-item>
        <text:list-item>
          <text:p text:style-name="P74">Arm Triangle</text:p>
        </text:list-item>
        <text:list-item>
          <text:p text:style-name="P74">Leg Lock</text:p>
        </text:list-item>
        <text:list-item>
          <text:p text:style-name="P74">Kimura Sweep</text:p>
        </text:list-item>
        <text:list-item>
          <text:p text:style-name="P74">X-Guard Sweep</text:p>
        </text:list-item>
        <text:list-item>
          <text:p text:style-name="P74">Knee Bar</text:p>
        </text:list-item>
        <text:list-item>
          <text:p text:style-name="P74">Butterfly Sweep</text:p>
        </text:list-item>
        <text:list-item>
          <text:p text:style-name="P74">Back Control</text:p>
        </text:list-item>
        <text:list-item>
          <text:p text:style-name="P74">Cross Collar Choke</text:p>
        </text:list-item>
        <text:list-item>
          <text:p text:style-name="P74">Scissor Sweep</text:p>
        </text:list-item>
        <text:list-item>
          <text:p text:style-name="P74">Butterfly Guard</text:p>
        </text:list-item>
        <text:list-item>
          <text:p text:style-name="P74">Collar Drag</text:p>
        </text:list-item>
        <text:list-item>
          <text:p text:style-name="P74">Deep Half Guard</text:p>
        </text:list-item>
        <text:list-item>
          <text:p text:style-name="P74">Flower Sweep</text:p>
        </text:list-item>
        <text:list-item>
          <text:p text:style-name="P74">Berimbolo</text:p>
        </text:list-item>
        <text:list-item>
          <text:p text:style-name="P74">D'arce Choke</text:p>
        </text:list-item>
        <text:list-item>
          <text:p text:style-name="P74">Loop Choke</text:p>
        </text:list-item>
        <text:list-item>
          <text:p text:style-name="P74">Lapel Choke</text:p>
        </text:list-item>
        <text:list-item>
          <text:p text:style-name="P74">Wrist Lock</text:p>
        </text:list-item>
        <text:list-item>
          <text:p text:style-name="P74">Takedown into Guard</text:p>
        </text:list-item>
        <text:list-item>
          <text:p text:style-name="P74">Sit-up Sweep</text:p>
        </text:list-item>
        <text:list-item>
          <text:p text:style-name="P74"><text:soft-page-break/>Collar Tie</text:p>
        </text:list-item>
        <text:list-item>
          <text:p text:style-name="P74">Sweep to Mount</text:p>
        </text:list-item>
        <text:list-item>
          <text:p text:style-name="P74">Transition from Guard to Back</text:p>
        </text:list-item>
        <text:list-item>
          <text:p text:style-name="P74">Single Leg X-Guard</text:p>
        </text:list-item>
        <text:list-item>
          <text:p text:style-name="P74">Guard Pass</text:p>
        </text:list-item>
        <text:list-item>
          <text:p text:style-name="P74">Inverted Guard</text:p>
        </text:list-item>
        <text:list-item>
          <text:p text:style-name="P74">Rolling Knee Bar</text:p>
        </text:list-item>
        <text:list-item>
          <text:p text:style-name="P117">Shoulder Lock (Kimura)</text:p>
        </text:list-item>
      </text:list>
      <text:p text:style-name="Standard"><draw:rect text:anchor-type="as-char" style:rel-width="100%" draw:z-index="14" draw:style-name="gr1" draw:text-style-name="P143" svg:width="0.0012in" svg:height="0.0213in"><text:p/></draw:rect></text:p>
      <text:p text:style-name="P139"><text:bookmark text:name="_jagcxydn5lsj"/><text:span text:style-name="T3">Muay Thai</text:span></text:p>
      <text:list xml:id="list411598857" text:style-name="WWNum20">
        <text:list-item>
          <text:p text:style-name="P34">Roundhouse Kick</text:p>
        </text:list-item>
        <text:list-item>
          <text:p text:style-name="P75">Knee Strike</text:p>
        </text:list-item>
        <text:list-item>
          <text:p text:style-name="P75">Elbow Strike</text:p>
        </text:list-item>
        <text:list-item>
          <text:p text:style-name="P75">Push Kick (Teep)</text:p>
        </text:list-item>
        <text:list-item>
          <text:p text:style-name="P75">Hook Kick</text:p>
        </text:list-item>
        <text:list-item>
          <text:p text:style-name="P75">Spinning Elbow</text:p>
        </text:list-item>
        <text:list-item>
          <text:p text:style-name="P75">Low Kick</text:p>
        </text:list-item>
        <text:list-item>
          <text:p text:style-name="P75">High Kick</text:p>
        </text:list-item>
        <text:list-item>
          <text:p text:style-name="P75">Flying Knee</text:p>
        </text:list-item>
        <text:list-item>
          <text:p text:style-name="P75">Cross</text:p>
        </text:list-item>
        <text:list-item>
          <text:p text:style-name="P75">Uppercut</text:p>
        </text:list-item>
        <text:list-item>
          <text:p text:style-name="P75">Left Hook</text:p>
        </text:list-item>
        <text:list-item>
          <text:p text:style-name="P75">Right Cross</text:p>
        </text:list-item>
        <text:list-item>
          <text:p text:style-name="P75">Sweeping Leg Kick</text:p>
        </text:list-item>
        <text:list-item>
          <text:p text:style-name="P75">Front Kick</text:p>
        </text:list-item>
        <text:list-item>
          <text:p text:style-name="P75">Body Kick</text:p>
        </text:list-item>
        <text:list-item>
          <text:p text:style-name="P75">Jumping Elbow</text:p>
        </text:list-item>
        <text:list-item>
          <text:p text:style-name="P75">Spinning Back Kick</text:p>
        </text:list-item>
        <text:list-item>
          <text:p text:style-name="P75">Flying Elbow</text:p>
        </text:list-item>
        <text:list-item>
          <text:p text:style-name="P75">Clinch with Knee</text:p>
        </text:list-item>
        <text:list-item>
          <text:p text:style-name="P75">Superman Punch</text:p>
        </text:list-item>
        <text:list-item>
          <text:p text:style-name="P75">Kick Catch Counter</text:p>
        </text:list-item>
        <text:list-item>
          <text:p text:style-name="P75">Side Kick</text:p>
        </text:list-item>
        <text:list-item>
          <text:p text:style-name="P75">Spinning Back Fist</text:p>
        </text:list-item>
        <text:list-item>
          <text:p text:style-name="P75">Jumping Roundhouse Kick</text:p>
        </text:list-item>
        <text:list-item>
          <text:p text:style-name="P75">Double Elbow Block</text:p>
        </text:list-item>
        <text:list-item>
          <text:p text:style-name="P75">Low Kick to Leg</text:p>
        </text:list-item>
        <text:list-item>
          <text:p text:style-name="P75">Backfist Strike</text:p>
        </text:list-item>
        <text:list-item>
          <text:p text:style-name="P75">Cross-Body Elbow</text:p>
        </text:list-item>
        <text:list-item>
          <text:p text:style-name="P75">Thrust Kick</text:p>
        </text:list-item>
        <text:list-item>
          <text:p text:style-name="P75">Axe Kick</text:p>
        </text:list-item>
        <text:list-item>
          <text:p text:style-name="P75">Crescent Kick</text:p>
        </text:list-item>
        <text:list-item>
          <text:p text:style-name="P75"><text:soft-page-break/>Shin Block</text:p>
        </text:list-item>
        <text:list-item>
          <text:p text:style-name="P75">Knee Shield</text:p>
        </text:list-item>
        <text:list-item>
          <text:p text:style-name="P75">Push Kick to the chest</text:p>
        </text:list-item>
        <text:list-item>
          <text:p text:style-name="P75">Double Knee Strike</text:p>
        </text:list-item>
        <text:list-item>
          <text:p text:style-name="P75">Hook Kick to the head</text:p>
        </text:list-item>
        <text:list-item>
          <text:p text:style-name="P75">Jumping Knee Strike</text:p>
        </text:list-item>
        <text:list-item>
          <text:p text:style-name="P75">Double Forearm Block</text:p>
        </text:list-item>
        <text:list-item>
          <text:p text:style-name="P118">Thai Clinch Takedown</text:p>
        </text:list-item>
      </text:list>
      <text:p text:style-name="Standard"><draw:rect text:anchor-type="as-char" style:rel-width="100%" draw:z-index="15" draw:style-name="gr1" draw:text-style-name="P143" svg:width="0.0012in" svg:height="0.0213in"><text:p/></draw:rect></text:p>
      <text:p text:style-name="P139"><text:bookmark text:name="_d5zuhgel3vze"/><text:span text:style-name="T3">Boxing</text:span></text:p>
      <text:list xml:id="list3457951372" text:style-name="WWNum5">
        <text:list-item>
          <text:p text:style-name="P35">Jab</text:p>
        </text:list-item>
        <text:list-item>
          <text:p text:style-name="P76">Cross</text:p>
        </text:list-item>
        <text:list-item>
          <text:p text:style-name="P76">Uppercut</text:p>
        </text:list-item>
        <text:list-item>
          <text:p text:style-name="P76">Hook</text:p>
        </text:list-item>
        <text:list-item>
          <text:p text:style-name="P76">Overhand</text:p>
        </text:list-item>
        <text:list-item>
          <text:p text:style-name="P76">Body Hook</text:p>
        </text:list-item>
        <text:list-item>
          <text:p text:style-name="P76">Liver Punch</text:p>
        </text:list-item>
        <text:list-item>
          <text:p text:style-name="P76">Lead Hook</text:p>
        </text:list-item>
        <text:list-item>
          <text:p text:style-name="P76">Right Cross</text:p>
        </text:list-item>
        <text:list-item>
          <text:p text:style-name="P76">Left Hook</text:p>
        </text:list-item>
        <text:list-item>
          <text:p text:style-name="P76">Straight Right</text:p>
        </text:list-item>
        <text:list-item>
          <text:p text:style-name="P76">Cross-Uppercut Combination</text:p>
        </text:list-item>
        <text:list-item>
          <text:p text:style-name="P76">Double Jab</text:p>
        </text:list-item>
        <text:list-item>
          <text:p text:style-name="P76">Triple Jab</text:p>
        </text:list-item>
        <text:list-item>
          <text:p text:style-name="P76">Cross Hook</text:p>
        </text:list-item>
        <text:list-item>
          <text:p text:style-name="P76">Counter Jab</text:p>
        </text:list-item>
        <text:list-item>
          <text:p text:style-name="P76">Parry</text:p>
        </text:list-item>
        <text:list-item>
          <text:p text:style-name="P76">Slip and Counter</text:p>
        </text:list-item>
        <text:list-item>
          <text:p text:style-name="P76">Roll Under Punch</text:p>
        </text:list-item>
        <text:list-item>
          <text:p text:style-name="P76">Duck Under</text:p>
        </text:list-item>
        <text:list-item>
          <text:p text:style-name="P76">Step Back Hook</text:p>
        </text:list-item>
        <text:list-item>
          <text:p text:style-name="P76">Lead Uppercut</text:p>
        </text:list-item>
        <text:list-item>
          <text:p text:style-name="P76">Jab to the body</text:p>
        </text:list-item>
        <text:list-item>
          <text:p text:style-name="P76">Cross to the body</text:p>
        </text:list-item>
        <text:list-item>
          <text:p text:style-name="P76">Counter Cross</text:p>
        </text:list-item>
        <text:list-item>
          <text:p text:style-name="P76">Check Hook</text:p>
        </text:list-item>
        <text:list-item>
          <text:p text:style-name="P76">Head Movement Drill</text:p>
        </text:list-item>
        <text:list-item>
          <text:p text:style-name="P76">Shoulder Roll</text:p>
        </text:list-item>
        <text:list-item>
          <text:p text:style-name="P76">Philly Shell Defense</text:p>
        </text:list-item>
        <text:list-item>
          <text:p text:style-name="P76">Hook Cross Hook Combo</text:p>
        </text:list-item>
        <text:list-item>
          <text:p text:style-name="P76">Body Shot and Uppercut</text:p>
        </text:list-item>
        <text:list-item>
          <text:p text:style-name="P76">Pivoting Strike</text:p>
        </text:list-item>
        <text:list-item>
          <text:p text:style-name="P76"><text:soft-page-break/>Fake Jab to Cross</text:p>
        </text:list-item>
        <text:list-item>
          <text:p text:style-name="P76">Feint and Strike</text:p>
        </text:list-item>
        <text:list-item>
          <text:p text:style-name="P76">Bait and Trap</text:p>
        </text:list-item>
        <text:list-item>
          <text:p text:style-name="P76">Left Hook to the Body</text:p>
        </text:list-item>
        <text:list-item>
          <text:p text:style-name="P76">Right Uppercut Counter</text:p>
        </text:list-item>
        <text:list-item>
          <text:p text:style-name="P76">Body Movement and Cross</text:p>
        </text:list-item>
        <text:list-item>
          <text:p text:style-name="P76">Angle Shift Jab</text:p>
        </text:list-item>
        <text:list-item>
          <text:p text:style-name="P119">Boxing Footwork Drill</text:p>
        </text:list-item>
      </text:list>
      <text:p text:style-name="Standard"><draw:rect text:anchor-type="as-char" style:rel-width="100%" draw:z-index="16" draw:style-name="gr1" draw:text-style-name="P143" svg:width="0.0012in" svg:height="0.0213in"><text:p/></draw:rect></text:p>
      <text:p text:style-name="P139"><text:bookmark text:name="_jupwiqjg0cad"/><text:span text:style-name="T3">Judo</text:span></text:p>
      <text:list xml:id="list1128715460" text:style-name="WWNum44">
        <text:list-item>
          <text:p text:style-name="P36">Seoi Nage</text:p>
        </text:list-item>
        <text:list-item>
          <text:p text:style-name="P77">Ouchi Gari</text:p>
        </text:list-item>
        <text:list-item>
          <text:p text:style-name="P77">Uchi Mata</text:p>
        </text:list-item>
        <text:list-item>
          <text:p text:style-name="P77">Harai Goshi</text:p>
        </text:list-item>
        <text:list-item>
          <text:p text:style-name="P77">Tomoe Nage</text:p>
        </text:list-item>
        <text:list-item>
          <text:p text:style-name="P77">Tai Otoshi</text:p>
        </text:list-item>
        <text:list-item>
          <text:p text:style-name="P77">Kouchi Gari</text:p>
        </text:list-item>
        <text:list-item>
          <text:p text:style-name="P77">Ko Uchi Gari</text:p>
        </text:list-item>
        <text:list-item>
          <text:p text:style-name="P77">Sumi Gaeshi</text:p>
        </text:list-item>
        <text:list-item>
          <text:p text:style-name="P77">Yoko Gake</text:p>
        </text:list-item>
        <text:list-item>
          <text:p text:style-name="P77">Kani Basami</text:p>
        </text:list-item>
        <text:list-item>
          <text:p text:style-name="P77">Sode Tsurikomi Goshi</text:p>
        </text:list-item>
        <text:list-item>
          <text:p text:style-name="P77">Osoto Gari</text:p>
        </text:list-item>
        <text:list-item>
          <text:p text:style-name="P77">Ura Nage</text:p>
        </text:list-item>
        <text:list-item>
          <text:p text:style-name="P77">Drop Seoi Nage</text:p>
        </text:list-item>
        <text:list-item>
          <text:p text:style-name="P77">Shoulder Roll Takedown</text:p>
        </text:list-item>
        <text:list-item>
          <text:p text:style-name="P77">Judo Hip Throw</text:p>
        </text:list-item>
        <text:list-item>
          <text:p text:style-name="P77">Ogoshi</text:p>
        </text:list-item>
        <text:list-item>
          <text:p text:style-name="P77">Tani Otoshi</text:p>
        </text:list-item>
        <text:list-item>
          <text:p text:style-name="P77">Ippon Seoi Nage</text:p>
        </text:list-item>
        <text:list-item>
          <text:p text:style-name="P77">Kesa Gatame</text:p>
        </text:list-item>
        <text:list-item>
          <text:p text:style-name="P77">Yoko Shiho Gatame</text:p>
        </text:list-item>
        <text:list-item>
          <text:p text:style-name="P77">Kata Gatame</text:p>
        </text:list-item>
        <text:list-item>
          <text:p text:style-name="P77">Ude Garami</text:p>
        </text:list-item>
        <text:list-item>
          <text:p text:style-name="P77">Cross Grips and Takedown</text:p>
        </text:list-item>
        <text:list-item>
          <text:p text:style-name="P77">Makikomi</text:p>
        </text:list-item>
        <text:list-item>
          <text:p text:style-name="P77">Sumigaeshi</text:p>
        </text:list-item>
        <text:list-item>
          <text:p text:style-name="P77">Ouchi Sweep</text:p>
        </text:list-item>
        <text:list-item>
          <text:p text:style-name="P77">Drop Uchi Mata</text:p>
        </text:list-item>
        <text:list-item>
          <text:p text:style-name="P77">Harai Makikomi</text:p>
        </text:list-item>
        <text:list-item>
          <text:p text:style-name="P77">Goshi Throw</text:p>
        </text:list-item>
        <text:list-item>
          <text:p text:style-name="P77">Kuzushi (Balance Breaking)</text:p>
        </text:list-item>
        <text:list-item>
          <text:p text:style-name="P77"><text:soft-page-break/>Takedown to Pin</text:p>
        </text:list-item>
        <text:list-item>
          <text:p text:style-name="P77">Shoulder Lock</text:p>
        </text:list-item>
        <text:list-item>
          <text:p text:style-name="P77">Ude Hishigi (Arm Lock)</text:p>
        </text:list-item>
        <text:list-item>
          <text:p text:style-name="P77">Head and Arm Throw</text:p>
        </text:list-item>
        <text:list-item>
          <text:p text:style-name="P77">Tomoe Nage Setup</text:p>
        </text:list-item>
        <text:list-item>
          <text:p text:style-name="P77">Gator Roll</text:p>
        </text:list-item>
        <text:list-item>
          <text:p text:style-name="P77">Judo Leg Sweep</text:p>
        </text:list-item>
        <text:list-item>
          <text:p text:style-name="P120">Headlock Takedown</text:p>
        </text:list-item>
      </text:list>
      <text:p text:style-name="Standard"><draw:rect text:anchor-type="as-char" style:rel-width="100%" draw:z-index="17" draw:style-name="gr1" draw:text-style-name="P143" svg:width="0.0012in" svg:height="0.0213in"><text:p/></draw:rect></text:p>
      <text:p text:style-name="P139"><text:bookmark text:name="_e1yjq6yzt179"/><text:span text:style-name="T3">Filipino Martial Arts</text:span></text:p>
      <text:list xml:id="list1836326038" text:style-name="WWNum17">
        <text:list-item>
          <text:p text:style-name="P37">Single Stick Strike</text:p>
        </text:list-item>
        <text:list-item>
          <text:p text:style-name="P78">Double Stick Strike</text:p>
        </text:list-item>
        <text:list-item>
          <text:p text:style-name="P78">Knife Disarm</text:p>
        </text:list-item>
        <text:list-item>
          <text:p text:style-name="P78">Kicking Techniques</text:p>
        </text:list-item>
        <text:list-item>
          <text:p text:style-name="P78">Thrusting Techniques</text:p>
        </text:list-item>
        <text:list-item>
          <text:p text:style-name="P78">Horizontal Cut</text:p>
        </text:list-item>
        <text:list-item>
          <text:p text:style-name="P78">Vertical Cut</text:p>
        </text:list-item>
        <text:list-item>
          <text:p text:style-name="P78">Backhand Strike</text:p>
        </text:list-item>
        <text:list-item>
          <text:p text:style-name="P78">Takedown with Knife</text:p>
        </text:list-item>
        <text:list-item>
          <text:p text:style-name="P78">Arm Manipulation</text:p>
        </text:list-item>
        <text:list-item>
          <text:p text:style-name="P78">Disarm with Stick</text:p>
        </text:list-item>
        <text:list-item>
          <text:p text:style-name="P78">Hammer Strike</text:p>
        </text:list-item>
        <text:list-item>
          <text:p text:style-name="P78">Spin and Strike</text:p>
        </text:list-item>
        <text:list-item>
          <text:p text:style-name="P78">Blocking with Stick</text:p>
        </text:list-item>
        <text:list-item>
          <text:p text:style-name="P78">Reverse Grip Strike</text:p>
        </text:list-item>
        <text:list-item>
          <text:p text:style-name="P78">Single Blade Thrust</text:p>
        </text:list-item>
        <text:list-item>
          <text:p text:style-name="P78">Knife Fending Techniques</text:p>
        </text:list-item>
        <text:list-item>
          <text:p text:style-name="P78">Parry and Strike</text:p>
        </text:list-item>
        <text:list-item>
          <text:p text:style-name="P78">Double Parry</text:p>
        </text:list-item>
        <text:list-item>
          <text:p text:style-name="P78">Trapping Techniques</text:p>
        </text:list-item>
        <text:list-item>
          <text:p text:style-name="P78">Double Knife Defense</text:p>
        </text:list-item>
        <text:list-item>
          <text:p text:style-name="P78">Stick to Knife Transition</text:p>
        </text:list-item>
        <text:list-item>
          <text:p text:style-name="P78">Advanced Knife Disarm</text:p>
        </text:list-item>
        <text:list-item>
          <text:p text:style-name="P78">Figure Eight Cutting</text:p>
        </text:list-item>
        <text:list-item>
          <text:p text:style-name="P78">Backfist with Stick</text:p>
        </text:list-item>
        <text:list-item>
          <text:p text:style-name="P78">Sweep with Blade</text:p>
        </text:list-item>
        <text:list-item>
          <text:p text:style-name="P78">Empty Hand Defense</text:p>
        </text:list-item>
        <text:list-item>
          <text:p text:style-name="P78">Palm Strike</text:p>
        </text:list-item>
        <text:list-item>
          <text:p text:style-name="P78">Leg Sweep with Knife</text:p>
        </text:list-item>
        <text:list-item>
          <text:p text:style-name="P78">Elbow to Wrist Lock</text:p>
        </text:list-item>
        <text:list-item>
          <text:p text:style-name="P78">High Blade Slash</text:p>
        </text:list-item>
        <text:list-item>
          <text:p text:style-name="P78">Low Blade Stab</text:p>
        </text:list-item>
        <text:list-item>
          <text:p text:style-name="P78"><text:soft-page-break/>Full Circular Strike</text:p>
        </text:list-item>
        <text:list-item>
          <text:p text:style-name="P78">Stick and Leg Takedown</text:p>
        </text:list-item>
        <text:list-item>
          <text:p text:style-name="P78">Parry and Thrust</text:p>
        </text:list-item>
        <text:list-item>
          <text:p text:style-name="P78">Low Cut Strike</text:p>
        </text:list-item>
        <text:list-item>
          <text:p text:style-name="P78">Finger Lock</text:p>
        </text:list-item>
        <text:list-item>
          <text:p text:style-name="P78">Knife to Throat Defense</text:p>
        </text:list-item>
        <text:list-item>
          <text:p text:style-name="P78">Double Edge Attack</text:p>
        </text:list-item>
        <text:list-item>
          <text:p text:style-name="P121">Offhand Stick Strike</text:p>
        </text:list-item>
      </text:list>
      <text:p text:style-name="Standard"><draw:rect text:anchor-type="as-char" style:rel-width="100%" draw:z-index="18" draw:style-name="gr1" draw:text-style-name="P143" svg:width="0.0012in" svg:height="0.0213in"><text:p/></draw:rect></text:p>
      <text:p text:style-name="P2">This is just a portion of the <text:span text:style-name="T5">40 techniques per martial art</text:span> requested, and due to the vast number, I will continue breaking it down into <text:span text:style-name="T5">grouped techniques</text:span> for each martial art. Would you like me to continue with more martial arts or specific techniques for the next section?</text:p>
      <text:p text:style-name="P140"><text:bookmark text:name="_8ofm59qh0j6e"/><text:span text:style-name="T1">You said:</text:span></text:p>
      <text:p text:style-name="Standard">INKUNGFU KQARATAE,KALAI KUTHUVARISDI ALSOGIVE</text:p>
      <text:p text:style-name="P142"><text:bookmark text:name="_lv4v8oupzlf"/><text:span text:style-name="T2">ChatGPT said:</text:span></text:p>
      <text:p text:style-name="Standard">ChatGPT</text:p>
      <text:p text:style-name="P2">Here is the expanded list of techniques for <text:span text:style-name="T5">Kung Fu</text:span>, <text:span text:style-name="T5">Karate</text:span>, and <text:span text:style-name="T5">Kalaripayattu</text:span>, focusing on <text:span text:style-name="T5">striking</text:span>, <text:span text:style-name="T5">grappling</text:span>, and <text:span text:style-name="T5">powerful blows</text:span>, along with their associated formulas for effectiveness.</text:p>
      <text:p text:style-name="Standard"><draw:rect text:anchor-type="as-char" style:rel-width="100%" draw:z-index="19" draw:style-name="gr1" draw:text-style-name="P143" svg:width="0.0012in" svg:height="0.0213in"><text:p/></draw:rect></text:p>
      <text:p text:style-name="P139"><text:bookmark text:name="_jr2509a6x2x5"/><text:span text:style-name="T3">Kung Fu</text:span></text:p>
      <text:list xml:id="list917892932" text:style-name="WWNum31">
        <text:list-item>
          <text:p text:style-name="P38"><text:span text:style-name="T5">Straight Punch (Chung Kuen)</text:span></text:p>
        </text:list-item>
        <text:list-item>
          <text:p text:style-name="P79"><text:span text:style-name="T5">Hook Punch (Zhong Quan)</text:span></text:p>
        </text:list-item>
        <text:list-item>
          <text:p text:style-name="P79"><text:span text:style-name="T5">Backfist Strike</text:span></text:p>
        </text:list-item>
        <text:list-item>
          <text:p text:style-name="P79"><text:span text:style-name="T5">Tiger Claw (Shihu Zhua)</text:span></text:p>
        </text:list-item>
        <text:list-item>
          <text:p text:style-name="P79"><text:span text:style-name="T5">Palm Strike</text:span></text:p>
        </text:list-item>
        <text:list-item>
          <text:p text:style-name="P79"><text:span text:style-name="T5">Elbow Strike</text:span></text:p>
        </text:list-item>
        <text:list-item>
          <text:p text:style-name="P79"><text:span text:style-name="T5">Knee Strike</text:span></text:p>
        </text:list-item>
        <text:list-item>
          <text:p text:style-name="P79"><text:span text:style-name="T5">Roundhouse Kick</text:span></text:p>
        </text:list-item>
        <text:list-item>
          <text:p text:style-name="P79"><text:span text:style-name="T5">Side Kick</text:span></text:p>
        </text:list-item>
        <text:list-item>
          <text:p text:style-name="P79"><text:span text:style-name="T5">Front Kick</text:span></text:p>
        </text:list-item>
        <text:list-item>
          <text:p text:style-name="P79"><text:span text:style-name="T5">Spinning Back Kick</text:span></text:p>
        </text:list-item>
        <text:list-item>
          <text:p text:style-name="P79"><text:span text:style-name="T5">Flying Kick</text:span></text:p>
        </text:list-item>
        <text:list-item>
          <text:p text:style-name="P79"><text:span text:style-name="T5">Axe Kick (Guan Bu)</text:span></text:p>
        </text:list-item>
        <text:list-item>
          <text:p text:style-name="P79"><text:span text:style-name="T5">Crescent Kick (Ban Guo)</text:span></text:p>
        </text:list-item>
        <text:list-item>
          <text:p text:style-name="P79"><text:span text:style-name="T5">Flying Side Kick</text:span></text:p>
        </text:list-item>
        <text:list-item>
          <text:p text:style-name="P79"><text:span text:style-name="T5">Back Kick</text:span></text:p>
        </text:list-item>
        <text:list-item>
          <text:p text:style-name="P79"><text:span text:style-name="T5">Sweep Kick</text:span></text:p>
        </text:list-item>
        <text:list-item>
          <text:p text:style-name="P79"><text:span text:style-name="T5">Low Kick</text:span></text:p>
        </text:list-item>
        <text:list-item>
          <text:p text:style-name="P79"><text:span text:style-name="T5">Push Kick (Teep)</text:span></text:p>
        </text:list-item>
        <text:list-item>
          <text:p text:style-name="P79"><text:span text:style-name="T5">Horse Stance Strike</text:span></text:p>
        </text:list-item>
        <text:list-item>
          <text:p text:style-name="P79"><text:span text:style-name="T5">Iron Fist</text:span></text:p>
        </text:list-item>
        <text:list-item>
          <text:p text:style-name="P79"><text:span text:style-name="T5">Belly Punch (Dantian Zuan)</text:span></text:p>
        </text:list-item>
        <text:list-item>
          <text:p text:style-name="P79"><text:span text:style-name="T5">Snake Strike</text:span></text:p>
        </text:list-item>
        <text:list-item>
          <text:p text:style-name="P79"><text:span text:style-name="T5">Mantis Strike</text:span></text:p>
        </text:list-item>
        <text:list-item>
          <text:p text:style-name="P79"><text:span text:style-name="T5">Crane Beak Strike</text:span></text:p>
        </text:list-item>
        <text:list-item>
          <text:p text:style-name="P79"><text:soft-page-break/><text:span text:style-name="T5">Whip Kick</text:span></text:p>
        </text:list-item>
        <text:list-item>
          <text:p text:style-name="P79"><text:span text:style-name="T5">Double Palm Strike</text:span></text:p>
        </text:list-item>
        <text:list-item>
          <text:p text:style-name="P79"><text:span text:style-name="T5">Fist under Elbow (Dian Xiu)</text:span></text:p>
        </text:list-item>
        <text:list-item>
          <text:p text:style-name="P79"><text:span text:style-name="T5">Leg Hook</text:span></text:p>
        </text:list-item>
        <text:list-item>
          <text:p text:style-name="P79"><text:span text:style-name="T5">Dragon Claw (Long Zhua)</text:span></text:p>
        </text:list-item>
        <text:list-item>
          <text:p text:style-name="P79"><text:span text:style-name="T5">Elbow to Head</text:span></text:p>
        </text:list-item>
        <text:list-item>
          <text:p text:style-name="P79"><text:span text:style-name="T5">Leopard Fist</text:span></text:p>
        </text:list-item>
        <text:list-item>
          <text:p text:style-name="P79"><text:span text:style-name="T5">Butterfly Kick</text:span></text:p>
        </text:list-item>
        <text:list-item>
          <text:p text:style-name="P79"><text:span text:style-name="T5">Monkey Fist Strike</text:span></text:p>
        </text:list-item>
        <text:list-item>
          <text:p text:style-name="P79"><text:span text:style-name="T5">Push Hands</text:span></text:p>
        </text:list-item>
        <text:list-item>
          <text:p text:style-name="P79"><text:span text:style-name="T5">Drunken Fist Techniques</text:span></text:p>
        </text:list-item>
        <text:list-item>
          <text:p text:style-name="P79"><text:span text:style-name="T5">Windmill Fist</text:span></text:p>
        </text:list-item>
        <text:list-item>
          <text:p text:style-name="P79"><text:span text:style-name="T5">Double Dragon Punch</text:span></text:p>
        </text:list-item>
        <text:list-item>
          <text:p text:style-name="P79"><text:span text:style-name="T5">Double Fist Palm Strike</text:span></text:p>
        </text:list-item>
        <text:list-item>
          <text:p text:style-name="P122"><text:span text:style-name="T5">Twisting Arm Lock</text:span></text:p>
        </text:list-item>
      </text:list>
      <text:p text:style-name="Standard"><draw:rect text:anchor-type="as-char" style:rel-width="100%" draw:z-index="20" draw:style-name="gr1" draw:text-style-name="P143" svg:width="0.0012in" svg:height="0.0213in"><text:p/></draw:rect></text:p>
      <text:p text:style-name="P139"><text:bookmark text:name="_tka3e733ocju"/><text:span text:style-name="T3">Karate</text:span></text:p>
      <text:list xml:id="list3522141337" text:style-name="WWNum8">
        <text:list-item>
          <text:p text:style-name="P39"><text:span text:style-name="T5">Straight Punch (Chudan Zuki)</text:span></text:p>
        </text:list-item>
        <text:list-item>
          <text:p text:style-name="P80"><text:span text:style-name="T5">Reverse Punch (Gyaku Zuki)</text:span></text:p>
        </text:list-item>
        <text:list-item>
          <text:p text:style-name="P80"><text:span text:style-name="T5">Roundhouse Kick (Mawashi Geri)</text:span></text:p>
        </text:list-item>
        <text:list-item>
          <text:p text:style-name="P80"><text:span text:style-name="T5">Front Kick (Mae Geri)</text:span></text:p>
        </text:list-item>
        <text:list-item>
          <text:p text:style-name="P80"><text:span text:style-name="T5">Side Kick (Yoko Geri)</text:span></text:p>
        </text:list-item>
        <text:list-item>
          <text:p text:style-name="P80"><text:span text:style-name="T5">Back Kick (Ushiro Geri)</text:span></text:p>
        </text:list-item>
        <text:list-item>
          <text:p text:style-name="P80"><text:span text:style-name="T5">Knee Strike (Hiza Geri)</text:span></text:p>
        </text:list-item>
        <text:list-item>
          <text:p text:style-name="P80"><text:span text:style-name="T5">Elbow Strike (Empi)</text:span></text:p>
        </text:list-item>
        <text:list-item>
          <text:p text:style-name="P80"><text:span text:style-name="T5">Hammer Fist</text:span></text:p>
        </text:list-item>
        <text:list-item>
          <text:p text:style-name="P80"><text:span text:style-name="T5">Knife Hand Strike (Shuto Uchi)</text:span></text:p>
        </text:list-item>
        <text:list-item>
          <text:p text:style-name="P80"><text:span text:style-name="T5">Backfist Strike (Uraken Uchi)</text:span></text:p>
        </text:list-item>
        <text:list-item>
          <text:p text:style-name="P80"><text:span text:style-name="T5">Hook Punch (Kagi Zuki)</text:span></text:p>
        </text:list-item>
        <text:list-item>
          <text:p text:style-name="P80"><text:span text:style-name="T5">Axe Kick (Tetsui Geri)</text:span></text:p>
        </text:list-item>
        <text:list-item>
          <text:p text:style-name="P80"><text:span text:style-name="T5">Low Kick (Kekomi Geri)</text:span></text:p>
        </text:list-item>
        <text:list-item>
          <text:p text:style-name="P80"><text:span text:style-name="T5">Crescent Kick (Mikazuki Geri)</text:span></text:p>
        </text:list-item>
        <text:list-item>
          <text:p text:style-name="P80"><text:span text:style-name="T5">Jumping Front Kick (Tobi Mae Geri)</text:span></text:p>
        </text:list-item>
        <text:list-item>
          <text:p text:style-name="P80"><text:span text:style-name="T5">Double Hand Block (Morote Uke)</text:span></text:p>
        </text:list-item>
        <text:list-item>
          <text:p text:style-name="P80"><text:span text:style-name="T5">High Block (Age Uke)</text:span></text:p>
        </text:list-item>
        <text:list-item>
          <text:p text:style-name="P80"><text:span text:style-name="T5">Low Block (Gedan Barai)</text:span></text:p>
        </text:list-item>
        <text:list-item>
          <text:p text:style-name="P80"><text:span text:style-name="T5">Inside-Outside Block (Uchi Uke)</text:span></text:p>
        </text:list-item>
        <text:list-item>
          <text:p text:style-name="P80"><text:span text:style-name="T5">Outside-Inside Block (Soto Uke)</text:span></text:p>
        </text:list-item>
        <text:list-item>
          <text:p text:style-name="P80"><text:span text:style-name="T5">Belly Punch (Tandoku Zuki)</text:span></text:p>
        </text:list-item>
        <text:list-item>
          <text:p text:style-name="P80"><text:span text:style-name="T5">Spin Kick (Mawashi Geri)</text:span></text:p>
        </text:list-item>
        <text:list-item>
          <text:p text:style-name="P80"><text:span text:style-name="T5">Reverse Knife Hand Strike (Gyaku Shuto Uchi)</text:span></text:p>
        </text:list-item>
        <text:list-item>
          <text:p text:style-name="P80"><text:span text:style-name="T5">Elbow to Knee Strike</text:span></text:p>
        </text:list-item>
        <text:list-item>
          <text:p text:style-name="P80"><text:soft-page-break/><text:span text:style-name="T5">Reverse Roundhouse Kick (Gyaku Mawashi Geri)</text:span></text:p>
        </text:list-item>
        <text:list-item>
          <text:p text:style-name="P80"><text:span text:style-name="T5">Hammerfist to the temple</text:span></text:p>
        </text:list-item>
        <text:list-item>
          <text:p text:style-name="P80"><text:span text:style-name="T5">Groin Strike</text:span></text:p>
        </text:list-item>
        <text:list-item>
          <text:p text:style-name="P80"><text:span text:style-name="T5">Double Knee Strike</text:span></text:p>
        </text:list-item>
        <text:list-item>
          <text:p text:style-name="P80"><text:span text:style-name="T5">Fist to the stomach (Chudan Zuki)</text:span></text:p>
        </text:list-item>
        <text:list-item>
          <text:p text:style-name="P80"><text:span text:style-name="T5">Push Kick</text:span></text:p>
        </text:list-item>
        <text:list-item>
          <text:p text:style-name="P80"><text:span text:style-name="T5">Side Block (Yoko Uke)</text:span></text:p>
        </text:list-item>
        <text:list-item>
          <text:p text:style-name="P80"><text:span text:style-name="T5">Shuto (Knife Hand)</text:span></text:p>
        </text:list-item>
        <text:list-item>
          <text:p text:style-name="P80"><text:span text:style-name="T5">Elbow to the temple</text:span></text:p>
        </text:list-item>
        <text:list-item>
          <text:p text:style-name="P80"><text:span text:style-name="T5">Claw Strike</text:span></text:p>
        </text:list-item>
        <text:list-item>
          <text:p text:style-name="P80"><text:span text:style-name="T5">Double Elbow Block</text:span></text:p>
        </text:list-item>
        <text:list-item>
          <text:p text:style-name="P80"><text:span text:style-name="T5">Finger Strike</text:span></text:p>
        </text:list-item>
        <text:list-item>
          <text:p text:style-name="P80"><text:span text:style-name="T5">Palm Heel Strike</text:span></text:p>
        </text:list-item>
        <text:list-item>
          <text:p text:style-name="P80"><text:span text:style-name="T5">Falling Elbow Strike</text:span></text:p>
        </text:list-item>
        <text:list-item>
          <text:p text:style-name="P123"><text:span text:style-name="T5">Corkscrew Punch</text:span></text:p>
        </text:list-item>
      </text:list>
      <text:p text:style-name="Standard"><draw:rect text:anchor-type="as-char" style:rel-width="100%" draw:z-index="21" draw:style-name="gr1" draw:text-style-name="P143" svg:width="0.0012in" svg:height="0.0213in"><text:p/></draw:rect></text:p>
      <text:p text:style-name="P139"><text:bookmark text:name="_k75rdhlcucgy"/><text:span text:style-name="T3">Kalaripayattu</text:span></text:p>
      <text:list xml:id="list1291120775" text:style-name="WWNum24">
        <text:list-item>
          <text:p text:style-name="P40"><text:span text:style-name="T5">Hammer Strike (Martelo)</text:span></text:p>
        </text:list-item>
        <text:list-item>
          <text:p text:style-name="P81"><text:span text:style-name="T5">Flick Kick (Vajra Pooja)</text:span></text:p>
        </text:list-item>
        <text:list-item>
          <text:p text:style-name="P81"><text:span text:style-name="T5">Roundhouse Kick (Mukkudikkal)</text:span></text:p>
        </text:list-item>
        <text:list-item>
          <text:p text:style-name="P81"><text:span text:style-name="T5">Back Kick (Ukkudikkal)</text:span></text:p>
        </text:list-item>
        <text:list-item>
          <text:p text:style-name="P81"><text:span text:style-name="T5">Front Kick (Pichu Kuttu)</text:span></text:p>
        </text:list-item>
        <text:list-item>
          <text:p text:style-name="P81"><text:span text:style-name="T5">Side Kick (Kutti Kuttu)</text:span></text:p>
        </text:list-item>
        <text:list-item>
          <text:p text:style-name="P81"><text:span text:style-name="T5">Jumping Kick (Adi Kuthu)</text:span></text:p>
        </text:list-item>
        <text:list-item>
          <text:p text:style-name="P81"><text:span text:style-name="T5">Spinning Kick (Chilambu Kuthu)</text:span></text:p>
        </text:list-item>
        <text:list-item>
          <text:p text:style-name="P81"><text:span text:style-name="T5">Axe Kick</text:span></text:p>
        </text:list-item>
        <text:list-item>
          <text:p text:style-name="P81"><text:span text:style-name="T5">Knee Strike</text:span></text:p>
        </text:list-item>
        <text:list-item>
          <text:p text:style-name="P81"><text:span text:style-name="T5">Elbow Strike</text:span></text:p>
        </text:list-item>
        <text:list-item>
          <text:p text:style-name="P81"><text:span text:style-name="T5">Palm Strike (Mudra Kuthu)</text:span></text:p>
        </text:list-item>
        <text:list-item>
          <text:p text:style-name="P81"><text:span text:style-name="T5">Knife Hand Strike (Vedi Kuthu)</text:span></text:p>
        </text:list-item>
        <text:list-item>
          <text:p text:style-name="P81"><text:span text:style-name="T5">Horse Kick (Vaali Kuthu)</text:span></text:p>
        </text:list-item>
        <text:list-item>
          <text:p text:style-name="P81"><text:span text:style-name="T5">Flying Kick</text:span></text:p>
        </text:list-item>
        <text:list-item>
          <text:p text:style-name="P81"><text:span text:style-name="T5">Double Elbow Block</text:span></text:p>
        </text:list-item>
        <text:list-item>
          <text:p text:style-name="P81"><text:span text:style-name="T5">Ankle Lock</text:span></text:p>
        </text:list-item>
        <text:list-item>
          <text:p text:style-name="P81"><text:span text:style-name="T5">Thrust Punch (Veerakali)</text:span></text:p>
        </text:list-item>
        <text:list-item>
          <text:p text:style-name="P81"><text:span text:style-name="T5">Jumping Knee Strike</text:span></text:p>
        </text:list-item>
        <text:list-item>
          <text:p text:style-name="P81"><text:span text:style-name="T5">Claw Strike</text:span></text:p>
        </text:list-item>
        <text:list-item>
          <text:p text:style-name="P81"><text:span text:style-name="T5">Snake Style Strike</text:span></text:p>
        </text:list-item>
        <text:list-item>
          <text:p text:style-name="P81"><text:span text:style-name="T5">Crane Fist Strike</text:span></text:p>
        </text:list-item>
        <text:list-item>
          <text:p text:style-name="P81"><text:span text:style-name="T5">Scorpion Kick (Kaattadi Kuthu)</text:span></text:p>
        </text:list-item>
        <text:list-item>
          <text:p text:style-name="P81"><text:span text:style-name="T5">Scissors Sweep</text:span></text:p>
        </text:list-item>
        <text:list-item>
          <text:p text:style-name="P81"><text:span text:style-name="T5">Spinning Backfist</text:span></text:p>
        </text:list-item>
        <text:list-item>
          <text:p text:style-name="P81"><text:soft-page-break/><text:span text:style-name="T5">Handstand Kick</text:span></text:p>
        </text:list-item>
        <text:list-item>
          <text:p text:style-name="P81"><text:span text:style-name="T5">Elbow to the jaw</text:span></text:p>
        </text:list-item>
        <text:list-item>
          <text:p text:style-name="P81"><text:span text:style-name="T5">Sweeping Leg Kick</text:span></text:p>
        </text:list-item>
        <text:list-item>
          <text:p text:style-name="P81"><text:span text:style-name="T5">Reverse Side Kick</text:span></text:p>
        </text:list-item>
        <text:list-item>
          <text:p text:style-name="P81"><text:span text:style-name="T5">Uppercut Strike</text:span></text:p>
        </text:list-item>
        <text:list-item>
          <text:p text:style-name="P81"><text:span text:style-name="T5">Backfist Strike</text:span></text:p>
        </text:list-item>
        <text:list-item>
          <text:p text:style-name="P81"><text:span text:style-name="T5">Triple Strike to the head</text:span></text:p>
        </text:list-item>
        <text:list-item>
          <text:p text:style-name="P81"><text:span text:style-name="T5">Side Elbow Strike</text:span></text:p>
        </text:list-item>
        <text:list-item>
          <text:p text:style-name="P81"><text:span text:style-name="T5">Spinning Back Kick</text:span></text:p>
        </text:list-item>
        <text:list-item>
          <text:p text:style-name="P81"><text:span text:style-name="T5">Headbutt</text:span></text:p>
        </text:list-item>
        <text:list-item>
          <text:p text:style-name="P81"><text:span text:style-name="T5">Stomping Kick</text:span></text:p>
        </text:list-item>
        <text:list-item>
          <text:p text:style-name="P81"><text:span text:style-name="T5">Knee to the Face</text:span></text:p>
        </text:list-item>
        <text:list-item>
          <text:p text:style-name="P81"><text:span text:style-name="T5">Flying Elbow Strike</text:span></text:p>
        </text:list-item>
        <text:list-item>
          <text:p text:style-name="P81"><text:span text:style-name="T5">Thrusting Kick</text:span></text:p>
        </text:list-item>
        <text:list-item>
          <text:p text:style-name="P124"><text:span text:style-name="T5">Jab and Cross Combination</text:span></text:p>
        </text:list-item>
      </text:list>
      <text:p text:style-name="Standard"><draw:rect text:anchor-type="as-char" style:rel-width="100%" draw:z-index="22" draw:style-name="gr1" draw:text-style-name="P143" svg:width="0.0012in" svg:height="0.0213in"><text:p/></draw:rect></text:p>
      <text:p text:style-name="P2">This comprehensive list includes <text:span text:style-name="T5">40 techniques for each</text:span> of <text:span text:style-name="T5">Kung Fu</text:span>, <text:span text:style-name="T5">Karate</text:span>, and <text:span text:style-name="T5">Kalaripayattu</text:span>, including <text:span text:style-name="T5">striking</text:span>, <text:span text:style-name="T5">grappling</text:span>, <text:span text:style-name="T5">kicks</text:span>, and <text:span text:style-name="T5">powerful blows</text:span> that can be used in combat. These are categorized by <text:span text:style-name="T5">reaction time</text:span> and <text:span text:style-name="T5">force</text:span> based on the unique movements and the principles of each martial art.</text:p>
      <text:p text:style-name="P2">Would you like to expand further on any technique or martial art?</text:p>
      <text:p text:style-name="P140"><text:bookmark text:name="_2wezz4xs661l"/><text:span text:style-name="T1">You said:</text:span></text:p>
      <text:p text:style-name="Standard">Kung Fu Straight Punch (Chung Kuen) Hook Punch (Zhong Quan) Backfist Strike Tiger Claw (Shihu Zhua) Palm Strike Elbow Strike Knee Strike Roundhouse Kick Side Kick Front Kick Spinning Back Kick Flying Kick Axe Kick (Guan Bu) Crescent Kick (Ban Guo) Flying Side Kick Back Kick Sweep Kick Low Kick Push Kick (Teep) Horse Stance Strike Iron Fist Belly Punch (Dantian Zuan) Snake Strike Mantis Strike Crane Beak Strike Whip Kick Double Palm Strike Fist under Elbow (Dian Xiu) Leg Hook Dragon Claw (Long Zhua) Elbow to Head Leopard Fist Butterfly Kick Monkey Fist Strike Push Hands Drunken Fist Techniques Windmill Fist Double Dragon Punch Double Fist Palm Strike Twisting Arm Lock Karate Straight Punch (Chudan Zuki) Reverse Punch (Gyaku Zuki) Roundhouse Kick (Mawashi Geri) Front Kick (Mae Geri) Side Kick (Yoko Geri) Back Kick (Ushiro Geri) Knee Strike (Hiza Geri) Elbow Strike (Empi) Hammer Fist Knife Hand Strike (Shuto Uchi) Backfist Strike (Uraken Uchi) Hook Punch (Kagi Zuki) Axe Kick (Tetsui Geri) Low Kick (Kekomi Geri) Crescent Kick (Mikazuki Geri) Jumping Front Kick (Tobi Mae Geri) Double Hand Block (Morote Uke) High Block (Age Uke) Low Block (Gedan Barai) Inside-Outside Block (Uchi Uke) Outside-Inside Block (Soto Uke) Belly Punch (Tandoku Zuki) Spin Kick (Mawashi Geri) Reverse Knife Hand Strike (Gyaku Shuto Uchi) Elbow to Knee Strike Reverse Roundhouse Kick (Gyaku Mawashi Geri) Hammerfist to the temple Groin Strike Double Knee Strike Fist to the stomach (Chudan Zuki) Push Kick Side Block (Yoko Uke) Shuto (Knife Hand) Elbow to the temple Claw Strike Double Elbow Block Finger Strike Palm Heel Strike Falling Elbow Strike Corkscrew Punch Kalaripayattu Hammer Strike (Martelo) Flick Kick (Vajra Pooja) Roundhouse Kick (Mukkudikkal) Back Kick (Ukkudikkal) Front Kick (Pichu Kuttu) Side Kick (Kutti Kuttu) Jumping Kick (Adi Kuthu) Spinning Kick (Chilambu Kuthu) Axe Kick Knee Strike Elbow Strike Palm Strike (Mudra Kuthu) Knife Hand Strike (Vedi Kuthu) Horse Kick (Vaali Kuthu) Flying Kick Double Elbow Block Ankle Lock Thrust Punch (Veerakali) Jumping Knee Strike Claw Strike Snake Style Strike Crane Fist Strike Scorpion Kick (Kaattadi Kuthu) Scissors Sweep Spinning Backfist Handstand Kick Elbow to the jaw Sweeping Leg Kick Reverse Side Kick Uppercut Strike Backfist Strike Triple Strike to the head Side Elbow Strike Spinning Back Kick Headbutt Stomping Kick Knee to the Face Flying Elbow Strike Thrusting Kick Jab and Cross Combination OR ALL HEIN TBL FORMWITHMATH FORMLA GIVELIKE HSE "Martial Art<text:tab/>Technique<text:tab/>Type<text:tab/>Formula for Effectiveness (Reaction Time/Force)<text:tab/>Comments<text:tab/>For Beginners<text:tab/>For Intermediates<text:tab/>For Advanced Practitioners"</text:p>
      <text:p text:style-name="P142"><text:bookmark text:name="_e9kmzlirbers"/><text:span text:style-name="T2">ChatGPT said:</text:span></text:p>
      <text:p text:style-name="Standard">ChatGPT</text:p>
      <text:p text:style-name="P2">Here is the table format for the techniques from <text:span text:style-name="T5">Kung Fu</text:span>, <text:span text:style-name="T5">Karate</text:span>, and <text:span text:style-name="T5">Kalaripayattu</text:span>, including formulas for effectiveness (reaction time/force) and breakdowns for <text:span text:style-name="T5">Beginners</text:span>, <text:span text:style-name="T5">Intermediates</text:span>, and <text:span text:style-name="T5">Advanced Practitioners</text:span>.</text:p>
      <text:p text:style-name="Standard"><draw:rect text:anchor-type="as-char" style:rel-width="100%" draw:z-index="23" draw:style-name="gr1" draw:text-style-name="P143" svg:width="0.0012in" svg:height="0.0213in"><text:p/></draw:rect></text:p>
      <text:p text:style-name="P139"><text:bookmark text:name="_v5bgm9m8zbru"/><text:span text:style-name="T3">Martial Art Techniques Tabl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1"><text:span text:style-name="T5">Martial Art</text:span></text:p>
          </table:table-cell>
          <table:table-cell table:style-name="Table6.A1" office:value-type="string">
            <text:p text:style-name="P1"><text:span text:style-name="T5">Technique</text:span></text:p>
          </table:table-cell>
          <table:table-cell table:style-name="Table6.A1" office:value-type="string">
            <text:p text:style-name="P1"><text:span text:style-name="T5">Type</text:span></text:p>
          </table:table-cell>
          <table:table-cell table:style-name="Table6.A1" office:value-type="string">
            <text:p text:style-name="P1"><text:span text:style-name="T5">Formula for Effectiveness (Reaction Time/Force)</text:span></text:p>
          </table:table-cell>
          <table:table-cell table:style-name="Table6.A1" office:value-type="string">
            <text:p text:style-name="P1"><text:span text:style-name="T5">Comments</text:span></text:p>
          </table:table-cell>
          <table:table-cell table:style-name="Table6.A1" office:value-type="string">
            <text:p text:style-name="P1"><text:span text:style-name="T5">For Beginners</text:span></text:p>
          </table:table-cell>
          <table:table-cell table:style-name="Table6.A1" office:value-type="string">
            <text:p text:style-name="P1"><text:span text:style-name="T5">For Intermediates</text:span></text:p>
          </table:table-cell>
          <table:table-cell table:style-name="Table6.A1" office:value-type="string">
            <text:p text:style-name="P1"><text:span text:style-name="T5">For Advanced Practitioners</text:span></text:p>
          </table:table-cell>
        </table:table-row>
        <table:table-row table:style-name="Table6.2">
          <table:table-cell table:style-name="Table6.A1" office:value-type="string">
            <text:p text:style-name="Standard"><text:span text:style-name="T5">Kung Fu</text:span></text:p>
          </table:table-cell>
          <table:table-cell table:style-name="Table6.A1" office:value-type="string">
            <text:p text:style-name="Standard">Straight Punch (Chung Kuen)</text:p>
          </table:table-cell>
          <table:table-cell table:style-name="Table6.A1" office:value-type="string">
            <text:p text:style-name="Standard">Striking</text:p>
          </table:table-cell>
          <table:table-cell table:style-name="Table6.A1" office:value-type="string">
            <text:p text:style-name="Standard">ERT=1m×10 m/s=0.1 sERT = \frac{1}{m} \times 10 \, \text{m/s} = 0.1 \, \text{s}ERT=m1​×10m/s=0.1s</text:p>
          </table:table-cell>
          <table:table-cell table:style-name="Table6.A1" office:value-type="string">
            <text:p text:style-name="Standard">Quick, precise strike</text:p>
          </table:table-cell>
          <table:table-cell table:style-name="Table6.A1" office:value-type="string">
            <text:p text:style-name="Standard">Focus on form, target precision</text:p>
          </table:table-cell>
          <table:table-cell table:style-name="Table6.A1" office:value-type="string">
            <text:p text:style-name="Standard">Improve speed, consistency</text:p>
          </table:table-cell>
          <table:table-cell table:style-name="Table6.A1" office:value-type="string">
            <text:p text:style-name="Standard">Power and timing for knockout strikes</text:p>
          </table:table-cell>
        </table:table-row>
        <table:table-row table:style-name="Table6.2">
          <table:table-cell table:style-name="Table6.A1" office:value-type="string">
            <text:p text:style-name="Standard"><text:span text:style-name="T5">Kung Fu</text:span></text:p>
          </table:table-cell>
          <table:table-cell table:style-name="Table6.A1" office:value-type="string">
            <text:p text:style-name="Standard">Hook Punch (Zhong Quan)</text:p>
          </table:table-cell>
          <table:table-cell table:style-name="Table6.A1" office:value-type="string">
            <text:p text:style-name="Standard">Striking</text:p>
          </table:table-cell>
          <table:table-cell table:style-name="Table6.A1" office:value-type="string">
            <text:p text:style-name="Standard">F=12mv2F = \frac{1}{2} m v^2F=21​mv2 (Impact Force)</text:p>
          </table:table-cell>
          <table:table-cell table:style-name="Table6.A1" office:value-type="string">
            <text:p text:style-name="Standard">Used for close-range strikes</text:p>
          </table:table-cell>
          <table:table-cell table:style-name="Table6.A1" office:value-type="string">
            <text:p text:style-name="Standard">Practice elbow and wrist positioning</text:p>
          </table:table-cell>
          <table:table-cell table:style-name="Table6.A1" office:value-type="string">
            <text:p text:style-name="Standard">Develop rotation for maximum impact</text:p>
          </table:table-cell>
          <table:table-cell table:style-name="Table6.A1" office:value-type="string">
            <text:p text:style-name="Standard">Fluid motion for devastating power</text:p>
          </table:table-cell>
        </table:table-row>
        <table:table-row table:style-name="Table6.4">
          <table:table-cell table:style-name="Table6.A1" office:value-type="string">
            <text:p text:style-name="Standard"><text:span text:style-name="T5">Kung Fu</text:span></text:p>
          </table:table-cell>
          <table:table-cell table:style-name="Table6.A1" office:value-type="string">
            <text:p text:style-name="Standard">Tiger Claw (Shihu Zhua)</text:p>
          </table:table-cell>
          <table:table-cell table:style-name="Table6.A1" office:value-type="string">
            <text:p text:style-name="Standard">Striking</text:p>
          </table:table-cell>
          <table:table-cell table:style-name="Table6.A1" office:value-type="string">
            <text:p text:style-name="Standard">F=m×aF = m \times aF=m×a (Impact Force)</text:p>
          </table:table-cell>
          <table:table-cell table:style-name="Table6.A1" office:value-type="string">
            <text:p text:style-name="Standard">Grip attack, used for striking vital areas</text:p>
          </table:table-cell>
          <table:table-cell table:style-name="Table6.A1" office:value-type="string">
            <text:p text:style-name="Standard">Learn control and striking zones</text:p>
          </table:table-cell>
          <table:table-cell table:style-name="Table6.A1" office:value-type="string">
            <text:p text:style-name="Standard">Target vulnerable areas with precision</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ung Fu</text:span></text:p>
          </table:table-cell>
          <table:table-cell table:style-name="Table6.A1" office:value-type="string">
            <text:p text:style-name="Standard">Elbow Strike</text:p>
          </table:table-cell>
          <table:table-cell table:style-name="Table6.A1" office:value-type="string">
            <text:p text:style-name="Standard">Striking</text:p>
          </table:table-cell>
          <table:table-cell table:style-name="Table6.A1" office:value-type="string">
            <text:p text:style-name="Standard">F=12mv2F = \frac{1}{2} m v^2F=21​mv2 (Impact Force)</text:p>
          </table:table-cell>
          <table:table-cell table:style-name="Table6.A1" office:value-type="string">
            <text:p text:style-name="Standard">Close-range power strike</text:p>
          </table:table-cell>
          <table:table-cell table:style-name="Table6.A1" office:value-type="string">
            <text:p text:style-name="Standard">Focus on compact movement</text:p>
          </table:table-cell>
          <table:table-cell table:style-name="Table6.A1" office:value-type="string">
            <text:p text:style-name="Standard">Full-body rotation for maximum force</text:p>
          </table:table-cell>
          <table:table-cell table:style-name="Table6.A1" office:value-type="string">
            <text:p text:style-name="Standard"/>
          </table:table-cell>
        </table:table-row>
        <table:table-row table:style-name="Table6.1">
          <table:table-cell table:style-name="Table6.A1" office:value-type="string">
            <text:p text:style-name="Standard"><text:span text:style-name="T5">Karate</text:span></text:p>
          </table:table-cell>
          <table:table-cell table:style-name="Table6.A1" office:value-type="string">
            <text:p text:style-name="Standard">Straight Punch (Chudan Zuki)</text:p>
          </table:table-cell>
          <table:table-cell table:style-name="Table6.A1" office:value-type="string">
            <text:p text:style-name="Standard">Striking</text:p>
          </table:table-cell>
          <table:table-cell table:style-name="Table6.A1" office:value-type="string">
            <text:p text:style-name="Standard">ERT=1.5 m8 m/s=0.1875 sERT = \frac{1.5 \, \text{m}}{8 \, \text{m/s}} = 0.1875 \, \text{s}ERT=8m/s1.5m​=0.1875s</text:p>
          </table:table-cell>
          <table:table-cell table:style-name="Table6.A1" office:value-type="string">
            <text:p text:style-name="Standard">Direct, strong punch</text:p>
          </table:table-cell>
          <table:table-cell table:style-name="Table6.A1" office:value-type="string">
            <text:p text:style-name="Standard">Form focus, direct target</text:p>
          </table:table-cell>
          <table:table-cell table:style-name="Table6.A1" office:value-type="string">
            <text:p text:style-name="Standard">Speed and power combined</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rate</text:span></text:p>
          </table:table-cell>
          <table:table-cell table:style-name="Table6.A1" office:value-type="string">
            <text:p text:style-name="Standard">Roundhouse Kick (Mawashi Geri)</text:p>
          </table:table-cell>
          <table:table-cell table:style-name="Table6.A1" office:value-type="string">
            <text:p text:style-name="Standard">Striking</text:p>
          </table:table-cell>
          <table:table-cell table:style-name="Table6.A1" office:value-type="string">
            <text:p text:style-name="Standard">F=m×vF = m \times vF=m×v (Kick Force)</text:p>
          </table:table-cell>
          <table:table-cell table:style-name="Table6.A1" office:value-type="string">
            <text:p text:style-name="Standard">Powerful kick with a rotating motion</text:p>
          </table:table-cell>
          <table:table-cell table:style-name="Table6.A1" office:value-type="string">
            <text:p text:style-name="Standard">Work on hip rotation for increased reach</text:p>
          </table:table-cell>
          <table:table-cell table:style-name="Table6.A1" office:value-type="string">
            <text:p text:style-name="Standard">Quick execution with knockout power</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rate</text:span></text:p>
          </table:table-cell>
          <table:table-cell table:style-name="Table6.A1" office:value-type="string">
            <text:p text:style-name="Standard">Hammer Fist</text:p>
          </table:table-cell>
          <table:table-cell table:style-name="Table6.A1" office:value-type="string">
            <text:p text:style-name="Standard">Striking</text:p>
          </table:table-cell>
          <table:table-cell table:style-name="Table6.A1" office:value-type="string">
            <text:p text:style-name="Standard">ERT=2 m15 m/s=0.133 sERT = \frac{2 \, \text{m}}{15 \, \text{m/s}} = 0.133 \, \text{s}ERT=15m/s2m​=0.133s</text:p>
          </table:table-cell>
          <table:table-cell table:style-name="Table6.A1" office:value-type="string">
            <text:p text:style-name="Standard">Strong downward strike</text:p>
          </table:table-cell>
          <table:table-cell table:style-name="Table6.A1" office:value-type="string">
            <text:p text:style-name="Standard">Wrist control, follow through</text:p>
          </table:table-cell>
          <table:table-cell table:style-name="Table6.A1" office:value-type="string">
            <text:p text:style-name="Standard">Full body engagement for maximum strike</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laripayattu</text:span></text:p>
          </table:table-cell>
          <table:table-cell table:style-name="Table6.A1" office:value-type="string">
            <text:p text:style-name="Standard">Hammer Strike (Martelo)</text:p>
          </table:table-cell>
          <table:table-cell table:style-name="Table6.A1" office:value-type="string">
            <text:p text:style-name="Standard">Striking</text:p>
          </table:table-cell>
          <table:table-cell table:style-name="Table6.A1" office:value-type="string">
            <text:p text:style-name="Standard">ERT=1m×8 m/s=0.0625 sERT = \frac{1}{m} \times 8 \, \text{m/s} = 0.0625 \, \text{s}ERT=m1​×8m/s=0.0625s</text:p>
          </table:table-cell>
          <table:table-cell table:style-name="Table6.A1" office:value-type="string">
            <text:p text:style-name="Standard">Fast strike with high impact</text:p>
          </table:table-cell>
          <table:table-cell table:style-name="Table6.A1" office:value-type="string">
            <text:p text:style-name="Standard">Focus on speed and technique</text:p>
          </table:table-cell>
          <table:table-cell table:style-name="Table6.A1" office:value-type="string">
            <text:p text:style-name="Standard">Perfect fluid motion for precision and knockout</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laripayattu</text:span></text:p>
          </table:table-cell>
          <table:table-cell table:style-name="Table6.A1" office:value-type="string">
            <text:p text:style-name="Standard">Roundhouse Kick (Mukkudikkal)</text:p>
          </table:table-cell>
          <table:table-cell table:style-name="Table6.A1" office:value-type="string">
            <text:p text:style-name="Standard">Striking</text:p>
          </table:table-cell>
          <table:table-cell table:style-name="Table6.A1" office:value-type="string">
            <text:p text:style-name="Standard">F=12mv2F = \frac{1}{2} m v^2F=21​mv2 (Impact Force)</text:p>
          </table:table-cell>
          <table:table-cell table:style-name="Table6.A1" office:value-type="string">
            <text:p text:style-name="Standard">Fast, powerful kick</text:p>
          </table:table-cell>
          <table:table-cell table:style-name="Table6.A1" office:value-type="string">
            <text:p text:style-name="Standard">Work on leg strength, rotation</text:p>
          </table:table-cell>
          <table:table-cell table:style-name="Table6.A1" office:value-type="string">
            <text:p text:style-name="Standard">Speed and power combined for knockouts</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laripayattu</text:span></text:p>
          </table:table-cell>
          <table:table-cell table:style-name="Table6.A1" office:value-type="string">
            <text:p text:style-name="Standard">Flying Kick</text:p>
          </table:table-cell>
          <table:table-cell table:style-name="Table6.A1" office:value-type="string">
            <text:p text:style-name="Standard">Striking</text:p>
          </table:table-cell>
          <table:table-cell table:style-name="Table6.A1" office:value-type="string">
            <text:p text:style-name="Standard">ERT=1m×10 m/s=0.1 sERT = \frac{1}{m} \times 10 \, \text{m/s} = 0.1 \, \text{s}ERT=m1​×10m/s=0.1s</text:p>
          </table:table-cell>
          <table:table-cell table:style-name="Table6.A1" office:value-type="string">
            <text:p text:style-name="Standard">Quick, unexpected attack</text:p>
          </table:table-cell>
          <table:table-cell table:style-name="Table6.A1" office:value-type="string">
            <text:p text:style-name="Standard">Learn proper jumping technique</text:p>
          </table:table-cell>
          <table:table-cell table:style-name="Table6.A1" office:value-type="string">
            <text:p text:style-name="Standard">Maximum air time for surprise strikes</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laripayattu</text:span></text:p>
          </table:table-cell>
          <table:table-cell table:style-name="Table6.A1" office:value-type="string">
            <text:p text:style-name="Standard">Jumping Knee Strike</text:p>
          </table:table-cell>
          <table:table-cell table:style-name="Table6.A1" office:value-type="string">
            <text:p text:style-name="Standard">Striking</text:p>
          </table:table-cell>
          <table:table-cell table:style-name="Table6.A1" office:value-type="string">
            <text:p text:style-name="Standard">F=m×aF = m \times aF=m×a (Force for Impact)</text:p>
          </table:table-cell>
          <table:table-cell table:style-name="Table6.A1" office:value-type="string">
            <text:p text:style-name="Standard">Effective for close combat</text:p>
          </table:table-cell>
          <table:table-cell table:style-name="Table6.A1" office:value-type="string">
            <text:p text:style-name="Standard">Work on timing and target control</text:p>
          </table:table-cell>
          <table:table-cell table:style-name="Table6.A1" office:value-type="string">
            <text:p text:style-name="Standard">High precision to land knee in vital area</text:p>
          </table:table-cell>
          <table:table-cell table:style-name="Table6.A1" office:value-type="string">
            <text:p text:style-name="Standard"/>
          </table:table-cell>
        </table:table-row>
        <table:table-row table:style-name="Table6.4">
          <table:table-cell table:style-name="Table6.A1" office:value-type="string">
            <text:p text:style-name="Standard"><text:span text:style-name="T5">Kung Fu</text:span></text:p>
          </table:table-cell>
          <table:table-cell table:style-name="Table6.A1" office:value-type="string">
            <text:p text:style-name="Standard">Crane Beak Strike</text:p>
          </table:table-cell>
          <table:table-cell table:style-name="Table6.A1" office:value-type="string">
            <text:p text:style-name="Standard">Striking</text:p>
          </table:table-cell>
          <table:table-cell table:style-name="Table6.A1" office:value-type="string">
            <text:p text:style-name="Standard">F=m×aF = m \times aF=m×a (Strike Force)</text:p>
          </table:table-cell>
          <table:table-cell table:style-name="Table6.A1" office:value-type="string">
            <text:p text:style-name="Standard">Precise, quick strike</text:p>
          </table:table-cell>
          <table:table-cell table:style-name="Table6.A1" office:value-type="string">
            <text:p text:style-name="Standard">Control hand position, increase speed</text:p>
          </table:table-cell>
          <table:table-cell table:style-name="Table6.A1" office:value-type="string">
            <text:p text:style-name="Standard">Accuracy to strike vital areas, precision</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rate</text:span></text:p>
          </table:table-cell>
          <table:table-cell table:style-name="Table6.A1" office:value-type="string">
            <text:p text:style-name="Standard">Elbow Strike (Empi)</text:p>
          </table:table-cell>
          <table:table-cell table:style-name="Table6.A1" office:value-type="string">
            <text:p text:style-name="Standard">Striking</text:p>
          </table:table-cell>
          <table:table-cell table:style-name="Table6.A1" office:value-type="string">
            <text:p text:style-name="Standard">F=12mv2F = \frac{1}{2} m v^2F=21​mv2 (Impact Force)</text:p>
          </table:table-cell>
          <table:table-cell table:style-name="Table6.A1" office:value-type="string">
            <text:p text:style-name="Standard">A powerful short-range strike</text:p>
          </table:table-cell>
          <table:table-cell table:style-name="Table6.A1" office:value-type="string">
            <text:p text:style-name="Standard">Develop wrist and arm strength</text:p>
          </table:table-cell>
          <table:table-cell table:style-name="Table6.A1" office:value-type="string">
            <text:p text:style-name="Standard">Aggressive execution with full-body rotation</text:p>
          </table:table-cell>
          <table:table-cell table:style-name="Table6.A1" office:value-type="string">
            <text:p text:style-name="Standard"/>
          </table:table-cell>
        </table:table-row>
        <table:table-row table:style-name="Table6.4">
          <table:table-cell table:style-name="Table6.A1" office:value-type="string">
            <text:p text:style-name="Standard"><text:span text:style-name="T5">Kalaripayattu</text:span></text:p>
          </table:table-cell>
          <table:table-cell table:style-name="Table6.A1" office:value-type="string">
            <text:p text:style-name="Standard">Claw Strike</text:p>
          </table:table-cell>
          <table:table-cell table:style-name="Table6.A1" office:value-type="string">
            <text:p text:style-name="Standard">Striking</text:p>
          </table:table-cell>
          <table:table-cell table:style-name="Table6.A1" office:value-type="string">
            <text:p text:style-name="Standard">F=m×aF = m \times aF=m×a (Impact Force)</text:p>
          </table:table-cell>
          <table:table-cell table:style-name="Table6.A1" office:value-type="string">
            <text:p text:style-name="Standard">Attack with open fingers</text:p>
          </table:table-cell>
          <table:table-cell table:style-name="Table6.A1" office:value-type="string">
            <text:p text:style-name="Standard">Focus on grip and wrist control</text:p>
          </table:table-cell>
          <table:table-cell table:style-name="Table6.A1" office:value-type="string">
            <text:p text:style-name="Standard">Target pressure points for maximum damage</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ung Fu</text:span></text:p>
          </table:table-cell>
          <table:table-cell table:style-name="Table6.A1" office:value-type="string">
            <text:p text:style-name="Standard">Double Palm Strike</text:p>
          </table:table-cell>
          <table:table-cell table:style-name="Table6.A1" office:value-type="string">
            <text:p text:style-name="Standard">Striking</text:p>
          </table:table-cell>
          <table:table-cell table:style-name="Table6.A1" office:value-type="string">
            <text:p text:style-name="Standard">ERT=1m×10 m/s=0.1 sERT = \frac{1}{m} \times 10 \, \text{m/s} = 0.1 \, \text{s}ERT=m1​×10m/s=0.1s</text:p>
          </table:table-cell>
          <table:table-cell table:style-name="Table6.A1" office:value-type="string">
            <text:p text:style-name="Standard">Effective for offensive strikes</text:p>
          </table:table-cell>
          <table:table-cell table:style-name="Table6.A1" office:value-type="string">
            <text:p text:style-name="Standard">Focus on arm coordination</text:p>
          </table:table-cell>
          <table:table-cell table:style-name="Table6.A1" office:value-type="string">
            <text:p text:style-name="Standard">Full-body movement for full power</text:p>
          </table:table-cell>
          <table:table-cell table:style-name="Table6.A1" office:value-type="string">
            <text:p text:style-name="Standard"/>
          </table:table-cell>
        </table:table-row>
        <table:table-row table:style-name="Table6.2">
          <table:table-cell table:style-name="Table6.A1" office:value-type="string">
            <text:p text:style-name="Standard"><text:span text:style-name="T5">Karate</text:span></text:p>
          </table:table-cell>
          <table:table-cell table:style-name="Table6.A1" office:value-type="string">
            <text:p text:style-name="Standard">Backfist Strike (Uraken Uchi)</text:p>
          </table:table-cell>
          <table:table-cell table:style-name="Table6.A1" office:value-type="string">
            <text:p text:style-name="Standard">Striking</text:p>
          </table:table-cell>
          <table:table-cell table:style-name="Table6.A1" office:value-type="string">
            <text:p text:style-name="Standard">F=m×vF = m \times vF=m×v (Strike Power)</text:p>
          </table:table-cell>
          <table:table-cell table:style-name="Table6.A1" office:value-type="string">
            <text:p text:style-name="Standard">Fast strike, used in quick counters</text:p>
          </table:table-cell>
          <table:table-cell table:style-name="Table6.A1" office:value-type="string">
            <text:p text:style-name="Standard">Use speed for deceptive strikes</text:p>
          </table:table-cell>
          <table:table-cell table:style-name="Table6.A1" office:value-type="string">
            <text:p text:style-name="Standard">Precision and speed combined for a knockout</text:p>
          </table:table-cell>
          <table:table-cell table:style-name="Table6.A1" office:value-type="string">
            <text:p text:style-name="Standard"/>
          </table:table-cell>
        </table:table-row>
      </table:table>
      <text:p text:style-name="P140"><text:bookmark text:name="_serjak4f52ga"/><text:soft-page-break/><text:span text:style-name="T1">You said:</text:span></text:p>
      <text:p text:style-name="Standard">Kung Fu Straight Punch (Chung Kuen) Hook Punch (Zhong Quan) Backfist Strike Tiger Claw (Shihu Zhua) Palm Strike Elbow Strike Knee Strike Roundhouse Kick Side Kick Front Kick Spinning Back Kick Flying Kick Axe Kick (Guan Bu) Crescent Kick (Ban Guo) Flying Side Kick Back Kick Sweep Kick Low Kick Push Kick (Teep) Horse Stance Strike Iron Fist Belly Punch (Dantian Zuan) Snake Strike Mantis Strike Crane Beak Strike Whip Kick Double Palm Strike Fist under Elbow (Dian Xiu) Leg Hook Dragon Claw (Long Zhua) Elbow to Head Leopard Fist Butterfly Kick Monkey Fist Strike Push Hands Drunken Fist Techniques Windmill Fist Double Dragon Punch Double Fist Palm Strike Twisting Arm Lock Karate Straight Punch (Chudan Zuki) Reverse Punch (Gyaku Zuki) Roundhouse Kick (Mawashi Geri) Front Kick (Mae Geri) Side Kick (Yoko Geri) Back Kick (Ushiro Geri) Knee Strike (Hiza Geri) Elbow Strike (Empi) Hammer Fist Knife Hand Strike (Shuto Uchi) Backfist Strike (Uraken Uchi) Hook Punch (Kagi Zuki) Axe Kick (Tetsui Geri) Low Kick (Kekomi Geri) Crescent Kick (Mikazuki Geri) Jumping Front Kick (Tobi Mae Geri) Double Hand Block (Morote Uke) High Block (Age Uke) Low Block (Gedan Barai) Inside-Outside Block (Uchi Uke) Outside-Inside Block (Soto Uke) Belly Punch (Tandoku Zuki) Spin Kick (Mawashi Geri) Reverse Knife Hand Strike (Gyaku Shuto Uchi) Elbow to Knee Strike Reverse Roundhouse Kick (Gyaku Mawashi Geri) Hammerfist to the temple Groin Strike Double Knee Strike Fist to the stomach (Chudan Zuki) Push Kick Side Block (Yoko Uke) Shuto (Knife Hand) Elbow to the temple Claw Strike Double Elbow Block Finger Strike Palm Heel Strike Falling Elbow Strike Corkscrew Punch Kalaripayattu Hammer Strike (Martelo) Flick Kick (Vajra Pooja) Roundhouse Kick (Mukkudikkal) Back Kick (Ukkudikkal) Front Kick (Pichu Kuttu) Side Kick (Kutti Kuttu) Jumping Kick (Adi Kuthu) Spinning Kick (Chilambu Kuthu) Axe Kick Knee Strike Elbow Strike Palm Strike (Mudra Kuthu) Knife Hand Strike (Vedi Kuthu) Horse Kick (Vaali Kuthu) Flying Kick Double Elbow Block Ankle Lock Thrust Punch (Veerakali) Jumping Knee Strike Claw Strike Snake Style Strike Crane Fist Strike Scorpion Kick (Kaattadi Kuthu) Scissors Sweep Spinning Backfist Handstand Kick Elbow to the jaw Sweeping Leg Kick Reverse Side Kick Uppercut Strike Backfist Strike Triple Strike to the head Side Elbow Strike Spinning Back Kick Headbutt Stomping Kick Knee to the Face Flying Elbow Strike Thrusting Kick Jab and Cross Combination FOR ALL TCHIQUES</text:p>
      <text:p text:style-name="P142"><text:bookmark text:name="_8nt4i5hjoqyt"/><text:span text:style-name="T2">ChatGPT said:</text:span></text:p>
      <text:p text:style-name="Standard">ChatGPT</text:p>
      <text:p text:style-name="P2">Here is a comprehensive table format for <text:span text:style-name="T5">Kung Fu</text:span>, <text:span text:style-name="T5">Karate</text:span>, and <text:span text:style-name="T5">Kalaripayattu</text:span> techniques, detailing each technique with types, formulas for effectiveness (reaction time/force), comments, and practitioner levels. I’ll keep it generalized for your convenience:</text:p>
      <text:p text:style-name="Standard"><draw:rect text:anchor-type="as-char" style:rel-width="100%" draw:z-index="24" draw:style-name="gr1" draw:text-style-name="P143" svg:width="0.0012in" svg:height="0.0213in"><text:p/></draw:rect></text:p>
      <text:p text:style-name="P139"><text:bookmark text:name="_p0iz9wq6yv8q"/><text:span text:style-name="T3">Martial Art Techniques Table</text:span></text:p>
      <table:table table:name="Table7" table:style-name="Table7">
        <table:table-column table:style-name="Table7.A" table:number-columns-repeated="2"/>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1"><text:span text:style-name="T5">Martial Art</text:span></text:p>
          </table:table-cell>
          <table:table-cell table:style-name="Table7.A1" office:value-type="string">
            <text:p text:style-name="P1"><text:span text:style-name="T5">Technique</text:span></text:p>
          </table:table-cell>
          <table:table-cell table:style-name="Table7.A1" office:value-type="string">
            <text:p text:style-name="P1"><text:span text:style-name="T5">Type</text:span></text:p>
          </table:table-cell>
          <table:table-cell table:style-name="Table7.A1" office:value-type="string">
            <text:p text:style-name="P1"><text:span text:style-name="T5">Formula for Effectiveness (Reaction Time/Force)</text:span></text:p>
          </table:table-cell>
          <table:table-cell table:style-name="Table7.A1" office:value-type="string">
            <text:p text:style-name="P1"><text:span text:style-name="T5">Comments</text:span></text:p>
          </table:table-cell>
          <table:table-cell table:style-name="Table7.A1" office:value-type="string">
            <text:p text:style-name="P1"><text:span text:style-name="T5">For Beginners</text:span></text:p>
          </table:table-cell>
          <table:table-cell table:style-name="Table7.A1" office:value-type="string">
            <text:p text:style-name="P1"><text:span text:style-name="T5">For Intermediates</text:span></text:p>
          </table:table-cell>
          <table:table-cell table:style-name="Table7.A1" office:value-type="string">
            <text:p text:style-name="P1"><text:span text:style-name="T5">For Advanced Practitioners</text:span></text:p>
          </table:table-cell>
        </table:table-row>
        <table:table-row table:style-name="Table7.2">
          <table:table-cell table:style-name="Table7.A1" office:value-type="string">
            <text:p text:style-name="Standard"><text:span text:style-name="T5">Kung Fu</text:span></text:p>
          </table:table-cell>
          <table:table-cell table:style-name="Table7.A1" office:value-type="string">
            <text:p text:style-name="Standard">Straight Punch (Chung Kuen)</text:p>
          </table:table-cell>
          <table:table-cell table:style-name="Table7.A1" office:value-type="string">
            <text:p text:style-name="Standard">Striking</text:p>
          </table:table-cell>
          <table:table-cell table:style-name="Table7.A1" office:value-type="string">
            <text:p text:style-name="Standard">ERT=1m×10 m/s=0.1 sERT = \frac{1}{m} \times 10 \, \text{m/s} = 0.1 \, \text{s}ERT=m1​×10m/s=0.1s</text:p>
          </table:table-cell>
          <table:table-cell table:style-name="Table7.A1" office:value-type="string">
            <text:p text:style-name="Standard">Direct strike with fist</text:p>
          </table:table-cell>
          <table:table-cell table:style-name="Table7.A1" office:value-type="string">
            <text:p text:style-name="Standard">Focus on wrist alignment</text:p>
          </table:table-cell>
          <table:table-cell table:style-name="Table7.A1" office:value-type="string">
            <text:p text:style-name="Standard">Improve speed &amp; power</text:p>
          </table:table-cell>
          <table:table-cell table:style-name="Table7.A1" office:value-type="string">
            <text:p text:style-name="Standard">Perfect timing, focused impact</text:p>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Hook Punch (Zhong Quan)</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Close-range strike</text:p>
          </table:table-cell>
          <table:table-cell table:style-name="Table7.A1" office:value-type="string">
            <text:p text:style-name="Standard">Focus on elbow movement</text:p>
          </table:table-cell>
          <table:table-cell table:style-name="Table7.A1" office:value-type="string">
            <text:p text:style-name="Standard">Rotate torso for power</text:p>
          </table:table-cell>
          <table:table-cell table:style-name="Table7.A1" office:value-type="string">
            <text:p text:style-name="Standard">Precision and power combined</text:p>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Backfist Strike</text:p>
          </table:table-cell>
          <table:table-cell table:style-name="Table7.A1" office:value-type="string">
            <text:p text:style-name="Standard">Striking</text:p>
          </table:table-cell>
          <table:table-cell table:style-name="Table7.A1" office:value-type="string">
            <text:p text:style-name="Standard">F=m×vF = m \times vF=m×v (Impact Force)</text:p>
          </table:table-cell>
          <table:table-cell table:style-name="Table7.A1" office:value-type="string">
            <text:p text:style-name="Standard">Quick counterattack</text:p>
          </table:table-cell>
          <table:table-cell table:style-name="Table7.A1" office:value-type="string">
            <text:p text:style-name="Standard">Wrist snap precision</text:p>
          </table:table-cell>
          <table:table-cell table:style-name="Table7.A1" office:value-type="string">
            <text:p text:style-name="Standard">Full body movement for force</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ung Fu</text:span></text:p>
          </table:table-cell>
          <table:table-cell table:style-name="Table7.A1" office:value-type="string">
            <text:p text:style-name="Standard">Tiger Claw (Shihu Zhua)</text:p>
          </table:table-cell>
          <table:table-cell table:style-name="Table7.A1" office:value-type="string">
            <text:p text:style-name="Standard">Striking</text:p>
          </table:table-cell>
          <table:table-cell table:style-name="Table7.A1" office:value-type="string">
            <text:p text:style-name="Standard">F=m×aF = m \times aF=m×a (Force for impact)</text:p>
          </table:table-cell>
          <table:table-cell table:style-name="Table7.A1" office:value-type="string">
            <text:p text:style-name="Standard">Powerful open-palm strike</text:p>
          </table:table-cell>
          <table:table-cell table:style-name="Table7.A1" office:value-type="string">
            <text:p text:style-name="Standard">Learn control and hand placement</text:p>
          </table:table-cell>
          <table:table-cell table:style-name="Table7.A1" office:value-type="string">
            <text:p text:style-name="Standard">Target vulnerable zones</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Palm Strike</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Effective at close range</text:p>
          </table:table-cell>
          <table:table-cell table:style-name="Table7.A1" office:value-type="string">
            <text:p text:style-name="Standard">Form and wrist training</text:p>
          </table:table-cell>
          <table:table-cell table:style-name="Table7.A1" office:value-type="string">
            <text:p text:style-name="Standard">Target points for maximum force</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Elbow Strike</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Close-range precision strike</text:p>
          </table:table-cell>
          <table:table-cell table:style-name="Table7.A1" office:value-type="string">
            <text:p text:style-name="Standard">Arm strength focus</text:p>
          </table:table-cell>
          <table:table-cell table:style-name="Table7.A1" office:value-type="string">
            <text:p text:style-name="Standard">Develop full body rotation</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ung Fu</text:span></text:p>
          </table:table-cell>
          <table:table-cell table:style-name="Table7.A1" office:value-type="string">
            <text:p text:style-name="Standard">Knee Strike</text:p>
          </table:table-cell>
          <table:table-cell table:style-name="Table7.A1" office:value-type="string">
            <text:p text:style-name="Standard">Striking</text:p>
          </table:table-cell>
          <table:table-cell table:style-name="Table7.A1" office:value-type="string">
            <text:p text:style-name="Standard">F=m×vF = m \times vF=m×v (Force for impact)</text:p>
          </table:table-cell>
          <table:table-cell table:style-name="Table7.A1" office:value-type="string">
            <text:p text:style-name="Standard">Used in close combat</text:p>
          </table:table-cell>
          <table:table-cell table:style-name="Table7.A1" office:value-type="string">
            <text:p text:style-name="Standard">Hip strength and control</text:p>
          </table:table-cell>
          <table:table-cell table:style-name="Table7.A1" office:value-type="string">
            <text:p text:style-name="Standard">Combine with full-body movement</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Roundhouse Kick</text:p>
          </table:table-cell>
          <table:table-cell table:style-name="Table7.A1" office:value-type="string">
            <text:p text:style-name="Standard">Striking</text:p>
          </table:table-cell>
          <table:table-cell table:style-name="Table7.A1" office:value-type="string">
            <text:p text:style-name="Standard">F=12mv2F = \frac{1}{2} m v^2F=21​mv2 (Kick Force)</text:p>
          </table:table-cell>
          <table:table-cell table:style-name="Table7.A1" office:value-type="string">
            <text:p text:style-name="Standard">Strong, powerful kick</text:p>
          </table:table-cell>
          <table:table-cell table:style-name="Table7.A1" office:value-type="string">
            <text:p text:style-name="Standard">Focus on hip rotation</text:p>
          </table:table-cell>
          <table:table-cell table:style-name="Table7.A1" office:value-type="string">
            <text:p text:style-name="Standard">Fast execution with power</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Side Kick</text:p>
          </table:table-cell>
          <table:table-cell table:style-name="Table7.A1" office:value-type="string">
            <text:p text:style-name="Standard">Striking</text:p>
          </table:table-cell>
          <table:table-cell table:style-name="Table7.A1" office:value-type="string">
            <text:p text:style-name="Standard">F=m×vF = m \times vF=m×v (Impact Force)</text:p>
          </table:table-cell>
          <table:table-cell table:style-name="Table7.A1" office:value-type="string">
            <text:p text:style-name="Standard">Effective for defense</text:p>
          </table:table-cell>
          <table:table-cell table:style-name="Table7.A1" office:value-type="string">
            <text:p text:style-name="Standard">Improve flexibility</text:p>
          </table:table-cell>
          <table:table-cell table:style-name="Table7.A1" office:value-type="string">
            <text:p text:style-name="Standard">Target vital areas, speed focus</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Front Kick</text:p>
          </table:table-cell>
          <table:table-cell table:style-name="Table7.A1" office:value-type="string">
            <text:p text:style-name="Standard">Striking</text:p>
          </table:table-cell>
          <table:table-cell table:style-name="Table7.A1" office:value-type="string">
            <text:p text:style-name="Standard">ERT=1.5m×7 m/s=0.14 sERT = \frac{1.5}{m} \times 7 \, \text{m/s} = 0.14 \, \text{s}ERT=m1.5​×7m/s=0.14s</text:p>
          </table:table-cell>
          <table:table-cell table:style-name="Table7.A1" office:value-type="string">
            <text:p text:style-name="Standard">Direct forceful strike</text:p>
          </table:table-cell>
          <table:table-cell table:style-name="Table7.A1" office:value-type="string">
            <text:p text:style-name="Standard">Focus on knee lift</text:p>
          </table:table-cell>
          <table:table-cell table:style-name="Table7.A1" office:value-type="string">
            <text:p text:style-name="Standard">Speed and accuracy for impact</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Spinning Back Kick</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Powerful spinning kick</text:p>
          </table:table-cell>
          <table:table-cell table:style-name="Table7.A1" office:value-type="string">
            <text:p text:style-name="Standard">Footwork control</text:p>
          </table:table-cell>
          <table:table-cell table:style-name="Table7.A1" office:value-type="string">
            <text:p text:style-name="Standard">Fluid rotation, aim for target</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Flying Kick</text:p>
          </table:table-cell>
          <table:table-cell table:style-name="Table7.A1" office:value-type="string">
            <text:p text:style-name="Standard">Striking</text:p>
          </table:table-cell>
          <table:table-cell table:style-name="Table7.A1" office:value-type="string">
            <text:p text:style-name="Standard">ERT=1m×9 m/s=0.111 sERT = \frac{1}{m} \times 9 \, \text{m/s} = 0.111 \, \text{s}ERT=m1​×9m/s=0.111s</text:p>
          </table:table-cell>
          <table:table-cell table:style-name="Table7.A1" office:value-type="string">
            <text:p text:style-name="Standard">Surprise aerial attack</text:p>
          </table:table-cell>
          <table:table-cell table:style-name="Table7.A1" office:value-type="string">
            <text:p text:style-name="Standard">Practice timing &amp; control</text:p>
          </table:table-cell>
          <table:table-cell table:style-name="Table7.A1" office:value-type="string">
            <text:p text:style-name="Standard">Surprise knockout kick</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Axe Kick</text:p>
          </table:table-cell>
          <table:table-cell table:style-name="Table7.A1" office:value-type="string">
            <text:p text:style-name="Standard">Striking</text:p>
          </table:table-cell>
          <table:table-cell table:style-name="Table7.A1" office:value-type="string">
            <text:p text:style-name="Standard">F=m×vF = m \times vF=m×v (Force for Impact)</text:p>
          </table:table-cell>
          <table:table-cell table:style-name="Table7.A1" office:value-type="string">
            <text:p text:style-name="Standard">Strikes downwards with power</text:p>
          </table:table-cell>
          <table:table-cell table:style-name="Table7.A1" office:value-type="string">
            <text:p text:style-name="Standard">Focus on leg strength</text:p>
          </table:table-cell>
          <table:table-cell table:style-name="Table7.A1" office:value-type="string">
            <text:p text:style-name="Standard">Full body coordination</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ung Fu</text:span></text:p>
          </table:table-cell>
          <table:table-cell table:style-name="Table7.A1" office:value-type="string">
            <text:p text:style-name="Standard">Crescent Kick</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Arc-shaped strike</text:p>
          </table:table-cell>
          <table:table-cell table:style-name="Table7.A1" office:value-type="string">
            <text:p text:style-name="Standard">Develop flexibility</text:p>
          </table:table-cell>
          <table:table-cell table:style-name="Table7.A1" office:value-type="string">
            <text:p text:style-name="Standard">Precision control for attack</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rate</text:span></text:p>
          </table:table-cell>
          <table:table-cell table:style-name="Table7.A1" office:value-type="string">
            <text:p text:style-name="Standard">Straight Punch (Chudan Zuki)</text:p>
          </table:table-cell>
          <table:table-cell table:style-name="Table7.A1" office:value-type="string">
            <text:p text:style-name="Standard">Striking</text:p>
          </table:table-cell>
          <table:table-cell table:style-name="Table7.A1" office:value-type="string">
            <text:p text:style-name="Standard">ERT=1.5m×8 m/s=0.125 sERT = \frac{1.5}{m} \times 8 \, \text{m/s} = 0.125 \, \text{s}ERT=m1.5​×8m/s=0.125s</text:p>
          </table:table-cell>
          <table:table-cell table:style-name="Table7.A1" office:value-type="string">
            <text:p text:style-name="Standard">Direct, powerful strike</text:p>
          </table:table-cell>
          <table:table-cell table:style-name="Table7.A1" office:value-type="string">
            <text:p text:style-name="Standard">Form focus, speed training</text:p>
          </table:table-cell>
          <table:table-cell table:style-name="Table7.A1" office:value-type="string">
            <text:p text:style-name="Standard">Accuracy for knockout</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rate</text:span></text:p>
          </table:table-cell>
          <table:table-cell table:style-name="Table7.A1" office:value-type="string">
            <text:p text:style-name="Standard">Reverse Punch (Gyaku Zuki)</text:p>
          </table:table-cell>
          <table:table-cell table:style-name="Table7.A1" office:value-type="string">
            <text:p text:style-name="Standard">Striking</text:p>
          </table:table-cell>
          <table:table-cell table:style-name="Table7.A1" office:value-type="string">
            <text:p text:style-name="Standard">F=m×vF = m \times vF=m×v (Strike Power)</text:p>
          </table:table-cell>
          <table:table-cell table:style-name="Table7.A1" office:value-type="string">
            <text:p text:style-name="Standard">Powerful reverse strike</text:p>
          </table:table-cell>
          <table:table-cell table:style-name="Table7.A1" office:value-type="string">
            <text:p text:style-name="Standard">Work on timing &amp; rotation</text:p>
          </table:table-cell>
          <table:table-cell table:style-name="Table7.A1" office:value-type="string">
            <text:p text:style-name="Standard">Speed and force combined</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rate</text:span></text:p>
          </table:table-cell>
          <table:table-cell table:style-name="Table7.A1" office:value-type="string">
            <text:p text:style-name="Standard">Roundhouse Kick (Mawashi Geri)</text:p>
          </table:table-cell>
          <table:table-cell table:style-name="Table7.A1" office:value-type="string">
            <text:p text:style-name="Standard">Striking</text:p>
          </table:table-cell>
          <table:table-cell table:style-name="Table7.A1" office:value-type="string">
            <text:p text:style-name="Standard">F=12mv2F = \frac{1}{2} m v^2F=21​mv2 (Kick Power)</text:p>
          </table:table-cell>
          <table:table-cell table:style-name="Table7.A1" office:value-type="string">
            <text:p text:style-name="Standard">Strong rotating kick</text:p>
          </table:table-cell>
          <table:table-cell table:style-name="Table7.A1" office:value-type="string">
            <text:p text:style-name="Standard">Work on hip flexibility</text:p>
          </table:table-cell>
          <table:table-cell table:style-name="Table7.A1" office:value-type="string">
            <text:p text:style-name="Standard">Execute with speed &amp; force</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rate</text:span></text:p>
          </table:table-cell>
          <table:table-cell table:style-name="Table7.A1" office:value-type="string">
            <text:p text:style-name="Standard">Front Kick (Mae Geri)</text:p>
          </table:table-cell>
          <table:table-cell table:style-name="Table7.A1" office:value-type="string">
            <text:p text:style-name="Standard">Striking</text:p>
          </table:table-cell>
          <table:table-cell table:style-name="Table7.A1" office:value-type="string">
            <text:p text:style-name="Standard">F=m×vF = m \times vF=m×v (Force for impact)</text:p>
          </table:table-cell>
          <table:table-cell table:style-name="Table7.A1" office:value-type="string">
            <text:p text:style-name="Standard">Direct and fast strike</text:p>
          </table:table-cell>
          <table:table-cell table:style-name="Table7.A1" office:value-type="string">
            <text:p text:style-name="Standard">Develop quickness</text:p>
          </table:table-cell>
          <table:table-cell table:style-name="Table7.A1" office:value-type="string">
            <text:p text:style-name="Standard">Aim for knockout points</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rate</text:span></text:p>
          </table:table-cell>
          <table:table-cell table:style-name="Table7.A1" office:value-type="string">
            <text:p text:style-name="Standard">Side Kick (Yoko Geri)</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High leg flexibility</text:p>
          </table:table-cell>
          <table:table-cell table:style-name="Table7.A1" office:value-type="string">
            <text:p text:style-name="Standard">Focus on precision</text:p>
          </table:table-cell>
          <table:table-cell table:style-name="Table7.A1" office:value-type="string">
            <text:p text:style-name="Standard">Strike with power and speed</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rate</text:span></text:p>
          </table:table-cell>
          <table:table-cell table:style-name="Table7.A1" office:value-type="string">
            <text:p text:style-name="Standard">Back Kick (Ushiro Geri)</text:p>
          </table:table-cell>
          <table:table-cell table:style-name="Table7.A1" office:value-type="string">
            <text:p text:style-name="Standard">Striking</text:p>
          </table:table-cell>
          <table:table-cell table:style-name="Table7.A1" office:value-type="string">
            <text:p text:style-name="Standard">F=m×vF = m \times vF=m×v (Force for Impact)</text:p>
          </table:table-cell>
          <table:table-cell table:style-name="Table7.A1" office:value-type="string">
            <text:p text:style-name="Standard">Surprise backward strike</text:p>
          </table:table-cell>
          <table:table-cell table:style-name="Table7.A1" office:value-type="string">
            <text:p text:style-name="Standard">Footwork precision</text:p>
          </table:table-cell>
          <table:table-cell table:style-name="Table7.A1" office:value-type="string">
            <text:p text:style-name="Standard">Target head or chest areas</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rate</text:span></text:p>
          </table:table-cell>
          <table:table-cell table:style-name="Table7.A1" office:value-type="string">
            <text:p text:style-name="Standard">Knee Strike (Hiza Geri)</text:p>
          </table:table-cell>
          <table:table-cell table:style-name="Table7.A1" office:value-type="string">
            <text:p text:style-name="Standard">Striking</text:p>
          </table:table-cell>
          <table:table-cell table:style-name="Table7.A1" office:value-type="string">
            <text:p text:style-name="Standard">ERT=1m×10 m/s=0.1 sERT = \frac{1}{m} \times 10 \, \text{m/s} = 0.1 \, \text{s}ERT=m1​×10m/s=0.1s</text:p>
          </table:table-cell>
          <table:table-cell table:style-name="Table7.A1" office:value-type="string">
            <text:p text:style-name="Standard">Close-range strike</text:p>
          </table:table-cell>
          <table:table-cell table:style-name="Table7.A1" office:value-type="string">
            <text:p text:style-name="Standard">Leg control and focus</text:p>
          </table:table-cell>
          <table:table-cell table:style-name="Table7.A1" office:value-type="string">
            <text:p text:style-name="Standard">Maximum power for vital spots</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rate</text:span></text:p>
          </table:table-cell>
          <table:table-cell table:style-name="Table7.A1" office:value-type="string">
            <text:p text:style-name="Standard">Elbow Strike (Empi)</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Powerful short-range strike</text:p>
          </table:table-cell>
          <table:table-cell table:style-name="Table7.A1" office:value-type="string">
            <text:p text:style-name="Standard">Wrist and elbow control</text:p>
          </table:table-cell>
          <table:table-cell table:style-name="Table7.A1" office:value-type="string">
            <text:p text:style-name="Standard">Full body rotation for impact</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rate</text:span></text:p>
          </table:table-cell>
          <table:table-cell table:style-name="Table7.A1" office:value-type="string">
            <text:p text:style-name="Standard">Knife Hand Strike (Shuto Uchi)</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Precision strike to vital areas</text:p>
          </table:table-cell>
          <table:table-cell table:style-name="Table7.A1" office:value-type="string">
            <text:p text:style-name="Standard">Control wrist for sharp impact</text:p>
          </table:table-cell>
          <table:table-cell table:style-name="Table7.A1" office:value-type="string">
            <text:p text:style-name="Standard">Execute with quick precision</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laripayattu</text:span></text:p>
          </table:table-cell>
          <table:table-cell table:style-name="Table7.A1" office:value-type="string">
            <text:p text:style-name="Standard">Hammer Strike (Martelo)</text:p>
          </table:table-cell>
          <table:table-cell table:style-name="Table7.A1" office:value-type="string">
            <text:p text:style-name="Standard">Striking</text:p>
          </table:table-cell>
          <table:table-cell table:style-name="Table7.A1" office:value-type="string">
            <text:p text:style-name="Standard">F=m×vF = m \times vF=m×v (Force for Impact)</text:p>
          </table:table-cell>
          <table:table-cell table:style-name="Table7.A1" office:value-type="string">
            <text:p text:style-name="Standard">Direct power strike</text:p>
          </table:table-cell>
          <table:table-cell table:style-name="Table7.A1" office:value-type="string">
            <text:p text:style-name="Standard">Wrist control</text:p>
          </table:table-cell>
          <table:table-cell table:style-name="Table7.A1" office:value-type="string">
            <text:p text:style-name="Standard">Full-body rotation for force</text:p>
          </table:table-cell>
          <table:table-cell table:style-name="Table7.A1" office:value-type="string">
            <text:p text:style-name="Standard"/>
          </table:table-cell>
        </table:table-row>
        <table:table-row table:style-name="Table7.1">
          <table:table-cell table:style-name="Table7.A1" office:value-type="string">
            <text:p text:style-name="Standard"><text:span text:style-name="T5">Kalaripayattu</text:span></text:p>
          </table:table-cell>
          <table:table-cell table:style-name="Table7.A1" office:value-type="string">
            <text:p text:style-name="Standard">Roundhouse Kick (Mukkudikkal)</text:p>
          </table:table-cell>
          <table:table-cell table:style-name="Table7.A1" office:value-type="string">
            <text:p text:style-name="Standard">Striking</text:p>
          </table:table-cell>
          <table:table-cell table:style-name="Table7.A1" office:value-type="string">
            <text:p text:style-name="Standard">F=12mv2F = \frac{1}{2} m v^2F=21​mv2 (Kick Power)</text:p>
          </table:table-cell>
          <table:table-cell table:style-name="Table7.A1" office:value-type="string">
            <text:p text:style-name="Standard">Strong and fast strike</text:p>
          </table:table-cell>
          <table:table-cell table:style-name="Table7.A1" office:value-type="string">
            <text:p text:style-name="Standard">Practice hip rotation</text:p>
          </table:table-cell>
          <table:table-cell table:style-name="Table7.A1" office:value-type="string">
            <text:p text:style-name="Standard">Speed and power for impact</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laripayattu</text:span></text:p>
          </table:table-cell>
          <table:table-cell table:style-name="Table7.A1" office:value-type="string">
            <text:p text:style-name="Standard">Flying Kick</text:p>
          </table:table-cell>
          <table:table-cell table:style-name="Table7.A1" office:value-type="string">
            <text:p text:style-name="Standard">Striking</text:p>
          </table:table-cell>
          <table:table-cell table:style-name="Table7.A1" office:value-type="string">
            <text:p text:style-name="Standard">ERT=1m×9 m/s=0.11 sERT = \frac{1}{m} \times 9 \, \text{m/s} = 0.11 \, \text{s}ERT=m1​×9m/s=0.11s</text:p>
          </table:table-cell>
          <table:table-cell table:style-name="Table7.A1" office:value-type="string">
            <text:p text:style-name="Standard">Aerial attack</text:p>
          </table:table-cell>
          <table:table-cell table:style-name="Table7.A1" office:value-type="string">
            <text:p text:style-name="Standard">Timing and control focus</text:p>
          </table:table-cell>
          <table:table-cell table:style-name="Table7.A1" office:value-type="string">
            <text:p text:style-name="Standard">Maximize height and speed</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laripayattu</text:span></text:p>
          </table:table-cell>
          <table:table-cell table:style-name="Table7.A1" office:value-type="string">
            <text:p text:style-name="Standard">Claw Strike</text:p>
          </table:table-cell>
          <table:table-cell table:style-name="Table7.A1" office:value-type="string">
            <text:p text:style-name="Standard">Striking</text:p>
          </table:table-cell>
          <table:table-cell table:style-name="Table7.A1" office:value-type="string">
            <text:p text:style-name="Standard">F=m×aF = m \times aF=m×a (Force for Impact)</text:p>
          </table:table-cell>
          <table:table-cell table:style-name="Table7.A1" office:value-type="string">
            <text:p text:style-name="Standard">Strike with open hand</text:p>
          </table:table-cell>
          <table:table-cell table:style-name="Table7.A1" office:value-type="string">
            <text:p text:style-name="Standard">Wrist and finger strength</text:p>
          </table:table-cell>
          <table:table-cell table:style-name="Table7.A1" office:value-type="string">
            <text:p text:style-name="Standard">Target sensitive pressure points</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laripayattu</text:span></text:p>
          </table:table-cell>
          <table:table-cell table:style-name="Table7.A1" office:value-type="string">
            <text:p text:style-name="Standard">Scorpion Kick (Kaattadi Kuthu)</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Precision and surprise</text:p>
          </table:table-cell>
          <table:table-cell table:style-name="Table7.A1" office:value-type="string">
            <text:p text:style-name="Standard">Improve flexibility</text:p>
          </table:table-cell>
          <table:table-cell table:style-name="Table7.A1" office:value-type="string">
            <text:p text:style-name="Standard">Full control for quick and powerful execution</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laripayattu</text:span></text:p>
          </table:table-cell>
          <table:table-cell table:style-name="Table7.A1" office:value-type="string">
            <text:p text:style-name="Standard">Spinning Backfist</text:p>
          </table:table-cell>
          <table:table-cell table:style-name="Table7.A1" office:value-type="string">
            <text:p text:style-name="Standard">Striking</text:p>
          </table:table-cell>
          <table:table-cell table:style-name="Table7.A1" office:value-type="string">
            <text:p text:style-name="Standard">F=m×vF = m \times vF=m×v (Force for Impact)</text:p>
          </table:table-cell>
          <table:table-cell table:style-name="Table7.A1" office:value-type="string">
            <text:p text:style-name="Standard">Fast rotational strike</text:p>
          </table:table-cell>
          <table:table-cell table:style-name="Table7.A1" office:value-type="string">
            <text:p text:style-name="Standard">Improve footwork and timing</text:p>
          </table:table-cell>
          <table:table-cell table:style-name="Table7.A1" office:value-type="string">
            <text:p text:style-name="Standard">Smooth execution with knockout potential</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laripayattu</text:span></text:p>
          </table:table-cell>
          <table:table-cell table:style-name="Table7.A1" office:value-type="string">
            <text:p text:style-name="Standard">Jumping Knee Strike</text:p>
          </table:table-cell>
          <table:table-cell table:style-name="Table7.A1" office:value-type="string">
            <text:p text:style-name="Standard">Striking</text:p>
          </table:table-cell>
          <table:table-cell table:style-name="Table7.A1" office:value-type="string">
            <text:p text:style-name="Standard">F=m×vF = m \times vF=m×v (Force for Impact)</text:p>
          </table:table-cell>
          <table:table-cell table:style-name="Table7.A1" office:value-type="string">
            <text:p text:style-name="Standard">Precision and power</text:p>
          </table:table-cell>
          <table:table-cell table:style-name="Table7.A1" office:value-type="string">
            <text:p text:style-name="Standard">Jump timing and leg strength</text:p>
          </table:table-cell>
          <table:table-cell table:style-name="Table7.A1" office:value-type="string">
            <text:p text:style-name="Standard">Focus on landing accuracy for knockouts</text:p>
          </table:table-cell>
          <table:table-cell table:style-name="Table7.A1" office:value-type="string">
            <text:p text:style-name="Standard"/>
          </table:table-cell>
        </table:table-row>
        <table:table-row table:style-name="Table7.2">
          <table:table-cell table:style-name="Table7.A1" office:value-type="string">
            <text:p text:style-name="Standard"><text:span text:style-name="T5">Kalaripayattu</text:span></text:p>
          </table:table-cell>
          <table:table-cell table:style-name="Table7.A1" office:value-type="string">
            <text:p text:style-name="Standard">Thrust Punch (Veerakali)</text:p>
          </table:table-cell>
          <table:table-cell table:style-name="Table7.A1" office:value-type="string">
            <text:p text:style-name="Standard">Striking</text:p>
          </table:table-cell>
          <table:table-cell table:style-name="Table7.A1" office:value-type="string">
            <text:p text:style-name="Standard">F=12mv2F = \frac{1}{2} m v^2F=21​mv2 (Impact Force)</text:p>
          </table:table-cell>
          <table:table-cell table:style-name="Table7.A1" office:value-type="string">
            <text:p text:style-name="Standard">Direct punch with power</text:p>
          </table:table-cell>
          <table:table-cell table:style-name="Table7.A1" office:value-type="string">
            <text:p text:style-name="Standard">Focus on hand and wrist speed</text:p>
          </table:table-cell>
          <table:table-cell table:style-name="Table7.A1" office:value-type="string">
            <text:p text:style-name="Standard">Precision and power combined</text:p>
          </table:table-cell>
          <table:table-cell table:style-name="Table7.A1" office:value-type="string">
            <text:p text:style-name="Standard"/>
          </table:table-cell>
        </table:table-row>
      </table:table>
      <text:p text:style-name="Standard"><draw:rect text:anchor-type="as-char" style:rel-width="100%" draw:z-index="25" draw:style-name="gr1" draw:text-style-name="P143" svg:width="0.0012in" svg:height="0.0213in"><text:p/></draw:rect></text:p>
      <text:p text:style-name="P2">This table is designed to give a breakdown of various techniques across the three martial arts, considering force, effectiveness, and stages of progression for practitioners. If you need a deeper explanation or further techniques, let me know!</text:p>
      <text:p text:style-name="P140"><text:bookmark text:name="_fgd75zf5b65t"/><text:span text:style-name="T1">You said:</text:span></text:p>
      <text:p text:style-name="Standard"><text:soft-page-break/>Muay Thai Roundhouse Kick Knee Strike Elbow Strike Push Kick (Teep) Hook Kick Spinning Elbow Low Kick High Kick Flying Knee Cross Uppercut Left Hook Right Cross Sweeping Leg Kick Front Kick Body Kick Jumping Elbow Spinning Back Kick Flying Elbow Clinch with Knee Superman Punch Kick Catch Counter Side Kick Spinning Back Fist Jumping Roundhouse Kick Double Elbow Block Low Kick to Leg Backfist Strike Cross-Body Elbow Thrust Kick Axe Kick Crescent Kick Shin Block Knee Shield Push Kick to the chest Double Knee Strike Hook Kick to the head Jumping Knee Strike Double Forearm Block Thai Clinch Takedown Boxing Jab Cross Uppercut Hook Overhand Body Hook Liver Punch Lead Hook Right Cross Left Hook Straight Right Cross-Uppercut Combination Double Jab Triple Jab Cross Hook Counter Jab Parry Slip and Counter Roll Under Punch Duck Under Step Back Hook Lead Uppercut Jab to the body Cross to the body Counter Cross Check Hook Head Movement Drill Shoulder Roll Philly Shell Defense Hook Cross Hook Combo Body Shot and Uppercut Pivoting Strike Fake Jab to Cross Feint and Strike Bait and Trap Left Hook to the Body Right Uppercut Counter Body Movement and Cross Angle Shift Jab Boxing Footwork Drill Judo Seoi Nage Ouchi Gari Uchi Mata Harai Goshi Tomoe Nage Tai Otoshi Kouchi Gari Ko Uchi Gari Sumi Gaeshi Yoko Gake Kani Basami Sode Tsurikomi Goshi Osoto Gari Ura Nage Drop Seoi Nage Shoulder Roll Takedown Judo Hip Throw Ogoshi Tani Otoshi Ippon Seoi Nage Kesa Gatame Yoko Shiho Gatame Kata Gatame Ude Garami Cross Grips and Takedown Makikomi Sumigaeshi Ouchi Sweep Drop Uchi Mata Harai Makikomi Goshi Throw Kuzushi (Balance Breaking) Takedown to Pin Shoulder Lock Ude Hishigi (Arm Lock) Head and Arm Throw Tomoe Nage Setup Gator Roll Judo Leg Sweep Headlock Takedown Filipino Martial Arts Single Stick Strike Double Stick Strike Knife Disarm Kicking Techniques Thrusting Techniques Horizontal Cut Vertical Cut Backhand Strike Takedown with Knife Arm Manipulation Disarm with Stick Hammer Strike Spin and Strike Blocking with Stick Reverse Grip Strike Single Blade Thrust Knife Fending Techniques Parry and Strike Double Parry Trapping Techniques Double Knife Defense Stick to Knife Transition Advanced Knife Disarm Figure Eight Cutting Backfist with Stick Sweep with Blade Empty Hand Defense Palm Strike Leg Sweep with Knife Elbow to Wrist Lock High Blade Slash Low Blade Stab Full Circular Strike Stick and Leg Takedown Parry and Thrust Low Cut Strike Finger Lock Knife to Throat Defense Double Edge Attack Offhand Stick Strike NOW GIVEFOR THESE</text:p>
      <text:p text:style-name="P142"><text:bookmark text:name="_1p84xapty1zf"/><text:span text:style-name="T2">ChatGPT said:</text:span></text:p>
      <text:p text:style-name="Standard">ChatGPT</text:p>
      <text:p text:style-name="P2">Here is a table that outlines various <text:span text:style-name="T5">Muay Thai</text:span>, <text:span text:style-name="T5">Boxing</text:span>, <text:span text:style-name="T5">Judo</text:span>, and <text:span text:style-name="T5">Filipino Martial Arts (FMA)</text:span> techniques, with their types, formulas for effectiveness, comments, and recommendations for practitioners at different levels.</text:p>
      <text:p text:style-name="Standard"><draw:rect text:anchor-type="as-char" style:rel-width="100%" draw:z-index="26" draw:style-name="gr1" draw:text-style-name="P143" svg:width="0.0012in" svg:height="0.0213in"><text:p/></draw:rect></text:p>
      <text:p text:style-name="P139"><text:bookmark text:name="_43zo6yhqb68"/><text:span text:style-name="T3">Martial Art Techniques Tab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1"><text:span text:style-name="T5">Martial Art</text:span></text:p>
          </table:table-cell>
          <table:table-cell table:style-name="Table8.A1" office:value-type="string">
            <text:p text:style-name="P1"><text:span text:style-name="T5">Technique</text:span></text:p>
          </table:table-cell>
          <table:table-cell table:style-name="Table8.A1" office:value-type="string">
            <text:p text:style-name="P1"><text:span text:style-name="T5">Type</text:span></text:p>
          </table:table-cell>
          <table:table-cell table:style-name="Table8.A1" office:value-type="string">
            <text:p text:style-name="P1"><text:span text:style-name="T5">Formula for Effectiveness (Reaction Time/Force)</text:span></text:p>
          </table:table-cell>
          <table:table-cell table:style-name="Table8.A1" office:value-type="string">
            <text:p text:style-name="P1"><text:span text:style-name="T5">Comments</text:span></text:p>
          </table:table-cell>
          <table:table-cell table:style-name="Table8.A1" office:value-type="string">
            <text:p text:style-name="P1"><text:span text:style-name="T5">For Beginners</text:span></text:p>
          </table:table-cell>
          <table:table-cell table:style-name="Table8.A1" office:value-type="string">
            <text:p text:style-name="P1"><text:span text:style-name="T5">For Intermediates</text:span></text:p>
          </table:table-cell>
          <table:table-cell table:style-name="Table8.A1" office:value-type="string">
            <text:p text:style-name="P1"><text:span text:style-name="T5">For Advanced Practitioners</text:span></text:p>
          </table:table-cell>
        </table:table-row>
        <table:table-row table:style-name="Table8.2">
          <table:table-cell table:style-name="Table8.A1" office:value-type="string">
            <text:p text:style-name="Standard"><text:span text:style-name="T5">Muay Thai</text:span></text:p>
          </table:table-cell>
          <table:table-cell table:style-name="Table8.A1" office:value-type="string">
            <text:p text:style-name="Standard">Roundhouse Kick</text:p>
          </table:table-cell>
          <table:table-cell table:style-name="Table8.A1" office:value-type="string">
            <text:p text:style-name="Standard">Striking</text:p>
          </table:table-cell>
          <table:table-cell table:style-name="Table8.A1" office:value-type="string">
            <text:p text:style-name="Standard">F=12mv2F = \frac{1}{2} m v^2F=21​mv2 (Kick Power)</text:p>
          </table:table-cell>
          <table:table-cell table:style-name="Table8.A1" office:value-type="string">
            <text:p text:style-name="Standard">Powerful strike, targets head or body</text:p>
          </table:table-cell>
          <table:table-cell table:style-name="Table8.A1" office:value-type="string">
            <text:p text:style-name="Standard">Focus on hip rotation</text:p>
          </table:table-cell>
          <table:table-cell table:style-name="Table8.A1" office:value-type="string">
            <text:p text:style-name="Standard">Develop speed and power</text:p>
          </table:table-cell>
          <table:table-cell table:style-name="Table8.A1" office:value-type="string">
            <text:p text:style-name="Standard">Master timing, fluid execution</text:p>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Knee Strike</text:p>
          </table:table-cell>
          <table:table-cell table:style-name="Table8.A1" office:value-type="string">
            <text:p text:style-name="Standard">Striking</text:p>
          </table:table-cell>
          <table:table-cell table:style-name="Table8.A1" office:value-type="string">
            <text:p text:style-name="Standard">F=m×vF = m \times vF=m×v (Impact Force)</text:p>
          </table:table-cell>
          <table:table-cell table:style-name="Table8.A1" office:value-type="string">
            <text:p text:style-name="Standard">Strong and close-range</text:p>
          </table:table-cell>
          <table:table-cell table:style-name="Table8.A1" office:value-type="string">
            <text:p text:style-name="Standard">Focus on distance control</text:p>
          </table:table-cell>
          <table:table-cell table:style-name="Table8.A1" office:value-type="string">
            <text:p text:style-name="Standard">Power through core rotation</text:p>
          </table:table-cell>
          <table:table-cell table:style-name="Table8.A1" office:value-type="string">
            <text:p text:style-name="Standard"/>
          </table:table-cell>
        </table:table-row>
        <table:table-row table:style-name="Table8.4">
          <table:table-cell table:style-name="Table8.A1" office:value-type="string">
            <text:p text:style-name="Standard"><text:span text:style-name="T5">Muay Thai</text:span></text:p>
          </table:table-cell>
          <table:table-cell table:style-name="Table8.A1" office:value-type="string">
            <text:p text:style-name="Standard">Elbow Strike</text:p>
          </table:table-cell>
          <table:table-cell table:style-name="Table8.A1" office:value-type="string">
            <text:p text:style-name="Standard">Striking</text:p>
          </table:table-cell>
          <table:table-cell table:style-name="Table8.A1" office:value-type="string">
            <text:p text:style-name="Standard">F=m×vF = m \times vF=m×v (Force for Impact)</text:p>
          </table:table-cell>
          <table:table-cell table:style-name="Table8.A1" office:value-type="string">
            <text:p text:style-name="Standard">Close, fast strike</text:p>
          </table:table-cell>
          <table:table-cell table:style-name="Table8.A1" office:value-type="string">
            <text:p text:style-name="Standard">Wrist control and positioning</text:p>
          </table:table-cell>
          <table:table-cell table:style-name="Table8.A1" office:value-type="string">
            <text:p text:style-name="Standard">Target head with precis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Push Kick (Teep)</text:p>
          </table:table-cell>
          <table:table-cell table:style-name="Table8.A1" office:value-type="string">
            <text:p text:style-name="Standard">Striking</text:p>
          </table:table-cell>
          <table:table-cell table:style-name="Table8.A1" office:value-type="string">
            <text:p text:style-name="Standard">F=12mv2F = \frac{1}{2} m v^2F=21​mv2 (Impact Force)</text:p>
          </table:table-cell>
          <table:table-cell table:style-name="Table8.A1" office:value-type="string">
            <text:p text:style-name="Standard">Defensive strike</text:p>
          </table:table-cell>
          <table:table-cell table:style-name="Table8.A1" office:value-type="string">
            <text:p text:style-name="Standard">Improve leg strength</text:p>
          </table:table-cell>
          <table:table-cell table:style-name="Table8.A1" office:value-type="string">
            <text:p text:style-name="Standard">Control distance, follow-up</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Hook Kick</text:p>
          </table:table-cell>
          <table:table-cell table:style-name="Table8.A1" office:value-type="string">
            <text:p text:style-name="Standard">Striking</text:p>
          </table:table-cell>
          <table:table-cell table:style-name="Table8.A1" office:value-type="string">
            <text:p text:style-name="Standard">F=12mv2F = \frac{1}{2} m v^2F=21​mv2 (Impact Force)</text:p>
          </table:table-cell>
          <table:table-cell table:style-name="Table8.A1" office:value-type="string">
            <text:p text:style-name="Standard">Quick, powerful hook kick</text:p>
          </table:table-cell>
          <table:table-cell table:style-name="Table8.A1" office:value-type="string">
            <text:p text:style-name="Standard">Focus on flexibility</text:p>
          </table:table-cell>
          <table:table-cell table:style-name="Table8.A1" office:value-type="string">
            <text:p text:style-name="Standard">Combine with other strike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Spinning Elbow</text:p>
          </table:table-cell>
          <table:table-cell table:style-name="Table8.A1" office:value-type="string">
            <text:p text:style-name="Standard">Striking</text:p>
          </table:table-cell>
          <table:table-cell table:style-name="Table8.A1" office:value-type="string">
            <text:p text:style-name="Standard">F=m×vF = m \times vF=m×v (Force for Impact)</text:p>
          </table:table-cell>
          <table:table-cell table:style-name="Table8.A1" office:value-type="string">
            <text:p text:style-name="Standard">Surprise strike</text:p>
          </table:table-cell>
          <table:table-cell table:style-name="Table8.A1" office:value-type="string">
            <text:p text:style-name="Standard">Rotate hips and core</text:p>
          </table:table-cell>
          <table:table-cell table:style-name="Table8.A1" office:value-type="string">
            <text:p text:style-name="Standard">Precision and surprise</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Low Kick</text:p>
          </table:table-cell>
          <table:table-cell table:style-name="Table8.A1" office:value-type="string">
            <text:p text:style-name="Standard">Striking</text:p>
          </table:table-cell>
          <table:table-cell table:style-name="Table8.A1" office:value-type="string">
            <text:p text:style-name="Standard">F=m×vF = m \times vF=m×v (Force for Impact)</text:p>
          </table:table-cell>
          <table:table-cell table:style-name="Table8.A1" office:value-type="string">
            <text:p text:style-name="Standard">Low-target kick to legs</text:p>
          </table:table-cell>
          <table:table-cell table:style-name="Table8.A1" office:value-type="string">
            <text:p text:style-name="Standard">Work on leg strength</text:p>
          </table:table-cell>
          <table:table-cell table:style-name="Table8.A1" office:value-type="string">
            <text:p text:style-name="Standard">Combine with upper strikes</text:p>
          </table:table-cell>
          <table:table-cell table:style-name="Table8.A1" office:value-type="string">
            <text:p text:style-name="Standard"/>
          </table:table-cell>
        </table:table-row>
        <table:table-row table:style-name="Table8.9">
          <table:table-cell table:style-name="Table8.A1" office:value-type="string">
            <text:p text:style-name="Standard"><text:span text:style-name="T5">Muay Thai</text:span></text:p>
          </table:table-cell>
          <table:table-cell table:style-name="Table8.A1" office:value-type="string">
            <text:p text:style-name="Standard">High Kick</text:p>
          </table:table-cell>
          <table:table-cell table:style-name="Table8.A1" office:value-type="string">
            <text:p text:style-name="Standard">Striking</text:p>
          </table:table-cell>
          <table:table-cell table:style-name="Table8.A1" office:value-type="string">
            <text:p text:style-name="Standard">F=12mv2F = \frac{1}{2} m v^2F=21​mv2 (Impact Force)</text:p>
          </table:table-cell>
          <table:table-cell table:style-name="Table8.A1" office:value-type="string">
            <text:p text:style-name="Standard">High-target kick</text:p>
          </table:table-cell>
          <table:table-cell table:style-name="Table8.A1" office:value-type="string">
            <text:p text:style-name="Standard">Focus on flexibility</text:p>
          </table:table-cell>
          <table:table-cell table:style-name="Table8.A1" office:value-type="string">
            <text:p text:style-name="Standard">Control timing and power</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Flying Knee</text:p>
          </table:table-cell>
          <table:table-cell table:style-name="Table8.A1" office:value-type="string">
            <text:p text:style-name="Standard">Striking</text:p>
          </table:table-cell>
          <table:table-cell table:style-name="Table8.A1" office:value-type="string">
            <text:p text:style-name="Standard">ERT=1m×10 m/s=0.1 sERT = \frac{1}{m} \times 10 \, \text{m/s} = 0.1 \, \text{s}ERT=m1​×10m/s=0.1s</text:p>
          </table:table-cell>
          <table:table-cell table:style-name="Table8.A1" office:value-type="string">
            <text:p text:style-name="Standard">Aerial strike</text:p>
          </table:table-cell>
          <table:table-cell table:style-name="Table8.A1" office:value-type="string">
            <text:p text:style-name="Standard">Timing and jump control</text:p>
          </table:table-cell>
          <table:table-cell table:style-name="Table8.A1" office:value-type="string">
            <text:p text:style-name="Standard">Knockout potential with precis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Cross</text:p>
          </table:table-cell>
          <table:table-cell table:style-name="Table8.A1" office:value-type="string">
            <text:p text:style-name="Standard">Striking</text:p>
          </table:table-cell>
          <table:table-cell table:style-name="Table8.A1" office:value-type="string">
            <text:p text:style-name="Standard">F=m×vF = m \times vF=m×v (Force for Impact)</text:p>
          </table:table-cell>
          <table:table-cell table:style-name="Table8.A1" office:value-type="string">
            <text:p text:style-name="Standard">Basic power punch</text:p>
          </table:table-cell>
          <table:table-cell table:style-name="Table8.A1" office:value-type="string">
            <text:p text:style-name="Standard">Focus on punch timing</text:p>
          </table:table-cell>
          <table:table-cell table:style-name="Table8.A1" office:value-type="string">
            <text:p text:style-name="Standard">Combine with uppercut for combo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Muay Thai</text:span></text:p>
          </table:table-cell>
          <table:table-cell table:style-name="Table8.A1" office:value-type="string">
            <text:p text:style-name="Standard">Uppercut</text:p>
          </table:table-cell>
          <table:table-cell table:style-name="Table8.A1" office:value-type="string">
            <text:p text:style-name="Standard">Striking</text:p>
          </table:table-cell>
          <table:table-cell table:style-name="Table8.A1" office:value-type="string">
            <text:p text:style-name="Standard">F=12mv2F = \frac{1}{2} m v^2F=21​mv2 (Punch Force)</text:p>
          </table:table-cell>
          <table:table-cell table:style-name="Table8.A1" office:value-type="string">
            <text:p text:style-name="Standard">Close-range knockout</text:p>
          </table:table-cell>
          <table:table-cell table:style-name="Table8.A1" office:value-type="string">
            <text:p text:style-name="Standard">Timing and footwork</text:p>
          </table:table-cell>
          <table:table-cell table:style-name="Table8.A1" office:value-type="string">
            <text:p text:style-name="Standard">Precision for head shot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Boxing</text:span></text:p>
          </table:table-cell>
          <table:table-cell table:style-name="Table8.A1" office:value-type="string">
            <text:p text:style-name="Standard">Jab</text:p>
          </table:table-cell>
          <table:table-cell table:style-name="Table8.A1" office:value-type="string">
            <text:p text:style-name="Standard">Striking</text:p>
          </table:table-cell>
          <table:table-cell table:style-name="Table8.A1" office:value-type="string">
            <text:p text:style-name="Standard">ERT=1.5m×8 m/s=0.125 sERT = \frac{1.5}{m} \times 8 \, \text{m/s} = 0.125 \, \text{s}ERT=m1.5​×8m/s=0.125s</text:p>
          </table:table-cell>
          <table:table-cell table:style-name="Table8.A1" office:value-type="string">
            <text:p text:style-name="Standard">Quick and direct</text:p>
          </table:table-cell>
          <table:table-cell table:style-name="Table8.A1" office:value-type="string">
            <text:p text:style-name="Standard">Focus on reach</text:p>
          </table:table-cell>
          <table:table-cell table:style-name="Table8.A1" office:value-type="string">
            <text:p text:style-name="Standard">Set up combos, fast movement</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Boxing</text:span></text:p>
          </table:table-cell>
          <table:table-cell table:style-name="Table8.A1" office:value-type="string">
            <text:p text:style-name="Standard">Cross</text:p>
          </table:table-cell>
          <table:table-cell table:style-name="Table8.A1" office:value-type="string">
            <text:p text:style-name="Standard">Striking</text:p>
          </table:table-cell>
          <table:table-cell table:style-name="Table8.A1" office:value-type="string">
            <text:p text:style-name="Standard">F=m×vF = m \times vF=m×v (Force for Impact)</text:p>
          </table:table-cell>
          <table:table-cell table:style-name="Table8.A1" office:value-type="string">
            <text:p text:style-name="Standard">Strong straight punch</text:p>
          </table:table-cell>
          <table:table-cell table:style-name="Table8.A1" office:value-type="string">
            <text:p text:style-name="Standard">Develop core rotation</text:p>
          </table:table-cell>
          <table:table-cell table:style-name="Table8.A1" office:value-type="string">
            <text:p text:style-name="Standard">Punch with full body support</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Boxing</text:span></text:p>
          </table:table-cell>
          <table:table-cell table:style-name="Table8.A1" office:value-type="string">
            <text:p text:style-name="Standard">Uppercut</text:p>
          </table:table-cell>
          <table:table-cell table:style-name="Table8.A1" office:value-type="string">
            <text:p text:style-name="Standard">Striking</text:p>
          </table:table-cell>
          <table:table-cell table:style-name="Table8.A1" office:value-type="string">
            <text:p text:style-name="Standard">F=12mv2F = \frac{1}{2} m v^2F=21​mv2 (Force for Impact)</text:p>
          </table:table-cell>
          <table:table-cell table:style-name="Table8.A1" office:value-type="string">
            <text:p text:style-name="Standard">Short-range punch</text:p>
          </table:table-cell>
          <table:table-cell table:style-name="Table8.A1" office:value-type="string">
            <text:p text:style-name="Standard">Work on timing and form</text:p>
          </table:table-cell>
          <table:table-cell table:style-name="Table8.A1" office:value-type="string">
            <text:p text:style-name="Standard">Explosive upward strike</text:p>
          </table:table-cell>
          <table:table-cell table:style-name="Table8.A1" office:value-type="string">
            <text:p text:style-name="Standard"/>
          </table:table-cell>
        </table:table-row>
        <table:table-row table:style-name="Table8.4">
          <table:table-cell table:style-name="Table8.A1" office:value-type="string">
            <text:p text:style-name="Standard"><text:span text:style-name="T5">Boxing</text:span></text:p>
          </table:table-cell>
          <table:table-cell table:style-name="Table8.A1" office:value-type="string">
            <text:p text:style-name="Standard">Hook</text:p>
          </table:table-cell>
          <table:table-cell table:style-name="Table8.A1" office:value-type="string">
            <text:p text:style-name="Standard">Striking</text:p>
          </table:table-cell>
          <table:table-cell table:style-name="Table8.A1" office:value-type="string">
            <text:p text:style-name="Standard">F=12mv2F = \frac{1}{2} m v^2F=21​mv2 (Impact Force)</text:p>
          </table:table-cell>
          <table:table-cell table:style-name="Table8.A1" office:value-type="string">
            <text:p text:style-name="Standard">Close-range</text:p>
          </table:table-cell>
          <table:table-cell table:style-name="Table8.A1" office:value-type="string">
            <text:p text:style-name="Standard">Control elbow and shoulder movement</text:p>
          </table:table-cell>
          <table:table-cell table:style-name="Table8.A1" office:value-type="string">
            <text:p text:style-name="Standard">Work on angles for surprise strike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Boxing</text:span></text:p>
          </table:table-cell>
          <table:table-cell table:style-name="Table8.A1" office:value-type="string">
            <text:p text:style-name="Standard">Liver Punch</text:p>
          </table:table-cell>
          <table:table-cell table:style-name="Table8.A1" office:value-type="string">
            <text:p text:style-name="Standard">Striking</text:p>
          </table:table-cell>
          <table:table-cell table:style-name="Table8.A1" office:value-type="string">
            <text:p text:style-name="Standard">F=12mv2F = \frac{1}{2} m v^2F=21​mv2 (Impact Force)</text:p>
          </table:table-cell>
          <table:table-cell table:style-name="Table8.A1" office:value-type="string">
            <text:p text:style-name="Standard">Targets vulnerable liver</text:p>
          </table:table-cell>
          <table:table-cell table:style-name="Table8.A1" office:value-type="string">
            <text:p text:style-name="Standard">Work on timing</text:p>
          </table:table-cell>
          <table:table-cell table:style-name="Table8.A1" office:value-type="string">
            <text:p text:style-name="Standard">Deliver with quickness and precis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Judo</text:span></text:p>
          </table:table-cell>
          <table:table-cell table:style-name="Table8.A1" office:value-type="string">
            <text:p text:style-name="Standard">Seoi Nage</text:p>
          </table:table-cell>
          <table:table-cell table:style-name="Table8.A1" office:value-type="string">
            <text:p text:style-name="Standard">Throwing</text:p>
          </table:table-cell>
          <table:table-cell table:style-name="Table8.A1" office:value-type="string">
            <text:p text:style-name="Standard">F=m×vF = m \times vF=m×v (Force for Takedown)</text:p>
          </table:table-cell>
          <table:table-cell table:style-name="Table8.A1" office:value-type="string">
            <text:p text:style-name="Standard">Powerful shoulder throw</text:p>
          </table:table-cell>
          <table:table-cell table:style-name="Table8.A1" office:value-type="string">
            <text:p text:style-name="Standard">Focus on footwork</text:p>
          </table:table-cell>
          <table:table-cell table:style-name="Table8.A1" office:value-type="string">
            <text:p text:style-name="Standard">Execute with full body rotat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Judo</text:span></text:p>
          </table:table-cell>
          <table:table-cell table:style-name="Table8.A1" office:value-type="string">
            <text:p text:style-name="Standard">Ouchi Gari</text:p>
          </table:table-cell>
          <table:table-cell table:style-name="Table8.A1" office:value-type="string">
            <text:p text:style-name="Standard">Throwing</text:p>
          </table:table-cell>
          <table:table-cell table:style-name="Table8.A1" office:value-type="string">
            <text:p text:style-name="Standard">F=12mv2F = \frac{1}{2} m v^2F=21​mv2 (Impact Force)</text:p>
          </table:table-cell>
          <table:table-cell table:style-name="Table8.A1" office:value-type="string">
            <text:p text:style-name="Standard">Inner leg sweep</text:p>
          </table:table-cell>
          <table:table-cell table:style-name="Table8.A1" office:value-type="string">
            <text:p text:style-name="Standard">Timing and positioning</text:p>
          </table:table-cell>
          <table:table-cell table:style-name="Table8.A1" office:value-type="string">
            <text:p text:style-name="Standard">Focus on balance and throw speed</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Judo</text:span></text:p>
          </table:table-cell>
          <table:table-cell table:style-name="Table8.A1" office:value-type="string">
            <text:p text:style-name="Standard">Uchi Mata</text:p>
          </table:table-cell>
          <table:table-cell table:style-name="Table8.A1" office:value-type="string">
            <text:p text:style-name="Standard">Throwing</text:p>
          </table:table-cell>
          <table:table-cell table:style-name="Table8.A1" office:value-type="string">
            <text:p text:style-name="Standard">F=m×aF = m \times aF=m×a (Force for Throw)</text:p>
          </table:table-cell>
          <table:table-cell table:style-name="Table8.A1" office:value-type="string">
            <text:p text:style-name="Standard">Inner thigh sweep</text:p>
          </table:table-cell>
          <table:table-cell table:style-name="Table8.A1" office:value-type="string">
            <text:p text:style-name="Standard">Improve hip movement</text:p>
          </table:table-cell>
          <table:table-cell table:style-name="Table8.A1" office:value-type="string">
            <text:p text:style-name="Standard">Quick footwork for higher impact</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Judo</text:span></text:p>
          </table:table-cell>
          <table:table-cell table:style-name="Table8.A1" office:value-type="string">
            <text:p text:style-name="Standard">Harai Goshi</text:p>
          </table:table-cell>
          <table:table-cell table:style-name="Table8.A1" office:value-type="string">
            <text:p text:style-name="Standard">Throwing</text:p>
          </table:table-cell>
          <table:table-cell table:style-name="Table8.A1" office:value-type="string">
            <text:p text:style-name="Standard">F=m×aF = m \times aF=m×a (Force for Throw)</text:p>
          </table:table-cell>
          <table:table-cell table:style-name="Table8.A1" office:value-type="string">
            <text:p text:style-name="Standard">Hip throw</text:p>
          </table:table-cell>
          <table:table-cell table:style-name="Table8.A1" office:value-type="string">
            <text:p text:style-name="Standard">Work on hip positioning</text:p>
          </table:table-cell>
          <table:table-cell table:style-name="Table8.A1" office:value-type="string">
            <text:p text:style-name="Standard">Full body coordinat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Judo</text:span></text:p>
          </table:table-cell>
          <table:table-cell table:style-name="Table8.A1" office:value-type="string">
            <text:p text:style-name="Standard">Tai Otoshi</text:p>
          </table:table-cell>
          <table:table-cell table:style-name="Table8.A1" office:value-type="string">
            <text:p text:style-name="Standard">Throwing</text:p>
          </table:table-cell>
          <table:table-cell table:style-name="Table8.A1" office:value-type="string">
            <text:p text:style-name="Standard">F=12mv2F = \frac{1}{2} m v^2F=21​mv2 (Impact Force)</text:p>
          </table:table-cell>
          <table:table-cell table:style-name="Table8.A1" office:value-type="string">
            <text:p text:style-name="Standard">Sweeping hip throw</text:p>
          </table:table-cell>
          <table:table-cell table:style-name="Table8.A1" office:value-type="string">
            <text:p text:style-name="Standard">Focus on kuzushi</text:p>
          </table:table-cell>
          <table:table-cell table:style-name="Table8.A1" office:value-type="string">
            <text:p text:style-name="Standard">Explosive force for fast execut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Single Stick Strike</text:p>
          </table:table-cell>
          <table:table-cell table:style-name="Table8.A1" office:value-type="string">
            <text:p text:style-name="Standard">Striking</text:p>
          </table:table-cell>
          <table:table-cell table:style-name="Table8.A1" office:value-type="string">
            <text:p text:style-name="Standard">F=12mv2F = \frac{1}{2} m v^2F=21​mv2 (Strike Force)</text:p>
          </table:table-cell>
          <table:table-cell table:style-name="Table8.A1" office:value-type="string">
            <text:p text:style-name="Standard">Basic stick attack</text:p>
          </table:table-cell>
          <table:table-cell table:style-name="Table8.A1" office:value-type="string">
            <text:p text:style-name="Standard">Improve wrist control</text:p>
          </table:table-cell>
          <table:table-cell table:style-name="Table8.A1" office:value-type="string">
            <text:p text:style-name="Standard">Quick, precise strikes</text:p>
          </table:table-cell>
          <table:table-cell table:style-name="Table8.A1" office:value-type="string">
            <text:p text:style-name="Standard"/>
          </table:table-cell>
        </table:table-row>
        <table:table-row table:style-name="Table8.4">
          <table:table-cell table:style-name="Table8.A1" office:value-type="string">
            <text:p text:style-name="Standard"><text:span text:style-name="T5">Filipino Martial Arts</text:span></text:p>
          </table:table-cell>
          <table:table-cell table:style-name="Table8.A1" office:value-type="string">
            <text:p text:style-name="Standard">Double Stick Strike</text:p>
          </table:table-cell>
          <table:table-cell table:style-name="Table8.A1" office:value-type="string">
            <text:p text:style-name="Standard">Striking</text:p>
          </table:table-cell>
          <table:table-cell table:style-name="Table8.A1" office:value-type="string">
            <text:p text:style-name="Standard">F=m×vF = m \times vF=m×v (Force for Impact)</text:p>
          </table:table-cell>
          <table:table-cell table:style-name="Table8.A1" office:value-type="string">
            <text:p text:style-name="Standard">Dual wielding technique</text:p>
          </table:table-cell>
          <table:table-cell table:style-name="Table8.A1" office:value-type="string">
            <text:p text:style-name="Standard">Master alternating strikes</text:p>
          </table:table-cell>
          <table:table-cell table:style-name="Table8.A1" office:value-type="string">
            <text:p text:style-name="Standard">Sync both hands for simultaneous hit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Knife Disarm</text:p>
          </table:table-cell>
          <table:table-cell table:style-name="Table8.A1" office:value-type="string">
            <text:p text:style-name="Standard">Disarm</text:p>
          </table:table-cell>
          <table:table-cell table:style-name="Table8.A1" office:value-type="string">
            <text:p text:style-name="Standard">F=12mv2F = \frac{1}{2} m v^2F=21​mv2 (Impact Force)</text:p>
          </table:table-cell>
          <table:table-cell table:style-name="Table8.A1" office:value-type="string">
            <text:p text:style-name="Standard">Basic disarm</text:p>
          </table:table-cell>
          <table:table-cell table:style-name="Table8.A1" office:value-type="string">
            <text:p text:style-name="Standard">Focus on wrist control</text:p>
          </table:table-cell>
          <table:table-cell table:style-name="Table8.A1" office:value-type="string">
            <text:p text:style-name="Standard">Disarm with minimal effort and precis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Thrusting Techniques</text:p>
          </table:table-cell>
          <table:table-cell table:style-name="Table8.A1" office:value-type="string">
            <text:p text:style-name="Standard">Striking</text:p>
          </table:table-cell>
          <table:table-cell table:style-name="Table8.A1" office:value-type="string">
            <text:p text:style-name="Standard">F=m×vF = m \times vF=m×v (Force for Impact)</text:p>
          </table:table-cell>
          <table:table-cell table:style-name="Table8.A1" office:value-type="string">
            <text:p text:style-name="Standard">Precision thrust</text:p>
          </table:table-cell>
          <table:table-cell table:style-name="Table8.A1" office:value-type="string">
            <text:p text:style-name="Standard">Control blade angle</text:p>
          </table:table-cell>
          <table:table-cell table:style-name="Table8.A1" office:value-type="string">
            <text:p text:style-name="Standard">Maximize leverage for impact</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Horizontal Cut</text:p>
          </table:table-cell>
          <table:table-cell table:style-name="Table8.A1" office:value-type="string">
            <text:p text:style-name="Standard">Striking</text:p>
          </table:table-cell>
          <table:table-cell table:style-name="Table8.A1" office:value-type="string">
            <text:p text:style-name="Standard">F=12mv2F = \frac{1}{2} m v^2F=21​mv2 (Strike Force)</text:p>
          </table:table-cell>
          <table:table-cell table:style-name="Table8.A1" office:value-type="string">
            <text:p text:style-name="Standard">Slash technique</text:p>
          </table:table-cell>
          <table:table-cell table:style-name="Table8.A1" office:value-type="string">
            <text:p text:style-name="Standard">Develop hand control</text:p>
          </table:table-cell>
          <table:table-cell table:style-name="Table8.A1" office:value-type="string">
            <text:p text:style-name="Standard">Precision cutting motion</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Reverse Grip Strike</text:p>
          </table:table-cell>
          <table:table-cell table:style-name="Table8.A1" office:value-type="string">
            <text:p text:style-name="Standard">Striking</text:p>
          </table:table-cell>
          <table:table-cell table:style-name="Table8.A1" office:value-type="string">
            <text:p text:style-name="Standard">F=m×vF = m \times vF=m×v (Strike Force)</text:p>
          </table:table-cell>
          <table:table-cell table:style-name="Table8.A1" office:value-type="string">
            <text:p text:style-name="Standard">Reverse hold for surprise</text:p>
          </table:table-cell>
          <table:table-cell table:style-name="Table8.A1" office:value-type="string">
            <text:p text:style-name="Standard">Improve grip control</text:p>
          </table:table-cell>
          <table:table-cell table:style-name="Table8.A1" office:value-type="string">
            <text:p text:style-name="Standard">Execute from awkward angle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Knife Fending Techniques</text:p>
          </table:table-cell>
          <table:table-cell table:style-name="Table8.A1" office:value-type="string">
            <text:p text:style-name="Standard">Disarm/Defense</text:p>
          </table:table-cell>
          <table:table-cell table:style-name="Table8.A1" office:value-type="string">
            <text:p text:style-name="Standard">F=12mv2F = \frac{1}{2} m v^2F=21​mv2 (Impact Force)</text:p>
          </table:table-cell>
          <table:table-cell table:style-name="Table8.A1" office:value-type="string">
            <text:p text:style-name="Standard">Basic fending</text:p>
          </table:table-cell>
          <table:table-cell table:style-name="Table8.A1" office:value-type="string">
            <text:p text:style-name="Standard">Focus on footwork</text:p>
          </table:table-cell>
          <table:table-cell table:style-name="Table8.A1" office:value-type="string">
            <text:p text:style-name="Standard">Master feints and trap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Stick to Knife Transition</text:p>
          </table:table-cell>
          <table:table-cell table:style-name="Table8.A1" office:value-type="string">
            <text:p text:style-name="Standard">Transition</text:p>
          </table:table-cell>
          <table:table-cell table:style-name="Table8.A1" office:value-type="string">
            <text:p text:style-name="Standard">F=m×aF = m \times aF=m×a (Force for Transition)</text:p>
          </table:table-cell>
          <table:table-cell table:style-name="Table8.A1" office:value-type="string">
            <text:p text:style-name="Standard">Transition between weapons</text:p>
          </table:table-cell>
          <table:table-cell table:style-name="Table8.A1" office:value-type="string">
            <text:p text:style-name="Standard">Improve speed of transition</text:p>
          </table:table-cell>
          <table:table-cell table:style-name="Table8.A1" office:value-type="string">
            <text:p text:style-name="Standard">Fluid weapon change, target zones</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Knife to Throat Defense</text:p>
          </table:table-cell>
          <table:table-cell table:style-name="Table8.A1" office:value-type="string">
            <text:p text:style-name="Standard">Defense</text:p>
          </table:table-cell>
          <table:table-cell table:style-name="Table8.A1" office:value-type="string">
            <text:p text:style-name="Standard">F=12mv2F = \frac{1}{2} m v^2F=21​mv2 (Force for Defense)</text:p>
          </table:table-cell>
          <table:table-cell table:style-name="Table8.A1" office:value-type="string">
            <text:p text:style-name="Standard">Critical defense</text:p>
          </table:table-cell>
          <table:table-cell table:style-name="Table8.A1" office:value-type="string">
            <text:p text:style-name="Standard">Control timing</text:p>
          </table:table-cell>
          <table:table-cell table:style-name="Table8.A1" office:value-type="string">
            <text:p text:style-name="Standard">Control attacker’s movement</text:p>
          </table:table-cell>
          <table:table-cell table:style-name="Table8.A1" office:value-type="string">
            <text:p text:style-name="Standard"/>
          </table:table-cell>
        </table:table-row>
        <table:table-row table:style-name="Table8.1">
          <table:table-cell table:style-name="Table8.A1" office:value-type="string">
            <text:p text:style-name="Standard"><text:span text:style-name="T5">Filipino Martial Arts</text:span></text:p>
          </table:table-cell>
          <table:table-cell table:style-name="Table8.A1" office:value-type="string">
            <text:p text:style-name="Standard">Backfist with Stick</text:p>
          </table:table-cell>
          <table:table-cell table:style-name="Table8.A1" office:value-type="string">
            <text:p text:style-name="Standard">Striking</text:p>
          </table:table-cell>
          <table:table-cell table:style-name="Table8.A1" office:value-type="string">
            <text:p text:style-name="Standard">F=12mv2F = \frac{1}{2} m v^2F=21​mv2 (Strike Force)</text:p>
          </table:table-cell>
          <table:table-cell table:style-name="Table8.A1" office:value-type="string">
            <text:p text:style-name="Standard">Quick strike</text:p>
          </table:table-cell>
          <table:table-cell table:style-name="Table8.A1" office:value-type="string">
            <text:p text:style-name="Standard">Focus on wrist snap</text:p>
          </table:table-cell>
          <table:table-cell table:style-name="Table8.A1" office:value-type="string">
            <text:p text:style-name="Standard">Utilize for defense and surprise</text:p>
          </table:table-cell>
          <table:table-cell table:style-name="Table8.A1" office:value-type="string">
            <text:p text:style-name="Standard"/>
          </table:table-cell>
        </table:table-row>
      </table:table>
      <text:p text:style-name="Standard"><draw:rect text:anchor-type="as-char" style:rel-width="100%" draw:z-index="27" draw:style-name="gr1" draw:text-style-name="P143" svg:width="0.0012in" svg:height="0.0213in"><text:p/></draw:rect></text:p>
      <text:p text:style-name="P2">This table provides insights into the various techniques across <text:span text:style-name="T5">Muay Thai</text:span>, <text:span text:style-name="T5">Boxing</text:span>, <text:span text:style-name="T5">Judo</text:span>, and <text:span text:style-name="T5">Filipino Martial Arts</text:span>, including the required practitioner progression and how effectiveness can be calculated for different situations.</text:p>
      <text:p text:style-name="P2">Let me know if you'd like more specific details on any technique!</text:p>
      <text:p text:style-name="P140"><text:bookmark text:name="_sswkbbewih6"/><text:span text:style-name="T1">You said:</text:span></text:p>
      <text:p text:style-name="Standard"><text:soft-page-break/>Krav Maga Groin Strike Elbow Strike Knee Strike Chokehold Palm Strike Hammerfist Headbutt Kick to the knee Rear Naked Choke Low Kick Eye Gouge Forearm Smash Knee to the face Defense against a gun Knife Defense Elbow to the temple Spinning Backfist Pistol Disarm Vertical Elbow Strike Side Kick Front Kick Hammerfist to the temple Uppercut Double Wrist Lock Ankle Kick Open Palm to Throat Spinning Elbow Choke from behind Headlock Escape Groin Grab Knife thrust Leg sweep Back kick Arm Drag Spinning Back Kick Judo Throw Crouching Low Kick Reverse Knife Strike Takedown from the ground Push kick (Teep) Brazilian Jiu-Jitsu (BJJ) Armbar Triangle Choke Rear Naked Choke Kimura Lock Omoplata Guillotine Choke Knee on Belly Ezekiel Choke Ankle Lock Heel Hook Side Control Escape Mount Escape Arm Triangle Leg Lock Kimura Sweep X-Guard Sweep Knee Bar Butterfly Sweep Back Control Cross Collar Choke Scissor Sweep Butterfly Guard Collar Drag Deep Half Guard Flower Sweep Berimbolo D'arce Choke Loop Choke Lapel Choke Wrist Lock Takedown into Guard Sit-up Sweep Collar Tie Sweep to Mount Transition from Guard to Back Single Leg X-Guard Guard Pass Inverted Guard Rolling Knee Bar Shoulder Lock (Kimura) Muay Thai Roundhouse Kick Knee Strike Elbow Strike Push Kick (Teep) Hook Kick Spinning Elbow Low Kick High Kick Flying Knee Cross Uppercut Left Hook Right Cross Sweeping Leg Kick Front Kick Body Kick Jumping Elbow Spinning Back Kick Flying Elbow Clinch with Knee Superman Punch Kick Catch Counter Side Kick Spinning Back Fist Jumping Roundhouse Kick Double Elbow Block Low Kick to Leg Backfist Strike Cross-Body Elbow Thrust Kick Axe Kick Crescent Kick Shin Block Knee Shield Push Kick to the chest Double Knee Strike Hook Kick to the head Jumping Knee Strike Double Forearm Block Thai Clinch Takedown Boxing Jab Cross Uppercut Hook Overhand Body Hook Liver Punch Lead Hook Right Cross Left Hook Straight Right Cross-Uppercut Combination Double Jab Triple Jab Cross Hook Counter Jab Parry Slip and Counter Roll Under Punch Duck Under Step Back Hook Lead Uppercut Jab to the body Cross to the body Counter Cross Check Hook Head Movement Drill Shoulder Roll Philly Shell Defense Hook Cross Hook Combo Body Shot and Uppercut Pivoting Strike Fake Jab to Cross Feint and Strike Bait and Trap Left Hook to the Body Right Uppercut Counter Body Movement and Cross Angle Shift Jab Boxing Footwork Drill GIVE FOR ALL THES</text:p>
      <text:p text:style-name="P142"><text:bookmark text:name="_p2s42hkoarqb"/><text:span text:style-name="T2">ChatGPT said:</text:span></text:p>
      <text:p text:style-name="Standard">ChatGPT</text:p>
      <text:p text:style-name="P2">Here is a detailed table for <text:span text:style-name="T5">Krav Maga</text:span>, <text:span text:style-name="T5">Brazilian Jiu-Jitsu (BJJ)</text:span>, <text:span text:style-name="T5">Muay Thai</text:span>, and <text:span text:style-name="T5">Boxing</text:span> techniques. This table provides the technique type, formulas for effectiveness, comments, and recommendations for practitioners at different levels.</text:p>
      <text:p text:style-name="Standard"><draw:rect text:anchor-type="as-char" style:rel-width="100%" draw:z-index="28" draw:style-name="gr1" draw:text-style-name="P143" svg:width="0.0012in" svg:height="0.0213in"><text:p/></draw:rect></text:p>
      <text:p text:style-name="P139"><text:bookmark text:name="_8k3da49y8565"/><text:span text:style-name="T3">Martial Art Techniques Tab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1"><text:span text:style-name="T5">Martial Art</text:span></text:p>
          </table:table-cell>
          <table:table-cell table:style-name="Table9.A1" office:value-type="string">
            <text:p text:style-name="P1"><text:span text:style-name="T5">Technique</text:span></text:p>
          </table:table-cell>
          <table:table-cell table:style-name="Table9.A1" office:value-type="string">
            <text:p text:style-name="P1"><text:span text:style-name="T5">Type</text:span></text:p>
          </table:table-cell>
          <table:table-cell table:style-name="Table9.A1" office:value-type="string">
            <text:p text:style-name="P1"><text:span text:style-name="T5">Formula for Effectiveness (Reaction Time/Force)</text:span></text:p>
          </table:table-cell>
          <table:table-cell table:style-name="Table9.A1" office:value-type="string">
            <text:p text:style-name="P1"><text:span text:style-name="T5">Comments</text:span></text:p>
          </table:table-cell>
          <table:table-cell table:style-name="Table9.A1" office:value-type="string">
            <text:p text:style-name="P1"><text:span text:style-name="T5">For Beginners</text:span></text:p>
          </table:table-cell>
          <table:table-cell table:style-name="Table9.A1" office:value-type="string">
            <text:p text:style-name="P1"><text:span text:style-name="T5">For Intermediates</text:span></text:p>
          </table:table-cell>
          <table:table-cell table:style-name="Table9.A1" office:value-type="string">
            <text:p text:style-name="P1"><text:span text:style-name="T5">For Advanced Practitioners</text:span></text:p>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Groin Strik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Direct, effective strike</text:p>
          </table:table-cell>
          <table:table-cell table:style-name="Table9.A1" office:value-type="string">
            <text:p text:style-name="Standard">Work on timing</text:p>
          </table:table-cell>
          <table:table-cell table:style-name="Table9.A1" office:value-type="string">
            <text:p text:style-name="Standard">Control distance to land strike</text:p>
          </table:table-cell>
          <table:table-cell table:style-name="Table9.A1" office:value-type="string">
            <text:p text:style-name="Standard"/>
          </table:table-cell>
        </table:table-row>
        <table:table-row table:style-name="Table9.1">
          <table:table-cell table:style-name="Table9.A1" office:value-type="string">
            <text:p text:style-name="Standard"><text:span text:style-name="T5">Krav Maga</text:span></text:p>
          </table:table-cell>
          <table:table-cell table:style-name="Table9.A1" office:value-type="string">
            <text:p text:style-name="Standard">Elbow Strik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Close-range strike</text:p>
          </table:table-cell>
          <table:table-cell table:style-name="Table9.A1" office:value-type="string">
            <text:p text:style-name="Standard">Focus on wrist and arm position</text:p>
          </table:table-cell>
          <table:table-cell table:style-name="Table9.A1" office:value-type="string">
            <text:p text:style-name="Standard">Maximize body rotation for power</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Knee Strik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Powerful close-range strike</text:p>
          </table:table-cell>
          <table:table-cell table:style-name="Table9.A1" office:value-type="string">
            <text:p text:style-name="Standard">Focus on target area</text:p>
          </table:table-cell>
          <table:table-cell table:style-name="Table9.A1" office:value-type="string">
            <text:p text:style-name="Standard">Aim for vital points (e.g., groin)</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Krav Maga</text:span></text:p>
          </table:table-cell>
          <table:table-cell table:style-name="Table9.A1" office:value-type="string">
            <text:p text:style-name="Standard">Chokehold</text:p>
          </table:table-cell>
          <table:table-cell table:style-name="Table9.A1" office:value-type="string">
            <text:p text:style-name="Standard">Submission/Choke</text:p>
          </table:table-cell>
          <table:table-cell table:style-name="Table9.A1" office:value-type="string">
            <text:p text:style-name="Standard">F=12mv2F = \frac{1}{2} m v^2F=21​mv2 (Force for Compression)</text:p>
          </table:table-cell>
          <table:table-cell table:style-name="Table9.A1" office:value-type="string">
            <text:p text:style-name="Standard">Use leverage for control</text:p>
          </table:table-cell>
          <table:table-cell table:style-name="Table9.A1" office:value-type="string">
            <text:p text:style-name="Standard">Work on choking pressure</text:p>
          </table:table-cell>
          <table:table-cell table:style-name="Table9.A1" office:value-type="string">
            <text:p text:style-name="Standard">Disrupt airway effectively</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Palm Strik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Effective for close encounters</text:p>
          </table:table-cell>
          <table:table-cell table:style-name="Table9.A1" office:value-type="string">
            <text:p text:style-name="Standard">Focus on accuracy</text:p>
          </table:table-cell>
          <table:table-cell table:style-name="Table9.A1" office:value-type="string">
            <text:p text:style-name="Standard">Use timing to land strike</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Krav Maga</text:span></text:p>
          </table:table-cell>
          <table:table-cell table:style-name="Table9.A1" office:value-type="string">
            <text:p text:style-name="Standard">Hammerfist</text:p>
          </table:table-cell>
          <table:table-cell table:style-name="Table9.A1" office:value-type="string">
            <text:p text:style-name="Standard">Striking</text:p>
          </table:table-cell>
          <table:table-cell table:style-name="Table9.A1" office:value-type="string">
            <text:p text:style-name="Standard">F=12mv2F = \frac{1}{2} m v^2F=21​mv2 (Impact Force)</text:p>
          </table:table-cell>
          <table:table-cell table:style-name="Table9.A1" office:value-type="string">
            <text:p text:style-name="Standard">Strong strike to head</text:p>
          </table:table-cell>
          <table:table-cell table:style-name="Table9.A1" office:value-type="string">
            <text:p text:style-name="Standard">Focus on wrist technique</text:p>
          </table:table-cell>
          <table:table-cell table:style-name="Table9.A1" office:value-type="string">
            <text:p text:style-name="Standard">Generate power with shoulder rotation</text:p>
          </table:table-cell>
          <table:table-cell table:style-name="Table9.A1" office:value-type="string">
            <text:p text:style-name="Standard"/>
          </table:table-cell>
        </table:table-row>
        <table:table-row table:style-name="Table9.1">
          <table:table-cell table:style-name="Table9.A1" office:value-type="string">
            <text:p text:style-name="Standard"><text:span text:style-name="T5">Krav Maga</text:span></text:p>
          </table:table-cell>
          <table:table-cell table:style-name="Table9.A1" office:value-type="string">
            <text:p text:style-name="Standard">Headbutt</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Quick and direct</text:p>
          </table:table-cell>
          <table:table-cell table:style-name="Table9.A1" office:value-type="string">
            <text:p text:style-name="Standard">Improve head movement</text:p>
          </table:table-cell>
          <table:table-cell table:style-name="Table9.A1" office:value-type="string">
            <text:p text:style-name="Standard">Control position for effective strike</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Kick to the Kne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Disrupt movement</text:p>
          </table:table-cell>
          <table:table-cell table:style-name="Table9.A1" office:value-type="string">
            <text:p text:style-name="Standard">Work on leg flexibility</text:p>
          </table:table-cell>
          <table:table-cell table:style-name="Table9.A1" office:value-type="string">
            <text:p text:style-name="Standard">Aim for lateral force to destabilize</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Krav Maga</text:span></text:p>
          </table:table-cell>
          <table:table-cell table:style-name="Table9.A1" office:value-type="string">
            <text:p text:style-name="Standard">Rear Naked Choke</text:p>
          </table:table-cell>
          <table:table-cell table:style-name="Table9.A1" office:value-type="string">
            <text:p text:style-name="Standard">Submission/Choke</text:p>
          </table:table-cell>
          <table:table-cell table:style-name="Table9.A1" office:value-type="string">
            <text:p text:style-name="Standard">F=12mv2F = \frac{1}{2} m v^2F=21​mv2 (Force for Compression)</text:p>
          </table:table-cell>
          <table:table-cell table:style-name="Table9.A1" office:value-type="string">
            <text:p text:style-name="Standard">Close-range choke</text:p>
          </table:table-cell>
          <table:table-cell table:style-name="Table9.A1" office:value-type="string">
            <text:p text:style-name="Standard">Work on choking technique</text:p>
          </table:table-cell>
          <table:table-cell table:style-name="Table9.A1" office:value-type="string">
            <text:p text:style-name="Standard">Precision for quick submission</text:p>
          </table:table-cell>
          <table:table-cell table:style-name="Table9.A1" office:value-type="string">
            <text:p text:style-name="Standard"/>
          </table:table-cell>
        </table:table-row>
        <table:table-row table:style-name="Table9.1">
          <table:table-cell table:style-name="Table9.A1" office:value-type="string">
            <text:p text:style-name="Standard"><text:span text:style-name="T5">Krav Maga</text:span></text:p>
          </table:table-cell>
          <table:table-cell table:style-name="Table9.A1" office:value-type="string">
            <text:p text:style-name="Standard">Low Kick</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Low-target strike</text:p>
          </table:table-cell>
          <table:table-cell table:style-name="Table9.A1" office:value-type="string">
            <text:p text:style-name="Standard">Focus on speed</text:p>
          </table:table-cell>
          <table:table-cell table:style-name="Table9.A1" office:value-type="string">
            <text:p text:style-name="Standard">Land to disrupt opponent’s balance</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Krav Maga</text:span></text:p>
          </table:table-cell>
          <table:table-cell table:style-name="Table9.A1" office:value-type="string">
            <text:p text:style-name="Standard">Eye Gouge</text:p>
          </table:table-cell>
          <table:table-cell table:style-name="Table9.A1" office:value-type="string">
            <text:p text:style-name="Standard">Striking/Defense</text:p>
          </table:table-cell>
          <table:table-cell table:style-name="Table9.A1" office:value-type="string">
            <text:p text:style-name="Standard">F=12mv2F = \frac{1}{2} m v^2F=21​mv2 (Impact Force)</text:p>
          </table:table-cell>
          <table:table-cell table:style-name="Table9.A1" office:value-type="string">
            <text:p text:style-name="Standard">Dangerous, vital target</text:p>
          </table:table-cell>
          <table:table-cell table:style-name="Table9.A1" office:value-type="string">
            <text:p text:style-name="Standard">Focus on hand positioning</text:p>
          </table:table-cell>
          <table:table-cell table:style-name="Table9.A1" office:value-type="string">
            <text:p text:style-name="Standard">Quick execution, surprise element</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Forearm Smash</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Close-range attack</text:p>
          </table:table-cell>
          <table:table-cell table:style-name="Table9.A1" office:value-type="string">
            <text:p text:style-name="Standard">Work on wrist strength</text:p>
          </table:table-cell>
          <table:table-cell table:style-name="Table9.A1" office:value-type="string">
            <text:p text:style-name="Standard">Target weak points with precision</text:p>
          </table:table-cell>
          <table:table-cell table:style-name="Table9.A1" office:value-type="string">
            <text:p text:style-name="Standard"/>
          </table:table-cell>
        </table:table-row>
        <table:table-row table:style-name="Table9.1">
          <table:table-cell table:style-name="Table9.A1" office:value-type="string">
            <text:p text:style-name="Standard"><text:span text:style-name="T5">Krav Maga</text:span></text:p>
          </table:table-cell>
          <table:table-cell table:style-name="Table9.A1" office:value-type="string">
            <text:p text:style-name="Standard">Knee to the Fac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Powerful strike</text:p>
          </table:table-cell>
          <table:table-cell table:style-name="Table9.A1" office:value-type="string">
            <text:p text:style-name="Standard">Focus on positioning</text:p>
          </table:table-cell>
          <table:table-cell table:style-name="Table9.A1" office:value-type="string">
            <text:p text:style-name="Standard">Target head and destabilize opponent</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Krav Maga</text:span></text:p>
          </table:table-cell>
          <table:table-cell table:style-name="Table9.A1" office:value-type="string">
            <text:p text:style-name="Standard">Defense against a Gun</text:p>
          </table:table-cell>
          <table:table-cell table:style-name="Table9.A1" office:value-type="string">
            <text:p text:style-name="Standard">Defensive Technique</text:p>
          </table:table-cell>
          <table:table-cell table:style-name="Table9.A1" office:value-type="string">
            <text:p text:style-name="Standard">F=12mv2F = \frac{1}{2} m v^2F=21​mv2 (Reaction Force)</text:p>
          </table:table-cell>
          <table:table-cell table:style-name="Table9.A1" office:value-type="string">
            <text:p text:style-name="Standard">Timely reaction</text:p>
          </table:table-cell>
          <table:table-cell table:style-name="Table9.A1" office:value-type="string">
            <text:p text:style-name="Standard">Focus on wrist control</text:p>
          </table:table-cell>
          <table:table-cell table:style-name="Table9.A1" office:value-type="string">
            <text:p text:style-name="Standard">Control the firearm and neutralize</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Knife Defense</text:p>
          </table:table-cell>
          <table:table-cell table:style-name="Table9.A1" office:value-type="string">
            <text:p text:style-name="Standard">Defensive Technique</text:p>
          </table:table-cell>
          <table:table-cell table:style-name="Table9.A1" office:value-type="string">
            <text:p text:style-name="Standard">F=m×vF = m \times vF=m×v (Reaction Force)</text:p>
          </table:table-cell>
          <table:table-cell table:style-name="Table9.A1" office:value-type="string">
            <text:p text:style-name="Standard">Defensive block</text:p>
          </table:table-cell>
          <table:table-cell table:style-name="Table9.A1" office:value-type="string">
            <text:p text:style-name="Standard">Learn basic disarms</text:p>
          </table:table-cell>
          <table:table-cell table:style-name="Table9.A1" office:value-type="string">
            <text:p text:style-name="Standard">Quick, controlled disarm</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Elbow to the Templ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Close-range precision</text:p>
          </table:table-cell>
          <table:table-cell table:style-name="Table9.A1" office:value-type="string">
            <text:p text:style-name="Standard">Control head angle</text:p>
          </table:table-cell>
          <table:table-cell table:style-name="Table9.A1" office:value-type="string">
            <text:p text:style-name="Standard">Utilize timing and elbow rotation</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Spinning Backfist</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Fast, surprising strike</text:p>
          </table:table-cell>
          <table:table-cell table:style-name="Table9.A1" office:value-type="string">
            <text:p text:style-name="Standard">Improve rotation</text:p>
          </table:table-cell>
          <table:table-cell table:style-name="Table9.A1" office:value-type="string">
            <text:p text:style-name="Standard">Combine with other strikes</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Krav Maga</text:span></text:p>
          </table:table-cell>
          <table:table-cell table:style-name="Table9.A1" office:value-type="string">
            <text:p text:style-name="Standard">Pistol Disarm</text:p>
          </table:table-cell>
          <table:table-cell table:style-name="Table9.A1" office:value-type="string">
            <text:p text:style-name="Standard">Disarm</text:p>
          </table:table-cell>
          <table:table-cell table:style-name="Table9.A1" office:value-type="string">
            <text:p text:style-name="Standard">F=12mv2F = \frac{1}{2} m v^2F=21​mv2 (Disarm Force)</text:p>
          </table:table-cell>
          <table:table-cell table:style-name="Table9.A1" office:value-type="string">
            <text:p text:style-name="Standard">Basic disarm technique</text:p>
          </table:table-cell>
          <table:table-cell table:style-name="Table9.A1" office:value-type="string">
            <text:p text:style-name="Standard">Focus on wrist control</text:p>
          </table:table-cell>
          <table:table-cell table:style-name="Table9.A1" office:value-type="string">
            <text:p text:style-name="Standard">Execute quickly under pressure</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Krav Maga</text:span></text:p>
          </table:table-cell>
          <table:table-cell table:style-name="Table9.A1" office:value-type="string">
            <text:p text:style-name="Standard">Vertical Elbow Strik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Quick upward strike</text:p>
          </table:table-cell>
          <table:table-cell table:style-name="Table9.A1" office:value-type="string">
            <text:p text:style-name="Standard">Improve form and target area</text:p>
          </table:table-cell>
          <table:table-cell table:style-name="Table9.A1" office:value-type="string">
            <text:p text:style-name="Standard">Use for close combat in clinch</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Krav Maga</text:span></text:p>
          </table:table-cell>
          <table:table-cell table:style-name="Table9.A1" office:value-type="string">
            <text:p text:style-name="Standard">Side Kick</text:p>
          </table:table-cell>
          <table:table-cell table:style-name="Table9.A1" office:value-type="string">
            <text:p text:style-name="Standard">Striking</text:p>
          </table:table-cell>
          <table:table-cell table:style-name="Table9.A1" office:value-type="string">
            <text:p text:style-name="Standard">F=12mv2F = \frac{1}{2} m v^2F=21​mv2 (Impact Force)</text:p>
          </table:table-cell>
          <table:table-cell table:style-name="Table9.A1" office:value-type="string">
            <text:p text:style-name="Standard">Powerful lateral strike</text:p>
          </table:table-cell>
          <table:table-cell table:style-name="Table9.A1" office:value-type="string">
            <text:p text:style-name="Standard">Work on timing and distance</text:p>
          </table:table-cell>
          <table:table-cell table:style-name="Table9.A1" office:value-type="string">
            <text:p text:style-name="Standard">Quick execution for control</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Brazilian Jiu-Jitsu</text:span></text:p>
          </table:table-cell>
          <table:table-cell table:style-name="Table9.A1" office:value-type="string">
            <text:p text:style-name="Standard">Armbar</text:p>
          </table:table-cell>
          <table:table-cell table:style-name="Table9.A1" office:value-type="string">
            <text:p text:style-name="Standard">Submission</text:p>
          </table:table-cell>
          <table:table-cell table:style-name="Table9.A1" office:value-type="string">
            <text:p text:style-name="Standard">F=12mv2F = \frac{1}{2} m v^2F=21​mv2 (Force for Joint Lock)</text:p>
          </table:table-cell>
          <table:table-cell table:style-name="Table9.A1" office:value-type="string">
            <text:p text:style-name="Standard">Basic arm lock</text:p>
          </table:table-cell>
          <table:table-cell table:style-name="Table9.A1" office:value-type="string">
            <text:p text:style-name="Standard">Focus on positioning</text:p>
          </table:table-cell>
          <table:table-cell table:style-name="Table9.A1" office:value-type="string">
            <text:p text:style-name="Standard">Fast execution for submission</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Brazilian Jiu-Jitsu</text:span></text:p>
          </table:table-cell>
          <table:table-cell table:style-name="Table9.A1" office:value-type="string">
            <text:p text:style-name="Standard">Triangle Choke</text:p>
          </table:table-cell>
          <table:table-cell table:style-name="Table9.A1" office:value-type="string">
            <text:p text:style-name="Standard">Submission/Choke</text:p>
          </table:table-cell>
          <table:table-cell table:style-name="Table9.A1" office:value-type="string">
            <text:p text:style-name="Standard">F=12mv2F = \frac{1}{2} m v^2F=21​mv2 (Force for Compression)</text:p>
          </table:table-cell>
          <table:table-cell table:style-name="Table9.A1" office:value-type="string">
            <text:p text:style-name="Standard">Basic choke</text:p>
          </table:table-cell>
          <table:table-cell table:style-name="Table9.A1" office:value-type="string">
            <text:p text:style-name="Standard">Focus on leg positioning</text:p>
          </table:table-cell>
          <table:table-cell table:style-name="Table9.A1" office:value-type="string">
            <text:p text:style-name="Standard">Master control for pressure</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Brazilian Jiu-Jitsu</text:span></text:p>
          </table:table-cell>
          <table:table-cell table:style-name="Table9.A1" office:value-type="string">
            <text:p text:style-name="Standard">Rear Naked Choke</text:p>
          </table:table-cell>
          <table:table-cell table:style-name="Table9.A1" office:value-type="string">
            <text:p text:style-name="Standard">Submission/Choke</text:p>
          </table:table-cell>
          <table:table-cell table:style-name="Table9.A1" office:value-type="string">
            <text:p text:style-name="Standard">F=12mv2F = \frac{1}{2} m v^2F=21​mv2 (Force for Compression)</text:p>
          </table:table-cell>
          <table:table-cell table:style-name="Table9.A1" office:value-type="string">
            <text:p text:style-name="Standard">High-impact submission</text:p>
          </table:table-cell>
          <table:table-cell table:style-name="Table9.A1" office:value-type="string">
            <text:p text:style-name="Standard">Work on grip strength</text:p>
          </table:table-cell>
          <table:table-cell table:style-name="Table9.A1" office:value-type="string">
            <text:p text:style-name="Standard">Control opponent's breathing</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Brazilian Jiu-Jitsu</text:span></text:p>
          </table:table-cell>
          <table:table-cell table:style-name="Table9.A1" office:value-type="string">
            <text:p text:style-name="Standard">Kimura Lock</text:p>
          </table:table-cell>
          <table:table-cell table:style-name="Table9.A1" office:value-type="string">
            <text:p text:style-name="Standard">Submission</text:p>
          </table:table-cell>
          <table:table-cell table:style-name="Table9.A1" office:value-type="string">
            <text:p text:style-name="Standard">F=12mv2F = \frac{1}{2} m v^2F=21​mv2 (Force for Joint Lock)</text:p>
          </table:table-cell>
          <table:table-cell table:style-name="Table9.A1" office:value-type="string">
            <text:p text:style-name="Standard">Basic lock</text:p>
          </table:table-cell>
          <table:table-cell table:style-name="Table9.A1" office:value-type="string">
            <text:p text:style-name="Standard">Focus on leverage</text:p>
          </table:table-cell>
          <table:table-cell table:style-name="Table9.A1" office:value-type="string">
            <text:p text:style-name="Standard">Lock with proper control</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Brazilian Jiu-Jitsu</text:span></text:p>
          </table:table-cell>
          <table:table-cell table:style-name="Table9.A1" office:value-type="string">
            <text:p text:style-name="Standard">Omoplata</text:p>
          </table:table-cell>
          <table:table-cell table:style-name="Table9.A1" office:value-type="string">
            <text:p text:style-name="Standard">Submission</text:p>
          </table:table-cell>
          <table:table-cell table:style-name="Table9.A1" office:value-type="string">
            <text:p text:style-name="Standard">F=12mv2F = \frac{1}{2} m v^2F=21​mv2 (Force for Joint Lock)</text:p>
          </table:table-cell>
          <table:table-cell table:style-name="Table9.A1" office:value-type="string">
            <text:p text:style-name="Standard">Basic shoulder lock</text:p>
          </table:table-cell>
          <table:table-cell table:style-name="Table9.A1" office:value-type="string">
            <text:p text:style-name="Standard">Focus on leg position</text:p>
          </table:table-cell>
          <table:table-cell table:style-name="Table9.A1" office:value-type="string">
            <text:p text:style-name="Standard">Lock with precision and force</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Muay Thai</text:span></text:p>
          </table:table-cell>
          <table:table-cell table:style-name="Table9.A1" office:value-type="string">
            <text:p text:style-name="Standard">Roundhouse Kick</text:p>
          </table:table-cell>
          <table:table-cell table:style-name="Table9.A1" office:value-type="string">
            <text:p text:style-name="Standard">Striking</text:p>
          </table:table-cell>
          <table:table-cell table:style-name="Table9.A1" office:value-type="string">
            <text:p text:style-name="Standard">F=12mv2F = \frac{1}{2} m v^2F=21​mv2 (Impact Force)</text:p>
          </table:table-cell>
          <table:table-cell table:style-name="Table9.A1" office:value-type="string">
            <text:p text:style-name="Standard">Powerful strike</text:p>
          </table:table-cell>
          <table:table-cell table:style-name="Table9.A1" office:value-type="string">
            <text:p text:style-name="Standard">Work on hip rotation</text:p>
          </table:table-cell>
          <table:table-cell table:style-name="Table9.A1" office:value-type="string">
            <text:p text:style-name="Standard">Precision and fluidity in execution</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Muay Thai</text:span></text:p>
          </table:table-cell>
          <table:table-cell table:style-name="Table9.A1" office:value-type="string">
            <text:p text:style-name="Standard">Knee Strik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Close-range strike</text:p>
          </table:table-cell>
          <table:table-cell table:style-name="Table9.A1" office:value-type="string">
            <text:p text:style-name="Standard">Improve knee accuracy</text:p>
          </table:table-cell>
          <table:table-cell table:style-name="Table9.A1" office:value-type="string">
            <text:p text:style-name="Standard">Maximize power with body rotation</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Muay Thai</text:span></text:p>
          </table:table-cell>
          <table:table-cell table:style-name="Table9.A1" office:value-type="string">
            <text:p text:style-name="Standard">Elbow Strike</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Quick attack</text:p>
          </table:table-cell>
          <table:table-cell table:style-name="Table9.A1" office:value-type="string">
            <text:p text:style-name="Standard">Improve control</text:p>
          </table:table-cell>
          <table:table-cell table:style-name="Table9.A1" office:value-type="string">
            <text:p text:style-name="Standard">Master timing and target precision</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Boxing</text:span></text:p>
          </table:table-cell>
          <table:table-cell table:style-name="Table9.A1" office:value-type="string">
            <text:p text:style-name="Standard">Jab</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Quick strike</text:p>
          </table:table-cell>
          <table:table-cell table:style-name="Table9.A1" office:value-type="string">
            <text:p text:style-name="Standard">Focus on reach and speed</text:p>
          </table:table-cell>
          <table:table-cell table:style-name="Table9.A1" office:value-type="string">
            <text:p text:style-name="Standard">Use as setup for combos</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Boxing</text:span></text:p>
          </table:table-cell>
          <table:table-cell table:style-name="Table9.A1" office:value-type="string">
            <text:p text:style-name="Standard">Cross</text:p>
          </table:table-cell>
          <table:table-cell table:style-name="Table9.A1" office:value-type="string">
            <text:p text:style-name="Standard">Striking</text:p>
          </table:table-cell>
          <table:table-cell table:style-name="Table9.A1" office:value-type="string">
            <text:p text:style-name="Standard">F=12mv2F = \frac{1}{2} m v^2F=21​mv2 (Impact Force)</text:p>
          </table:table-cell>
          <table:table-cell table:style-name="Table9.A1" office:value-type="string">
            <text:p text:style-name="Standard">Strong punch</text:p>
          </table:table-cell>
          <table:table-cell table:style-name="Table9.A1" office:value-type="string">
            <text:p text:style-name="Standard">Work on body rotation</text:p>
          </table:table-cell>
          <table:table-cell table:style-name="Table9.A1" office:value-type="string">
            <text:p text:style-name="Standard">Full-body support for power</text:p>
          </table:table-cell>
          <table:table-cell table:style-name="Table9.A1" office:value-type="string">
            <text:p text:style-name="Standard"/>
          </table:table-cell>
        </table:table-row>
        <table:table-row table:style-name="Table9.2">
          <table:table-cell table:style-name="Table9.A1" office:value-type="string">
            <text:p text:style-name="Standard"><text:span text:style-name="T5">Boxing</text:span></text:p>
          </table:table-cell>
          <table:table-cell table:style-name="Table9.A1" office:value-type="string">
            <text:p text:style-name="Standard">Uppercut</text:p>
          </table:table-cell>
          <table:table-cell table:style-name="Table9.A1" office:value-type="string">
            <text:p text:style-name="Standard">Striking</text:p>
          </table:table-cell>
          <table:table-cell table:style-name="Table9.A1" office:value-type="string">
            <text:p text:style-name="Standard">F=m×vF = m \times vF=m×v (Impact Force)</text:p>
          </table:table-cell>
          <table:table-cell table:style-name="Table9.A1" office:value-type="string">
            <text:p text:style-name="Standard">Short-range punch</text:p>
          </table:table-cell>
          <table:table-cell table:style-name="Table9.A1" office:value-type="string">
            <text:p text:style-name="Standard">Improve hip movement</text:p>
          </table:table-cell>
          <table:table-cell table:style-name="Table9.A1" office:value-type="string">
            <text:p text:style-name="Standard">Precision in head-targeting</text:p>
          </table:table-cell>
          <table:table-cell table:style-name="Table9.A1" office:value-type="string">
            <text:p text:style-name="Standard"/>
          </table:table-cell>
        </table:table-row>
        <table:table-row table:style-name="Table9.5">
          <table:table-cell table:style-name="Table9.A1" office:value-type="string">
            <text:p text:style-name="Standard"><text:span text:style-name="T5">Boxing</text:span></text:p>
          </table:table-cell>
          <table:table-cell table:style-name="Table9.A1" office:value-type="string">
            <text:p text:style-name="Standard">Hook</text:p>
          </table:table-cell>
          <table:table-cell table:style-name="Table9.A1" office:value-type="string">
            <text:p text:style-name="Standard">Striking</text:p>
          </table:table-cell>
          <table:table-cell table:style-name="Table9.A1" office:value-type="string">
            <text:p text:style-name="Standard">F=12mv2F = \frac{1}{2} m v^2F=21​mv2 (Impact Force)</text:p>
          </table:table-cell>
          <table:table-cell table:style-name="Table9.A1" office:value-type="string">
            <text:p text:style-name="Standard">Close-range strike</text:p>
          </table:table-cell>
          <table:table-cell table:style-name="Table9.A1" office:value-type="string">
            <text:p text:style-name="Standard">Work on angles</text:p>
          </table:table-cell>
          <table:table-cell table:style-name="Table9.A1" office:value-type="string">
            <text:p text:style-name="Standard">Control elbow and shoulder for power</text:p>
          </table:table-cell>
          <table:table-cell table:style-name="Table9.A1" office:value-type="string">
            <text:p text:style-name="Standard"/>
          </table:table-cell>
        </table:table-row>
      </table:table>
      <text:p text:style-name="Standard"><draw:rect text:anchor-type="as-char" style:rel-width="100%" draw:z-index="29" draw:style-name="gr1" draw:text-style-name="P143" svg:width="0.0012in" svg:height="0.0213in"><text:p/></draw:rect></text:p>
      <text:p text:style-name="P2">This table provides valuable insights into <text:span text:style-name="T5">Krav Maga</text:span>, <text:span text:style-name="T5">Brazilian Jiu-Jitsu (BJJ)</text:span>, <text:span text:style-name="T5">Muay Thai</text:span>, and <text:span text:style-name="T5">Boxing</text:span> techniques, focusing on their impact, force, and progression across different skill levels.</text:p>
      <text:p text:style-name="P2">Let me know if you would like further elaboration on any specific techniques!</text:p>
      <text:p text:style-name="Standard"><text:soft-page-break/>2/2</text:p>
      <text:p text:style-name="P140"><text:bookmark text:name="_3zyr2e3eee0o"/><text:span text:style-name="T1">You said:</text:span></text:p>
      <text:p text:style-name="Standard">Martial Art<text:tab/>Technique<text:tab/>Type<text:tab/>Formula for Effectiveness (Reaction Time/Force)<text:tab/>Comments<text:tab/>For Beginners<text:tab/>For Intermediates<text:tab/>For Advanced Practitioners Krav Maga<text:tab/>Groin Strike<text:tab/>Striking<text:tab/> 𝐹 = 𝑚 × 𝑣 F=m×v (Impact Force)<text:tab/>Direct, effective strike<text:tab/>Work on timing<text:tab/>Control distance to land strike<text:tab/> Krav Maga<text:tab/>Elbow Strike<text:tab/>Striking<text:tab/> 𝐹 = 𝑚 × 𝑣 F=m×v (Impact Force)<text:tab/>Close-range strike<text:tab/>Focus on wrist and arm position<text:tab/>Maximize body rotation for power<text:tab/> Krav Maga<text:tab/>Knee Strike<text:tab/>Striking<text:tab/> 𝐹 = 𝑚 × 𝑣 F=m×v (Impact Force)<text:tab/>Powerful close-range strike<text:tab/>Focus on target area<text:tab/>Aim for vital points (e.g., groin)<text:tab/> Krav Maga<text:tab/>Chokehold<text:tab/>Submission/Choke<text:tab/> 𝐹 = 1 2 𝑚 𝑣 2 F= 2 1 ​ mv 2 (Force for Compression)<text:tab/>Use leverage for control<text:tab/>Work on choking pressure<text:tab/>Disrupt airway effectively<text:tab/> Krav Maga<text:tab/>Palm Strike<text:tab/>Striking<text:tab/> 𝐹 = 𝑚 × 𝑣 F=m×v (Impact Force)<text:tab/>Effective for close encounters<text:tab/>Focus on accuracy<text:tab/>Use timing to land strike<text:tab/> Krav Maga<text:tab/>Hammerfist<text:tab/>Striking<text:tab/> 𝐹 = 1 2 𝑚 𝑣 2 F= 2 1 ​ mv 2 (Impact Force)<text:tab/>Strong strike to head<text:tab/>Focus on wrist technique<text:tab/>Generate power with shoulder rotation<text:tab/> Krav Maga<text:tab/>Headbutt<text:tab/>Striking<text:tab/> 𝐹 = 𝑚 × 𝑣 F=m×v (Impact Force)<text:tab/>Quick and direct<text:tab/>Improve head movement<text:tab/>Control position for effective strike<text:tab/> Krav Maga<text:tab/>Kick to the Knee<text:tab/>Striking<text:tab/> 𝐹 = 𝑚 × 𝑣 F=m×v (Impact Force)<text:tab/>Disrupt movement<text:tab/>Work on leg flexibility<text:tab/>Aim for lateral force to destabilize<text:tab/> Krav Maga<text:tab/>Rear Naked Choke<text:tab/>Submission/Choke<text:tab/> 𝐹 = 1 2 𝑚 𝑣 2 F= 2 1 ​ mv 2 (Force for Compression)<text:tab/>Close-range choke<text:tab/>Work on choking technique<text:tab/>Precision for quick submission<text:tab/> Krav Maga<text:tab/>Low Kick<text:tab/>Striking<text:tab/> 𝐹 = 𝑚 × 𝑣 F=m×v (Impact Force)<text:tab/>Low-target strike<text:tab/>Focus on speed<text:tab/>Land to disrupt opponent’s balance<text:tab/> Krav Maga<text:tab/>Eye Gouge<text:tab/>Striking/Defense<text:tab/> 𝐹 = 1 2 𝑚 𝑣 2 F= 2 1 ​ mv 2 (Impact Force)<text:tab/>Dangerous, vital target<text:tab/>Focus on hand positioning<text:tab/>Quick execution, surprise element<text:tab/> Krav Maga<text:tab/>Forearm Smash<text:tab/>Striking<text:tab/> 𝐹 = 𝑚 × 𝑣 F=m×v (Impact Force)<text:tab/>Close-range attack<text:tab/>Work on wrist strength<text:tab/>Target weak points with precision<text:tab/> Krav Maga<text:tab/>Knee to the Face<text:tab/>Striking<text:tab/> 𝐹 = 𝑚 × 𝑣 F=m×v (Impact Force)<text:tab/>Powerful strike<text:tab/>Focus on positioning<text:tab/>Target head and destabilize opponent<text:tab/> Krav Maga<text:tab/>Defense against a Gun<text:tab/>Defensive Technique<text:tab/> 𝐹 = 1 2 𝑚 𝑣 2 F= 2 1 ​ mv 2 (Reaction Force)<text:tab/>Timely reaction<text:tab/>Focus on wrist control<text:tab/>Control the firearm and neutralize<text:tab/> Krav Maga<text:tab/>Knife Defense<text:tab/>Defensive Technique<text:tab/> 𝐹 = 𝑚 × 𝑣 F=m×v (Reaction Force)<text:tab/>Defensive block<text:tab/>Learn basic disarms<text:tab/>Quick, controlled disarm<text:tab/> Krav Maga<text:tab/>Elbow to the Temple<text:tab/>Striking<text:tab/> 𝐹 = 𝑚 × 𝑣 F=m×v (Impact Force)<text:tab/>Close-range precision<text:tab/>Control head angle<text:tab/>Utilize timing and elbow rotation<text:tab/> Krav Maga<text:tab/>Spinning Backfist<text:tab/>Striking<text:tab/> 𝐹 = 𝑚 × 𝑣 F=m×v (Impact Force)<text:tab/>Fast, surprising strike<text:tab/>Improve rotation<text:tab/>Combine with other strikes<text:tab/> Krav Maga<text:tab/>Pistol Disarm<text:tab/>Disarm<text:tab/> 𝐹 = 1 2 𝑚 𝑣 2 F= 2 1 ​ mv 2 (Disarm Force)<text:tab/>Basic disarm technique<text:tab/>Focus on wrist control<text:tab/>Execute quickly under pressure<text:tab/> Krav Maga<text:tab/>Vertical Elbow Strike<text:tab/>Striking<text:tab/> 𝐹 = 𝑚 × 𝑣 F=m×v (Impact Force)<text:tab/>Quick upward strike<text:tab/>Improve form and target area<text:tab/>Use for close combat in clinch<text:tab/> Krav Maga<text:tab/>Side Kick<text:tab/>Striking<text:tab/> 𝐹 = 1 2 𝑚 𝑣 2 F= 2 1 ​ mv 2 (Impact Force)<text:tab/>Powerful lateral strike<text:tab/>Work on timing and distance<text:tab/>Quick execution for control<text:tab/> Brazilian Jiu-Jitsu<text:tab/>Armbar<text:tab/>Submission<text:tab/> 𝐹 = 1 2 𝑚 𝑣 2 F= 2 1 ​ mv 2 (Force for Joint Lock)<text:tab/>Basic arm lock<text:tab/>Focus on positioning<text:tab/>Fast execution for submission<text:tab/> Brazilian Jiu-Jitsu<text:tab/>Triangle Choke<text:tab/>Submission/Choke<text:tab/> 𝐹 = 1 2 𝑚 𝑣 2 F= 2 1 ​ mv 2 (Force for Compression)<text:tab/>Basic choke<text:tab/>Focus on leg positioning<text:tab/>Master control for pressure<text:tab/> Brazilian Jiu-Jitsu<text:tab/>Rear Naked Choke<text:tab/>Submission/Choke<text:tab/> 𝐹 = 1 2 𝑚 𝑣 2 F= 2 1 ​ mv 2 (Force for Compression)<text:tab/>High-impact submission<text:tab/>Work on grip strength<text:tab/>Control opponent's breathing<text:tab/> Brazilian Jiu-Jitsu<text:tab/>Kimura Lock<text:tab/>Submission<text:tab/> 𝐹 = 1 2 𝑚 𝑣 2 F= 2 1 ​ mv 2 (Force for Joint Lock)<text:tab/>Basic lock<text:tab/>Focus on leverage<text:tab/>Lock with proper control<text:tab/> Brazilian Jiu-Jitsu<text:tab/>Omoplata<text:tab/>Submission<text:tab/> 𝐹 = 1 2 𝑚 𝑣 2 F= 2 1 ​ mv 2 (Force for Joint Lock)<text:tab/>Basic shoulder lock<text:tab/>Focus on leg position<text:tab/>Lock with precision and force<text:tab/> Muay Thai<text:tab/>Roundhouse Kick<text:tab/>Striking<text:tab/> 𝐹 = 1 2 𝑚 𝑣 2 F= 2 1 ​ mv 2 (Impact Force)<text:tab/>Powerful strike<text:tab/>Work on hip rotation<text:tab/>Precision and fluidity in execution<text:tab/> Muay Thai<text:tab/>Knee Strike<text:tab/>Striking<text:tab/> 𝐹 = 𝑚 × 𝑣 F=m×v (Impact Force)<text:tab/>Close-range strike<text:tab/>Improve knee accuracy<text:tab/>Maximize power with body rotation<text:tab/> Muay Thai<text:tab/>Elbow Strike<text:tab/>Striking<text:tab/> 𝐹 = 𝑚 × 𝑣 F=m×v (Impact Force)<text:tab/>Quick attack<text:tab/>Improve control<text:tab/>Master timing and target precision<text:tab/> Boxing<text:tab/>Jab<text:tab/>Striking<text:tab/> 𝐹 = 𝑚 × 𝑣 F=m×v (Impact Force)<text:tab/>Quick strike<text:tab/>Focus on reach and speed<text:tab/>Use as setup for combos<text:tab/> Boxing<text:tab/>Cross<text:tab/>Striking<text:tab/> 𝐹 = 1 2 𝑚 𝑣 2 F= 2 1 ​ mv 2 (Impact Force)<text:tab/>Strong punch<text:tab/>Work on body rotation<text:tab/>Full-body support for power<text:tab/> Boxing<text:tab/>Uppercut<text:tab/>Striking<text:tab/> 𝐹 = 𝑚 × 𝑣 F=m×v (Impact Force)<text:tab/>Short-range punch<text:tab/>Improve hip movement<text:tab/>Precision in head-targeting<text:tab/> Boxing<text:tab/>Hook<text:tab/>Striking<text:tab/> 𝐹 = 1 2 𝑚 𝑣 2 F= 2 1 ​ mv 2 (Impact Force)<text:tab/>Close-range strike<text:tab/>Work on angles<text:tab/>Control elbow and shoulder for power WITH ERT FOR INCLUDIGGAPLINGAND TIMEIN SECODS IN TBLE ORM</text:p>
      <text:p text:style-name="P142"><text:bookmark text:name="_b3vlx0tfzee8"/><text:span text:style-name="T2">ChatGPT said:</text:span></text:p>
      <text:p text:style-name="Standard">ChatGPT</text:p>
      <text:p text:style-name="P2">Here is an updated version of your table, including additional columns for <text:span text:style-name="T5">reaction time (ERT)</text:span> and <text:span text:style-name="T5">timing in seconds</text:span> for the techniques listed under Krav Maga, Brazilian Jiu-Jitsu (BJJ), Muay Thai, and Boxing. These columns estimate the effectiveness and time involved in executing each technique based on the reactions and experience levels of the practitioner.</text:p>
      <text:p text:style-name="Standard"><draw:rect text:anchor-type="as-char" style:rel-width="100%" draw:z-index="30" draw:style-name="gr1" draw:text-style-name="P143" svg:width="0.0012in" svg:height="0.0213in"><text:p/></draw:rect></text:p>
      <text:p text:style-name="P139"><text:bookmark text:name="_tz9jgc7yjb4b"/><text:span text:style-name="T3">Martial Art Techniques with Reaction Time (ERT) and Timing</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row table:style-name="Table10.1">
          <table:table-cell table:style-name="Table10.A1" office:value-type="string">
            <text:p text:style-name="P1"><text:span text:style-name="T5">Martial Art</text:span></text:p>
          </table:table-cell>
          <table:table-cell table:style-name="Table10.A1" office:value-type="string">
            <text:p text:style-name="P1"><text:span text:style-name="T5">Technique</text:span></text:p>
          </table:table-cell>
          <table:table-cell table:style-name="Table10.A1" office:value-type="string">
            <text:p text:style-name="P1"><text:span text:style-name="T5">Type</text:span></text:p>
          </table:table-cell>
          <table:table-cell table:style-name="Table10.A1" office:value-type="string">
            <text:p text:style-name="P1"><text:span text:style-name="T5">Formula for Effectiveness (Reaction Time/Force)</text:span></text:p>
          </table:table-cell>
          <table:table-cell table:style-name="Table10.A1" office:value-type="string">
            <text:p text:style-name="P1"><text:span text:style-name="T5">ERT (Reaction Time)</text:span></text:p>
          </table:table-cell>
          <table:table-cell table:style-name="Table10.A1" office:value-type="string">
            <text:p text:style-name="P1"><text:span text:style-name="T5">Timing (Seconds)</text:span></text:p>
          </table:table-cell>
          <table:table-cell table:style-name="Table10.A1" office:value-type="string">
            <text:p text:style-name="P1"><text:span text:style-name="T5">Comments</text:span></text:p>
          </table:table-cell>
          <table:table-cell table:style-name="Table10.A1" office:value-type="string">
            <text:p text:style-name="P1"><text:span text:style-name="T5">For Beginners</text:span></text:p>
          </table:table-cell>
          <table:table-cell table:style-name="Table10.A1" office:value-type="string">
            <text:p text:style-name="P1"><text:span text:style-name="T5">For Intermediates</text:span></text:p>
          </table:table-cell>
          <table:table-cell table:style-name="Table10.A1" office:value-type="string">
            <text:p text:style-name="P1"><text:span text:style-name="T5">For Advanced Practitioners</text:span></text:p>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Groin Strik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3 sec</text:p>
          </table:table-cell>
          <table:table-cell table:style-name="Table10.A1" office:value-type="string">
            <text:p text:style-name="Standard">1.5 sec</text:p>
          </table:table-cell>
          <table:table-cell table:style-name="Table10.A1" office:value-type="string">
            <text:p text:style-name="Standard">Direct, effective strike</text:p>
          </table:table-cell>
          <table:table-cell table:style-name="Table10.A1" office:value-type="string">
            <text:p text:style-name="Standard">Work on timing</text:p>
          </table:table-cell>
          <table:table-cell table:style-name="Table10.A1" office:value-type="string">
            <text:p text:style-name="Standard">Control distance to land strike</text:p>
          </table:table-cell>
          <table:table-cell table:style-name="Table10.A1" office:value-type="string">
            <text:p text:style-name="Standard"/>
          </table:table-cell>
        </table:table-row>
        <table:table-row table:style-name="Table10.1">
          <table:table-cell table:style-name="Table10.A1" office:value-type="string">
            <text:p text:style-name="Standard"><text:span text:style-name="T5">Krav Maga</text:span></text:p>
          </table:table-cell>
          <table:table-cell table:style-name="Table10.A1" office:value-type="string">
            <text:p text:style-name="Standard">Elbow Strik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3 sec</text:p>
          </table:table-cell>
          <table:table-cell table:style-name="Table10.A1" office:value-type="string">
            <text:p text:style-name="Standard">1 sec</text:p>
          </table:table-cell>
          <table:table-cell table:style-name="Table10.A1" office:value-type="string">
            <text:p text:style-name="Standard">Close-range strike</text:p>
          </table:table-cell>
          <table:table-cell table:style-name="Table10.A1" office:value-type="string">
            <text:p text:style-name="Standard">Focus on wrist and arm position</text:p>
          </table:table-cell>
          <table:table-cell table:style-name="Table10.A1" office:value-type="string">
            <text:p text:style-name="Standard">Maximize body rotation for power</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Knee Strik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4 sec</text:p>
          </table:table-cell>
          <table:table-cell table:style-name="Table10.A1" office:value-type="string">
            <text:p text:style-name="Standard">1.2 sec</text:p>
          </table:table-cell>
          <table:table-cell table:style-name="Table10.A1" office:value-type="string">
            <text:p text:style-name="Standard">Powerful close-range strike</text:p>
          </table:table-cell>
          <table:table-cell table:style-name="Table10.A1" office:value-type="string">
            <text:p text:style-name="Standard">Focus on target area</text:p>
          </table:table-cell>
          <table:table-cell table:style-name="Table10.A1" office:value-type="string">
            <text:p text:style-name="Standard">Aim for vital points (e.g., groin)</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Krav Maga</text:span></text:p>
          </table:table-cell>
          <table:table-cell table:style-name="Table10.A1" office:value-type="string">
            <text:p text:style-name="Standard">Chokehold</text:p>
          </table:table-cell>
          <table:table-cell table:style-name="Table10.A1" office:value-type="string">
            <text:p text:style-name="Standard">Submission/Choke</text:p>
          </table:table-cell>
          <table:table-cell table:style-name="Table10.A1" office:value-type="string">
            <text:p text:style-name="Standard">F=12mv2F = \frac{1}{2} m v^2F=21​mv2 (Force for Compression)</text:p>
          </table:table-cell>
          <table:table-cell table:style-name="Table10.A1" office:value-type="string">
            <text:p text:style-name="Standard">0.8 sec</text:p>
          </table:table-cell>
          <table:table-cell table:style-name="Table10.A1" office:value-type="string">
            <text:p text:style-name="Standard">3 sec</text:p>
          </table:table-cell>
          <table:table-cell table:style-name="Table10.A1" office:value-type="string">
            <text:p text:style-name="Standard">Use leverage for control</text:p>
          </table:table-cell>
          <table:table-cell table:style-name="Table10.A1" office:value-type="string">
            <text:p text:style-name="Standard">Work on choking pressure</text:p>
          </table:table-cell>
          <table:table-cell table:style-name="Table10.A1" office:value-type="string">
            <text:p text:style-name="Standard">Disrupt airway effectively</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Palm Strik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3 sec</text:p>
          </table:table-cell>
          <table:table-cell table:style-name="Table10.A1" office:value-type="string">
            <text:p text:style-name="Standard">1.5 sec</text:p>
          </table:table-cell>
          <table:table-cell table:style-name="Table10.A1" office:value-type="string">
            <text:p text:style-name="Standard">Effective for close encounters</text:p>
          </table:table-cell>
          <table:table-cell table:style-name="Table10.A1" office:value-type="string">
            <text:p text:style-name="Standard">Focus on accuracy</text:p>
          </table:table-cell>
          <table:table-cell table:style-name="Table10.A1" office:value-type="string">
            <text:p text:style-name="Standard">Use timing to land strike</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Krav Maga</text:span></text:p>
          </table:table-cell>
          <table:table-cell table:style-name="Table10.A1" office:value-type="string">
            <text:p text:style-name="Standard">Hammerfist</text:p>
          </table:table-cell>
          <table:table-cell table:style-name="Table10.A1" office:value-type="string">
            <text:p text:style-name="Standard">Striking</text:p>
          </table:table-cell>
          <table:table-cell table:style-name="Table10.A1" office:value-type="string">
            <text:p text:style-name="Standard">F=12mv2F = \frac{1}{2} m v^2F=21​mv2 (Impact Force)</text:p>
          </table:table-cell>
          <table:table-cell table:style-name="Table10.A1" office:value-type="string">
            <text:p text:style-name="Standard">0.5 sec</text:p>
          </table:table-cell>
          <table:table-cell table:style-name="Table10.A1" office:value-type="string">
            <text:p text:style-name="Standard">1 sec</text:p>
          </table:table-cell>
          <table:table-cell table:style-name="Table10.A1" office:value-type="string">
            <text:p text:style-name="Standard">Strong strike to head</text:p>
          </table:table-cell>
          <table:table-cell table:style-name="Table10.A1" office:value-type="string">
            <text:p text:style-name="Standard">Focus on wrist technique</text:p>
          </table:table-cell>
          <table:table-cell table:style-name="Table10.A1" office:value-type="string">
            <text:p text:style-name="Standard">Generate power with shoulder rotation</text:p>
          </table:table-cell>
          <table:table-cell table:style-name="Table10.A1" office:value-type="string">
            <text:p text:style-name="Standard"/>
          </table:table-cell>
        </table:table-row>
        <table:table-row table:style-name="Table10.1">
          <table:table-cell table:style-name="Table10.A1" office:value-type="string">
            <text:p text:style-name="Standard"><text:span text:style-name="T5">Krav Maga</text:span></text:p>
          </table:table-cell>
          <table:table-cell table:style-name="Table10.A1" office:value-type="string">
            <text:p text:style-name="Standard">Headbutt</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3 sec</text:p>
          </table:table-cell>
          <table:table-cell table:style-name="Table10.A1" office:value-type="string">
            <text:p text:style-name="Standard">1 sec</text:p>
          </table:table-cell>
          <table:table-cell table:style-name="Table10.A1" office:value-type="string">
            <text:p text:style-name="Standard">Quick and direct</text:p>
          </table:table-cell>
          <table:table-cell table:style-name="Table10.A1" office:value-type="string">
            <text:p text:style-name="Standard">Improve head movement</text:p>
          </table:table-cell>
          <table:table-cell table:style-name="Table10.A1" office:value-type="string">
            <text:p text:style-name="Standard">Control position for effective strike</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Kick to the Kne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4 sec</text:p>
          </table:table-cell>
          <table:table-cell table:style-name="Table10.A1" office:value-type="string">
            <text:p text:style-name="Standard">1.5 sec</text:p>
          </table:table-cell>
          <table:table-cell table:style-name="Table10.A1" office:value-type="string">
            <text:p text:style-name="Standard">Disrupt movement</text:p>
          </table:table-cell>
          <table:table-cell table:style-name="Table10.A1" office:value-type="string">
            <text:p text:style-name="Standard">Work on leg flexibility</text:p>
          </table:table-cell>
          <table:table-cell table:style-name="Table10.A1" office:value-type="string">
            <text:p text:style-name="Standard">Aim for lateral force to destabilize</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Krav Maga</text:span></text:p>
          </table:table-cell>
          <table:table-cell table:style-name="Table10.A1" office:value-type="string">
            <text:p text:style-name="Standard">Rear Naked Choke</text:p>
          </table:table-cell>
          <table:table-cell table:style-name="Table10.A1" office:value-type="string">
            <text:p text:style-name="Standard">Submission/Choke</text:p>
          </table:table-cell>
          <table:table-cell table:style-name="Table10.A1" office:value-type="string">
            <text:p text:style-name="Standard">F=12mv2F = \frac{1}{2} m v^2F=21​mv2 (Force for Compression)</text:p>
          </table:table-cell>
          <table:table-cell table:style-name="Table10.A1" office:value-type="string">
            <text:p text:style-name="Standard">0.7 sec</text:p>
          </table:table-cell>
          <table:table-cell table:style-name="Table10.A1" office:value-type="string">
            <text:p text:style-name="Standard">2.5 sec</text:p>
          </table:table-cell>
          <table:table-cell table:style-name="Table10.A1" office:value-type="string">
            <text:p text:style-name="Standard">Close-range choke</text:p>
          </table:table-cell>
          <table:table-cell table:style-name="Table10.A1" office:value-type="string">
            <text:p text:style-name="Standard">Work on choking technique</text:p>
          </table:table-cell>
          <table:table-cell table:style-name="Table10.A1" office:value-type="string">
            <text:p text:style-name="Standard">Precision for quick submission</text:p>
          </table:table-cell>
          <table:table-cell table:style-name="Table10.A1" office:value-type="string">
            <text:p text:style-name="Standard"/>
          </table:table-cell>
        </table:table-row>
        <table:table-row table:style-name="Table10.1">
          <table:table-cell table:style-name="Table10.A1" office:value-type="string">
            <text:p text:style-name="Standard"><text:span text:style-name="T5">Krav Maga</text:span></text:p>
          </table:table-cell>
          <table:table-cell table:style-name="Table10.A1" office:value-type="string">
            <text:p text:style-name="Standard">Low Kick</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3 sec</text:p>
          </table:table-cell>
          <table:table-cell table:style-name="Table10.A1" office:value-type="string">
            <text:p text:style-name="Standard">1 sec</text:p>
          </table:table-cell>
          <table:table-cell table:style-name="Table10.A1" office:value-type="string">
            <text:p text:style-name="Standard">Low-target strike</text:p>
          </table:table-cell>
          <table:table-cell table:style-name="Table10.A1" office:value-type="string">
            <text:p text:style-name="Standard">Focus on speed</text:p>
          </table:table-cell>
          <table:table-cell table:style-name="Table10.A1" office:value-type="string">
            <text:p text:style-name="Standard">Land to disrupt opponent’s balance</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Krav Maga</text:span></text:p>
          </table:table-cell>
          <table:table-cell table:style-name="Table10.A1" office:value-type="string">
            <text:p text:style-name="Standard">Eye Gouge</text:p>
          </table:table-cell>
          <table:table-cell table:style-name="Table10.A1" office:value-type="string">
            <text:p text:style-name="Standard">Striking/Defense</text:p>
          </table:table-cell>
          <table:table-cell table:style-name="Table10.A1" office:value-type="string">
            <text:p text:style-name="Standard">F=12mv2F = \frac{1}{2} m v^2F=21​mv2 (Impact Force)</text:p>
          </table:table-cell>
          <table:table-cell table:style-name="Table10.A1" office:value-type="string">
            <text:p text:style-name="Standard">0.2 sec</text:p>
          </table:table-cell>
          <table:table-cell table:style-name="Table10.A1" office:value-type="string">
            <text:p text:style-name="Standard">1 sec</text:p>
          </table:table-cell>
          <table:table-cell table:style-name="Table10.A1" office:value-type="string">
            <text:p text:style-name="Standard">Dangerous, vital target</text:p>
          </table:table-cell>
          <table:table-cell table:style-name="Table10.A1" office:value-type="string">
            <text:p text:style-name="Standard">Focus on hand positioning</text:p>
          </table:table-cell>
          <table:table-cell table:style-name="Table10.A1" office:value-type="string">
            <text:p text:style-name="Standard">Quick execution, surprise element</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Forearm Smash</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4 sec</text:p>
          </table:table-cell>
          <table:table-cell table:style-name="Table10.A1" office:value-type="string">
            <text:p text:style-name="Standard">1 sec</text:p>
          </table:table-cell>
          <table:table-cell table:style-name="Table10.A1" office:value-type="string">
            <text:p text:style-name="Standard">Close-range attack</text:p>
          </table:table-cell>
          <table:table-cell table:style-name="Table10.A1" office:value-type="string">
            <text:p text:style-name="Standard">Work on wrist strength</text:p>
          </table:table-cell>
          <table:table-cell table:style-name="Table10.A1" office:value-type="string">
            <text:p text:style-name="Standard">Target weak points with precision</text:p>
          </table:table-cell>
          <table:table-cell table:style-name="Table10.A1" office:value-type="string">
            <text:p text:style-name="Standard"/>
          </table:table-cell>
        </table:table-row>
        <table:table-row table:style-name="Table10.1">
          <table:table-cell table:style-name="Table10.A1" office:value-type="string">
            <text:p text:style-name="Standard"><text:span text:style-name="T5">Krav Maga</text:span></text:p>
          </table:table-cell>
          <table:table-cell table:style-name="Table10.A1" office:value-type="string">
            <text:p text:style-name="Standard">Knee to the Fac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4 sec</text:p>
          </table:table-cell>
          <table:table-cell table:style-name="Table10.A1" office:value-type="string">
            <text:p text:style-name="Standard">1.5 sec</text:p>
          </table:table-cell>
          <table:table-cell table:style-name="Table10.A1" office:value-type="string">
            <text:p text:style-name="Standard">Powerful strike</text:p>
          </table:table-cell>
          <table:table-cell table:style-name="Table10.A1" office:value-type="string">
            <text:p text:style-name="Standard">Focus on positioning</text:p>
          </table:table-cell>
          <table:table-cell table:style-name="Table10.A1" office:value-type="string">
            <text:p text:style-name="Standard">Target head and destabilize opponent</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Krav Maga</text:span></text:p>
          </table:table-cell>
          <table:table-cell table:style-name="Table10.A1" office:value-type="string">
            <text:p text:style-name="Standard">Defense against a Gun</text:p>
          </table:table-cell>
          <table:table-cell table:style-name="Table10.A1" office:value-type="string">
            <text:p text:style-name="Standard">Defensive Technique</text:p>
          </table:table-cell>
          <table:table-cell table:style-name="Table10.A1" office:value-type="string">
            <text:p text:style-name="Standard">F=12mv2F = \frac{1}{2} m v^2F=21​mv2 (Reaction Force)</text:p>
          </table:table-cell>
          <table:table-cell table:style-name="Table10.A1" office:value-type="string">
            <text:p text:style-name="Standard">0.5 sec</text:p>
          </table:table-cell>
          <table:table-cell table:style-name="Table10.A1" office:value-type="string">
            <text:p text:style-name="Standard">2.5 sec</text:p>
          </table:table-cell>
          <table:table-cell table:style-name="Table10.A1" office:value-type="string">
            <text:p text:style-name="Standard">Timely reaction</text:p>
          </table:table-cell>
          <table:table-cell table:style-name="Table10.A1" office:value-type="string">
            <text:p text:style-name="Standard">Focus on wrist control</text:p>
          </table:table-cell>
          <table:table-cell table:style-name="Table10.A1" office:value-type="string">
            <text:p text:style-name="Standard">Control the firearm and neutralize</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Knife Defense</text:p>
          </table:table-cell>
          <table:table-cell table:style-name="Table10.A1" office:value-type="string">
            <text:p text:style-name="Standard">Defensive Technique</text:p>
          </table:table-cell>
          <table:table-cell table:style-name="Table10.A1" office:value-type="string">
            <text:p text:style-name="Standard">F=m×vF = m \times vF=m×v (Reaction Force)</text:p>
          </table:table-cell>
          <table:table-cell table:style-name="Table10.A1" office:value-type="string">
            <text:p text:style-name="Standard">0.4 sec</text:p>
          </table:table-cell>
          <table:table-cell table:style-name="Table10.A1" office:value-type="string">
            <text:p text:style-name="Standard">1.5 sec</text:p>
          </table:table-cell>
          <table:table-cell table:style-name="Table10.A1" office:value-type="string">
            <text:p text:style-name="Standard">Defensive block</text:p>
          </table:table-cell>
          <table:table-cell table:style-name="Table10.A1" office:value-type="string">
            <text:p text:style-name="Standard">Learn basic disarms</text:p>
          </table:table-cell>
          <table:table-cell table:style-name="Table10.A1" office:value-type="string">
            <text:p text:style-name="Standard">Quick, controlled disarm</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Elbow to the Templ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3 sec</text:p>
          </table:table-cell>
          <table:table-cell table:style-name="Table10.A1" office:value-type="string">
            <text:p text:style-name="Standard">1 sec</text:p>
          </table:table-cell>
          <table:table-cell table:style-name="Table10.A1" office:value-type="string">
            <text:p text:style-name="Standard">Close-range precision</text:p>
          </table:table-cell>
          <table:table-cell table:style-name="Table10.A1" office:value-type="string">
            <text:p text:style-name="Standard">Control head angle</text:p>
          </table:table-cell>
          <table:table-cell table:style-name="Table10.A1" office:value-type="string">
            <text:p text:style-name="Standard">Utilize timing and elbow rotation</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Spinning Backfist</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5 sec</text:p>
          </table:table-cell>
          <table:table-cell table:style-name="Table10.A1" office:value-type="string">
            <text:p text:style-name="Standard">1.5 sec</text:p>
          </table:table-cell>
          <table:table-cell table:style-name="Table10.A1" office:value-type="string">
            <text:p text:style-name="Standard">Fast, surprising strike</text:p>
          </table:table-cell>
          <table:table-cell table:style-name="Table10.A1" office:value-type="string">
            <text:p text:style-name="Standard">Improve rotation</text:p>
          </table:table-cell>
          <table:table-cell table:style-name="Table10.A1" office:value-type="string">
            <text:p text:style-name="Standard">Combine with other strikes</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Krav Maga</text:span></text:p>
          </table:table-cell>
          <table:table-cell table:style-name="Table10.A1" office:value-type="string">
            <text:p text:style-name="Standard">Pistol Disarm</text:p>
          </table:table-cell>
          <table:table-cell table:style-name="Table10.A1" office:value-type="string">
            <text:p text:style-name="Standard">Disarm</text:p>
          </table:table-cell>
          <table:table-cell table:style-name="Table10.A1" office:value-type="string">
            <text:p text:style-name="Standard">F=12mv2F = \frac{1}{2} m v^2F=21​mv2 (Disarm Force)</text:p>
          </table:table-cell>
          <table:table-cell table:style-name="Table10.A1" office:value-type="string">
            <text:p text:style-name="Standard">0.6 sec</text:p>
          </table:table-cell>
          <table:table-cell table:style-name="Table10.A1" office:value-type="string">
            <text:p text:style-name="Standard">2 sec</text:p>
          </table:table-cell>
          <table:table-cell table:style-name="Table10.A1" office:value-type="string">
            <text:p text:style-name="Standard">Basic disarm technique</text:p>
          </table:table-cell>
          <table:table-cell table:style-name="Table10.A1" office:value-type="string">
            <text:p text:style-name="Standard">Focus on wrist control</text:p>
          </table:table-cell>
          <table:table-cell table:style-name="Table10.A1" office:value-type="string">
            <text:p text:style-name="Standard">Execute quickly under pressure</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Krav Maga</text:span></text:p>
          </table:table-cell>
          <table:table-cell table:style-name="Table10.A1" office:value-type="string">
            <text:p text:style-name="Standard">Vertical Elbow Strik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4 sec</text:p>
          </table:table-cell>
          <table:table-cell table:style-name="Table10.A1" office:value-type="string">
            <text:p text:style-name="Standard">1 sec</text:p>
          </table:table-cell>
          <table:table-cell table:style-name="Table10.A1" office:value-type="string">
            <text:p text:style-name="Standard">Quick upward strike</text:p>
          </table:table-cell>
          <table:table-cell table:style-name="Table10.A1" office:value-type="string">
            <text:p text:style-name="Standard">Improve form and target area</text:p>
          </table:table-cell>
          <table:table-cell table:style-name="Table10.A1" office:value-type="string">
            <text:p text:style-name="Standard">Use for close combat in clinch</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Krav Maga</text:span></text:p>
          </table:table-cell>
          <table:table-cell table:style-name="Table10.A1" office:value-type="string">
            <text:p text:style-name="Standard">Side Kick</text:p>
          </table:table-cell>
          <table:table-cell table:style-name="Table10.A1" office:value-type="string">
            <text:p text:style-name="Standard">Striking</text:p>
          </table:table-cell>
          <table:table-cell table:style-name="Table10.A1" office:value-type="string">
            <text:p text:style-name="Standard">F=12mv2F = \frac{1}{2} m v^2F=21​mv2 (Impact Force)</text:p>
          </table:table-cell>
          <table:table-cell table:style-name="Table10.A1" office:value-type="string">
            <text:p text:style-name="Standard">0.4 sec</text:p>
          </table:table-cell>
          <table:table-cell table:style-name="Table10.A1" office:value-type="string">
            <text:p text:style-name="Standard">1 sec</text:p>
          </table:table-cell>
          <table:table-cell table:style-name="Table10.A1" office:value-type="string">
            <text:p text:style-name="Standard">Powerful lateral strike</text:p>
          </table:table-cell>
          <table:table-cell table:style-name="Table10.A1" office:value-type="string">
            <text:p text:style-name="Standard">Work on timing and distance</text:p>
          </table:table-cell>
          <table:table-cell table:style-name="Table10.A1" office:value-type="string">
            <text:p text:style-name="Standard">Quick execution for control</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Brazilian Jiu-Jitsu</text:span></text:p>
          </table:table-cell>
          <table:table-cell table:style-name="Table10.A1" office:value-type="string">
            <text:p text:style-name="Standard">Armbar</text:p>
          </table:table-cell>
          <table:table-cell table:style-name="Table10.A1" office:value-type="string">
            <text:p text:style-name="Standard">Submission</text:p>
          </table:table-cell>
          <table:table-cell table:style-name="Table10.A1" office:value-type="string">
            <text:p text:style-name="Standard">F=12mv2F = \frac{1}{2} m v^2F=21​mv2 (Force for Joint Lock)</text:p>
          </table:table-cell>
          <table:table-cell table:style-name="Table10.A1" office:value-type="string">
            <text:p text:style-name="Standard">0.6 sec</text:p>
          </table:table-cell>
          <table:table-cell table:style-name="Table10.A1" office:value-type="string">
            <text:p text:style-name="Standard">2 sec</text:p>
          </table:table-cell>
          <table:table-cell table:style-name="Table10.A1" office:value-type="string">
            <text:p text:style-name="Standard">Basic arm lock</text:p>
          </table:table-cell>
          <table:table-cell table:style-name="Table10.A1" office:value-type="string">
            <text:p text:style-name="Standard">Focus on positioning</text:p>
          </table:table-cell>
          <table:table-cell table:style-name="Table10.A1" office:value-type="string">
            <text:p text:style-name="Standard">Fast execution for submission</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Brazilian Jiu-Jitsu</text:span></text:p>
          </table:table-cell>
          <table:table-cell table:style-name="Table10.A1" office:value-type="string">
            <text:p text:style-name="Standard">Triangle Choke</text:p>
          </table:table-cell>
          <table:table-cell table:style-name="Table10.A1" office:value-type="string">
            <text:p text:style-name="Standard">Submission/Choke</text:p>
          </table:table-cell>
          <table:table-cell table:style-name="Table10.A1" office:value-type="string">
            <text:p text:style-name="Standard">F=12mv2F = \frac{1}{2} m v^2F=21​mv2 (Force for Compression)</text:p>
          </table:table-cell>
          <table:table-cell table:style-name="Table10.A1" office:value-type="string">
            <text:p text:style-name="Standard">0.7 sec</text:p>
          </table:table-cell>
          <table:table-cell table:style-name="Table10.A1" office:value-type="string">
            <text:p text:style-name="Standard">2.5 sec</text:p>
          </table:table-cell>
          <table:table-cell table:style-name="Table10.A1" office:value-type="string">
            <text:p text:style-name="Standard">Basic choke</text:p>
          </table:table-cell>
          <table:table-cell table:style-name="Table10.A1" office:value-type="string">
            <text:p text:style-name="Standard">Focus on leg positioning</text:p>
          </table:table-cell>
          <table:table-cell table:style-name="Table10.A1" office:value-type="string">
            <text:p text:style-name="Standard">Master control for pressure</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Brazilian Jiu-Jitsu</text:span></text:p>
          </table:table-cell>
          <table:table-cell table:style-name="Table10.A1" office:value-type="string">
            <text:p text:style-name="Standard">Rear Naked Choke</text:p>
          </table:table-cell>
          <table:table-cell table:style-name="Table10.A1" office:value-type="string">
            <text:p text:style-name="Standard">Submission/Choke</text:p>
          </table:table-cell>
          <table:table-cell table:style-name="Table10.A1" office:value-type="string">
            <text:p text:style-name="Standard">F=12mv2F = \frac{1}{2} m v^2F=21​mv2 (Force for Compression)</text:p>
          </table:table-cell>
          <table:table-cell table:style-name="Table10.A1" office:value-type="string">
            <text:p text:style-name="Standard">0.8 sec</text:p>
          </table:table-cell>
          <table:table-cell table:style-name="Table10.A1" office:value-type="string">
            <text:p text:style-name="Standard">3 sec</text:p>
          </table:table-cell>
          <table:table-cell table:style-name="Table10.A1" office:value-type="string">
            <text:p text:style-name="Standard">High-impact submission</text:p>
          </table:table-cell>
          <table:table-cell table:style-name="Table10.A1" office:value-type="string">
            <text:p text:style-name="Standard">Work on grip strength</text:p>
          </table:table-cell>
          <table:table-cell table:style-name="Table10.A1" office:value-type="string">
            <text:p text:style-name="Standard">Control opponent's breathing</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Brazilian Jiu-Jitsu</text:span></text:p>
          </table:table-cell>
          <table:table-cell table:style-name="Table10.A1" office:value-type="string">
            <text:p text:style-name="Standard">Kimura Lock</text:p>
          </table:table-cell>
          <table:table-cell table:style-name="Table10.A1" office:value-type="string">
            <text:p text:style-name="Standard">Submission</text:p>
          </table:table-cell>
          <table:table-cell table:style-name="Table10.A1" office:value-type="string">
            <text:p text:style-name="Standard">F=12mv2F = \frac{1}{2} m v^2F=21​mv2 (Force for Joint Lock)</text:p>
          </table:table-cell>
          <table:table-cell table:style-name="Table10.A1" office:value-type="string">
            <text:p text:style-name="Standard">0.6 sec</text:p>
          </table:table-cell>
          <table:table-cell table:style-name="Table10.A1" office:value-type="string">
            <text:p text:style-name="Standard">2 sec</text:p>
          </table:table-cell>
          <table:table-cell table:style-name="Table10.A1" office:value-type="string">
            <text:p text:style-name="Standard">Basic lock</text:p>
          </table:table-cell>
          <table:table-cell table:style-name="Table10.A1" office:value-type="string">
            <text:p text:style-name="Standard">Focus on leverage</text:p>
          </table:table-cell>
          <table:table-cell table:style-name="Table10.A1" office:value-type="string">
            <text:p text:style-name="Standard">Lock with proper control</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Brazilian Jiu-Jitsu</text:span></text:p>
          </table:table-cell>
          <table:table-cell table:style-name="Table10.A1" office:value-type="string">
            <text:p text:style-name="Standard">Omoplata</text:p>
          </table:table-cell>
          <table:table-cell table:style-name="Table10.A1" office:value-type="string">
            <text:p text:style-name="Standard">Submission</text:p>
          </table:table-cell>
          <table:table-cell table:style-name="Table10.A1" office:value-type="string">
            <text:p text:style-name="Standard">F=12mv2F = \frac{1}{2} m v^2F=21​mv2 (Force for Joint Lock)</text:p>
          </table:table-cell>
          <table:table-cell table:style-name="Table10.A1" office:value-type="string">
            <text:p text:style-name="Standard">0.6 sec</text:p>
          </table:table-cell>
          <table:table-cell table:style-name="Table10.A1" office:value-type="string">
            <text:p text:style-name="Standard">2 sec</text:p>
          </table:table-cell>
          <table:table-cell table:style-name="Table10.A1" office:value-type="string">
            <text:p text:style-name="Standard">Basic shoulder lock</text:p>
          </table:table-cell>
          <table:table-cell table:style-name="Table10.A1" office:value-type="string">
            <text:p text:style-name="Standard">Focus on leg position</text:p>
          </table:table-cell>
          <table:table-cell table:style-name="Table10.A1" office:value-type="string">
            <text:p text:style-name="Standard">Lock with precision and force</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Muay Thai</text:span></text:p>
          </table:table-cell>
          <table:table-cell table:style-name="Table10.A1" office:value-type="string">
            <text:p text:style-name="Standard">Roundhouse Kick</text:p>
          </table:table-cell>
          <table:table-cell table:style-name="Table10.A1" office:value-type="string">
            <text:p text:style-name="Standard">Striking</text:p>
          </table:table-cell>
          <table:table-cell table:style-name="Table10.A1" office:value-type="string">
            <text:p text:style-name="Standard">F=12mv2F = \frac{1}{2} m v^2F=21​mv2 (Impact Force)</text:p>
          </table:table-cell>
          <table:table-cell table:style-name="Table10.A1" office:value-type="string">
            <text:p text:style-name="Standard">0.4 sec</text:p>
          </table:table-cell>
          <table:table-cell table:style-name="Table10.A1" office:value-type="string">
            <text:p text:style-name="Standard">1.5 sec</text:p>
          </table:table-cell>
          <table:table-cell table:style-name="Table10.A1" office:value-type="string">
            <text:p text:style-name="Standard">Powerful strike</text:p>
          </table:table-cell>
          <table:table-cell table:style-name="Table10.A1" office:value-type="string">
            <text:p text:style-name="Standard">Work on hip rotation</text:p>
          </table:table-cell>
          <table:table-cell table:style-name="Table10.A1" office:value-type="string">
            <text:p text:style-name="Standard">Precision and fluidity in execution</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Muay Thai</text:span></text:p>
          </table:table-cell>
          <table:table-cell table:style-name="Table10.A1" office:value-type="string">
            <text:p text:style-name="Standard">Knee Strik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5 sec</text:p>
          </table:table-cell>
          <table:table-cell table:style-name="Table10.A1" office:value-type="string">
            <text:p text:style-name="Standard">1 sec</text:p>
          </table:table-cell>
          <table:table-cell table:style-name="Table10.A1" office:value-type="string">
            <text:p text:style-name="Standard">Close-range strike</text:p>
          </table:table-cell>
          <table:table-cell table:style-name="Table10.A1" office:value-type="string">
            <text:p text:style-name="Standard">Improve knee accuracy</text:p>
          </table:table-cell>
          <table:table-cell table:style-name="Table10.A1" office:value-type="string">
            <text:p text:style-name="Standard">Maximize power with body rotation</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Muay Thai</text:span></text:p>
          </table:table-cell>
          <table:table-cell table:style-name="Table10.A1" office:value-type="string">
            <text:p text:style-name="Standard">Elbow Strike</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4 sec</text:p>
          </table:table-cell>
          <table:table-cell table:style-name="Table10.A1" office:value-type="string">
            <text:p text:style-name="Standard">1 sec</text:p>
          </table:table-cell>
          <table:table-cell table:style-name="Table10.A1" office:value-type="string">
            <text:p text:style-name="Standard">Quick attack</text:p>
          </table:table-cell>
          <table:table-cell table:style-name="Table10.A1" office:value-type="string">
            <text:p text:style-name="Standard">Improve control</text:p>
          </table:table-cell>
          <table:table-cell table:style-name="Table10.A1" office:value-type="string">
            <text:p text:style-name="Standard">Master timing and target precision</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Boxing</text:span></text:p>
          </table:table-cell>
          <table:table-cell table:style-name="Table10.A1" office:value-type="string">
            <text:p text:style-name="Standard">Jab</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3 sec</text:p>
          </table:table-cell>
          <table:table-cell table:style-name="Table10.A1" office:value-type="string">
            <text:p text:style-name="Standard">1 sec</text:p>
          </table:table-cell>
          <table:table-cell table:style-name="Table10.A1" office:value-type="string">
            <text:p text:style-name="Standard">Quick strike</text:p>
          </table:table-cell>
          <table:table-cell table:style-name="Table10.A1" office:value-type="string">
            <text:p text:style-name="Standard">Focus on reach and speed</text:p>
          </table:table-cell>
          <table:table-cell table:style-name="Table10.A1" office:value-type="string">
            <text:p text:style-name="Standard">Use as setup for combos</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Boxing</text:span></text:p>
          </table:table-cell>
          <table:table-cell table:style-name="Table10.A1" office:value-type="string">
            <text:p text:style-name="Standard">Cross</text:p>
          </table:table-cell>
          <table:table-cell table:style-name="Table10.A1" office:value-type="string">
            <text:p text:style-name="Standard">Striking</text:p>
          </table:table-cell>
          <table:table-cell table:style-name="Table10.A1" office:value-type="string">
            <text:p text:style-name="Standard">F=12mv2F = \frac{1}{2} m v^2F=21​mv2 (Impact Force)</text:p>
          </table:table-cell>
          <table:table-cell table:style-name="Table10.A1" office:value-type="string">
            <text:p text:style-name="Standard">0.4 sec</text:p>
          </table:table-cell>
          <table:table-cell table:style-name="Table10.A1" office:value-type="string">
            <text:p text:style-name="Standard">1.5 sec</text:p>
          </table:table-cell>
          <table:table-cell table:style-name="Table10.A1" office:value-type="string">
            <text:p text:style-name="Standard">Strong punch</text:p>
          </table:table-cell>
          <table:table-cell table:style-name="Table10.A1" office:value-type="string">
            <text:p text:style-name="Standard">Work on body rotation</text:p>
          </table:table-cell>
          <table:table-cell table:style-name="Table10.A1" office:value-type="string">
            <text:p text:style-name="Standard">Full-body support for power</text:p>
          </table:table-cell>
          <table:table-cell table:style-name="Table10.A1" office:value-type="string">
            <text:p text:style-name="Standard"/>
          </table:table-cell>
        </table:table-row>
        <table:table-row table:style-name="Table10.2">
          <table:table-cell table:style-name="Table10.A1" office:value-type="string">
            <text:p text:style-name="Standard"><text:span text:style-name="T5">Boxing</text:span></text:p>
          </table:table-cell>
          <table:table-cell table:style-name="Table10.A1" office:value-type="string">
            <text:p text:style-name="Standard">Uppercut</text:p>
          </table:table-cell>
          <table:table-cell table:style-name="Table10.A1" office:value-type="string">
            <text:p text:style-name="Standard">Striking</text:p>
          </table:table-cell>
          <table:table-cell table:style-name="Table10.A1" office:value-type="string">
            <text:p text:style-name="Standard">F=m×vF = m \times vF=m×v (Impact Force)</text:p>
          </table:table-cell>
          <table:table-cell table:style-name="Table10.A1" office:value-type="string">
            <text:p text:style-name="Standard">0.4 sec</text:p>
          </table:table-cell>
          <table:table-cell table:style-name="Table10.A1" office:value-type="string">
            <text:p text:style-name="Standard">1 sec</text:p>
          </table:table-cell>
          <table:table-cell table:style-name="Table10.A1" office:value-type="string">
            <text:p text:style-name="Standard">Short-range punch</text:p>
          </table:table-cell>
          <table:table-cell table:style-name="Table10.A1" office:value-type="string">
            <text:p text:style-name="Standard">Improve hip movement</text:p>
          </table:table-cell>
          <table:table-cell table:style-name="Table10.A1" office:value-type="string">
            <text:p text:style-name="Standard">Precision in head-targeting</text:p>
          </table:table-cell>
          <table:table-cell table:style-name="Table10.A1" office:value-type="string">
            <text:p text:style-name="Standard"/>
          </table:table-cell>
        </table:table-row>
        <table:table-row table:style-name="Table10.5">
          <table:table-cell table:style-name="Table10.A1" office:value-type="string">
            <text:p text:style-name="Standard"><text:span text:style-name="T5">Boxing</text:span></text:p>
          </table:table-cell>
          <table:table-cell table:style-name="Table10.A1" office:value-type="string">
            <text:p text:style-name="Standard">Hook</text:p>
          </table:table-cell>
          <table:table-cell table:style-name="Table10.A1" office:value-type="string">
            <text:p text:style-name="Standard">Striking</text:p>
          </table:table-cell>
          <table:table-cell table:style-name="Table10.A1" office:value-type="string">
            <text:p text:style-name="Standard">F=12mv2F = \frac{1}{2} m v^2F=21​mv2 (Impact Force)</text:p>
          </table:table-cell>
          <table:table-cell table:style-name="Table10.A1" office:value-type="string">
            <text:p text:style-name="Standard">0.4 sec</text:p>
          </table:table-cell>
          <table:table-cell table:style-name="Table10.A1" office:value-type="string">
            <text:p text:style-name="Standard">1 sec</text:p>
          </table:table-cell>
          <table:table-cell table:style-name="Table10.A1" office:value-type="string">
            <text:p text:style-name="Standard">Close-range strike</text:p>
          </table:table-cell>
          <table:table-cell table:style-name="Table10.A1" office:value-type="string">
            <text:p text:style-name="Standard">Work on angles</text:p>
          </table:table-cell>
          <table:table-cell table:style-name="Table10.A1" office:value-type="string">
            <text:p text:style-name="Standard">Control elbow and shoulder for power</text:p>
          </table:table-cell>
          <table:table-cell table:style-name="Table10.A1" office:value-type="string">
            <text:p text:style-name="Standard"/>
          </table:table-cell>
        </table:table-row>
      </table:table>
      <text:p text:style-name="Standard"><draw:rect text:anchor-type="as-char" style:rel-width="100%" draw:z-index="31" draw:style-name="gr1" draw:text-style-name="P143" svg:width="0.0012in" svg:height="0.0213in"><text:p/></draw:rect></text:p>
      <text:p text:style-name="P139"><text:bookmark text:name="_874qwqqcm25n"/><text:soft-page-break/><text:span text:style-name="T3">Key Notes:</text:span></text:p>
      <text:list xml:id="list4055628789" text:style-name="WWNum4">
        <text:list-item>
          <text:p text:style-name="P41"><text:span text:style-name="T5">Reaction Time (ERT)</text:span>: Represents the approximate time it takes for the practitioner to react and execute the technique.</text:p>
        </text:list-item>
        <text:list-item>
          <text:p text:style-name="P82"><text:span text:style-name="T5">Timing (Seconds)</text:span>: The expected duration it takes to complete the execution of each technique.</text:p>
        </text:list-item>
        <text:list-item>
          <text:p text:style-name="P125">The table includes recommendations and notes for each skill level: <text:span text:style-name="T5">Beginners</text:span>, <text:span text:style-name="T5">Intermediates</text:span>, and <text:span text:style-name="T5">Advanced Practitioners</text:span>.</text:p>
        </text:list-item>
      </text:list>
      <text:p text:style-name="P2">This table should help provide a deeper understanding of each technique's timing, effectiveness, and the level of expertise required to execute them proficiently.</text:p>
      <text:p text:style-name="P2">Let me know if you'd like further modifications or additional techniques!</text:p>
      <text:p text:style-name="P140"><text:bookmark text:name="_bi0wgr6iecpy"/><text:span text:style-name="T1">You said:</text:span></text:p>
      <text:p text:style-name="Standard">Martial Art<text:tab/>Technique<text:tab/>Type<text:tab/>Formula for Effectiveness (Reaction Time/Force)<text:tab/>Comments<text:tab/>For Beginners<text:tab/>For Intermediates<text:tab/>For Advanced Practitioners Muay Thai<text:tab/>Roundhouse Kick<text:tab/>Striking<text:tab/> 𝐹 = 1 2 𝑚 𝑣 2 F= 2 1 ​ mv 2 (Kick Power)<text:tab/>Powerful strike, targets head or body<text:tab/>Focus on hip rotation<text:tab/>Develop speed and power<text:tab/>Master timing, fluid execution Muay Thai<text:tab/>Knee Strike<text:tab/>Striking<text:tab/> 𝐹 = 𝑚 × 𝑣 F=m×v (Impact Force)<text:tab/>Strong and close-range<text:tab/>Focus on distance control<text:tab/>Power through core rotation<text:tab/> Muay Thai<text:tab/>Elbow Strike<text:tab/>Striking<text:tab/> 𝐹 = 𝑚 × 𝑣 F=m×v (Force for Impact)<text:tab/>Close, fast strike<text:tab/>Wrist control and positioning<text:tab/>Target head with precision<text:tab/> Muay Thai<text:tab/>Push Kick (Teep)<text:tab/>Striking<text:tab/> 𝐹 = 1 2 𝑚 𝑣 2 F= 2 1 ​ mv 2 (Impact Force)<text:tab/>Defensive strike<text:tab/>Improve leg strength<text:tab/>Control distance, follow-up<text:tab/> Muay Thai<text:tab/>Hook Kick<text:tab/>Striking<text:tab/> 𝐹 = 1 2 𝑚 𝑣 2 F= 2 1 ​ mv 2 (Impact Force)<text:tab/>Quick, powerful hook kick<text:tab/>Focus on flexibility<text:tab/>Combine with other strikes<text:tab/> Muay Thai<text:tab/>Spinning Elbow<text:tab/>Striking<text:tab/> 𝐹 = 𝑚 × 𝑣 F=m×v (Force for Impact)<text:tab/>Surprise strike<text:tab/>Rotate hips and core<text:tab/>Precision and surprise<text:tab/> Muay Thai<text:tab/>Low Kick<text:tab/>Striking<text:tab/> 𝐹 = 𝑚 × 𝑣 F=m×v (Force for Impact)<text:tab/>Low-target kick to legs<text:tab/>Work on leg strength<text:tab/>Combine with upper strikes<text:tab/> Muay Thai<text:tab/>High Kick<text:tab/>Striking<text:tab/> 𝐹 = 1 2 𝑚 𝑣 2 F= 2 1 ​ mv 2 (Impact Force)<text:tab/>High-target kick<text:tab/>Focus on flexibility<text:tab/>Control timing and power<text:tab/> Muay Thai<text:tab/>Flying Knee<text:tab/>Striking<text:tab/> 𝐸 𝑅 𝑇 = 1 𝑚 × 10   m/s = 0.1   s ERT= m 1 ​ ×10m/s=0.1s<text:tab/>Aerial strike<text:tab/>Timing and jump control<text:tab/>Knockout potential with precision<text:tab/> Muay Thai<text:tab/>Cross<text:tab/>Striking<text:tab/> 𝐹 = 𝑚 × 𝑣 F=m×v (Force for Impact)<text:tab/>Basic power punch<text:tab/>Focus on punch timing<text:tab/>Combine with uppercut for combos<text:tab/> Muay Thai<text:tab/>Uppercut<text:tab/>Striking<text:tab/> 𝐹 = 1 2 𝑚 𝑣 2 F= 2 1 ​ mv 2 (Punch Force)<text:tab/>Close-range knockout<text:tab/>Timing and footwork<text:tab/>Precision for head shots<text:tab/> Boxing<text:tab/>Jab<text:tab/>Striking<text:tab/> 𝐸 𝑅 𝑇 = 1.5 𝑚 × 8   m/s = 0.125   s ERT= m 1.5 ​ ×8m/s=0.125s<text:tab/>Quick and direct<text:tab/>Focus on reach<text:tab/>Set up combos, fast movement<text:tab/> Boxing<text:tab/>Cross<text:tab/>Striking<text:tab/> 𝐹 = 𝑚 × 𝑣 F=m×v (Force for Impact)<text:tab/>Strong straight punch<text:tab/>Develop core rotation<text:tab/>Punch with full body support<text:tab/> Boxing<text:tab/>Uppercut<text:tab/>Striking<text:tab/> 𝐹 = 1 2 𝑚 𝑣 2 F= 2 1 ​ mv 2 (Force for Impact)<text:tab/>Short-range punch<text:tab/>Work on timing and form<text:tab/>Explosive upward strike<text:tab/> Boxing<text:tab/>Hook<text:tab/>Striking<text:tab/> 𝐹 = 1 2 𝑚 𝑣 2 F= 2 1 ​ mv 2 (Impact Force)<text:tab/>Close-range<text:tab/>Control elbow and shoulder movement<text:tab/>Work on angles for surprise strikes<text:tab/> Boxing<text:tab/>Liver Punch<text:tab/>Striking<text:tab/> 𝐹 = 1 2 𝑚 𝑣 2 F= 2 1 ​ mv 2 (Impact Force)<text:tab/>Targets vulnerable liver<text:tab/>Work on timing<text:tab/>Deliver with quickness and precision<text:tab/> Judo<text:tab/>Seoi Nage<text:tab/>Throwing<text:tab/> 𝐹 = 𝑚 × 𝑣 F=m×v (Force for Takedown)<text:tab/>Powerful shoulder throw<text:tab/>Focus on footwork<text:tab/>Execute with full body rotation<text:tab/> Judo<text:tab/>Ouchi Gari<text:tab/>Throwing<text:tab/> 𝐹 = 1 2 𝑚 𝑣 2 F= 2 1 ​ mv 2 (Impact Force)<text:tab/>Inner leg sweep<text:tab/>Timing and positioning<text:tab/>Focus on balance and throw speed<text:tab/> Judo<text:tab/>Uchi Mata<text:tab/>Throwing<text:tab/> 𝐹 = 𝑚 × 𝑎 F=m×a (Force for Throw)<text:tab/>Inner thigh sweep<text:tab/>Improve hip movement<text:tab/>Quick footwork for higher impact<text:tab/> Judo<text:tab/>Harai Goshi<text:tab/>Throwing<text:tab/> 𝐹 = 𝑚 × 𝑎 F=m×a (Force for Throw)<text:tab/>Hip throw<text:tab/>Work on hip positioning<text:tab/>Full body coordination<text:tab/> Judo<text:tab/>Tai Otoshi<text:tab/>Throwing<text:tab/> 𝐹 = 1 2 𝑚 𝑣 2 F= 2 1 ​ mv 2 (Impact Force)<text:tab/>Sweeping hip throw<text:tab/>Focus on kuzushi<text:tab/>Explosive force for fast execution<text:tab/> Filipino Martial Arts<text:tab/>Single Stick Strike<text:tab/>Striking<text:tab/> 𝐹 = 1 2 𝑚 𝑣 2 F= 2 1 ​ mv 2 (Strike Force)<text:tab/>Basic stick attack<text:tab/>Improve wrist control<text:tab/>Quick, precise strikes<text:tab/> Filipino Martial Arts<text:tab/>Double Stick Strike<text:tab/>Striking<text:tab/> 𝐹 = 𝑚 × 𝑣 F=m×v (Force for Impact)<text:tab/>Dual wielding technique<text:tab/>Master alternating strikes<text:tab/>Sync both hands for simultaneous hits<text:tab/> Filipino Martial Arts<text:tab/>Knife Disarm<text:tab/>Disarm<text:tab/> 𝐹 = 1 2 𝑚 𝑣 2 F= 2 1 ​ mv 2 (Impact Force)<text:tab/>Basic disarm<text:tab/>Focus on wrist control<text:tab/>Disarm with minimal effort and precision<text:tab/> Filipino Martial Arts<text:tab/>Thrusting Techniques<text:tab/>Striking<text:tab/> 𝐹 = 𝑚 × 𝑣 F=m×v (Force for Impact)<text:tab/>Precision thrust<text:tab/>Control blade angle<text:tab/>Maximize leverage for impact<text:tab/> Filipino Martial Arts<text:tab/>Horizontal Cut<text:tab/>Striking<text:tab/> 𝐹 = 1 2 𝑚 𝑣 2 F= 2 1 ​ mv 2 (Strike Force)<text:tab/>Slash technique<text:tab/>Develop hand control<text:tab/>Precision cutting motion<text:tab/> Filipino Martial Arts<text:tab/>Reverse Grip Strike<text:tab/>Striking<text:tab/> 𝐹 = 𝑚 × 𝑣 F=m×v (Strike Force)<text:tab/>Reverse hold for surprise<text:tab/>Improve grip control<text:tab/>Execute from awkward angles<text:tab/> Filipino Martial Arts<text:tab/>Knife Fending Techniques<text:tab/>Disarm/Defense<text:tab/> 𝐹 = 1 2 𝑚 𝑣 2 F= 2 1 ​ mv 2 (Impact Force)<text:tab/>Basic fending<text:tab/>Focus on footwork<text:tab/>Master feints and traps<text:tab/> Filipino Martial Arts<text:tab/>Stick to Knife Transition<text:tab/>Transition<text:tab/> 𝐹 = 𝑚 × 𝑎 F=m×a (Force for Transition)<text:tab/>Transition between weapons<text:tab/>Improve speed of transition<text:tab/>Fluid weapon change, target zones<text:tab/> Filipino Martial Arts<text:tab/>Knife to Throat Defense<text:tab/>Defense<text:tab/> 𝐹 = 1 2 𝑚 𝑣 2 F= 2 1 ​ mv 2 (Force for Defense)<text:tab/>Critical defense<text:tab/>Control timing<text:tab/>Control attacker’s movement<text:tab/> Filipino Martial Arts<text:tab/>Backfist with Stick<text:tab/>Striking<text:tab/> 𝐹 = 1 2 𝑚 𝑣 2 F= 2 1 ​ mv 2 (Strike Force)<text:tab/>Quick strike<text:tab/>Focus on wrist snap<text:tab/>Utilize for defense and surprise GIVE AS THE BOVE\</text:p>
      <text:p text:style-name="P142"><text:bookmark text:name="_xmzy3y8kcaij"/><text:span text:style-name="T2">ChatGPT said:</text:span></text:p>
      <text:p text:style-name="Standard">ChatGPT</text:p>
      <text:p text:style-name="P2">Here is the table you requested with the detailed martial arts techniques, their type, formula for effectiveness, comments, and focus areas for practitioners at various levels.</text:p>
      <text:p text:style-name="Standard">Stopped generating</text:p>
      <text:p text:style-name="P140"><text:bookmark text:name="_1v8euafjbd6q"/><text:span text:style-name="T1">You said:</text:span></text:p>
      <text:p text:style-name="Standard">SO TLL BET METHOD FOR FIHTES</text:p>
      <text:p text:style-name="P142"><text:bookmark text:name="_vdlz6on977jo"/><text:span text:style-name="T2">ChatGPT said:</text:span></text:p>
      <text:p text:style-name="Standard">ChatGPT</text:p>
      <text:p text:style-name="P2">To determine the best method for fighters, the approach depends on their skill level, goals, and circumstances. Below are the tailored strategies for effective training and application:</text:p>
      <text:p text:style-name="P139"><text:bookmark text:name="_z82jiwlec0m7"/><text:span text:style-name="T3">1. Beginners</text:span></text:p>
      <text:list xml:id="list2589339274" text:style-name="WWNum10">
        <text:list-item>
          <text:p text:style-name="P42"><text:span text:style-name="T5">Focus:</text:span> Build foundational skills, improve reaction time, and practice basic movements.</text:p>
        </text:list-item>
        <text:list-item>
          <text:p text:style-name="P83"><text:span text:style-name="T5">Best Methods:</text:span></text:p>
          <text:list>
            <text:list-item>
              <text:p text:style-name="P131">Learn <text:span text:style-name="T5">fundamental strikes and blocks</text:span> (e.g., jab, cross, roundhouse kick).</text:p>
            </text:list-item>
            <text:list-item>
              <text:p text:style-name="P131">Develop <text:span text:style-name="T5">basic grappling and submission techniques</text:span> (e.g., armbar, single-leg takedown).</text:p>
            </text:list-item>
            <text:list-item>
              <text:p text:style-name="P131">Prioritize <text:span text:style-name="T5">defensive techniques</text:span> (e.g., knife defense, chokehold escape).</text:p>
            </text:list-item>
            <text:list-item>
              <text:p text:style-name="P131">Work on <text:span text:style-name="T5">strength, flexibility, and conditioning</text:span> to support martial arts movements.</text:p>
            </text:list-item>
          </text:list>
        </text:list-item>
        <text:list-item>
          <text:p text:style-name="P83"><text:span text:style-name="T5">Training Tools:</text:span></text:p>
          <text:list>
            <text:list-item>
              <text:p text:style-name="P131">Shadowboxing</text:p>
            </text:list-item>
            <text:list-item>
              <text:p text:style-name="P131">Heavy bag drills</text:p>
            </text:list-item>
            <text:list-item>
              <text:p text:style-name="P131">Partner drills with limited resistance</text:p>
            </text:list-item>
            <text:list-item>
              <text:p text:style-name="P135">Basic flexibility and strength exercises</text:p>
            </text:list-item>
          </text:list>
        </text:list-item>
      </text:list>
      <text:p text:style-name="Standard"><draw:rect text:anchor-type="as-char" style:rel-width="100%" draw:z-index="32" draw:style-name="gr1" draw:text-style-name="P143" svg:width="0.0012in" svg:height="0.0213in"><text:p/></draw:rect></text:p>
      <text:p text:style-name="P139"><text:bookmark text:name="_vm5dqgut6zfz"/><text:span text:style-name="T3">2. Intermediates</text:span></text:p>
      <text:list xml:id="list3967293494" text:style-name="WWNum38">
        <text:list-item>
          <text:p text:style-name="P43"><text:span text:style-name="T5">Focus:</text:span> Enhance speed, power, and combination skills while introducing tactical thinking.</text:p>
        </text:list-item>
        <text:list-item>
          <text:p text:style-name="P84"><text:span text:style-name="T5">Best Methods:</text:span></text:p>
          <text:list>
            <text:list-item>
              <text:p text:style-name="P132">Integrate <text:span text:style-name="T5">combos</text:span> like jab-cross-hook or knee-clinch-strike sequences.</text:p>
            </text:list-item>
            <text:list-item>
              <text:p text:style-name="P132">Practice <text:span text:style-name="T5">timing drills</text:span> for counters and defensive transitions.</text:p>
            </text:list-item>
            <text:list-item>
              <text:p text:style-name="P132">Increase focus on <text:span text:style-name="T5">situational sparring</text:span>, e.g., knife defense under pressure.</text:p>
            </text:list-item>
            <text:list-item>
              <text:p text:style-name="P132">Start <text:span text:style-name="T5">transition training</text:span>, such as moving from striking to grappling or defending against takedowns.</text:p>
            </text:list-item>
          </text:list>
        </text:list-item>
        <text:list-item>
          <text:p text:style-name="P84"><text:span text:style-name="T5">Training Tools:</text:span></text:p>
          <text:list>
            <text:list-item>
              <text:p text:style-name="P132">Mitt work and pad drills</text:p>
            </text:list-item>
            <text:list-item>
              <text:p text:style-name="P132">Controlled sparring with partners</text:p>
            </text:list-item>
            <text:list-item>
              <text:p text:style-name="P132">Strength and conditioning with sport-specific exercises (e.g., medicine ball throws, plyometrics).</text:p>
            </text:list-item>
            <text:list-item>
              <text:p text:style-name="P136">Reaction time exercises</text:p>
            </text:list-item>
          </text:list>
        </text:list-item>
      </text:list>
      <text:p text:style-name="Standard"><text:soft-page-break/><draw:rect text:anchor-type="as-char" style:rel-width="100%" draw:z-index="33" draw:style-name="gr1" draw:text-style-name="P143" svg:width="0.0012in" svg:height="0.0213in"><text:p/></draw:rect></text:p>
      <text:p text:style-name="P139"><text:bookmark text:name="_txkhi7ujhj7"/><text:span text:style-name="T3">3. Advanced Practitioners</text:span></text:p>
      <text:list xml:id="list2569823777" text:style-name="WWNum21">
        <text:list-item>
          <text:p text:style-name="P44"><text:span text:style-name="T5">Focus:</text:span> Refine techniques, master advanced strategies, and optimize mental conditioning.</text:p>
        </text:list-item>
        <text:list-item>
          <text:p text:style-name="P85"><text:span text:style-name="T5">Best Methods:</text:span></text:p>
          <text:list>
            <text:list-item>
              <text:p text:style-name="P133">Develop advanced combos (e.g., spinning backfist-clinch-knee).</text:p>
            </text:list-item>
            <text:list-item>
              <text:p text:style-name="P133">Transition smoothly between striking, grappling, and defense (e.g., Muay Thai clinch to Judo throw).</text:p>
            </text:list-item>
            <text:list-item>
              <text:p text:style-name="P133">Focus on <text:span text:style-name="T5">fight strategy</text:span>, including reading opponents and setting traps.</text:p>
            </text:list-item>
            <text:list-item>
              <text:p text:style-name="P133">Train for high-pressure scenarios like multiple attackers or weapon defense.</text:p>
            </text:list-item>
          </text:list>
        </text:list-item>
        <text:list-item>
          <text:p text:style-name="P85"><text:span text:style-name="T5">Training Tools:</text:span></text:p>
          <text:list>
            <text:list-item>
              <text:p text:style-name="P133">Full-contact sparring with protective gear</text:p>
            </text:list-item>
            <text:list-item>
              <text:p text:style-name="P133">Live drilling for submissions and escapes</text:p>
            </text:list-item>
            <text:list-item>
              <text:p text:style-name="P133">High-intensity interval training (HIIT) for endurance</text:p>
            </text:list-item>
            <text:list-item>
              <text:p text:style-name="P137">Visualization and mental drills for strategy and focus</text:p>
            </text:list-item>
          </text:list>
        </text:list-item>
      </text:list>
      <text:p text:style-name="Standard"><draw:rect text:anchor-type="as-char" style:rel-width="100%" draw:z-index="34" draw:style-name="gr1" draw:text-style-name="P143" svg:width="0.0012in" svg:height="0.0213in"><text:p/></draw:rect></text:p>
      <text:p text:style-name="P139"><text:bookmark text:name="_1oik9a1wweqo"/><text:span text:style-name="T3">4. Universal Tips for Fighters</text:span></text:p>
      <text:list xml:id="list358512512" text:style-name="WWNum1">
        <text:list-item>
          <text:p text:style-name="P45"><text:span text:style-name="T5">Reaction Time Training:</text:span> Use tools like tennis ball drops, agility ladders, or sparring drills that emphasize quick responses.</text:p>
        </text:list-item>
        <text:list-item>
          <text:p text:style-name="P86"><text:span text:style-name="T5">Force Development:</text:span> Combine strength training (e.g., squats, deadlifts) with explosive movements like jump kicks or punches.</text:p>
        </text:list-item>
        <text:list-item>
          <text:p text:style-name="P86"><text:span text:style-name="T5">Conditioning:</text:span> Prioritize endurance exercises (e.g., circuit training, running) to maintain energy during fights.</text:p>
        </text:list-item>
        <text:list-item>
          <text:p text:style-name="P86"><text:span text:style-name="T5">Sparring:</text:span> Engage in realistic, controlled sparring sessions to simulate real-life scenarios.</text:p>
        </text:list-item>
        <text:list-item>
          <text:p text:style-name="P126"><text:span text:style-name="T5">Nutrition and Recovery:</text:span> Maintain a balanced diet and prioritize rest and recovery (e.g., sleep, stretching, massage therapy).</text:p>
        </text:list-item>
      </text:list>
      <text:p text:style-name="P139"><text:bookmark text:name="_w0kfhss7uguf"/><text:span text:style-name="T3">Best Methods Summary</text:span></text:p>
      <text:list xml:id="list2439040666" text:style-name="WWNum14">
        <text:list-item>
          <text:p text:style-name="P46"><text:span text:style-name="T5">Striking Arts (Boxing, Muay Thai):</text:span> Focus on combinations, angles, and power generation through technique.</text:p>
        </text:list-item>
        <text:list-item>
          <text:p text:style-name="P87"><text:span text:style-name="T5">Grappling Arts (BJJ, Judo):</text:span> Emphasize control, transitions, and submissions.</text:p>
        </text:list-item>
        <text:list-item>
          <text:p text:style-name="P127"><text:span text:style-name="T5">Self-Defense (Krav Maga, Filipino Martial Arts):</text:span> Train realistic scenarios with a focus on disarms and high-stress techniques.</text:p>
        </text:list-item>
      </text:list>
      <text:p text:style-name="P2">Would you like a tailored plan or further elaboration on a specific aspect?</text:p>
      <text:p text:style-name="P140"><text:bookmark text:name="_srys9j7qcbze"/><text:span text:style-name="T1">You said:</text:span></text:p>
      <text:p text:style-name="Standard">Best Methods Summary Striking Arts (Boxing, Muay Thai): Focus on combinations, angles, and power generation through technique. Grappling Arts (BJJ, Judo): Emphasize control, transitions, and submissions. Self-Defense (Krav Maga, Filipino Martial Arts): Train realistic scenarios with a focus on disarms and high-stress techniques. Would you like a tailored plan or further elaboration on a specific aspect? GIVE 40 TECHNQUES EACH UINEFOR IGLE MULIPLEMORE THN 10 OR 30 OPONNTS IN Y TABLE FORM</text:p>
      <text:p text:style-name="P142"><text:bookmark text:name="_7xpbflnfwo10"/><text:span text:style-name="T2">ChatGPT said:</text:span></text:p>
      <text:p text:style-name="Standard">ChatGPT</text:p>
      <text:p text:style-name="P2">Here’s a table summarizing <text:span text:style-name="T5">40 unique techniques</text:span> across three categories: <text:span text:style-name="T5">Striking Arts, Grappling Arts, and Self-Defense</text:span>, designed for scenarios involving <text:span text:style-name="T5">single opponents</text:span>, <text:span text:style-name="T5">multiple opponents</text:span>, and <text:span text:style-name="T5">realistic high-stress scenarios</text:span>.</text:p>
      <text:p text:style-name="P139"><text:bookmark text:name="_5lvu8ox2ase"/><text:span text:style-name="T3">Striking Arts (Boxing, Muay Thai)</text:span></text:p>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1"><text:span text:style-name="T5">Technique</text:span></text:p>
          </table:table-cell>
          <table:table-cell table:style-name="Table11.A1" office:value-type="string">
            <text:p text:style-name="P1"><text:span text:style-name="T5">Type</text:span></text:p>
          </table:table-cell>
          <table:table-cell table:style-name="Table11.A1" office:value-type="string">
            <text:p text:style-name="P1"><text:span text:style-name="T5">Scenario</text:span></text:p>
          </table:table-cell>
          <table:table-cell table:style-name="Table11.A1" office:value-type="string">
            <text:p text:style-name="P1"><text:span text:style-name="T5">Focus</text:span></text:p>
          </table:table-cell>
        </table:table-row>
        <table:table-row table:style-name="Table11.2">
          <table:table-cell table:style-name="Table11.A1" office:value-type="string">
            <text:p text:style-name="Standard">Jab</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Speed, setup for combinations</text:p>
          </table:table-cell>
        </table:table-row>
        <table:table-row table:style-name="Table11.1">
          <table:table-cell table:style-name="Table11.A1" office:value-type="string">
            <text:p text:style-name="Standard">Cross</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Power, core rotation</text:p>
          </table:table-cell>
        </table:table-row>
        <table:table-row table:style-name="Table11.1">
          <table:table-cell table:style-name="Table11.A1" office:value-type="string">
            <text:p text:style-name="Standard">Hook</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Close-range angle strikes</text:p>
          </table:table-cell>
        </table:table-row>
        <table:table-row table:style-name="Table11.1">
          <table:table-cell table:style-name="Table11.A1" office:value-type="string">
            <text:p text:style-name="Standard">Uppercut</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Short-range knockout</text:p>
          </table:table-cell>
        </table:table-row>
        <table:table-row table:style-name="Table11.1">
          <table:table-cell table:style-name="Table11.A1" office:value-type="string">
            <text:p text:style-name="Standard">Roundhouse Kick</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Power, hip rotation</text:p>
          </table:table-cell>
        </table:table-row>
        <table:table-row table:style-name="Table11.2">
          <table:table-cell table:style-name="Table11.A1" office:value-type="string">
            <text:p text:style-name="Standard">Low Kick</text:p>
          </table:table-cell>
          <table:table-cell table:style-name="Table11.A1" office:value-type="string">
            <text:p text:style-name="Standard">Striking</text:p>
          </table:table-cell>
          <table:table-cell table:style-name="Table11.A1" office:value-type="string">
            <text:p text:style-name="Standard">Single or Multiple Opponents</text:p>
          </table:table-cell>
          <table:table-cell table:style-name="Table11.A1" office:value-type="string">
            <text:p text:style-name="Standard">Target legs for mobility</text:p>
          </table:table-cell>
        </table:table-row>
        <table:table-row table:style-name="Table11.2">
          <table:table-cell table:style-name="Table11.A1" office:value-type="string">
            <text:p text:style-name="Standard">Teep (Push Kick)</text:p>
          </table:table-cell>
          <table:table-cell table:style-name="Table11.A1" office:value-type="string">
            <text:p text:style-name="Standard">Striking</text:p>
          </table:table-cell>
          <table:table-cell table:style-name="Table11.A1" office:value-type="string">
            <text:p text:style-name="Standard">Single or Multiple Opponents</text:p>
          </table:table-cell>
          <table:table-cell table:style-name="Table11.A1" office:value-type="string">
            <text:p text:style-name="Standard">Maintain distance</text:p>
          </table:table-cell>
        </table:table-row>
        <table:table-row table:style-name="Table11.1">
          <table:table-cell table:style-name="Table11.A1" office:value-type="string">
            <text:p text:style-name="Standard">Knee Strike</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Close-range power strike</text:p>
          </table:table-cell>
        </table:table-row>
        <table:table-row table:style-name="Table11.1">
          <table:table-cell table:style-name="Table11.A1" office:value-type="string">
            <text:p text:style-name="Standard">Elbow Strike</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Precision, short range</text:p>
          </table:table-cell>
        </table:table-row>
        <table:table-row table:style-name="Table11.1">
          <table:table-cell table:style-name="Table11.A1" office:value-type="string">
            <text:p text:style-name="Standard">Spinning Elbow</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Surprise attack</text:p>
          </table:table-cell>
        </table:table-row>
        <table:table-row table:style-name="Table11.1">
          <table:table-cell table:style-name="Table11.A1" office:value-type="string">
            <text:p text:style-name="Standard">Superman Punch</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Explosive forward attack</text:p>
          </table:table-cell>
        </table:table-row>
        <table:table-row table:style-name="Table11.1">
          <table:table-cell table:style-name="Table11.A1" office:value-type="string">
            <text:p text:style-name="Standard">Axe Kick</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Overhead strike</text:p>
          </table:table-cell>
        </table:table-row>
        <table:table-row table:style-name="Table11.2">
          <table:table-cell table:style-name="Table11.A1" office:value-type="string">
            <text:p text:style-name="Standard">Side Kick</text:p>
          </table:table-cell>
          <table:table-cell table:style-name="Table11.A1" office:value-type="string">
            <text:p text:style-name="Standard">Striking</text:p>
          </table:table-cell>
          <table:table-cell table:style-name="Table11.A1" office:value-type="string">
            <text:p text:style-name="Standard">Single or Multiple Opponents</text:p>
          </table:table-cell>
          <table:table-cell table:style-name="Table11.A1" office:value-type="string">
            <text:p text:style-name="Standard">Distance control, knockback</text:p>
          </table:table-cell>
        </table:table-row>
        <table:table-row table:style-name="Table11.1">
          <table:table-cell table:style-name="Table11.A1" office:value-type="string">
            <text:p text:style-name="Standard">Spinning Back Kick</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Power, timing</text:p>
          </table:table-cell>
        </table:table-row>
        <table:table-row table:style-name="Table11.1">
          <table:table-cell table:style-name="Table11.A1" office:value-type="string">
            <text:p text:style-name="Standard">Flying Knee</text:p>
          </table:table-cell>
          <table:table-cell table:style-name="Table11.A1" office:value-type="string">
            <text:p text:style-name="Standard">Striking</text:p>
          </table:table-cell>
          <table:table-cell table:style-name="Table11.A1" office:value-type="string">
            <text:p text:style-name="Standard">Single Opponent</text:p>
          </table:table-cell>
          <table:table-cell table:style-name="Table11.A1" office:value-type="string">
            <text:p text:style-name="Standard">Aerial strike</text:p>
          </table:table-cell>
        </table:table-row>
        <table:table-row table:style-name="Table11.1">
          <table:table-cell table:style-name="Table11.A1" office:value-type="string">
            <text:p text:style-name="Standard">Double Jab Cross</text:p>
          </table:table-cell>
          <table:table-cell table:style-name="Table11.A1" office:value-type="string">
            <text:p text:style-name="Standard">Combo</text:p>
          </table:table-cell>
          <table:table-cell table:style-name="Table11.A1" office:value-type="string">
            <text:p text:style-name="Standard">Single Opponent</text:p>
          </table:table-cell>
          <table:table-cell table:style-name="Table11.A1" office:value-type="string">
            <text:p text:style-name="Standard">Speed, combination flow</text:p>
          </table:table-cell>
        </table:table-row>
        <table:table-row table:style-name="Table11.2">
          <table:table-cell table:style-name="Table11.A1" office:value-type="string">
            <text:p text:style-name="Standard">Hook-Low Kick Combo</text:p>
          </table:table-cell>
          <table:table-cell table:style-name="Table11.A1" office:value-type="string">
            <text:p text:style-name="Standard">Combo</text:p>
          </table:table-cell>
          <table:table-cell table:style-name="Table11.A1" office:value-type="string">
            <text:p text:style-name="Standard">Single or Multiple Opponents</text:p>
          </table:table-cell>
          <table:table-cell table:style-name="Table11.A1" office:value-type="string">
            <text:p text:style-name="Standard">Switch angles effectively</text:p>
          </table:table-cell>
        </table:table-row>
        <table:table-row table:style-name="Table11.2">
          <table:table-cell table:style-name="Table11.A1" office:value-type="string">
            <text:p text:style-name="Standard">Clinch + Knee Strikes</text:p>
          </table:table-cell>
          <table:table-cell table:style-name="Table11.A1" office:value-type="string">
            <text:p text:style-name="Standard">Grapple-Strike</text:p>
          </table:table-cell>
          <table:table-cell table:style-name="Table11.A1" office:value-type="string">
            <text:p text:style-name="Standard">Single Opponent</text:p>
          </table:table-cell>
          <table:table-cell table:style-name="Table11.A1" office:value-type="string">
            <text:p text:style-name="Standard">Close control, powerful knees</text:p>
          </table:table-cell>
        </table:table-row>
        <table:table-row table:style-name="Table11.2">
          <table:table-cell table:style-name="Table11.A1" office:value-type="string">
            <text:p text:style-name="Standard">Feint Jab to Uppercut</text:p>
          </table:table-cell>
          <table:table-cell table:style-name="Table11.A1" office:value-type="string">
            <text:p text:style-name="Standard">Feint + Strike</text:p>
          </table:table-cell>
          <table:table-cell table:style-name="Table11.A1" office:value-type="string">
            <text:p text:style-name="Standard">Single Opponent</text:p>
          </table:table-cell>
          <table:table-cell table:style-name="Table11.A1" office:value-type="string">
            <text:p text:style-name="Standard">Deception, precision</text:p>
          </table:table-cell>
        </table:table-row>
        <table:table-row table:style-name="Table11.2">
          <table:table-cell table:style-name="Table11.A1" office:value-type="string">
            <text:p text:style-name="Standard">High Kick Feint to Hook</text:p>
          </table:table-cell>
          <table:table-cell table:style-name="Table11.A1" office:value-type="string">
            <text:p text:style-name="Standard">Feint + Strike</text:p>
          </table:table-cell>
          <table:table-cell table:style-name="Table11.A1" office:value-type="string">
            <text:p text:style-name="Standard">Single Opponent</text:p>
          </table:table-cell>
          <table:table-cell table:style-name="Table11.A1" office:value-type="string">
            <text:p text:style-name="Standard">Deception, angle shift</text:p>
          </table:table-cell>
        </table:table-row>
      </table:table>
      <text:p text:style-name="Standard"><draw:rect text:anchor-type="as-char" style:rel-width="100%" draw:z-index="35" draw:style-name="gr1" draw:text-style-name="P143" svg:width="0.0012in" svg:height="0.0213in"><text:p/></draw:rect></text:p>
      <text:p text:style-name="P139"><text:bookmark text:name="_y3kkh3iujmqn"/><text:span text:style-name="T3">Grappling Arts (BJJ, Judo)</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text:span text:style-name="T5">Technique</text:span></text:p>
          </table:table-cell>
          <table:table-cell table:style-name="Table12.A1" office:value-type="string">
            <text:p text:style-name="P1"><text:span text:style-name="T5">Type</text:span></text:p>
          </table:table-cell>
          <table:table-cell table:style-name="Table12.A1" office:value-type="string">
            <text:p text:style-name="P1"><text:span text:style-name="T5">Scenario</text:span></text:p>
          </table:table-cell>
          <table:table-cell table:style-name="Table12.A1" office:value-type="string">
            <text:p text:style-name="P1"><text:span text:style-name="T5">Focus</text:span></text:p>
          </table:table-cell>
        </table:table-row>
        <table:table-row table:style-name="Table12.1">
          <table:table-cell table:style-name="Table12.A1" office:value-type="string">
            <text:p text:style-name="Standard">Armbar</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Joint lock, arm control</text:p>
          </table:table-cell>
        </table:table-row>
        <table:table-row table:style-name="Table12.1">
          <table:table-cell table:style-name="Table12.A1" office:value-type="string">
            <text:p text:style-name="Standard">Guillotine Choke</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Neck control, fast finish</text:p>
          </table:table-cell>
        </table:table-row>
        <table:table-row table:style-name="Table12.1">
          <table:table-cell table:style-name="Table12.A1" office:value-type="string">
            <text:p text:style-name="Standard">Rear-Naked Choke</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Dominant back control</text:p>
          </table:table-cell>
        </table:table-row>
        <table:table-row table:style-name="Table12.1">
          <table:table-cell table:style-name="Table12.A1" office:value-type="string">
            <text:p text:style-name="Standard">Triangle Choke</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Leg control, submissions</text:p>
          </table:table-cell>
        </table:table-row>
        <table:table-row table:style-name="Table12.1">
          <table:table-cell table:style-name="Table12.A1" office:value-type="string">
            <text:p text:style-name="Standard">Kimura</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Shoulder lock</text:p>
          </table:table-cell>
        </table:table-row>
        <table:table-row table:style-name="Table12.1">
          <table:table-cell table:style-name="Table12.A1" office:value-type="string">
            <text:p text:style-name="Standard">Omoplata</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Shoulder lock using legs</text:p>
          </table:table-cell>
        </table:table-row>
        <table:table-row table:style-name="Table12.1">
          <table:table-cell table:style-name="Table12.A1" office:value-type="string">
            <text:p text:style-name="Standard">Double-Leg Takedown</text:p>
          </table:table-cell>
          <table:table-cell table:style-name="Table12.A1" office:value-type="string">
            <text:p text:style-name="Standard">Takedown</text:p>
          </table:table-cell>
          <table:table-cell table:style-name="Table12.A1" office:value-type="string">
            <text:p text:style-name="Standard">Single Opponent</text:p>
          </table:table-cell>
          <table:table-cell table:style-name="Table12.A1" office:value-type="string">
            <text:p text:style-name="Standard">Control and transition</text:p>
          </table:table-cell>
        </table:table-row>
        <table:table-row table:style-name="Table12.1">
          <table:table-cell table:style-name="Table12.A1" office:value-type="string">
            <text:p text:style-name="Standard">Single-Leg Takedown</text:p>
          </table:table-cell>
          <table:table-cell table:style-name="Table12.A1" office:value-type="string">
            <text:p text:style-name="Standard">Takedown</text:p>
          </table:table-cell>
          <table:table-cell table:style-name="Table12.A1" office:value-type="string">
            <text:p text:style-name="Standard">Single Opponent</text:p>
          </table:table-cell>
          <table:table-cell table:style-name="Table12.A1" office:value-type="string">
            <text:p text:style-name="Standard">Balance disruption</text:p>
          </table:table-cell>
        </table:table-row>
        <table:table-row table:style-name="Table12.1">
          <table:table-cell table:style-name="Table12.A1" office:value-type="string">
            <text:p text:style-name="Standard">Hip Toss (O Goshi)</text:p>
          </table:table-cell>
          <table:table-cell table:style-name="Table12.A1" office:value-type="string">
            <text:p text:style-name="Standard">Takedown</text:p>
          </table:table-cell>
          <table:table-cell table:style-name="Table12.A1" office:value-type="string">
            <text:p text:style-name="Standard">Single Opponent</text:p>
          </table:table-cell>
          <table:table-cell table:style-name="Table12.A1" office:value-type="string">
            <text:p text:style-name="Standard">Leverage</text:p>
          </table:table-cell>
        </table:table-row>
        <table:table-row table:style-name="Table12.1">
          <table:table-cell table:style-name="Table12.A1" office:value-type="string">
            <text:p text:style-name="Standard">Seoi Nage</text:p>
          </table:table-cell>
          <table:table-cell table:style-name="Table12.A1" office:value-type="string">
            <text:p text:style-name="Standard">Takedown</text:p>
          </table:table-cell>
          <table:table-cell table:style-name="Table12.A1" office:value-type="string">
            <text:p text:style-name="Standard">Single Opponent</text:p>
          </table:table-cell>
          <table:table-cell table:style-name="Table12.A1" office:value-type="string">
            <text:p text:style-name="Standard">Shoulder throw</text:p>
          </table:table-cell>
        </table:table-row>
        <table:table-row table:style-name="Table12.1">
          <table:table-cell table:style-name="Table12.A1" office:value-type="string">
            <text:p text:style-name="Standard">Osoto Gari</text:p>
          </table:table-cell>
          <table:table-cell table:style-name="Table12.A1" office:value-type="string">
            <text:p text:style-name="Standard">Takedown</text:p>
          </table:table-cell>
          <table:table-cell table:style-name="Table12.A1" office:value-type="string">
            <text:p text:style-name="Standard">Single Opponent</text:p>
          </table:table-cell>
          <table:table-cell table:style-name="Table12.A1" office:value-type="string">
            <text:p text:style-name="Standard">Outer leg sweep</text:p>
          </table:table-cell>
        </table:table-row>
        <table:table-row table:style-name="Table12.1">
          <table:table-cell table:style-name="Table12.A1" office:value-type="string">
            <text:p text:style-name="Standard">Uchi Mata</text:p>
          </table:table-cell>
          <table:table-cell table:style-name="Table12.A1" office:value-type="string">
            <text:p text:style-name="Standard">Takedown</text:p>
          </table:table-cell>
          <table:table-cell table:style-name="Table12.A1" office:value-type="string">
            <text:p text:style-name="Standard">Single Opponent</text:p>
          </table:table-cell>
          <table:table-cell table:style-name="Table12.A1" office:value-type="string">
            <text:p text:style-name="Standard">Inner thigh sweep</text:p>
          </table:table-cell>
        </table:table-row>
        <table:table-row table:style-name="Table12.1">
          <table:table-cell table:style-name="Table12.A1" office:value-type="string">
            <text:p text:style-name="Standard">Kesa Gatame</text:p>
          </table:table-cell>
          <table:table-cell table:style-name="Table12.A1" office:value-type="string">
            <text:p text:style-name="Standard">Pin</text:p>
          </table:table-cell>
          <table:table-cell table:style-name="Table12.A1" office:value-type="string">
            <text:p text:style-name="Standard">Single Opponent</text:p>
          </table:table-cell>
          <table:table-cell table:style-name="Table12.A1" office:value-type="string">
            <text:p text:style-name="Standard">Control from side mount</text:p>
          </table:table-cell>
        </table:table-row>
        <table:table-row table:style-name="Table12.1">
          <table:table-cell table:style-name="Table12.A1" office:value-type="string">
            <text:p text:style-name="Standard">Mount Escape</text:p>
          </table:table-cell>
          <table:table-cell table:style-name="Table12.A1" office:value-type="string">
            <text:p text:style-name="Standard">Escape</text:p>
          </table:table-cell>
          <table:table-cell table:style-name="Table12.A1" office:value-type="string">
            <text:p text:style-name="Standard">Single Opponent</text:p>
          </table:table-cell>
          <table:table-cell table:style-name="Table12.A1" office:value-type="string">
            <text:p text:style-name="Standard">Survive bad positions</text:p>
          </table:table-cell>
        </table:table-row>
        <table:table-row table:style-name="Table12.1">
          <table:table-cell table:style-name="Table12.A1" office:value-type="string">
            <text:p text:style-name="Standard">Side Control Escape</text:p>
          </table:table-cell>
          <table:table-cell table:style-name="Table12.A1" office:value-type="string">
            <text:p text:style-name="Standard">Escape</text:p>
          </table:table-cell>
          <table:table-cell table:style-name="Table12.A1" office:value-type="string">
            <text:p text:style-name="Standard">Single Opponent</text:p>
          </table:table-cell>
          <table:table-cell table:style-name="Table12.A1" office:value-type="string">
            <text:p text:style-name="Standard">Regain dominant position</text:p>
          </table:table-cell>
        </table:table-row>
        <table:table-row table:style-name="Table12.1">
          <table:table-cell table:style-name="Table12.A1" office:value-type="string">
            <text:p text:style-name="Standard">Butterfly Sweep</text:p>
          </table:table-cell>
          <table:table-cell table:style-name="Table12.A1" office:value-type="string">
            <text:p text:style-name="Standard">Sweep</text:p>
          </table:table-cell>
          <table:table-cell table:style-name="Table12.A1" office:value-type="string">
            <text:p text:style-name="Standard">Single Opponent</text:p>
          </table:table-cell>
          <table:table-cell table:style-name="Table12.A1" office:value-type="string">
            <text:p text:style-name="Standard">Counter to top control</text:p>
          </table:table-cell>
        </table:table-row>
        <table:table-row table:style-name="Table12.1">
          <table:table-cell table:style-name="Table12.A1" office:value-type="string">
            <text:p text:style-name="Standard">Flower Sweep</text:p>
          </table:table-cell>
          <table:table-cell table:style-name="Table12.A1" office:value-type="string">
            <text:p text:style-name="Standard">Sweep</text:p>
          </table:table-cell>
          <table:table-cell table:style-name="Table12.A1" office:value-type="string">
            <text:p text:style-name="Standard">Single Opponent</text:p>
          </table:table-cell>
          <table:table-cell table:style-name="Table12.A1" office:value-type="string">
            <text:p text:style-name="Standard">Off-balance opponent</text:p>
          </table:table-cell>
        </table:table-row>
        <table:table-row table:style-name="Table12.1">
          <table:table-cell table:style-name="Table12.A1" office:value-type="string">
            <text:p text:style-name="Standard">Arm Drag to Back Take</text:p>
          </table:table-cell>
          <table:table-cell table:style-name="Table12.A1" office:value-type="string">
            <text:p text:style-name="Standard">Transition</text:p>
          </table:table-cell>
          <table:table-cell table:style-name="Table12.A1" office:value-type="string">
            <text:p text:style-name="Standard">Single Opponent</text:p>
          </table:table-cell>
          <table:table-cell table:style-name="Table12.A1" office:value-type="string">
            <text:p text:style-name="Standard">Get behind for choke</text:p>
          </table:table-cell>
        </table:table-row>
        <table:table-row table:style-name="Table12.1">
          <table:table-cell table:style-name="Table12.A1" office:value-type="string">
            <text:p text:style-name="Standard">Wrist Lock</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Fast control technique</text:p>
          </table:table-cell>
        </table:table-row>
        <table:table-row table:style-name="Table12.1">
          <table:table-cell table:style-name="Table12.A1" office:value-type="string">
            <text:p text:style-name="Standard">Leg Lock (Ankle Lock)</text:p>
          </table:table-cell>
          <table:table-cell table:style-name="Table12.A1" office:value-type="string">
            <text:p text:style-name="Standard">Submission</text:p>
          </table:table-cell>
          <table:table-cell table:style-name="Table12.A1" office:value-type="string">
            <text:p text:style-name="Standard">Single Opponent</text:p>
          </table:table-cell>
          <table:table-cell table:style-name="Table12.A1" office:value-type="string">
            <text:p text:style-name="Standard">Attack lower limbs</text:p>
          </table:table-cell>
        </table:table-row>
      </table:table>
      <text:p text:style-name="Standard"><draw:rect text:anchor-type="as-char" style:rel-width="100%" draw:z-index="36" draw:style-name="gr1" draw:text-style-name="P143" svg:width="0.0012in" svg:height="0.0213in"><text:p/></draw:rect></text:p>
      <text:p text:style-name="P139"><text:bookmark text:name="_82xu3s7h306q"/><text:span text:style-name="T3">Self-Defense (Krav Maga, Filipino Martial Arts)</text:span></text:p>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text:span text:style-name="T5">Technique</text:span></text:p>
          </table:table-cell>
          <table:table-cell table:style-name="Table13.A1" office:value-type="string">
            <text:p text:style-name="P1"><text:span text:style-name="T5">Type</text:span></text:p>
          </table:table-cell>
          <table:table-cell table:style-name="Table13.A1" office:value-type="string">
            <text:p text:style-name="P1"><text:span text:style-name="T5">Scenario</text:span></text:p>
          </table:table-cell>
          <table:table-cell table:style-name="Table13.A1" office:value-type="string">
            <text:p text:style-name="P1"><text:span text:style-name="T5">Focus</text:span></text:p>
          </table:table-cell>
        </table:table-row>
        <table:table-row table:style-name="Table13.1">
          <table:table-cell table:style-name="Table13.A1" office:value-type="string">
            <text:p text:style-name="Standard">Knife Disarm</text:p>
          </table:table-cell>
          <table:table-cell table:style-name="Table13.A1" office:value-type="string">
            <text:p text:style-name="Standard">Disarm</text:p>
          </table:table-cell>
          <table:table-cell table:style-name="Table13.A1" office:value-type="string">
            <text:p text:style-name="Standard">Single Opponent</text:p>
          </table:table-cell>
          <table:table-cell table:style-name="Table13.A1" office:value-type="string">
            <text:p text:style-name="Standard">Wrist control, quick disarm</text:p>
          </table:table-cell>
        </table:table-row>
        <table:table-row table:style-name="Table13.3">
          <table:table-cell table:style-name="Table13.A1" office:value-type="string">
            <text:p text:style-name="Standard">Gun Disarm</text:p>
          </table:table-cell>
          <table:table-cell table:style-name="Table13.A1" office:value-type="string">
            <text:p text:style-name="Standard">Disarm</text:p>
          </table:table-cell>
          <table:table-cell table:style-name="Table13.A1" office:value-type="string">
            <text:p text:style-name="Standard">Single Opponent</text:p>
          </table:table-cell>
          <table:table-cell table:style-name="Table13.A1" office:value-type="string">
            <text:p text:style-name="Standard">Redirect weapon, follow up with strikes</text:p>
          </table:table-cell>
        </table:table-row>
        <table:table-row table:style-name="Table13.3">
          <table:table-cell table:style-name="Table13.A1" office:value-type="string">
            <text:p text:style-name="Standard">Throat Punch</text:p>
          </table:table-cell>
          <table:table-cell table:style-name="Table13.A1" office:value-type="string">
            <text:p text:style-name="Standard">Striking</text:p>
          </table:table-cell>
          <table:table-cell table:style-name="Table13.A1" office:value-type="string">
            <text:p text:style-name="Standard">Single Opponent</text:p>
          </table:table-cell>
          <table:table-cell table:style-name="Table13.A1" office:value-type="string">
            <text:p text:style-name="Standard">Stop aggressive threat quickly</text:p>
          </table:table-cell>
        </table:table-row>
        <table:table-row table:style-name="Table13.1">
          <table:table-cell table:style-name="Table13.A1" office:value-type="string">
            <text:p text:style-name="Standard">Eye Gouge</text:p>
          </table:table-cell>
          <table:table-cell table:style-name="Table13.A1" office:value-type="string">
            <text:p text:style-name="Standard">Striking</text:p>
          </table:table-cell>
          <table:table-cell table:style-name="Table13.A1" office:value-type="string">
            <text:p text:style-name="Standard">Single Opponent</text:p>
          </table:table-cell>
          <table:table-cell table:style-name="Table13.A1" office:value-type="string">
            <text:p text:style-name="Standard">Disable attacker</text:p>
          </table:table-cell>
        </table:table-row>
        <table:table-row table:style-name="Table13.1">
          <table:table-cell table:style-name="Table13.A1" office:value-type="string">
            <text:p text:style-name="Standard">Horizontal Stick Strike</text:p>
          </table:table-cell>
          <table:table-cell table:style-name="Table13.A1" office:value-type="string">
            <text:p text:style-name="Standard">Striking</text:p>
          </table:table-cell>
          <table:table-cell table:style-name="Table13.A1" office:value-type="string">
            <text:p text:style-name="Standard">Multiple Opponents</text:p>
          </table:table-cell>
          <table:table-cell table:style-name="Table13.A1" office:value-type="string">
            <text:p text:style-name="Standard">Quick, strong strikes</text:p>
          </table:table-cell>
        </table:table-row>
        <table:table-row table:style-name="Table13.3">
          <table:table-cell table:style-name="Table13.A1" office:value-type="string">
            <text:p text:style-name="Standard">Reverse Grip Knife Strike</text:p>
          </table:table-cell>
          <table:table-cell table:style-name="Table13.A1" office:value-type="string">
            <text:p text:style-name="Standard">Striking</text:p>
          </table:table-cell>
          <table:table-cell table:style-name="Table13.A1" office:value-type="string">
            <text:p text:style-name="Standard">Single Opponent</text:p>
          </table:table-cell>
          <table:table-cell table:style-name="Table13.A1" office:value-type="string">
            <text:p text:style-name="Standard">Precision close-range strikes</text:p>
          </table:table-cell>
        </table:table-row>
        <table:table-row table:style-name="Table13.1">
          <table:table-cell table:style-name="Table13.A1" office:value-type="string">
            <text:p text:style-name="Standard">Circular Stick Motion</text:p>
          </table:table-cell>
          <table:table-cell table:style-name="Table13.A1" office:value-type="string">
            <text:p text:style-name="Standard">Striking</text:p>
          </table:table-cell>
          <table:table-cell table:style-name="Table13.A1" office:value-type="string">
            <text:p text:style-name="Standard">Multiple Opponents</text:p>
          </table:table-cell>
          <table:table-cell table:style-name="Table13.A1" office:value-type="string">
            <text:p text:style-name="Standard">Defend multiple angles</text:p>
          </table:table-cell>
        </table:table-row>
        <table:table-row table:style-name="Table13.1">
          <table:table-cell table:style-name="Table13.A1" office:value-type="string">
            <text:p text:style-name="Standard">Forward Knife Thrust</text:p>
          </table:table-cell>
          <table:table-cell table:style-name="Table13.A1" office:value-type="string">
            <text:p text:style-name="Standard">Striking</text:p>
          </table:table-cell>
          <table:table-cell table:style-name="Table13.A1" office:value-type="string">
            <text:p text:style-name="Standard">Single Opponent</text:p>
          </table:table-cell>
          <table:table-cell table:style-name="Table13.A1" office:value-type="string">
            <text:p text:style-name="Standard">Target vital points</text:p>
          </table:table-cell>
        </table:table-row>
        <table:table-row table:style-name="Table13.1">
          <table:table-cell table:style-name="Table13.A1" office:value-type="string">
            <text:p text:style-name="Standard">Palm Heel Strike</text:p>
          </table:table-cell>
          <table:table-cell table:style-name="Table13.A1" office:value-type="string">
            <text:p text:style-name="Standard">Striking</text:p>
          </table:table-cell>
          <table:table-cell table:style-name="Table13.A1" office:value-type="string">
            <text:p text:style-name="Standard">Single Opponent</text:p>
          </table:table-cell>
          <table:table-cell table:style-name="Table13.A1" office:value-type="string">
            <text:p text:style-name="Standard">Strong, safe hand strike</text:p>
          </table:table-cell>
        </table:table-row>
        <table:table-row table:style-name="Table13.3">
          <table:table-cell table:style-name="Table13.A1" office:value-type="string">
            <text:p text:style-name="Standard">Groin Kick</text:p>
          </table:table-cell>
          <table:table-cell table:style-name="Table13.A1" office:value-type="string">
            <text:p text:style-name="Standard">Striking</text:p>
          </table:table-cell>
          <table:table-cell table:style-name="Table13.A1" office:value-type="string">
            <text:p text:style-name="Standard">Single or Multiple Opponents</text:p>
          </table:table-cell>
          <table:table-cell table:style-name="Table13.A1" office:value-type="string">
            <text:p text:style-name="Standard">Quick disablement</text:p>
          </table:table-cell>
        </table:table-row>
        <table:table-row table:style-name="Table13.3">
          <table:table-cell table:style-name="Table13.A1" office:value-type="string">
            <text:p text:style-name="Standard">Push Kick (Teep)</text:p>
          </table:table-cell>
          <table:table-cell table:style-name="Table13.A1" office:value-type="string">
            <text:p text:style-name="Standard">Striking</text:p>
          </table:table-cell>
          <table:table-cell table:style-name="Table13.A1" office:value-type="string">
            <text:p text:style-name="Standard">Multiple Opponents</text:p>
          </table:table-cell>
          <table:table-cell table:style-name="Table13.A1" office:value-type="string">
            <text:p text:style-name="Standard">Maintain distance, knockback</text:p>
          </table:table-cell>
        </table:table-row>
        <table:table-row table:style-name="Table13.1">
          <table:table-cell table:style-name="Table13.A1" office:value-type="string">
            <text:p text:style-name="Standard">Sweep with Stick</text:p>
          </table:table-cell>
          <table:table-cell table:style-name="Table13.A1" office:value-type="string">
            <text:p text:style-name="Standard">Takedown</text:p>
          </table:table-cell>
          <table:table-cell table:style-name="Table13.A1" office:value-type="string">
            <text:p text:style-name="Standard">Single Opponent</text:p>
          </table:table-cell>
          <table:table-cell table:style-name="Table13.A1" office:value-type="string">
            <text:p text:style-name="Standard">Disarm and control</text:p>
          </table:table-cell>
        </table:table-row>
        <table:table-row table:style-name="Table13.3">
          <table:table-cell table:style-name="Table13.A1" office:value-type="string">
            <text:p text:style-name="Standard">Stick-Deflecting Attack</text:p>
          </table:table-cell>
          <table:table-cell table:style-name="Table13.A1" office:value-type="string">
            <text:p text:style-name="Standard">Defense</text:p>
          </table:table-cell>
          <table:table-cell table:style-name="Table13.A1" office:value-type="string">
            <text:p text:style-name="Standard">Multiple Opponents</text:p>
          </table:table-cell>
          <table:table-cell table:style-name="Table13.A1" office:value-type="string">
            <text:p text:style-name="Standard">Defense against weapon attacks</text:p>
          </table:table-cell>
        </table:table-row>
        <table:table-row table:style-name="Table13.1">
          <table:table-cell table:style-name="Table13.A1" office:value-type="string">
            <text:p text:style-name="Standard">Knife to Throat Escape</text:p>
          </table:table-cell>
          <table:table-cell table:style-name="Table13.A1" office:value-type="string">
            <text:p text:style-name="Standard">Defense</text:p>
          </table:table-cell>
          <table:table-cell table:style-name="Table13.A1" office:value-type="string">
            <text:p text:style-name="Standard">Single Opponent</text:p>
          </table:table-cell>
          <table:table-cell table:style-name="Table13.A1" office:value-type="string">
            <text:p text:style-name="Standard">Neutralize threat</text:p>
          </table:table-cell>
        </table:table-row>
        <table:table-row table:style-name="Table13.1">
          <table:table-cell table:style-name="Table13.A1" office:value-type="string">
            <text:p text:style-name="Standard">Rear Bearhug Escape</text:p>
          </table:table-cell>
          <table:table-cell table:style-name="Table13.A1" office:value-type="string">
            <text:p text:style-name="Standard">Escape</text:p>
          </table:table-cell>
          <table:table-cell table:style-name="Table13.A1" office:value-type="string">
            <text:p text:style-name="Standard">Single Opponent</text:p>
          </table:table-cell>
          <table:table-cell table:style-name="Table13.A1" office:value-type="string">
            <text:p text:style-name="Standard">Break free and counter</text:p>
          </table:table-cell>
        </table:table-row>
        <table:table-row table:style-name="Table13.1">
          <table:table-cell table:style-name="Table13.A1" office:value-type="string">
            <text:p text:style-name="Standard">Mount Defense</text:p>
          </table:table-cell>
          <table:table-cell table:style-name="Table13.A1" office:value-type="string">
            <text:p text:style-name="Standard">Defense</text:p>
          </table:table-cell>
          <table:table-cell table:style-name="Table13.A1" office:value-type="string">
            <text:p text:style-name="Standard">Single Opponent</text:p>
          </table:table-cell>
          <table:table-cell table:style-name="Table13.A1" office:value-type="string">
            <text:p text:style-name="Standard">Escape and strike</text:p>
          </table:table-cell>
        </table:table-row>
        <table:table-row table:style-name="Table13.3">
          <table:table-cell table:style-name="Table13.A1" office:value-type="string">
            <text:p text:style-name="Standard">Multiple Attackers Stick Combo</text:p>
          </table:table-cell>
          <table:table-cell table:style-name="Table13.A1" office:value-type="string">
            <text:p text:style-name="Standard">Combo</text:p>
          </table:table-cell>
          <table:table-cell table:style-name="Table13.A1" office:value-type="string">
            <text:p text:style-name="Standard">Multiple Opponents</text:p>
          </table:table-cell>
          <table:table-cell table:style-name="Table13.A1" office:value-type="string">
            <text:p text:style-name="Standard">Quick movement, control range</text:p>
          </table:table-cell>
        </table:table-row>
        <table:table-row table:style-name="Table13.3">
          <table:table-cell table:style-name="Table13.A1" office:value-type="string">
            <text:p text:style-name="Standard">Knife Flow Drills</text:p>
          </table:table-cell>
          <table:table-cell table:style-name="Table13.A1" office:value-type="string">
            <text:p text:style-name="Standard">Flow Training</text:p>
          </table:table-cell>
          <table:table-cell table:style-name="Table13.A1" office:value-type="string">
            <text:p text:style-name="Standard">Single or Multiple Opponents</text:p>
          </table:table-cell>
          <table:table-cell table:style-name="Table13.A1" office:value-type="string">
            <text:p text:style-name="Standard">Fluid transitions, realistic movements</text:p>
          </table:table-cell>
        </table:table-row>
        <table:table-row table:style-name="Table13.3">
          <table:table-cell table:style-name="Table13.A1" office:value-type="string">
            <text:p text:style-name="Standard">Kick + Knife Follow-Up</text:p>
          </table:table-cell>
          <table:table-cell table:style-name="Table13.A1" office:value-type="string">
            <text:p text:style-name="Standard">Combo</text:p>
          </table:table-cell>
          <table:table-cell table:style-name="Table13.A1" office:value-type="string">
            <text:p text:style-name="Standard">Single Opponent</text:p>
          </table:table-cell>
          <table:table-cell table:style-name="Table13.A1" office:value-type="string">
            <text:p text:style-name="Standard">Combine strikes with weapons</text:p>
          </table:table-cell>
        </table:table-row>
        <table:table-row table:style-name="Table13.3">
          <table:table-cell table:style-name="Table13.A1" office:value-type="string">
            <text:p text:style-name="Standard">Defending Against Punches</text:p>
          </table:table-cell>
          <table:table-cell table:style-name="Table13.A1" office:value-type="string">
            <text:p text:style-name="Standard">Defense</text:p>
          </table:table-cell>
          <table:table-cell table:style-name="Table13.A1" office:value-type="string">
            <text:p text:style-name="Standard">Single Opponent</text:p>
          </table:table-cell>
          <table:table-cell table:style-name="Table13.A1" office:value-type="string">
            <text:p text:style-name="Standard">Redirection, counters</text:p>
          </table:table-cell>
        </table:table-row>
      </table:table>
      <text:p text:style-name="Standard"><draw:rect text:anchor-type="as-char" style:rel-width="100%" draw:z-index="37" draw:style-name="gr1" draw:text-style-name="P143" svg:width="0.0012in" svg:height="0.0213in"><text:p/></draw:rect></text:p>
      <text:p text:style-name="P2">Would you like to expand on any specific technique or scenario?</text:p>
      <text:p text:style-name="P140"><text:bookmark text:name="_j7mxk5kto9dq"/><text:span text:style-name="T1">You said:</text:span></text:p>
      <text:p text:style-name="Standard">WITH ERT TIME IN SCOS AND MATHORMULA Best Methods Summary Striking Arts (Boxing, Muay Thai): Focus on combinations, angles, and power generation through technique. Grappling Arts (BJJ, Judo): Emphasize control, transitions, and submissions. Self-Defense (Krav Maga, Filipino Martial Arts): Train realistic scenarios with a focus on disarms and high-stress techniques. Would you like a tailored plan or further elaboration on a specific aspect? GIVE 40 TECHNQUES EACH UINEFOR IGLE MULIPLEMORE THN 10 OR 30 OPONNTS IN Y TABLE FORM</text:p>
      <text:p text:style-name="P142"><text:bookmark text:name="_3bfsvf2oa7d6"/><text:span text:style-name="T2">ChatGPT said:</text:span></text:p>
      <text:p text:style-name="Standard">ChatGPT</text:p>
      <text:p text:style-name="P2">Here’s a table with <text:span text:style-name="T5">40 unique techniques</text:span> across <text:span text:style-name="T5">Striking Arts, Grappling Arts, and Self-Defense</text:span>, integrating formulas for <text:span text:style-name="T5">Effectiveness Reaction Time (ERT)</text:span> and <text:span text:style-name="T5">Impact Force (F)</text:span>. The techniques are tailored for scenarios involving <text:span text:style-name="T5">single opponents</text:span>, <text:span text:style-name="T5">multiple opponents</text:span>, and <text:span text:style-name="T5">high-stress situations with 10 or more opponents</text:span>.</text:p>
      <text:p text:style-name="Standard"><draw:rect text:anchor-type="as-char" style:rel-width="100%" draw:z-index="38" draw:style-name="gr1" draw:text-style-name="P143" svg:width="0.0012in" svg:height="0.0213in"><text:p/></draw:rect></text:p>
      <text:p text:style-name="P139"><text:bookmark text:name="_iq14deq6epo5"/><text:span text:style-name="T3">Striking Arts (Boxing, Muay Thai)</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1"><text:span text:style-name="T5">Technique</text:span></text:p>
          </table:table-cell>
          <table:table-cell table:style-name="Table14.A1" office:value-type="string">
            <text:p text:style-name="P1"><text:span text:style-name="T5">Type</text:span></text:p>
          </table:table-cell>
          <table:table-cell table:style-name="Table14.A1" office:value-type="string">
            <text:p text:style-name="P1"><text:span text:style-name="T5">Scenario</text:span></text:p>
          </table:table-cell>
          <table:table-cell table:style-name="Table14.A1" office:value-type="string">
            <text:p text:style-name="P1"><text:span text:style-name="T5">ERT Formula</text:span></text:p>
          </table:table-cell>
          <table:table-cell table:style-name="Table14.A1" office:value-type="string">
            <text:p text:style-name="P1"><text:span text:style-name="T5">Force Formula</text:span></text:p>
          </table:table-cell>
          <table:table-cell table:style-name="Table14.A1" office:value-type="string">
            <text:p text:style-name="P1"><text:span text:style-name="T5">Focus</text:span></text:p>
          </table:table-cell>
        </table:table-row>
        <table:table-row table:style-name="Table14.2">
          <table:table-cell table:style-name="Table14.A1" office:value-type="string">
            <text:p text:style-name="Standard">Jab</text:p>
          </table:table-cell>
          <table:table-cell table:style-name="Table14.A1" office:value-type="string">
            <text:p text:style-name="Standard">Striking</text:p>
          </table:table-cell>
          <table:table-cell table:style-name="Table14.A1" office:value-type="string">
            <text:p text:style-name="Standard">Single Opponent</text:p>
          </table:table-cell>
          <table:table-cell table:style-name="Table14.A1" office:value-type="string">
            <text:p text:style-name="Standard">ERT=1.5m8 m/s=0.125sERT = \frac{1.5m}{8 \, m/s} = 0.125sERT=8m/s1.5m​=0.125s</text:p>
          </table:table-cell>
          <table:table-cell table:style-name="Table14.A1" office:value-type="string">
            <text:p text:style-name="Standard">F=m⋅vF = m \cdot vF=m⋅v</text:p>
          </table:table-cell>
          <table:table-cell table:style-name="Table14.A1" office:value-type="string">
            <text:p text:style-name="Standard">Speed, setup combos</text:p>
          </table:table-cell>
        </table:table-row>
        <table:table-row table:style-name="Table14.3">
          <table:table-cell table:style-name="Table14.A1" office:value-type="string">
            <text:p text:style-name="Standard">Cross</text:p>
          </table:table-cell>
          <table:table-cell table:style-name="Table14.A1" office:value-type="string">
            <text:p text:style-name="Standard">Striking</text:p>
          </table:table-cell>
          <table:table-cell table:style-name="Table14.A1" office:value-type="string">
            <text:p text:style-name="Standard">Single Opponent</text:p>
          </table:table-cell>
          <table:table-cell table:style-name="Table14.A1" office:value-type="string">
            <text:p text:style-name="Standard">ERT=2m10 m/s=0.2sERT = \frac{2m}{10 \, m/s} = 0.2sERT=10m/s2m​=0.2s</text:p>
          </table:table-cell>
          <table:table-cell table:style-name="Table14.A1" office:value-type="string">
            <text:p text:style-name="Standard">F=m⋅vF = m \cdot vF=m⋅v</text:p>
          </table:table-cell>
          <table:table-cell table:style-name="Table14.A1" office:value-type="string">
            <text:p text:style-name="Standard">Power, core rotation</text:p>
          </table:table-cell>
        </table:table-row>
        <table:table-row table:style-name="Table14.1">
          <table:table-cell table:style-name="Table14.A1" office:value-type="string">
            <text:p text:style-name="Standard">Hook</text:p>
          </table:table-cell>
          <table:table-cell table:style-name="Table14.A1" office:value-type="string">
            <text:p text:style-name="Standard">Striking</text:p>
          </table:table-cell>
          <table:table-cell table:style-name="Table14.A1" office:value-type="string">
            <text:p text:style-name="Standard">Single Opponent</text:p>
          </table:table-cell>
          <table:table-cell table:style-name="Table14.A1" office:value-type="string">
            <text:p text:style-name="Standard">( ERT = \frac{1.8m}{9 , m/s} =</text:p>
          </table:table-cell>
          <table:table-cell table:style-name="Table14.A1" office:value-type="string">
            <text:p text:style-name="Standard"/>
          </table:table-cell>
          <table:table-cell table:style-name="Table14.A1" office:value-type="string">
            <text:p text:style-name="Standard"/>
          </table:table-cell>
        </table:table-row>
      </table:table>
      <text:p text:style-name="P140"><text:bookmark text:name="_uulog451q817"/><text:span text:style-name="T1">You said:</text:span></text:p>
      <text:p text:style-name="Standard">WITH ERT TIME IN SCOS AND MATHORMULA Best Methods Summary Striking Arts (Boxing, Muay Thai): Focus on combinations, angles, and power generation through technique. Grappling Arts (BJJ, Judo): Emphasize control, transitions, and submissions. Self-Defense (Krav Maga, Filipino Martial Arts): Train realistic scenarios with a focus on disarms and high-stress techniques. Would you like a tailored plan or further elaboration on a specific aspect? GIVE 40 TECHNQUES EACH UINEFOR IGLE MULIPLEMORE THN 10 OR 30 OPONNTS IN Y TABLE FORM</text:p>
      <text:p text:style-name="P142"><text:bookmark text:name="_cb4qbm3pwow8"/><text:span text:style-name="T2">ChatGPT said:</text:span></text:p>
      <text:p text:style-name="Standard">ChatGPT</text:p>
      <text:p text:style-name="P2">Here’s a detailed table summarizing <text:span text:style-name="T5">40 unique techniques</text:span> across <text:span text:style-name="T5">Striking Arts, Grappling Arts, and Self-Defense</text:span>. Each entry includes a mathematical formula for <text:span text:style-name="T5">Effectiveness Reaction Time (ERT)</text:span> and <text:span text:style-name="T5">Force (F)</text:span>, along with their focus and applicability for <text:span text:style-name="T5">single opponents</text:span>, <text:span text:style-name="T5">multiple opponents</text:span>, and <text:span text:style-name="T5">10+ opponents</text:span> scenarios.</text:p>
      <text:p text:style-name="Standard"><draw:rect text:anchor-type="as-char" style:rel-width="100%" draw:z-index="39" draw:style-name="gr1" draw:text-style-name="P143" svg:width="0.0012in" svg:height="0.0213in"><text:p/></draw:rect></text:p>
      <text:p text:style-name="P139"><text:bookmark text:name="_xmusls8kl02v"/><text:span text:style-name="T3">Striking Arts (Boxing, Muay Thai)</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1"><text:span text:style-name="T5">Technique</text:span></text:p>
          </table:table-cell>
          <table:table-cell table:style-name="Table15.A1" office:value-type="string">
            <text:p text:style-name="P1"><text:span text:style-name="T5">Type</text:span></text:p>
          </table:table-cell>
          <table:table-cell table:style-name="Table15.A1" office:value-type="string">
            <text:p text:style-name="P1"><text:span text:style-name="T5">Scenario</text:span></text:p>
          </table:table-cell>
          <table:table-cell table:style-name="Table15.A1" office:value-type="string">
            <text:p text:style-name="P1"><text:span text:style-name="T5">ERT Formula</text:span></text:p>
          </table:table-cell>
          <table:table-cell table:style-name="Table15.A1" office:value-type="string">
            <text:p text:style-name="P1"><text:span text:style-name="T5">Force Formula</text:span></text:p>
          </table:table-cell>
          <table:table-cell table:style-name="Table15.A1" office:value-type="string">
            <text:p text:style-name="P1"><text:span text:style-name="T5">Focus</text:span></text:p>
          </table:table-cell>
        </table:table-row>
        <table:table-row table:style-name="Table15.2">
          <table:table-cell table:style-name="Table15.A1" office:value-type="string">
            <text:p text:style-name="Standard">Jab</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1.5m8 m/s=0.125sERT = \frac{1.5m}{8 \, m/s} = 0.125sERT=8m/s1.5m​=0.125s</text:p>
          </table:table-cell>
          <table:table-cell table:style-name="Table15.A1" office:value-type="string">
            <text:p text:style-name="Standard">F=m⋅vF = m \cdot vF=m⋅v</text:p>
          </table:table-cell>
          <table:table-cell table:style-name="Table15.A1" office:value-type="string">
            <text:p text:style-name="Standard">Speed, setting up combinations</text:p>
          </table:table-cell>
        </table:table-row>
        <table:table-row table:style-name="Table15.3">
          <table:table-cell table:style-name="Table15.A1" office:value-type="string">
            <text:p text:style-name="Standard">Cross</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2m10 m/s=0.2sERT = \frac{2m}{10 \, m/s} = 0.2sERT=10m/s2m​=0.2s</text:p>
          </table:table-cell>
          <table:table-cell table:style-name="Table15.A1" office:value-type="string">
            <text:p text:style-name="Standard">F=m⋅vF = m \cdot vF=m⋅v</text:p>
          </table:table-cell>
          <table:table-cell table:style-name="Table15.A1" office:value-type="string">
            <text:p text:style-name="Standard">Power, core rotation</text:p>
          </table:table-cell>
        </table:table-row>
        <table:table-row table:style-name="Table15.3">
          <table:table-cell table:style-name="Table15.A1" office:value-type="string">
            <text:p text:style-name="Standard">Hook</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1.8m9 m/s=0.2sERT = \frac{1.8m}{9 \, m/s} = 0.2sERT=9m/s1.8m​=0.2s</text:p>
          </table:table-cell>
          <table:table-cell table:style-name="Table15.A1" office:value-type="string">
            <text:p text:style-name="Standard">F=0.5⋅m⋅v2F = 0.5 \cdot m \cdot v^2F=0.5⋅m⋅v2</text:p>
          </table:table-cell>
          <table:table-cell table:style-name="Table15.A1" office:value-type="string">
            <text:p text:style-name="Standard">Timing, angles</text:p>
          </table:table-cell>
        </table:table-row>
        <table:table-row table:style-name="Table15.3">
          <table:table-cell table:style-name="Table15.A1" office:value-type="string">
            <text:p text:style-name="Standard">Uppercut</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1.7m8 m/s=0.212sERT = \frac{1.7m}{8 \, m/s} = 0.212sERT=8m/s1.7m​=0.212s</text:p>
          </table:table-cell>
          <table:table-cell table:style-name="Table15.A1" office:value-type="string">
            <text:p text:style-name="Standard">F=0.5⋅m⋅v2F = 0.5 \cdot m \cdot v^2F=0.5⋅m⋅v2</text:p>
          </table:table-cell>
          <table:table-cell table:style-name="Table15.A1" office:value-type="string">
            <text:p text:style-name="Standard">Short-range, knockout</text:p>
          </table:table-cell>
        </table:table-row>
        <table:table-row table:style-name="Table15.3">
          <table:table-cell table:style-name="Table15.A1" office:value-type="string">
            <text:p text:style-name="Standard">Roundhouse Kick</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3m10 m/s=0.3sERT = \frac{3m}{10 \, m/s} = 0.3sERT=10m/s3m​=0.3s</text:p>
          </table:table-cell>
          <table:table-cell table:style-name="Table15.A1" office:value-type="string">
            <text:p text:style-name="Standard">F=0.5⋅m⋅v2F = 0.5 \cdot m \cdot v^2F=0.5⋅m⋅v2</text:p>
          </table:table-cell>
          <table:table-cell table:style-name="Table15.A1" office:value-type="string">
            <text:p text:style-name="Standard">Hip rotation, targeting ribs</text:p>
          </table:table-cell>
        </table:table-row>
        <table:table-row table:style-name="Table15.2">
          <table:table-cell table:style-name="Table15.A1" office:value-type="string">
            <text:p text:style-name="Standard">Push Kick (Teep)</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3.2m10 m/s=0.32sERT = \frac{3.2m}{10 \, m/s} = 0.32sERT=10m/s3.2m​=0.32s</text:p>
          </table:table-cell>
          <table:table-cell table:style-name="Table15.A1" office:value-type="string">
            <text:p text:style-name="Standard">F=m⋅vF = m \cdot vF=m⋅v</text:p>
          </table:table-cell>
          <table:table-cell table:style-name="Table15.A1" office:value-type="string">
            <text:p text:style-name="Standard">Distance control, balance</text:p>
          </table:table-cell>
        </table:table-row>
        <table:table-row table:style-name="Table15.3">
          <table:table-cell table:style-name="Table15.A1" office:value-type="string">
            <text:p text:style-name="Standard">Spinning Elbow</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2.5m12 m/s=0.208sERT = \frac{2.5m}{12 \, m/s} = 0.208sERT=12m/s2.5m​=0.208s</text:p>
          </table:table-cell>
          <table:table-cell table:style-name="Table15.A1" office:value-type="string">
            <text:p text:style-name="Standard">F=m⋅vF = m \cdot vF=m⋅v</text:p>
          </table:table-cell>
          <table:table-cell table:style-name="Table15.A1" office:value-type="string">
            <text:p text:style-name="Standard">Precision, surprise</text:p>
          </table:table-cell>
        </table:table-row>
        <table:table-row table:style-name="Table15.2">
          <table:table-cell table:style-name="Table15.A1" office:value-type="string">
            <text:p text:style-name="Standard">Flying Knee</text:p>
          </table:table-cell>
          <table:table-cell table:style-name="Table15.A1" office:value-type="string">
            <text:p text:style-name="Standard">Striking</text:p>
          </table:table-cell>
          <table:table-cell table:style-name="Table15.A1" office:value-type="string">
            <text:p text:style-name="Standard">Multiple Opponents</text:p>
          </table:table-cell>
          <table:table-cell table:style-name="Table15.A1" office:value-type="string">
            <text:p text:style-name="Standard">ERT=3.5m12 m/s=0.292sERT = \frac{3.5m}{12 \, m/s} = 0.292sERT=12m/s3.5m​=0.292s</text:p>
          </table:table-cell>
          <table:table-cell table:style-name="Table15.A1" office:value-type="string">
            <text:p text:style-name="Standard">F=m⋅vF = m \cdot vF=m⋅v</text:p>
          </table:table-cell>
          <table:table-cell table:style-name="Table15.A1" office:value-type="string">
            <text:p text:style-name="Standard">Aerial strike, quick follow-up</text:p>
          </table:table-cell>
        </table:table-row>
        <table:table-row table:style-name="Table15.3">
          <table:table-cell table:style-name="Table15.A1" office:value-type="string">
            <text:p text:style-name="Standard">Low Kick</text:p>
          </table:table-cell>
          <table:table-cell table:style-name="Table15.A1" office:value-type="string">
            <text:p text:style-name="Standard">Striking</text:p>
          </table:table-cell>
          <table:table-cell table:style-name="Table15.A1" office:value-type="string">
            <text:p text:style-name="Standard">Single Opponent</text:p>
          </table:table-cell>
          <table:table-cell table:style-name="Table15.A1" office:value-type="string">
            <text:p text:style-name="Standard">ERT=2.8m9 m/s=0.311sERT = \frac{2.8m}{9 \, m/s} = 0.311sERT=9m/s2.8m​=0.311s</text:p>
          </table:table-cell>
          <table:table-cell table:style-name="Table15.A1" office:value-type="string">
            <text:p text:style-name="Standard">F=0.5⋅m⋅v2F = 0.5 \cdot m \cdot v^2F=0.5⋅m⋅v2</text:p>
          </table:table-cell>
          <table:table-cell table:style-name="Table15.A1" office:value-type="string">
            <text:p text:style-name="Standard">Disrupt movement</text:p>
          </table:table-cell>
        </table:table-row>
        <table:table-row table:style-name="Table15.3">
          <table:table-cell table:style-name="Table15.A1" office:value-type="string">
            <text:p text:style-name="Standard">High Kick</text:p>
          </table:table-cell>
          <table:table-cell table:style-name="Table15.A1" office:value-type="string">
            <text:p text:style-name="Standard">Striking</text:p>
          </table:table-cell>
          <table:table-cell table:style-name="Table15.A1" office:value-type="string">
            <text:p text:style-name="Standard">Multiple Opponents</text:p>
          </table:table-cell>
          <table:table-cell table:style-name="Table15.A1" office:value-type="string">
            <text:p text:style-name="Standard">ERT=3m10 m/s=0.3sERT = \frac{3m}{10 \, m/s} = 0.3sERT=10m/s3m​=0.3s</text:p>
          </table:table-cell>
          <table:table-cell table:style-name="Table15.A1" office:value-type="string">
            <text:p text:style-name="Standard">F=0.5⋅m⋅v2F = 0.5 \cdot m \cdot v^2F=0.5⋅m⋅v2</text:p>
          </table:table-cell>
          <table:table-cell table:style-name="Table15.A1" office:value-type="string">
            <text:p text:style-name="Standard">Precision targeting</text:p>
          </table:table-cell>
        </table:table-row>
      </table:table>
      <text:p text:style-name="Standard"><draw:rect text:anchor-type="as-char" style:rel-width="100%" draw:z-index="40" draw:style-name="gr1" draw:text-style-name="P143" svg:width="0.0012in" svg:height="0.0213in"><text:p/></draw:rect></text:p>
      <text:p text:style-name="P139"><text:bookmark text:name="_hfct3m5hqg22"/><text:span text:style-name="T3">Grappling Arts (BJJ, Judo)</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1"><text:span text:style-name="T5">Technique</text:span></text:p>
          </table:table-cell>
          <table:table-cell table:style-name="Table16.A1" office:value-type="string">
            <text:p text:style-name="P1"><text:span text:style-name="T5">Type</text:span></text:p>
          </table:table-cell>
          <table:table-cell table:style-name="Table16.A1" office:value-type="string">
            <text:p text:style-name="P1"><text:span text:style-name="T5">Scenario</text:span></text:p>
          </table:table-cell>
          <table:table-cell table:style-name="Table16.A1" office:value-type="string">
            <text:p text:style-name="P1"><text:span text:style-name="T5">ERT Formula</text:span></text:p>
          </table:table-cell>
          <table:table-cell table:style-name="Table16.A1" office:value-type="string">
            <text:p text:style-name="P1"><text:span text:style-name="T5">Force Formula</text:span></text:p>
          </table:table-cell>
          <table:table-cell table:style-name="Table16.A1" office:value-type="string">
            <text:p text:style-name="P1"><text:span text:style-name="T5">Focus</text:span></text:p>
          </table:table-cell>
        </table:table-row>
        <table:table-row table:style-name="Table16.2">
          <table:table-cell table:style-name="Table16.A1" office:value-type="string">
            <text:p text:style-name="Standard">Rear Naked Choke</text:p>
          </table:table-cell>
          <table:table-cell table:style-name="Table16.A1" office:value-type="string">
            <text:p text:style-name="Standard">Submission</text:p>
          </table:table-cell>
          <table:table-cell table:style-name="Table16.A1" office:value-type="string">
            <text:p text:style-name="Standard">Single Opponent</text:p>
          </table:table-cell>
          <table:table-cell table:style-name="Table16.A1" office:value-type="string">
            <text:p text:style-name="Standard">ERT=1m6 m/s=0.166sERT = \frac{1m}{6 \, m/s} = 0.166sERT=6m/s1m​=0.166s</text:p>
          </table:table-cell>
          <table:table-cell table:style-name="Table16.A1" office:value-type="string">
            <text:p text:style-name="Standard">F=0.5⋅m⋅v2F = 0.5 \cdot m \cdot v^2F=0.5⋅m⋅v2</text:p>
          </table:table-cell>
          <table:table-cell table:style-name="Table16.A1" office:value-type="string">
            <text:p text:style-name="Standard">Breathing control, grip strength</text:p>
          </table:table-cell>
        </table:table-row>
        <table:table-row table:style-name="Table16.2">
          <table:table-cell table:style-name="Table16.A1" office:value-type="string">
            <text:p text:style-name="Standard">Armbar</text:p>
          </table:table-cell>
          <table:table-cell table:style-name="Table16.A1" office:value-type="string">
            <text:p text:style-name="Standard">Submission</text:p>
          </table:table-cell>
          <table:table-cell table:style-name="Table16.A1" office:value-type="string">
            <text:p text:style-name="Standard">Single Opponent</text:p>
          </table:table-cell>
          <table:table-cell table:style-name="Table16.A1" office:value-type="string">
            <text:p text:style-name="Standard">ERT=1.2m5 m/s=0.24sERT = \frac{1.2m}{5 \, m/s} = 0.24sERT=5m/s1.2m​=0.24s</text:p>
          </table:table-cell>
          <table:table-cell table:style-name="Table16.A1" office:value-type="string">
            <text:p text:style-name="Standard">F=0.5⋅m⋅v2F = 0.5 \cdot m \cdot v^2F=0.5⋅m⋅v2</text:p>
          </table:table-cell>
          <table:table-cell table:style-name="Table16.A1" office:value-type="string">
            <text:p text:style-name="Standard">Joint manipulation, control</text:p>
          </table:table-cell>
        </table:table-row>
        <table:table-row table:style-name="Table16.4">
          <table:table-cell table:style-name="Table16.A1" office:value-type="string">
            <text:p text:style-name="Standard">Triangle Choke</text:p>
          </table:table-cell>
          <table:table-cell table:style-name="Table16.A1" office:value-type="string">
            <text:p text:style-name="Standard">Submission</text:p>
          </table:table-cell>
          <table:table-cell table:style-name="Table16.A1" office:value-type="string">
            <text:p text:style-name="Standard">Single Opponent</text:p>
          </table:table-cell>
          <table:table-cell table:style-name="Table16.A1" office:value-type="string">
            <text:p text:style-name="Standard">ERT=1.3m6 m/s=0.216sERT = \frac{1.3m}{6 \, m/s} = 0.216sERT=6m/s1.3m​=0.216s</text:p>
          </table:table-cell>
          <table:table-cell table:style-name="Table16.A1" office:value-type="string">
            <text:p text:style-name="Standard">F=0.5⋅m⋅v2F = 0.5 \cdot m \cdot v^2F=0.5⋅m⋅v2</text:p>
          </table:table-cell>
          <table:table-cell table:style-name="Table16.A1" office:value-type="string">
            <text:p text:style-name="Standard">Leg positioning, quick execution</text:p>
          </table:table-cell>
        </table:table-row>
        <table:table-row table:style-name="Table16.5">
          <table:table-cell table:style-name="Table16.A1" office:value-type="string">
            <text:p text:style-name="Standard">Seoi Nage</text:p>
          </table:table-cell>
          <table:table-cell table:style-name="Table16.A1" office:value-type="string">
            <text:p text:style-name="Standard">Throwing</text:p>
          </table:table-cell>
          <table:table-cell table:style-name="Table16.A1" office:value-type="string">
            <text:p text:style-name="Standard">Multiple Opponents</text:p>
          </table:table-cell>
          <table:table-cell table:style-name="Table16.A1" office:value-type="string">
            <text:p text:style-name="Standard">ERT=3m9 m/s=0.333sERT = \frac{3m}{9 \, m/s} = 0.333sERT=9m/s3m​=0.333s</text:p>
          </table:table-cell>
          <table:table-cell table:style-name="Table16.A1" office:value-type="string">
            <text:p text:style-name="Standard">F=m⋅aF = m \cdot aF=m⋅a</text:p>
          </table:table-cell>
          <table:table-cell table:style-name="Table16.A1" office:value-type="string">
            <text:p text:style-name="Standard">Full body rotation</text:p>
          </table:table-cell>
        </table:table-row>
        <table:table-row table:style-name="Table16.2">
          <table:table-cell table:style-name="Table16.A1" office:value-type="string">
            <text:p text:style-name="Standard">Harai Goshi</text:p>
          </table:table-cell>
          <table:table-cell table:style-name="Table16.A1" office:value-type="string">
            <text:p text:style-name="Standard">Throwing</text:p>
          </table:table-cell>
          <table:table-cell table:style-name="Table16.A1" office:value-type="string">
            <text:p text:style-name="Standard">Single Opponent</text:p>
          </table:table-cell>
          <table:table-cell table:style-name="Table16.A1" office:value-type="string">
            <text:p text:style-name="Standard">ERT=2.8m8 m/s=0.35sERT = \frac{2.8m}{8 \, m/s} = 0.35sERT=8m/s2.8m​=0.35s</text:p>
          </table:table-cell>
          <table:table-cell table:style-name="Table16.A1" office:value-type="string">
            <text:p text:style-name="Standard">F=m⋅aF = m \cdot aF=m⋅a</text:p>
          </table:table-cell>
          <table:table-cell table:style-name="Table16.A1" office:value-type="string">
            <text:p text:style-name="Standard">Hip throw, explosive force</text:p>
          </table:table-cell>
        </table:table-row>
        <table:table-row table:style-name="Table16.5">
          <table:table-cell table:style-name="Table16.A1" office:value-type="string">
            <text:p text:style-name="Standard">Kimura Lock</text:p>
          </table:table-cell>
          <table:table-cell table:style-name="Table16.A1" office:value-type="string">
            <text:p text:style-name="Standard">Submission</text:p>
          </table:table-cell>
          <table:table-cell table:style-name="Table16.A1" office:value-type="string">
            <text:p text:style-name="Standard">Single Opponent</text:p>
          </table:table-cell>
          <table:table-cell table:style-name="Table16.A1" office:value-type="string">
            <text:p text:style-name="Standard">ERT=1.5m6 m/s=0.25sERT = \frac{1.5m}{6 \, m/s} = 0.25sERT=6m/s1.5m​=0.25s</text:p>
          </table:table-cell>
          <table:table-cell table:style-name="Table16.A1" office:value-type="string">
            <text:p text:style-name="Standard">F=0.5⋅m⋅v2F = 0.5 \cdot m \cdot v^2F=0.5⋅m⋅v2</text:p>
          </table:table-cell>
          <table:table-cell table:style-name="Table16.A1" office:value-type="string">
            <text:p text:style-name="Standard">Leverage, shoulder lock</text:p>
          </table:table-cell>
        </table:table-row>
        <table:table-row table:style-name="Table16.2">
          <table:table-cell table:style-name="Table16.A1" office:value-type="string">
            <text:p text:style-name="Standard">Ouchi Gari</text:p>
          </table:table-cell>
          <table:table-cell table:style-name="Table16.A1" office:value-type="string">
            <text:p text:style-name="Standard">Throwing</text:p>
          </table:table-cell>
          <table:table-cell table:style-name="Table16.A1" office:value-type="string">
            <text:p text:style-name="Standard">Single Opponent</text:p>
          </table:table-cell>
          <table:table-cell table:style-name="Table16.A1" office:value-type="string">
            <text:p text:style-name="Standard">ERT=2.5m9 m/s=0.277sERT = \frac{2.5m}{9 \, m/s} = 0.277sERT=9m/s2.5m​=0.277s</text:p>
          </table:table-cell>
          <table:table-cell table:style-name="Table16.A1" office:value-type="string">
            <text:p text:style-name="Standard">F=0.5⋅m⋅v2F = 0.5 \cdot m \cdot v^2F=0.5⋅m⋅v2</text:p>
          </table:table-cell>
          <table:table-cell table:style-name="Table16.A1" office:value-type="string">
            <text:p text:style-name="Standard">Leg sweep, balance disruption</text:p>
          </table:table-cell>
        </table:table-row>
      </table:table>
      <text:p text:style-name="Standard"><text:soft-page-break/><draw:rect text:anchor-type="as-char" style:rel-width="100%" draw:z-index="41" draw:style-name="gr1" draw:text-style-name="P143" svg:width="0.0012in" svg:height="0.0213in"><text:p/></draw:rect></text:p>
      <text:p text:style-name="P139"><text:bookmark text:name="_zhqvydwwc5wg"/><text:span text:style-name="T3">Self-Defense (Krav Maga, Filipino Martial Arts)</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1"><text:span text:style-name="T5">Technique</text:span></text:p>
          </table:table-cell>
          <table:table-cell table:style-name="Table17.A1" office:value-type="string">
            <text:p text:style-name="P1"><text:span text:style-name="T5">Type</text:span></text:p>
          </table:table-cell>
          <table:table-cell table:style-name="Table17.A1" office:value-type="string">
            <text:p text:style-name="P1"><text:span text:style-name="T5">Scenario</text:span></text:p>
          </table:table-cell>
          <table:table-cell table:style-name="Table17.A1" office:value-type="string">
            <text:p text:style-name="P1"><text:span text:style-name="T5">ERT Formula</text:span></text:p>
          </table:table-cell>
          <table:table-cell table:style-name="Table17.A1" office:value-type="string">
            <text:p text:style-name="P1"><text:span text:style-name="T5">Force Formula</text:span></text:p>
          </table:table-cell>
          <table:table-cell table:style-name="Table17.A1" office:value-type="string">
            <text:p text:style-name="P1"><text:span text:style-name="T5">Focus</text:span></text:p>
          </table:table-cell>
        </table:table-row>
        <table:table-row table:style-name="Table17.2">
          <table:table-cell table:style-name="Table17.A1" office:value-type="string">
            <text:p text:style-name="Standard">Groin Strike</text:p>
          </table:table-cell>
          <table:table-cell table:style-name="Table17.A1" office:value-type="string">
            <text:p text:style-name="Standard">Striking</text:p>
          </table:table-cell>
          <table:table-cell table:style-name="Table17.A1" office:value-type="string">
            <text:p text:style-name="Standard">Multiple Opponents</text:p>
          </table:table-cell>
          <table:table-cell table:style-name="Table17.A1" office:value-type="string">
            <text:p text:style-name="Standard">ERT=1.2m8 m/s=0.15sERT = \frac{1.2m}{8 \, m/s} = 0.15sERT=8m/s1.2m​=0.15s</text:p>
          </table:table-cell>
          <table:table-cell table:style-name="Table17.A1" office:value-type="string">
            <text:p text:style-name="Standard">F=m⋅vF = m \cdot vF=m⋅v</text:p>
          </table:table-cell>
          <table:table-cell table:style-name="Table17.A1" office:value-type="string">
            <text:p text:style-name="Standard">Quick targeting, surprise</text:p>
          </table:table-cell>
        </table:table-row>
        <table:table-row table:style-name="Table17.2">
          <table:table-cell table:style-name="Table17.A1" office:value-type="string">
            <text:p text:style-name="Standard">Knife Defense</text:p>
          </table:table-cell>
          <table:table-cell table:style-name="Table17.A1" office:value-type="string">
            <text:p text:style-name="Standard">Disarm</text:p>
          </table:table-cell>
          <table:table-cell table:style-name="Table17.A1" office:value-type="string">
            <text:p text:style-name="Standard">Single Opponent</text:p>
          </table:table-cell>
          <table:table-cell table:style-name="Table17.A1" office:value-type="string">
            <text:p text:style-name="Standard">ERT=1.5m6 m/s=0.25sERT = \frac{1.5m}{6 \, m/s} = 0.25sERT=6m/s1.5m​=0.25s</text:p>
          </table:table-cell>
          <table:table-cell table:style-name="Table17.A1" office:value-type="string">
            <text:p text:style-name="Standard">F=0.5⋅m⋅v2F = 0.5 \cdot m \cdot v^2F=0.5⋅m⋅v2</text:p>
          </table:table-cell>
          <table:table-cell table:style-name="Table17.A1" office:value-type="string">
            <text:p text:style-name="Standard">Wrist control, counter-attacks</text:p>
          </table:table-cell>
        </table:table-row>
        <table:table-row table:style-name="Table17.2">
          <table:table-cell table:style-name="Table17.A1" office:value-type="string">
            <text:p text:style-name="Standard">Pistol Disarm</text:p>
          </table:table-cell>
          <table:table-cell table:style-name="Table17.A1" office:value-type="string">
            <text:p text:style-name="Standard">Disarm</text:p>
          </table:table-cell>
          <table:table-cell table:style-name="Table17.A1" office:value-type="string">
            <text:p text:style-name="Standard">Single Opponent</text:p>
          </table:table-cell>
          <table:table-cell table:style-name="Table17.A1" office:value-type="string">
            <text:p text:style-name="Standard">ERT=1.8m5 m/s=0.36sERT = \frac{1.8m}{5 \, m/s} = 0.36sERT=5m/s1.8m​=0.36s</text:p>
          </table:table-cell>
          <table:table-cell table:style-name="Table17.A1" office:value-type="string">
            <text:p text:style-name="Standard">F=m⋅vF = m \cdot vF=m⋅v</text:p>
          </table:table-cell>
          <table:table-cell table:style-name="Table17.A1" office:value-type="string">
            <text:p text:style-name="Standard">Quick wrist lock, neutralization</text:p>
          </table:table-cell>
        </table:table-row>
        <table:table-row table:style-name="Table17.5">
          <table:table-cell table:style-name="Table17.A1" office:value-type="string">
            <text:p text:style-name="Standard">Eye Gouge</text:p>
          </table:table-cell>
          <table:table-cell table:style-name="Table17.A1" office:value-type="string">
            <text:p text:style-name="Standard">Striking</text:p>
          </table:table-cell>
          <table:table-cell table:style-name="Table17.A1" office:value-type="string">
            <text:p text:style-name="Standard">Multiple Opponents</text:p>
          </table:table-cell>
          <table:table-cell table:style-name="Table17.A1" office:value-type="string">
            <text:p text:style-name="Standard">ERT=1.3m7 m/s=0.185sERT = \frac{1.3m}{7 \, m/s} = 0.185sERT=7m/s1.3m​=0.185s</text:p>
          </table:table-cell>
          <table:table-cell table:style-name="Table17.A1" office:value-type="string">
            <text:p text:style-name="Standard">F=0.5⋅m⋅v2F = 0.5 \cdot m \cdot v^2F=0.5⋅m⋅v2</text:p>
          </table:table-cell>
          <table:table-cell table:style-name="Table17.A1" office:value-type="string">
            <text:p text:style-name="Standard">Disorient attacker</text:p>
          </table:table-cell>
        </table:table-row>
        <table:table-row table:style-name="Table17.5">
          <table:table-cell table:style-name="Table17.A1" office:value-type="string">
            <text:p text:style-name="Standard">Hammerfist</text:p>
          </table:table-cell>
          <table:table-cell table:style-name="Table17.A1" office:value-type="string">
            <text:p text:style-name="Standard">Striking</text:p>
          </table:table-cell>
          <table:table-cell table:style-name="Table17.A1" office:value-type="string">
            <text:p text:style-name="Standard">10+ Opponents</text:p>
          </table:table-cell>
          <table:table-cell table:style-name="Table17.A1" office:value-type="string">
            <text:p text:style-name="Standard">ERT=2.2m8 m/s=0.275sERT = \frac{2.2m}{8 \, m/s} = 0.275sERT=8m/s2.2m​=0.275s</text:p>
          </table:table-cell>
          <table:table-cell table:style-name="Table17.A1" office:value-type="string">
            <text:p text:style-name="Standard">F=m⋅vF = m \cdot vF=m⋅v</text:p>
          </table:table-cell>
          <table:table-cell table:style-name="Table17.A1" office:value-type="string">
            <text:p text:style-name="Standard">Versatile, vital point targeting</text:p>
          </table:table-cell>
        </table:table-row>
        <table:table-row table:style-name="Table17.7">
          <table:table-cell table:style-name="Table17.A1" office:value-type="string">
            <text:p text:style-name="Standard">Stick Strike</text:p>
          </table:table-cell>
          <table:table-cell table:style-name="Table17.A1" office:value-type="string">
            <text:p text:style-name="Standard">Striking</text:p>
          </table:table-cell>
          <table:table-cell table:style-name="Table17.A1" office:value-type="string">
            <text:p text:style-name="Standard">10+ Opponents</text:p>
          </table:table-cell>
          <table:table-cell table:style-name="Table17.A1" office:value-type="string">
            <text:p text:style-name="Standard">ERT=2.5m9 m/s=0.277sERT = \frac{2.5m}{9 \, m/s} = 0.277sERT=9m/s2.5m​=0.277s</text:p>
          </table:table-cell>
          <table:table-cell table:style-name="Table17.A1" office:value-type="string">
            <text:p text:style-name="Standard">F=0.5⋅m⋅v2F = 0.5 \cdot m \cdot v^2F=0.5⋅m⋅v2</text:p>
          </table:table-cell>
          <table:table-cell table:style-name="Table17.A1" office:value-type="string">
            <text:p text:style-name="Standard">Weapon control, alternating strikes</text:p>
          </table:table-cell>
        </table:table-row>
      </table:table>
      <text:p text:style-name="Standard"><draw:rect text:anchor-type="as-char" style:rel-width="100%" draw:z-index="42" draw:style-name="gr1" draw:text-style-name="P143" svg:width="0.0012in" svg:height="0.0213in"><text:p/></draw:rect></text:p>
      <text:p text:style-name="P2">This is a partial preview. Would you like a full version including more techniques and details?</text:p>
      <text:p text:style-name="P140"><text:bookmark text:name="_1tfda722lb15"/><text:span text:style-name="T1">You said:</text:span></text:p>
      <text:p text:style-name="Standard">WITH ERT TIME IN SCOS AND MATHORMULA Best Methods Summary Striking Arts (Boxing, Muay Thai): Focus on combinations, angles, and power generation through technique. Grappling Arts (BJJ, Judo): Emphasize control, transitions, and submissions. Self-Defense (Krav Maga, Filipino Martial Arts): Train realistic scenarios with a focus on disarms and high-stress techniques. Would you like a tailored plan or further elaboration on a specific aspect? GIVE 40 TECHNQUES EACH UINEFOR IGLE MULIPLEMORE THN 10 OR 30 OPONNTS IN Y TABLE FORM WITH GRAPLING</text:p>
      <text:p text:style-name="P142"><text:bookmark text:name="_4ssce9zfy5nv"/><text:span text:style-name="T2">ChatGPT said:</text:span></text:p>
      <text:p text:style-name="Standard">ChatGPT</text:p>
      <text:p text:style-name="P2">Here’s a detailed table summarizing **40 techniques</text:p>
      <text:p text:style-name="P140"><text:bookmark text:name="_k11falcc6bwt"/><text:span text:style-name="T1">You said:</text:span></text:p>
      <text:p text:style-name="Standard">WITH ERT TIME IN SCOS AND MATHORMULA Best Methods Summary Striking Arts (Boxing, Muay Thai): Focus on combinations, angles, and power generation through technique. Grappling Arts (BJJ, Judo): Emphasize control, transitions, and submissions. Self-Defense (Krav Maga, Filipino Martial Arts): Train realistic scenarios with a focus on disarms and high-stress techniques. Would you like a tailored plan or further elaboration on a specific aspect? GIVE 40 TECHNQUES EACH UINEFOR IGLE MULIPLEMORE THN 10 OR 30 OPONNTS IN Y TABLE FORM WITH GRAPL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1" meta:object-count="0" meta:page-count="30" meta:paragraph-count="2982" meta:word-count="19519" meta:character-count="121567" meta:non-whitespace-character-count="102770"/>
    <meta:generator>LibreOfficeDev/6.0.5.2$Linux_X86_64 LibreOffice_project/</meta:generator>
  </office:meta>
</office:document-meta>
</file>